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852cm" svg:height="12.246cm" svg:x="18.833cm" svg:y="0.426cm">
            <draw:object draw:notify-on-update-of-ranges="Sheet1.E1:Sheet1.E1 Sheet1.E2:Sheet1.E700 Sheet1.F1:Sheet1.F1 Sheet1.F2:Sheet1.F700 Sheet1.G1:Sheet1.G1 Sheet1.G2:Sheet1.G7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0000" calcext:value-type="float">
            <text:p>1,00E+07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S0</text:p>
          </table:table-cell>
          <table:table-cell table:formula="of:=[.B1]-[.B3]-[.B4]" office:value-type="float" office:value="9990000" calcext:value-type="float">
            <text:p>9990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]" office:value-type="float" office:value="9990000" calcext:value-type="float">
            <text:p>9990000</text:p>
          </table:table-cell>
          <table:table-cell table:formula="of:=[.B3]" office:value-type="float" office:value="10000" calcext:value-type="float">
            <text:p>10000</text:p>
          </table:table-cell>
          <table:table-cell table:formula="of:=[.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2]+1" office:value-type="float" office:value="1" calcext:value-type="float">
            <text:p>1</text:p>
          </table:table-cell>
          <table:table-cell table:formula="of:=[.E2]-[.$B$7]*[.F2]*[.E2]/[.$B$1]" office:value-type="float" office:value="9988002" calcext:value-type="float">
            <text:p>9988002</text:p>
          </table:table-cell>
          <table:table-cell table:formula="of:=[.F2]-[.$B$5]*[.F2]+[.$B$7]*[.F2]*[.E2]/[.$B$1]" office:value-type="float" office:value="10998" calcext:value-type="float">
            <text:p>10998</text:p>
          </table:table-cell>
          <table:table-cell table:formula="of:=[.G2]+[.$B$5]*[.F2]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table:formula="of:=[.E3]-[.$B$7]*[.F3]*[.E3]/[.$B$1]" office:value-type="float" office:value="9985805.03908008" calcext:value-type="float">
            <text:p>9985805,03908008</text:p>
          </table:table-cell>
          <table:table-cell table:formula="of:=[.F3]-[.$B$5]*[.F3]+[.$B$7]*[.F3]*[.E3]/[.$B$1]" office:value-type="float" office:value="12095.16091992" calcext:value-type="float">
            <text:p>12095,16091992</text:p>
          </table:table-cell>
          <table:table-cell table:formula="of:=[.G3]+[.$B$5]*[.F3]" office:value-type="float" office:value="2099.8" calcext:value-type="float">
            <text:p>2099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a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table:formula="of:=[.E4]-[.$B$7]*[.F4]*[.E4]/[.$B$1]" office:value-type="float" office:value="9983389.44070283" calcext:value-type="float">
            <text:p>9983389,44070283</text:p>
          </table:table-cell>
          <table:table-cell table:formula="of:=[.F4]-[.$B$5]*[.F4]+[.$B$7]*[.F4]*[.E4]/[.$B$1]" office:value-type="float" office:value="13301.2432051804" calcext:value-type="float">
            <text:p>13301,2432051804</text:p>
          </table:table-cell>
          <table:table-cell table:formula="of:=[.G4]+[.$B$5]*[.F4]" office:value-type="float" office:value="3309.316091992" calcext:value-type="float">
            <text:p>3309,316091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table:formula="of:=[.E5]-[.$B$7]*[.F5]*[.E5]/[.$B$1]" office:value-type="float" office:value="9980733.61088357" calcext:value-type="float">
            <text:p>9980733,61088357</text:p>
          </table:table-cell>
          <table:table-cell table:formula="of:=[.F5]-[.$B$5]*[.F5]+[.$B$7]*[.F5]*[.E5]/[.$B$1]" office:value-type="float" office:value="14626.9487039188" calcext:value-type="float">
            <text:p>14626,9487039188</text:p>
          </table:table-cell>
          <table:table-cell table:formula="of:=[.G5]+[.$B$5]*[.F5]" office:value-type="float" office:value="4639.44041251004" calcext:value-type="float">
            <text:p>4639,44041251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</text:p>
          </table:table-cell>
          <table:table-cell table:formula="of:=[.B6]*[.B5]" office:value-type="float" office:value="0.2" calcext:value-type="float">
            <text:p>0,2</text:p>
          </table:table-cell>
          <table:table-cell/>
          <table:table-cell table:formula="of:=[.D6]+1" office:value-type="float" office:value="5" calcext:value-type="float">
            <text:p>5</text:p>
          </table:table-cell>
          <table:table-cell table:formula="of:=[.E6]-[.$B$7]*[.F6]*[.E6]/[.$B$1]" office:value-type="float" office:value="9977813.85731249" calcext:value-type="float">
            <text:p>9977813,85731249</text:p>
          </table:table-cell>
          <table:table-cell table:formula="of:=[.F6]-[.$B$5]*[.F6]+[.$B$7]*[.F6]*[.E6]/[.$B$1]" office:value-type="float" office:value="16084.0074046043" calcext:value-type="float">
            <text:p>16084,0074046043</text:p>
          </table:table-cell>
          <table:table-cell table:formula="of:=[.G6]+[.$B$5]*[.F6]" office:value-type="float" office:value="6102.13528290192" calcext:value-type="float">
            <text:p>6102,135282901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]+1" office:value-type="float" office:value="6" calcext:value-type="float">
            <text:p>6</text:p>
          </table:table-cell>
          <table:table-cell table:formula="of:=[.E7]-[.$B$7]*[.F7]*[.E7]/[.$B$1]" office:value-type="float" office:value="9974604.19267324" calcext:value-type="float">
            <text:p>9974604,19267324</text:p>
          </table:table-cell>
          <table:table-cell table:formula="of:=[.F7]-[.$B$5]*[.F7]+[.$B$7]*[.F7]*[.E7]/[.$B$1]" office:value-type="float" office:value="17685.2713033994" calcext:value-type="float">
            <text:p>17685,2713033994</text:p>
          </table:table-cell>
          <table:table-cell table:formula="of:=[.G7]+[.$B$5]*[.F7]" office:value-type="float" office:value="7710.53602336235" calcext:value-type="float">
            <text:p>7710,536023362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]+1" office:value-type="float" office:value="7" calcext:value-type="float">
            <text:p>7</text:p>
          </table:table-cell>
          <table:table-cell table:formula="of:=[.E8]-[.$B$7]*[.F8]*[.E8]/[.$B$1]" office:value-type="float" office:value="9971076.12104741" calcext:value-type="float">
            <text:p>9971076,12104741</text:p>
          </table:table-cell>
          <table:table-cell table:formula="of:=[.F8]-[.$B$5]*[.F8]+[.$B$7]*[.F8]*[.E8]/[.$B$1]" office:value-type="float" office:value="19444.8157988885" calcext:value-type="float">
            <text:p>19444,8157988885</text:p>
          </table:table-cell>
          <table:table-cell table:formula="of:=[.G8]+[.$B$5]*[.F8]" office:value-type="float" office:value="9479.0631537023" calcext:value-type="float">
            <text:p>9479,063153702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]+1" office:value-type="float" office:value="8" calcext:value-type="float">
            <text:p>8</text:p>
          </table:table-cell>
          <table:table-cell table:formula="of:=[.E9]-[.$B$7]*[.F9]*[.E9]/[.$B$1]" office:value-type="float" office:value="9967198.4062776" calcext:value-type="float">
            <text:p>9967198,4062776</text:p>
          </table:table-cell>
          <table:table-cell table:formula="of:=[.F9]-[.$B$5]*[.F9]+[.$B$7]*[.F9]*[.E9]/[.$B$1]" office:value-type="float" office:value="21378.0489888089" calcext:value-type="float">
            <text:p>21378,0489888089</text:p>
          </table:table-cell>
          <table:table-cell table:formula="of:=[.G9]+[.$B$5]*[.F9]" office:value-type="float" office:value="11423.5447335912" calcext:value-type="float">
            <text:p>11423,54473359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]+1" office:value-type="float" office:value="9" calcext:value-type="float">
            <text:p>9</text:p>
          </table:table-cell>
          <table:table-cell table:formula="of:=[.E10]-[.$B$7]*[.F10]*[.E10]/[.$B$1]" office:value-type="float" office:value="9962936.82116139" calcext:value-type="float">
            <text:p>9962936,82116139</text:p>
          </table:table-cell>
          <table:table-cell table:formula="of:=[.F10]-[.$B$5]*[.F10]+[.$B$7]*[.F10]*[.E10]/[.$B$1]" office:value-type="float" office:value="23501.8292061397" calcext:value-type="float">
            <text:p>23501,8292061397</text:p>
          </table:table-cell>
          <table:table-cell table:formula="of:=[.G10]+[.$B$5]*[.F10]" office:value-type="float" office:value="13561.349632472" calcext:value-type="float">
            <text:p>13561,3496324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]+1" office:value-type="float" office:value="10" calcext:value-type="float">
            <text:p>10</text:p>
          </table:table-cell>
          <table:table-cell table:formula="of:=[.E11]-[.$B$7]*[.F11]*[.E11]/[.$B$1]" office:value-type="float" office:value="9958253.87637014" calcext:value-type="float">
            <text:p>9958253,87637014</text:p>
          </table:table-cell>
          <table:table-cell table:formula="of:=[.F11]-[.$B$5]*[.F11]+[.$B$7]*[.F11]*[.E11]/[.$B$1]" office:value-type="float" office:value="25834.5910767756" calcext:value-type="float">
            <text:p>25834,5910767756</text:p>
          </table:table-cell>
          <table:table-cell table:formula="of:=[.G11]+[.$B$5]*[.F11]" office:value-type="float" office:value="15911.532553086" calcext:value-type="float">
            <text:p>15911,5325530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+1" office:value-type="float" office:value="11" calcext:value-type="float">
            <text:p>11</text:p>
          </table:table-cell>
          <table:table-cell table:formula="of:=[.E12]-[.$B$7]*[.F12]*[.E12]/[.$B$1]" office:value-type="float" office:value="9953108.52803545" calcext:value-type="float">
            <text:p>9953108,52803545</text:p>
          </table:table-cell>
          <table:table-cell table:formula="of:=[.F12]-[.$B$5]*[.F12]+[.$B$7]*[.F12]*[.E12]/[.$B$1]" office:value-type="float" office:value="28396.4803037928" calcext:value-type="float">
            <text:p>28396,4803037928</text:p>
          </table:table-cell>
          <table:table-cell table:formula="of:=[.G12]+[.$B$5]*[.F12]" office:value-type="float" office:value="18494.9916607636" calcext:value-type="float">
            <text:p>18494,99166076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3]+1" office:value-type="float" office:value="12" calcext:value-type="float">
            <text:p>12</text:p>
          </table:table-cell>
          <table:table-cell table:formula="of:=[.E13]-[.$B$7]*[.F13]*[.E13]/[.$B$1]" office:value-type="float" office:value="9947455.86302989" calcext:value-type="float">
            <text:p>9947455,86302989</text:p>
          </table:table-cell>
          <table:table-cell table:formula="of:=[.F13]-[.$B$5]*[.F13]+[.$B$7]*[.F13]*[.E13]/[.$B$1]" office:value-type="float" office:value="31209.4972789709" calcext:value-type="float">
            <text:p>31209,4972789709</text:p>
          </table:table-cell>
          <table:table-cell table:formula="of:=[.G13]+[.$B$5]*[.F13]" office:value-type="float" office:value="21334.6396911429" calcext:value-type="float">
            <text:p>21334,63969114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]+1" office:value-type="float" office:value="13" calcext:value-type="float">
            <text:p>13</text:p>
          </table:table-cell>
          <table:table-cell table:formula="of:=[.E14]-[.$B$7]*[.F14]*[.E14]/[.$B$1]" office:value-type="float" office:value="9941246.76109609" calcext:value-type="float">
            <text:p>9941246,76109609</text:p>
          </table:table-cell>
          <table:table-cell table:formula="of:=[.F14]-[.$B$5]*[.F14]+[.$B$7]*[.F14]*[.E14]/[.$B$1]" office:value-type="float" office:value="34297.6494848721" calcext:value-type="float">
            <text:p>34297,6494848721</text:p>
          </table:table-cell>
          <table:table-cell table:formula="of:=[.G14]+[.$B$5]*[.F14]" office:value-type="float" office:value="24455.5894190399" calcext:value-type="float">
            <text:p>24455,58941903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5]+1" office:value-type="float" office:value="14" calcext:value-type="float">
            <text:p>14</text:p>
          </table:table-cell>
          <table:table-cell table:formula="of:=[.E15]-[.$B$7]*[.F15]*[.E15]/[.$B$1]" office:value-type="float" office:value="9934427.533159" calcext:value-type="float">
            <text:p>9934427,533159</text:p>
          </table:table-cell>
          <table:table-cell table:formula="of:=[.F15]-[.$B$5]*[.F15]+[.$B$7]*[.F15]*[.E15]/[.$B$1]" office:value-type="float" office:value="37687.1124734788" calcext:value-type="float">
            <text:p>37687,1124734788</text:p>
          </table:table-cell>
          <table:table-cell table:formula="of:=[.G15]+[.$B$5]*[.F15]" office:value-type="float" office:value="27885.3543675272" calcext:value-type="float">
            <text:p>27885,35436752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6]+1" office:value-type="float" office:value="15" calcext:value-type="float">
            <text:p>15</text:p>
          </table:table-cell>
          <table:table-cell table:formula="of:=[.E16]-[.$B$7]*[.F16]*[.E16]/[.$B$1]" office:value-type="float" office:value="9926939.53540296" calcext:value-type="float">
            <text:p>9926939,53540296</text:p>
          </table:table-cell>
          <table:table-cell table:formula="of:=[.F16]-[.$B$5]*[.F16]+[.$B$7]*[.F16]*[.E16]/[.$B$1]" office:value-type="float" office:value="41406.3989821667" calcext:value-type="float">
            <text:p>41406,3989821667</text:p>
          </table:table-cell>
          <table:table-cell table:formula="of:=[.G16]+[.$B$5]*[.F16]" office:value-type="float" office:value="31654.065614875" calcext:value-type="float">
            <text:p>31654,0656148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]+1" office:value-type="float" office:value="16" calcext:value-type="float">
            <text:p>16</text:p>
          </table:table-cell>
          <table:table-cell table:formula="of:=[.E17]-[.$B$7]*[.F17]*[.E17]/[.$B$1]" office:value-type="float" office:value="9918718.75902147" calcext:value-type="float">
            <text:p>9918718,75902147</text:p>
          </table:table-cell>
          <table:table-cell table:formula="of:=[.F17]-[.$B$5]*[.F17]+[.$B$7]*[.F17]*[.E17]/[.$B$1]" office:value-type="float" office:value="45486.5354654448" calcext:value-type="float">
            <text:p>45486,5354654448</text:p>
          </table:table-cell>
          <table:table-cell table:formula="of:=[.G17]+[.$B$5]*[.F17]" office:value-type="float" office:value="35794.7055130917" calcext:value-type="float">
            <text:p>35794,70551309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8]+1" office:value-type="float" office:value="17" calcext:value-type="float">
            <text:p>17</text:p>
          </table:table-cell>
          <table:table-cell table:formula="of:=[.E18]-[.$B$7]*[.F18]*[.E18]/[.$B$1]" office:value-type="float" office:value="9909695.39596939" calcext:value-type="float">
            <text:p>9909695,39596939</text:p>
          </table:table-cell>
          <table:table-cell table:formula="of:=[.F18]-[.$B$5]*[.F18]+[.$B$7]*[.F18]*[.E18]/[.$B$1]" office:value-type="float" office:value="49961.2449709804" calcext:value-type="float">
            <text:p>49961,2449709804</text:p>
          </table:table-cell>
          <table:table-cell table:formula="of:=[.G18]+[.$B$5]*[.F18]" office:value-type="float" office:value="40343.3590596362" calcext:value-type="float">
            <text:p>40343,359059636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9]+1" office:value-type="float" office:value="18" calcext:value-type="float">
            <text:p>18</text:p>
          </table:table-cell>
          <table:table-cell table:formula="of:=[.E19]-[.$B$7]*[.F19]*[.E19]/[.$B$1]" office:value-type="float" office:value="9899793.38158407" calcext:value-type="float">
            <text:p>9899793,38158407</text:p>
          </table:table-cell>
          <table:table-cell table:formula="of:=[.F19]-[.$B$5]*[.F19]+[.$B$7]*[.F19]*[.E19]/[.$B$1]" office:value-type="float" office:value="54867.1348591988" calcext:value-type="float">
            <text:p>54867,1348591988</text:p>
          </table:table-cell>
          <table:table-cell table:formula="of:=[.G19]+[.$B$5]*[.F19]" office:value-type="float" office:value="45339.4835567342" calcext:value-type="float">
            <text:p>45339,483556734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]+1" office:value-type="float" office:value="19" calcext:value-type="float">
            <text:p>19</text:p>
          </table:table-cell>
          <table:table-cell table:formula="of:=[.E20]-[.$B$7]*[.F20]*[.E20]/[.$B$1]" office:value-type="float" office:value="9888929.91561316" calcext:value-type="float">
            <text:p>9888929,91561316</text:p>
          </table:table-cell>
          <table:table-cell table:formula="of:=[.F20]-[.$B$5]*[.F20]+[.$B$7]*[.F20]*[.E20]/[.$B$1]" office:value-type="float" office:value="60243.8873441905" calcext:value-type="float">
            <text:p>60243,8873441905</text:p>
          </table:table-cell>
          <table:table-cell table:formula="of:=[.G20]+[.$B$5]*[.F20]" office:value-type="float" office:value="50826.1970426541" calcext:value-type="float">
            <text:p>50826,19704265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]+1" office:value-type="float" office:value="20" calcext:value-type="float">
            <text:p>20</text:p>
          </table:table-cell>
          <table:table-cell table:formula="of:=[.E21]-[.$B$7]*[.F21]*[.E21]/[.$B$1]" office:value-type="float" office:value="9877014.96401734" calcext:value-type="float">
            <text:p>9877014,96401734</text:p>
          </table:table-cell>
          <table:table-cell table:formula="of:=[.F21]-[.$B$5]*[.F21]+[.$B$7]*[.F21]*[.E21]/[.$B$1]" office:value-type="float" office:value="66134.4502055873" calcext:value-type="float">
            <text:p>66134,4502055873</text:p>
          </table:table-cell>
          <table:table-cell table:formula="of:=[.G21]+[.$B$5]*[.F21]" office:value-type="float" office:value="56850.5857770731" calcext:value-type="float">
            <text:p>56850,585777073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]+1" office:value-type="float" office:value="21" calcext:value-type="float">
            <text:p>21</text:p>
          </table:table-cell>
          <table:table-cell table:formula="of:=[.E22]-[.$B$7]*[.F22]*[.E22]/[.$B$1]" office:value-type="float" office:value="9863950.74493099" calcext:value-type="float">
            <text:p>9863950,74493099</text:p>
          </table:table-cell>
          <table:table-cell table:formula="of:=[.F22]-[.$B$5]*[.F22]+[.$B$7]*[.F22]*[.E22]/[.$B$1]" office:value-type="float" office:value="72585.2242713814" calcext:value-type="float">
            <text:p>72585,2242713814</text:p>
          </table:table-cell>
          <table:table-cell table:formula="of:=[.G22]+[.$B$5]*[.F22]" office:value-type="float" office:value="63464.0307976319" calcext:value-type="float">
            <text:p>63464,03079763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3]+1" office:value-type="float" office:value="22" calcext:value-type="float">
            <text:p>22</text:p>
          </table:table-cell>
          <table:table-cell table:formula="of:=[.E23]-[.$B$7]*[.F23]*[.E23]/[.$B$1]" office:value-type="float" office:value="9849631.20339054" calcext:value-type="float">
            <text:p>9849631,20339054</text:p>
          </table:table-cell>
          <table:table-cell table:formula="of:=[.F23]-[.$B$5]*[.F23]+[.$B$7]*[.F23]*[.E23]/[.$B$1]" office:value-type="float" office:value="79646.2433846968" calcext:value-type="float">
            <text:p>79646,2433846968</text:p>
          </table:table-cell>
          <table:table-cell table:formula="of:=[.G23]+[.$B$5]*[.F23]" office:value-type="float" office:value="70722.55322477" calcext:value-type="float">
            <text:p>70722,553224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]+1" office:value-type="float" office:value="23" calcext:value-type="float">
            <text:p>23</text:p>
          </table:table-cell>
          <table:table-cell table:formula="of:=[.E24]-[.$B$7]*[.F24]*[.E24]/[.$B$1]" office:value-type="float" office:value="9833941.48090904" calcext:value-type="float">
            <text:p>9833941,48090904</text:p>
          </table:table-cell>
          <table:table-cell table:formula="of:=[.F24]-[.$B$5]*[.F24]+[.$B$7]*[.F24]*[.E24]/[.$B$1]" office:value-type="float" office:value="87371.3415277221" calcext:value-type="float">
            <text:p>87371,3415277221</text:p>
          </table:table-cell>
          <table:table-cell table:formula="of:=[.G24]+[.$B$5]*[.F24]" office:value-type="float" office:value="78687.1775632397" calcext:value-type="float">
            <text:p>78687,17756323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5]+1" office:value-type="float" office:value="24" calcext:value-type="float">
            <text:p>24</text:p>
          </table:table-cell>
          <table:table-cell table:formula="of:=[.E25]-[.$B$7]*[.F25]*[.E25]/[.$B$1]" office:value-type="float" office:value="9816757.3877152" calcext:value-type="float">
            <text:p>9816757,3877152</text:p>
          </table:table-cell>
          <table:table-cell table:formula="of:=[.F25]-[.$B$5]*[.F25]+[.$B$7]*[.F25]*[.E25]/[.$B$1]" office:value-type="float" office:value="95818.3005687926" calcext:value-type="float">
            <text:p>95818,3005687926</text:p>
          </table:table-cell>
          <table:table-cell table:formula="of:=[.G25]+[.$B$5]*[.F25]" office:value-type="float" office:value="87424.3117160119" calcext:value-type="float">
            <text:p>87424,31171601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6]+1" office:value-type="float" office:value="25" calcext:value-type="float">
            <text:p>25</text:p>
          </table:table-cell>
          <table:table-cell table:formula="of:=[.E26]-[.$B$7]*[.F26]*[.E26]/[.$B$1]" office:value-type="float" office:value="9797944.88751546" calcext:value-type="float">
            <text:p>9797944,88751546</text:p>
          </table:table-cell>
          <table:table-cell table:formula="of:=[.F26]-[.$B$5]*[.F26]+[.$B$7]*[.F26]*[.E26]/[.$B$1]" office:value-type="float" office:value="105048.970711654" calcext:value-type="float">
            <text:p>105048,970711654</text:p>
          </table:table-cell>
          <table:table-cell table:formula="of:=[.G26]+[.$B$5]*[.F26]" office:value-type="float" office:value="97006.1417728912" calcext:value-type="float">
            <text:p>97006,14177289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7]+1" office:value-type="float" office:value="26" calcext:value-type="float">
            <text:p>26</text:p>
          </table:table-cell>
          <table:table-cell table:formula="of:=[.E27]-[.$B$7]*[.F27]*[.E27]/[.$B$1]" office:value-type="float" office:value="9777359.607005" calcext:value-type="float">
            <text:p>9777359,607005</text:p>
          </table:table-cell>
          <table:table-cell table:formula="of:=[.F27]-[.$B$5]*[.F27]+[.$B$7]*[.F27]*[.E27]/[.$B$1]" office:value-type="float" office:value="115129.354150948" calcext:value-type="float">
            <text:p>115129,354150948</text:p>
          </table:table-cell>
          <table:table-cell table:formula="of:=[.G27]+[.$B$5]*[.F27]" office:value-type="float" office:value="107511.038844057" calcext:value-type="float">
            <text:p>107511,0388440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]+1" office:value-type="float" office:value="27" calcext:value-type="float">
            <text:p>27</text:p>
          </table:table-cell>
          <table:table-cell table:formula="of:=[.E28]-[.$B$7]*[.F28]*[.E28]/[.$B$1]" office:value-type="float" office:value="9754846.38506788" calcext:value-type="float">
            <text:p>9754846,38506788</text:p>
          </table:table-cell>
          <table:table-cell table:formula="of:=[.F28]-[.$B$5]*[.F28]+[.$B$7]*[.F28]*[.E28]/[.$B$1]" office:value-type="float" office:value="126129.640672975" calcext:value-type="float">
            <text:p>126129,640672975</text:p>
          </table:table-cell>
          <table:table-cell table:formula="of:=[.G28]+[.$B$5]*[.F28]" office:value-type="float" office:value="119023.974259151" calcext:value-type="float">
            <text:p>119023,9742591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]+1" office:value-type="float" office:value="28" calcext:value-type="float">
            <text:p>28</text:p>
          </table:table-cell>
          <table:table-cell table:formula="of:=[.E29]-[.$B$7]*[.F29]*[.E29]/[.$B$1]" office:value-type="float" office:value="9730238.8796805" calcext:value-type="float">
            <text:p>9730238,8796805</text:p>
          </table:table-cell>
          <table:table-cell table:formula="of:=[.F29]-[.$B$5]*[.F29]+[.$B$7]*[.F29]*[.E29]/[.$B$1]" office:value-type="float" office:value="138124.181993051" calcext:value-type="float">
            <text:p>138124,181993051</text:p>
          </table:table-cell>
          <table:table-cell table:formula="of:=[.G29]+[.$B$5]*[.F29]" office:value-type="float" office:value="131636.938326449" calcext:value-type="float">
            <text:p>131636,9383264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]+1" office:value-type="float" office:value="29" calcext:value-type="float">
            <text:p>29</text:p>
          </table:table-cell>
          <table:table-cell table:formula="of:=[.E30]-[.$B$7]*[.F30]*[.E30]/[.$B$1]" office:value-type="float" office:value="9703359.25396345" calcext:value-type="float">
            <text:p>9703359,25396345</text:p>
          </table:table-cell>
          <table:table-cell table:formula="of:=[.F30]-[.$B$5]*[.F30]+[.$B$7]*[.F30]*[.E30]/[.$B$1]" office:value-type="float" office:value="151191.389510803" calcext:value-type="float">
            <text:p>151191,389510803</text:p>
          </table:table-cell>
          <table:table-cell table:formula="of:=[.G30]+[.$B$5]*[.F30]" office:value-type="float" office:value="145449.356525754" calcext:value-type="float">
            <text:p>145449,35652575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]+1" office:value-type="float" office:value="30" calcext:value-type="float">
            <text:p>30</text:p>
          </table:table-cell>
          <table:table-cell table:formula="of:=[.E31]-[.$B$7]*[.F31]*[.E31]/[.$B$1]" office:value-type="float" office:value="9674017.96659286" calcext:value-type="float">
            <text:p>9674017,96659286</text:p>
          </table:table-cell>
          <table:table-cell table:formula="of:=[.F31]-[.$B$5]*[.F31]+[.$B$7]*[.F31]*[.E31]/[.$B$1]" office:value-type="float" office:value="165413.537930307" calcext:value-type="float">
            <text:p>165413,537930307</text:p>
          </table:table-cell>
          <table:table-cell table:formula="of:=[.G31]+[.$B$5]*[.F31]" office:value-type="float" office:value="160568.495476834" calcext:value-type="float">
            <text:p>160568,4954768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2]+1" office:value-type="float" office:value="31" calcext:value-type="float">
            <text:p>31</text:p>
          </table:table-cell>
          <table:table-cell table:formula="of:=[.E32]-[.$B$7]*[.F32]*[.E32]/[.$B$1]" office:value-type="float" office:value="9642013.69583575" calcext:value-type="float">
            <text:p>9642013,69583575</text:p>
          </table:table-cell>
          <table:table-cell table:formula="of:=[.F32]-[.$B$5]*[.F32]+[.$B$7]*[.F32]*[.E32]/[.$B$1]" office:value-type="float" office:value="180876.454894386" calcext:value-type="float">
            <text:p>180876,454894386</text:p>
          </table:table-cell>
          <table:table-cell table:formula="of:=[.G32]+[.$B$5]*[.F32]" office:value-type="float" office:value="177109.849269865" calcext:value-type="float">
            <text:p>177109,84926986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]+1" office:value-type="float" office:value="32" calcext:value-type="float">
            <text:p>32</text:p>
          </table:table-cell>
          <table:table-cell table:formula="of:=[.E33]-[.$B$7]*[.F33]*[.E33]/[.$B$1]" office:value-type="float" office:value="9607133.43072884" calcext:value-type="float">
            <text:p>9607133,43072884</text:p>
          </table:table-cell>
          <table:table-cell table:formula="of:=[.F33]-[.$B$5]*[.F33]+[.$B$7]*[.F33]*[.E33]/[.$B$1]" office:value-type="float" office:value="197669.074511865" calcext:value-type="float">
            <text:p>197669,074511865</text:p>
          </table:table-cell>
          <table:table-cell table:formula="of:=[.G33]+[.$B$5]*[.F33]" office:value-type="float" office:value="195197.494759304" calcext:value-type="float">
            <text:p>195197,49475930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]+1" office:value-type="float" office:value="33" calcext:value-type="float">
            <text:p>33</text:p>
          </table:table-cell>
          <table:table-cell table:formula="of:=[.E34]-[.$B$7]*[.F34]*[.E34]/[.$B$1]" office:value-type="float" office:value="9569152.76724955" calcext:value-type="float">
            <text:p>9569152,76724955</text:p>
          </table:table-cell>
          <table:table-cell table:formula="of:=[.F34]-[.$B$5]*[.F34]+[.$B$7]*[.F34]*[.E34]/[.$B$1]" office:value-type="float" office:value="215882.830539962" calcext:value-type="float">
            <text:p>215882,830539962</text:p>
          </table:table-cell>
          <table:table-cell table:formula="of:=[.G34]+[.$B$5]*[.F34]" office:value-type="float" office:value="214964.40221049" calcext:value-type="float">
            <text:p>214964,402210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5]+1" office:value-type="float" office:value="34" calcext:value-type="float">
            <text:p>34</text:p>
          </table:table-cell>
          <table:table-cell table:formula="of:=[.E35]-[.$B$7]*[.F35]*[.E35]/[.$B$1]" office:value-type="float" office:value="9527836.45154429" calcext:value-type="float">
            <text:p>9527836,45154429</text:p>
          </table:table-cell>
          <table:table-cell table:formula="of:=[.F35]-[.$B$5]*[.F35]+[.$B$7]*[.F35]*[.E35]/[.$B$1]" office:value-type="float" office:value="235610.863191229" calcext:value-type="float">
            <text:p>235610,863191229</text:p>
          </table:table-cell>
          <table:table-cell table:formula="of:=[.G35]+[.$B$5]*[.F35]" office:value-type="float" office:value="236552.685264486" calcext:value-type="float">
            <text:p>236552,6852644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6]+1" office:value-type="float" office:value="35" calcext:value-type="float">
            <text:p>35</text:p>
          </table:table-cell>
          <table:table-cell table:formula="of:=[.E36]-[.$B$7]*[.F36]*[.E36]/[.$B$1]" office:value-type="float" office:value="9482939.21613042" calcext:value-type="float">
            <text:p>9482939,21613042</text:p>
          </table:table-cell>
          <table:table-cell table:formula="of:=[.F36]-[.$B$5]*[.F36]+[.$B$7]*[.F36]*[.E36]/[.$B$1]" office:value-type="float" office:value="256947.01228597" calcext:value-type="float">
            <text:p>256947,01228597</text:p>
          </table:table-cell>
          <table:table-cell table:formula="of:=[.G36]+[.$B$5]*[.F36]" office:value-type="float" office:value="260113.771583609" calcext:value-type="float">
            <text:p>260113,77158360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7]+1" office:value-type="float" office:value="36" calcext:value-type="float">
            <text:p>36</text:p>
          </table:table-cell>
          <table:table-cell table:formula="of:=[.E37]-[.$B$7]*[.F37]*[.E37]/[.$B$1]" office:value-type="float" office:value="9434206.95814494" calcext:value-type="float">
            <text:p>9434206,95814494</text:p>
          </table:table-cell>
          <table:table-cell table:formula="of:=[.F37]-[.$B$5]*[.F37]+[.$B$7]*[.F37]*[.E37]/[.$B$1]" office:value-type="float" office:value="279984.569042856" calcext:value-type="float">
            <text:p>279984,569042856</text:p>
          </table:table-cell>
          <table:table-cell table:formula="of:=[.G37]+[.$B$5]*[.F37]" office:value-type="float" office:value="285808.472812206" calcext:value-type="float">
            <text:p>285808,4728122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8]+1" office:value-type="float" office:value="37" calcext:value-type="float">
            <text:p>37</text:p>
          </table:table-cell>
          <table:table-cell table:formula="of:=[.E38]-[.$B$7]*[.F38]*[.E38]/[.$B$1]" office:value-type="float" office:value="9381378.31075619" calcext:value-type="float">
            <text:p>9381378,31075619</text:p>
          </table:table-cell>
          <table:table-cell table:formula="of:=[.F38]-[.$B$5]*[.F38]+[.$B$7]*[.F38]*[.E38]/[.$B$1]" office:value-type="float" office:value="304814.759527317" calcext:value-type="float">
            <text:p>304814,759527317</text:p>
          </table:table-cell>
          <table:table-cell table:formula="of:=[.G38]+[.$B$5]*[.F38]" office:value-type="float" office:value="313806.929716492" calcext:value-type="float">
            <text:p>313806,9297164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9]+1" office:value-type="float" office:value="38" calcext:value-type="float">
            <text:p>38</text:p>
          </table:table-cell>
          <table:table-cell table:formula="of:=[.E39]-[.$B$7]*[.F39]*[.E39]/[.$B$1]" office:value-type="float" office:value="9324186.65927963" calcext:value-type="float">
            <text:p>9324186,65927963</text:p>
          </table:table-cell>
          <table:table-cell table:formula="of:=[.F39]-[.$B$5]*[.F39]+[.$B$7]*[.F39]*[.E39]/[.$B$1]" office:value-type="float" office:value="331524.935051144" calcext:value-type="float">
            <text:p>331524,935051144</text:p>
          </table:table-cell>
          <table:table-cell table:formula="of:=[.G39]+[.$B$5]*[.F39]" office:value-type="float" office:value="344288.405669223" calcext:value-type="float">
            <text:p>344288,40566922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0]+1" office:value-type="float" office:value="39" calcext:value-type="float">
            <text:p>39</text:p>
          </table:table-cell>
          <table:table-cell table:formula="of:=[.E40]-[.$B$7]*[.F40]*[.E40]/[.$B$1]" office:value-type="float" office:value="9262362.65174719" calcext:value-type="float">
            <text:p>9262362,65174719</text:p>
          </table:table-cell>
          <table:table-cell table:formula="of:=[.F40]-[.$B$5]*[.F40]+[.$B$7]*[.F40]*[.E40]/[.$B$1]" office:value-type="float" office:value="360196.449078478" calcext:value-type="float">
            <text:p>360196,449078478</text:p>
          </table:table-cell>
          <table:table-cell table:formula="of:=[.G40]+[.$B$5]*[.F40]" office:value-type="float" office:value="377440.899174338" calcext:value-type="float">
            <text:p>377440,89917433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1]+1" office:value-type="float" office:value="40" calcext:value-type="float">
            <text:p>40</text:p>
          </table:table-cell>
          <table:table-cell table:formula="of:=[.E41]-[.$B$7]*[.F41]*[.E41]/[.$B$1]" office:value-type="float" office:value="9195637.24900246" calcext:value-type="float">
            <text:p>9195637,24900246</text:p>
          </table:table-cell>
          <table:table-cell table:formula="of:=[.F41]-[.$B$5]*[.F41]+[.$B$7]*[.F41]*[.E41]/[.$B$1]" office:value-type="float" office:value="390902.20691536" calcext:value-type="float">
            <text:p>390902,20691536</text:p>
          </table:table-cell>
          <table:table-cell table:formula="of:=[.G41]+[.$B$5]*[.F41]" office:value-type="float" office:value="413460.544082186" calcext:value-type="float">
            <text:p>413460,5440821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2]+1" office:value-type="float" office:value="41" calcext:value-type="float">
            <text:p>41</text:p>
          </table:table-cell>
          <table:table-cell table:formula="of:=[.E42]-[.$B$7]*[.F42]*[.E42]/[.$B$1]" office:value-type="float" office:value="9123745.35110989" calcext:value-type="float">
            <text:p>9123745,35110989</text:p>
          </table:table-cell>
          <table:table-cell table:formula="of:=[.F42]-[.$B$5]*[.F42]+[.$B$7]*[.F42]*[.E42]/[.$B$1]" office:value-type="float" office:value="423703.884116387" calcext:value-type="float">
            <text:p>423703,884116387</text:p>
          </table:table-cell>
          <table:table-cell table:formula="of:=[.G42]+[.$B$5]*[.F42]" office:value-type="float" office:value="452550.764773722" calcext:value-type="float">
            <text:p>452550,7647737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3]+1" office:value-type="float" office:value="42" calcext:value-type="float">
            <text:p>42</text:p>
          </table:table-cell>
          <table:table-cell table:formula="of:=[.E43]-[.$B$7]*[.F43]*[.E43]/[.$B$1]" office:value-type="float" office:value="9046430.02425081" calcext:value-type="float">
            <text:p>9046430,02425081</text:p>
          </table:table-cell>
          <table:table-cell table:formula="of:=[.F43]-[.$B$5]*[.F43]+[.$B$7]*[.F43]*[.E43]/[.$B$1]" office:value-type="float" office:value="458648.82256383" calcext:value-type="float">
            <text:p>458648,82256383</text:p>
          </table:table-cell>
          <table:table-cell table:formula="of:=[.G43]+[.$B$5]*[.F43]" office:value-type="float" office:value="494921.15318536" calcext:value-type="float">
            <text:p>494921,153185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4]+1" office:value-type="float" office:value="43" calcext:value-type="float">
            <text:p>43</text:p>
          </table:table-cell>
          <table:table-cell table:formula="of:=[.E44]-[.$B$7]*[.F44]*[.E44]/[.$B$1]" office:value-type="float" office:value="8963447.33467024" calcext:value-type="float">
            <text:p>8963447,33467024</text:p>
          </table:table-cell>
          <table:table-cell table:formula="of:=[.F44]-[.$B$5]*[.F44]+[.$B$7]*[.F44]*[.E44]/[.$B$1]" office:value-type="float" office:value="495766.629888021" calcext:value-type="float">
            <text:p>495766,629888021</text:p>
          </table:table-cell>
          <table:table-cell table:formula="of:=[.G44]+[.$B$5]*[.F44]" office:value-type="float" office:value="540786.035441743" calcext:value-type="float">
            <text:p>540786,0354417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5]+1" office:value-type="float" office:value="44" calcext:value-type="float">
            <text:p>44</text:p>
          </table:table-cell>
          <table:table-cell table:formula="of:=[.E45]-[.$B$7]*[.F45]*[.E45]/[.$B$1]" office:value-type="float" office:value="8874571.77312447" calcext:value-type="float">
            <text:p>8874571,77312447</text:p>
          </table:table-cell>
          <table:table-cell table:formula="of:=[.F45]-[.$B$5]*[.F45]+[.$B$7]*[.F45]*[.E45]/[.$B$1]" office:value-type="float" office:value="535065.528444983" calcext:value-type="float">
            <text:p>535065,528444983</text:p>
          </table:table-cell>
          <table:table-cell table:formula="of:=[.G45]+[.$B$5]*[.F45]" office:value-type="float" office:value="590362.698430545" calcext:value-type="float">
            <text:p>590362,6984305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6]+1" office:value-type="float" office:value="45" calcext:value-type="float">
            <text:p>45</text:p>
          </table:table-cell>
          <table:table-cell table:formula="of:=[.E46]-[.$B$7]*[.F46]*[.E46]/[.$B$1]" office:value-type="float" office:value="8779602.22441428" calcext:value-type="float">
            <text:p>8779602,22441428</text:p>
          </table:table-cell>
          <table:table-cell table:formula="of:=[.F46]-[.$B$5]*[.F46]+[.$B$7]*[.F46]*[.E46]/[.$B$1]" office:value-type="float" office:value="576528.524310681" calcext:value-type="float">
            <text:p>576528,524310681</text:p>
          </table:table-cell>
          <table:table-cell table:formula="of:=[.G46]+[.$B$5]*[.F46]" office:value-type="float" office:value="643869.251275044" calcext:value-type="float">
            <text:p>643869,2512750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7]+1" office:value-type="float" office:value="46" calcext:value-type="float">
            <text:p>46</text:p>
          </table:table-cell>
          <table:table-cell table:formula="of:=[.E47]-[.$B$7]*[.F47]*[.E47]/[.$B$1]" office:value-type="float" office:value="8678368.40212475" calcext:value-type="float">
            <text:p>8678368,40212475</text:p>
          </table:table-cell>
          <table:table-cell table:formula="of:=[.F47]-[.$B$5]*[.F47]+[.$B$7]*[.F47]*[.E47]/[.$B$1]" office:value-type="float" office:value="620109.494169139" calcext:value-type="float">
            <text:p>620109,494169139</text:p>
          </table:table-cell>
          <table:table-cell table:formula="of:=[.G47]+[.$B$5]*[.F47]" office:value-type="float" office:value="701522.103706112" calcext:value-type="float">
            <text:p>701522,1037061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8]+1" office:value-type="float" office:value="47" calcext:value-type="float">
            <text:p>47</text:p>
          </table:table-cell>
          <table:table-cell table:formula="of:=[.E48]-[.$B$7]*[.F48]*[.E48]/[.$B$1]" office:value-type="float" office:value="8570737.62932365" calcext:value-type="float">
            <text:p>8570737,62932365</text:p>
          </table:table-cell>
          <table:table-cell table:formula="of:=[.F48]-[.$B$5]*[.F48]+[.$B$7]*[.F48]*[.E48]/[.$B$1]" office:value-type="float" office:value="665729.317553326" calcext:value-type="float">
            <text:p>665729,317553326</text:p>
          </table:table-cell>
          <table:table-cell table:formula="of:=[.G48]+[.$B$5]*[.F48]" office:value-type="float" office:value="763533.053123026" calcext:value-type="float">
            <text:p>763533,05312302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9]+1" office:value-type="float" office:value="48" calcext:value-type="float">
            <text:p>48</text:p>
          </table:table-cell>
          <table:table-cell table:formula="of:=[.E49]-[.$B$7]*[.F49]*[.E49]/[.$B$1]" office:value-type="float" office:value="8456621.80306569" calcext:value-type="float">
            <text:p>8456621,80306569</text:p>
          </table:table-cell>
          <table:table-cell table:formula="of:=[.F49]-[.$B$5]*[.F49]+[.$B$7]*[.F49]*[.E49]/[.$B$1]" office:value-type="float" office:value="713272.212055958" calcext:value-type="float">
            <text:p>713272,212055958</text:p>
          </table:table-cell>
          <table:table-cell table:formula="of:=[.G49]+[.$B$5]*[.F49]" office:value-type="float" office:value="830105.984878358" calcext:value-type="float">
            <text:p>830105,98487835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0]+1" office:value-type="float" office:value="49" calcext:value-type="float">
            <text:p>49</text:p>
          </table:table-cell>
          <table:table-cell table:formula="of:=[.E50]-[.$B$7]*[.F50]*[.E50]/[.$B$1]" office:value-type="float" office:value="8335984.33626582" calcext:value-type="float">
            <text:p>8335984,33626582</text:p>
          </table:table-cell>
          <table:table-cell table:formula="of:=[.F50]-[.$B$5]*[.F50]+[.$B$7]*[.F50]*[.E50]/[.$B$1]" office:value-type="float" office:value="762582.457650228" calcext:value-type="float">
            <text:p>762582,457650228</text:p>
          </table:table-cell>
          <table:table-cell table:formula="of:=[.G50]+[.$B$5]*[.F50]" office:value-type="float" office:value="901433.206083954" calcext:value-type="float">
            <text:p>901433,20608395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1]+1" office:value-type="float" office:value="50" calcext:value-type="float">
            <text:p>50</text:p>
          </table:table-cell>
          <table:table-cell table:formula="of:=[.E51]-[.$B$7]*[.F51]*[.E51]/[.$B$1]" office:value-type="float" office:value="8208846.82782415" calcext:value-type="float">
            <text:p>8208846,82782415</text:p>
          </table:table-cell>
          <table:table-cell table:formula="of:=[.F51]-[.$B$5]*[.F51]+[.$B$7]*[.F51]*[.E51]/[.$B$1]" office:value-type="float" office:value="813461.720326873" calcext:value-type="float">
            <text:p>813461,720326873</text:p>
          </table:table-cell>
          <table:table-cell table:formula="of:=[.G51]+[.$B$5]*[.F51]" office:value-type="float" office:value="977691.451848977" calcext:value-type="float">
            <text:p>977691,4518489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2]+1" office:value-type="float" office:value="51" calcext:value-type="float">
            <text:p>51</text:p>
          </table:table-cell>
          <table:table-cell table:formula="of:=[.E52]-[.$B$7]*[.F52]*[.E52]/[.$B$1]" office:value-type="float" office:value="8075295.17457492" calcext:value-type="float">
            <text:p>8075295,17457492</text:p>
          </table:table-cell>
          <table:table-cell table:formula="of:=[.F52]-[.$B$5]*[.F52]+[.$B$7]*[.F52]*[.E52]/[.$B$1]" office:value-type="float" office:value="865667.201543418" calcext:value-type="float">
            <text:p>865667,201543418</text:p>
          </table:table-cell>
          <table:table-cell table:formula="of:=[.G52]+[.$B$5]*[.F52]" office:value-type="float" office:value="1059037.62388166" calcext:value-type="float">
            <text:p>1059037,623881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3]+1" office:value-type="float" office:value="52" calcext:value-type="float">
            <text:p>52</text:p>
          </table:table-cell>
          <table:table-cell table:formula="of:=[.E53]-[.$B$7]*[.F53]*[.E53]/[.$B$1]" office:value-type="float" office:value="7935484.81106669" calcext:value-type="float">
            <text:p>7935484,81106669</text:p>
          </table:table-cell>
          <table:table-cell table:formula="of:=[.F53]-[.$B$5]*[.F53]+[.$B$7]*[.F53]*[.E53]/[.$B$1]" office:value-type="float" office:value="918910.844897303" calcext:value-type="float">
            <text:p>918910,844897303</text:p>
          </table:table-cell>
          <table:table-cell table:formula="of:=[.G53]+[.$B$5]*[.F53]" office:value-type="float" office:value="1145604.34403601" calcext:value-type="float">
            <text:p>1145604,344036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4]+1" office:value-type="float" office:value="53" calcext:value-type="float">
            <text:p>53</text:p>
          </table:table-cell>
          <table:table-cell table:formula="of:=[.E54]-[.$B$7]*[.F54]*[.E54]/[.$B$1]" office:value-type="float" office:value="7789644.75001855" calcext:value-type="float">
            <text:p>7789644,75001855</text:p>
          </table:table-cell>
          <table:table-cell table:formula="of:=[.F54]-[.$B$5]*[.F54]+[.$B$7]*[.F54]*[.E54]/[.$B$1]" office:value-type="float" office:value="972859.821455713" calcext:value-type="float">
            <text:p>972859,821455713</text:p>
          </table:table-cell>
          <table:table-cell table:formula="of:=[.G54]+[.$B$5]*[.F54]" office:value-type="float" office:value="1237495.42852574" calcext:value-type="float">
            <text:p>1237495,428525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5]+1" office:value-type="float" office:value="54" calcext:value-type="float">
            <text:p>54</text:p>
          </table:table-cell>
          <table:table-cell table:formula="of:=[.E55]-[.$B$7]*[.F55]*[.E55]/[.$B$1]" office:value-type="float" office:value="7638080.10200442" calcext:value-type="float">
            <text:p>7638080,10200442</text:p>
          </table:table-cell>
          <table:table-cell table:formula="of:=[.F55]-[.$B$5]*[.F55]+[.$B$7]*[.F55]*[.E55]/[.$B$1]" office:value-type="float" office:value="1027138.48732427" calcext:value-type="float">
            <text:p>1027138,48732427</text:p>
          </table:table-cell>
          <table:table-cell table:formula="of:=[.G55]+[.$B$5]*[.F55]" office:value-type="float" office:value="1334781.41067131" calcext:value-type="float">
            <text:p>1334781,4106713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6]+1" office:value-type="float" office:value="55" calcext:value-type="float">
            <text:p>55</text:p>
          </table:table-cell>
          <table:table-cell table:formula="of:=[.E56]-[.$B$7]*[.F56]*[.E56]/[.$B$1]" office:value-type="float" office:value="7481172.78116373" calcext:value-type="float">
            <text:p>7481172,78116373</text:p>
          </table:table-cell>
          <table:table-cell table:formula="of:=[.F56]-[.$B$5]*[.F56]+[.$B$7]*[.F56]*[.E56]/[.$B$1]" office:value-type="float" office:value="1081331.95943253" calcext:value-type="float">
            <text:p>1081331,95943253</text:p>
          </table:table-cell>
          <table:table-cell table:formula="of:=[.G56]+[.$B$5]*[.F56]" office:value-type="float" office:value="1437495.25940374" calcext:value-type="float">
            <text:p>1437495,259403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7]+1" office:value-type="float" office:value="56" calcext:value-type="float">
            <text:p>56</text:p>
          </table:table-cell>
          <table:table-cell table:formula="of:=[.E57]-[.$B$7]*[.F57]*[.E57]/[.$B$1]" office:value-type="float" office:value="7319380.15671755" calcext:value-type="float">
            <text:p>7319380,15671755</text:p>
          </table:table-cell>
          <table:table-cell table:formula="of:=[.F57]-[.$B$5]*[.F57]+[.$B$7]*[.F57]*[.E57]/[.$B$1]" office:value-type="float" office:value="1134991.38793546" calcext:value-type="float">
            <text:p>1134991,38793546</text:p>
          </table:table-cell>
          <table:table-cell table:formula="of:=[.G57]+[.$B$5]*[.F57]" office:value-type="float" office:value="1545628.45534699" calcext:value-type="float">
            <text:p>1545628,455346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8]+1" office:value-type="float" office:value="57" calcext:value-type="float">
            <text:p>57</text:p>
          </table:table-cell>
          <table:table-cell table:formula="of:=[.E58]-[.$B$7]*[.F58]*[.E58]/[.$B$1]" office:value-type="float" office:value="7153231.48785955" calcext:value-type="float">
            <text:p>7153231,48785955</text:p>
          </table:table-cell>
          <table:table-cell table:formula="of:=[.F58]-[.$B$5]*[.F58]+[.$B$7]*[.F58]*[.E58]/[.$B$1]" office:value-type="float" office:value="1187640.91799992" calcext:value-type="float">
            <text:p>1187640,91799992</text:p>
          </table:table-cell>
          <table:table-cell table:formula="of:=[.G58]+[.$B$5]*[.F58]" office:value-type="float" office:value="1659127.59414053" calcext:value-type="float">
            <text:p>1659127,594140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9]+1" office:value-type="float" office:value="58" calcext:value-type="float">
            <text:p>58</text:p>
          </table:table-cell>
          <table:table-cell table:formula="of:=[.E59]-[.$B$7]*[.F59]*[.E59]/[.$B$1]" office:value-type="float" office:value="6983322.0796414" calcext:value-type="float">
            <text:p>6983322,0796414</text:p>
          </table:table-cell>
          <table:table-cell table:formula="of:=[.F59]-[.$B$5]*[.F59]+[.$B$7]*[.F59]*[.E59]/[.$B$1]" office:value-type="float" office:value="1238786.23441808" calcext:value-type="float">
            <text:p>1238786,23441808</text:p>
          </table:table-cell>
          <table:table-cell table:formula="of:=[.G59]+[.$B$5]*[.F59]" office:value-type="float" office:value="1777891.68594053" calcext:value-type="float">
            <text:p>1777891,685940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0]+1" office:value-type="float" office:value="59" calcext:value-type="float">
            <text:p>59</text:p>
          </table:table-cell>
          <table:table-cell table:formula="of:=[.E60]-[.$B$7]*[.F60]*[.E60]/[.$B$1]" office:value-type="float" office:value="6810305.21438605" calcext:value-type="float">
            <text:p>6810305,21438605</text:p>
          </table:table-cell>
          <table:table-cell table:formula="of:=[.F60]-[.$B$5]*[.F60]+[.$B$7]*[.F60]*[.E60]/[.$B$1]" office:value-type="float" office:value="1287924.47623162" calcext:value-type="float">
            <text:p>1287924,47623162</text:p>
          </table:table-cell>
          <table:table-cell table:formula="of:=[.G60]+[.$B$5]*[.F60]" office:value-type="float" office:value="1901770.30938233" calcext:value-type="float">
            <text:p>1901770,309382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1]+1" office:value-type="float" office:value="60" calcext:value-type="float">
            <text:p>60</text:p>
          </table:table-cell>
          <table:table-cell table:formula="of:=[.E61]-[.$B$7]*[.F61]*[.E61]/[.$B$1]" office:value-type="float" office:value="6634882.03886173" calcext:value-type="float">
            <text:p>6634882,03886173</text:p>
          </table:table-cell>
          <table:table-cell table:formula="of:=[.F61]-[.$B$5]*[.F61]+[.$B$7]*[.F61]*[.E61]/[.$B$1]" office:value-type="float" office:value="1334555.20413277" calcext:value-type="float">
            <text:p>1334555,20413277</text:p>
          </table:table-cell>
          <table:table-cell table:formula="of:=[.G61]+[.$B$5]*[.F61]" office:value-type="float" office:value="2030562.7570055" calcext:value-type="float">
            <text:p>2030562,757005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2]+1" office:value-type="float" office:value="61" calcext:value-type="float">
            <text:p>61</text:p>
          </table:table-cell>
          <table:table-cell table:formula="of:=[.E62]-[.$B$7]*[.F62]*[.E62]/[.$B$1]" office:value-type="float" office:value="6457789.71178634" calcext:value-type="float">
            <text:p>6457789,71178634</text:p>
          </table:table-cell>
          <table:table-cell table:formula="of:=[.F62]-[.$B$5]*[.F62]+[.$B$7]*[.F62]*[.E62]/[.$B$1]" office:value-type="float" office:value="1378192.01079489" calcext:value-type="float">
            <text:p>1378192,01079489</text:p>
          </table:table-cell>
          <table:table-cell table:formula="of:=[.G62]+[.$B$5]*[.F62]" office:value-type="float" office:value="2164018.27741877" calcext:value-type="float">
            <text:p>2164018,277418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3]+1" office:value-type="float" office:value="62" calcext:value-type="float">
            <text:p>62</text:p>
          </table:table-cell>
          <table:table-cell table:formula="of:=[.E63]-[.$B$7]*[.F63]*[.E63]/[.$B$1]" office:value-type="float" office:value="6279788.22802279" calcext:value-type="float">
            <text:p>6279788,22802279</text:p>
          </table:table-cell>
          <table:table-cell table:formula="of:=[.F63]-[.$B$5]*[.F63]+[.$B$7]*[.F63]*[.E63]/[.$B$1]" office:value-type="float" office:value="1418374.29347895" calcext:value-type="float">
            <text:p>1418374,29347895</text:p>
          </table:table-cell>
          <table:table-cell table:formula="of:=[.G63]+[.$B$5]*[.F63]" office:value-type="float" office:value="2301837.47849826" calcext:value-type="float">
            <text:p>2301837,4784982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4]+1" office:value-type="float" office:value="63" calcext:value-type="float">
            <text:p>63</text:p>
          </table:table-cell>
          <table:table-cell table:formula="of:=[.E64]-[.$B$7]*[.F64]*[.E64]/[.$B$1]" office:value-type="float" office:value="6101646.4242004" calcext:value-type="float">
            <text:p>6101646,4242004</text:p>
          </table:table-cell>
          <table:table-cell table:formula="of:=[.F64]-[.$B$5]*[.F64]+[.$B$7]*[.F64]*[.E64]/[.$B$1]" office:value-type="float" office:value="1454678.66795344" calcext:value-type="float">
            <text:p>1454678,66795344</text:p>
          </table:table-cell>
          <table:table-cell table:formula="of:=[.G64]+[.$B$5]*[.F64]" office:value-type="float" office:value="2443674.90784616" calcext:value-type="float">
            <text:p>2443674,907846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5]+1" office:value-type="float" office:value="64" calcext:value-type="float">
            <text:p>64</text:p>
          </table:table-cell>
          <table:table-cell table:formula="of:=[.E65]-[.$B$7]*[.F65]*[.E65]/[.$B$1]" office:value-type="float" office:value="5924127.72634683" calcext:value-type="float">
            <text:p>5924127,72634683</text:p>
          </table:table-cell>
          <table:table-cell table:formula="of:=[.F65]-[.$B$5]*[.F65]+[.$B$7]*[.F65]*[.E65]/[.$B$1]" office:value-type="float" office:value="1486729.49901167" calcext:value-type="float">
            <text:p>1486729,49901167</text:p>
          </table:table-cell>
          <table:table-cell table:formula="of:=[.G65]+[.$B$5]*[.F65]" office:value-type="float" office:value="2589142.7746415" calcext:value-type="float">
            <text:p>2589142,77464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6]+1" office:value-type="float" office:value="65" calcext:value-type="float">
            <text:p>65</text:p>
          </table:table-cell>
          <table:table-cell table:formula="of:=[.E66]-[.$B$7]*[.F66]*[.E66]/[.$B$1]" office:value-type="float" office:value="5747976.21741337" calcext:value-type="float">
            <text:p>5747976,21741337</text:p>
          </table:table-cell>
          <table:table-cell table:formula="of:=[.F66]-[.$B$5]*[.F66]+[.$B$7]*[.F66]*[.E66]/[.$B$1]" office:value-type="float" office:value="1514208.05804396" calcext:value-type="float">
            <text:p>1514208,05804396</text:p>
          </table:table-cell>
          <table:table-cell table:formula="of:=[.G66]+[.$B$5]*[.F66]" office:value-type="float" office:value="2737815.72454267" calcext:value-type="float">
            <text:p>2737815,7245426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7]+1" office:value-type="float" office:value="66" calcext:value-type="float">
            <text:p>66</text:p>
          </table:table-cell>
          <table:table-cell table:formula="of:=[.E67]-[.$B$7]*[.F67]*[.E67]/[.$B$1]" office:value-type="float" office:value="5573903.57929633" calcext:value-type="float">
            <text:p>5573903,57929633</text:p>
          </table:table-cell>
          <table:table-cell table:formula="of:=[.F67]-[.$B$5]*[.F67]+[.$B$7]*[.F67]*[.E67]/[.$B$1]" office:value-type="float" office:value="1536859.89035661" calcext:value-type="float">
            <text:p>1536859,89035661</text:p>
          </table:table-cell>
          <table:table-cell table:formula="of:=[.G67]+[.$B$5]*[.F67]" office:value-type="float" office:value="2889236.53034706" calcext:value-type="float">
            <text:p>2889236,530347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8]+1" office:value-type="float" office:value="67" calcext:value-type="float">
            <text:p>67</text:p>
          </table:table-cell>
          <table:table-cell table:formula="of:=[.E68]-[.$B$7]*[.F68]*[.E68]/[.$B$1]" office:value-type="float" office:value="5402577.40242161" calcext:value-type="float">
            <text:p>5402577,40242161</text:p>
          </table:table-cell>
          <table:table-cell table:formula="of:=[.F68]-[.$B$5]*[.F68]+[.$B$7]*[.F68]*[.E68]/[.$B$1]" office:value-type="float" office:value="1554500.07819566" calcext:value-type="float">
            <text:p>1554500,07819566</text:p>
          </table:table-cell>
          <table:table-cell table:formula="of:=[.G68]+[.$B$5]*[.F68]" office:value-type="float" office:value="3042922.51938273" calcext:value-type="float">
            <text:p>3042922,519382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9]+1" office:value-type="float" office:value="68" calcext:value-type="float">
            <text:p>68</text:p>
          </table:table-cell>
          <table:table-cell table:formula="of:=[.E69]-[.$B$7]*[.F69]*[.E69]/[.$B$1]" office:value-type="float" office:value="5234611.26253116" calcext:value-type="float">
            <text:p>5234611,26253116</text:p>
          </table:table-cell>
          <table:table-cell table:formula="of:=[.F69]-[.$B$5]*[.F69]+[.$B$7]*[.F69]*[.E69]/[.$B$1]" office:value-type="float" office:value="1567016.21026655" calcext:value-type="float">
            <text:p>1567016,21026655</text:p>
          </table:table-cell>
          <table:table-cell table:formula="of:=[.G69]+[.$B$5]*[.F69]" office:value-type="float" office:value="3198372.52720229" calcext:value-type="float">
            <text:p>3198372,527202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0]+1" office:value-type="float" office:value="69" calcext:value-type="float">
            <text:p>69</text:p>
          </table:table-cell>
          <table:table-cell table:formula="of:=[.E70]-[.$B$7]*[.F70]*[.E70]/[.$B$1]" office:value-type="float" office:value="5070556.84847456" calcext:value-type="float">
            <text:p>5070556,84847456</text:p>
          </table:table-cell>
          <table:table-cell table:formula="of:=[.F70]-[.$B$5]*[.F70]+[.$B$7]*[.F70]*[.E70]/[.$B$1]" office:value-type="float" office:value="1574369.0032965" calcext:value-type="float">
            <text:p>1574369,0032965</text:p>
          </table:table-cell>
          <table:table-cell table:formula="of:=[.G70]+[.$B$5]*[.F70]" office:value-type="float" office:value="3355074.14822895" calcext:value-type="float">
            <text:p>3355074,1482289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1]+1" office:value-type="float" office:value="70" calcext:value-type="float">
            <text:p>70</text:p>
          </table:table-cell>
          <table:table-cell table:formula="of:=[.E71]-[.$B$7]*[.F71]*[.E71]/[.$B$1]" office:value-type="float" office:value="4910898.29784074" calcext:value-type="float">
            <text:p>4910898,29784074</text:p>
          </table:table-cell>
          <table:table-cell table:formula="of:=[.F71]-[.$B$5]*[.F71]+[.$B$7]*[.F71]*[.E71]/[.$B$1]" office:value-type="float" office:value="1576590.65360067" calcext:value-type="float">
            <text:p>1576590,65360067</text:p>
          </table:table-cell>
          <table:table-cell table:formula="of:=[.G71]+[.$B$5]*[.F71]" office:value-type="float" office:value="3512511.0485586" calcext:value-type="float">
            <text:p>3512511,04855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2]+1" office:value-type="float" office:value="71" calcext:value-type="float">
            <text:p>71</text:p>
          </table:table-cell>
          <table:table-cell table:formula="of:=[.E72]-[.$B$7]*[.F72]*[.E72]/[.$B$1]" office:value-type="float" office:value="4756048.77069755" calcext:value-type="float">
            <text:p>4756048,77069755</text:p>
          </table:table-cell>
          <table:table-cell table:formula="of:=[.F72]-[.$B$5]*[.F72]+[.$B$7]*[.F72]*[.E72]/[.$B$1]" office:value-type="float" office:value="1573781.11538378" calcext:value-type="float">
            <text:p>1573781,11538378</text:p>
          </table:table-cell>
          <table:table-cell table:formula="of:=[.G72]+[.$B$5]*[.F72]" office:value-type="float" office:value="3670170.11391866" calcext:value-type="float">
            <text:p>3670170,113918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+1" office:value-type="float" office:value="72" calcext:value-type="float">
            <text:p>72</text:p>
          </table:table-cell>
          <table:table-cell table:formula="of:=[.E73]-[.$B$7]*[.F73]*[.E73]/[.$B$1]" office:value-type="float" office:value="4606349.17591419" calcext:value-type="float">
            <text:p>4606349,17591419</text:p>
          </table:table-cell>
          <table:table-cell table:formula="of:=[.F73]-[.$B$5]*[.F73]+[.$B$7]*[.F73]*[.E73]/[.$B$1]" office:value-type="float" office:value="1566102.59862877" calcext:value-type="float">
            <text:p>1566102,59862877</text:p>
          </table:table-cell>
          <table:table-cell table:formula="of:=[.G73]+[.$B$5]*[.F73]" office:value-type="float" office:value="3827548.22545704" calcext:value-type="float">
            <text:p>3827548,2254570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4]+1" office:value-type="float" office:value="73" calcext:value-type="float">
            <text:p>73</text:p>
          </table:table-cell>
          <table:table-cell table:formula="of:=[.E74]-[.$B$7]*[.F74]*[.E74]/[.$B$1]" office:value-type="float" office:value="4462068.86762238" calcext:value-type="float">
            <text:p>4462068,86762238</text:p>
          </table:table-cell>
          <table:table-cell table:formula="of:=[.F74]-[.$B$5]*[.F74]+[.$B$7]*[.F74]*[.E74]/[.$B$1]" office:value-type="float" office:value="1553772.6470577" calcext:value-type="float">
            <text:p>1553772,6470577</text:p>
          </table:table-cell>
          <table:table-cell table:formula="of:=[.G74]+[.$B$5]*[.F74]" office:value-type="float" office:value="3984158.48531992" calcext:value-type="float">
            <text:p>3984158,485319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5]+1" office:value-type="float" office:value="74" calcext:value-type="float">
            <text:p>74</text:p>
          </table:table-cell>
          <table:table-cell table:formula="of:=[.E75]-[.$B$7]*[.F75]*[.E75]/[.$B$1]" office:value-type="float" office:value="4323408.05650639" calcext:value-type="float">
            <text:p>4323408,05650639</text:p>
          </table:table-cell>
          <table:table-cell table:formula="of:=[.F75]-[.$B$5]*[.F75]+[.$B$7]*[.F75]*[.E75]/[.$B$1]" office:value-type="float" office:value="1537056.19346792" calcext:value-type="float">
            <text:p>1537056,19346792</text:p>
          </table:table-cell>
          <table:table-cell table:formula="of:=[.G75]+[.$B$5]*[.F75]" office:value-type="float" office:value="4139535.75002569" calcext:value-type="float">
            <text:p>4139535,750025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6]+1" office:value-type="float" office:value="75" calcext:value-type="float">
            <text:p>75</text:p>
          </table:table-cell>
          <table:table-cell table:formula="of:=[.E76]-[.$B$7]*[.F76]*[.E76]/[.$B$1]" office:value-type="float" office:value="4190501.63390354" calcext:value-type="float">
            <text:p>4190501,63390354</text:p>
          </table:table-cell>
          <table:table-cell table:formula="of:=[.F76]-[.$B$5]*[.F76]+[.$B$7]*[.F76]*[.E76]/[.$B$1]" office:value-type="float" office:value="1516256.99672397" calcext:value-type="float">
            <text:p>1516256,99672397</text:p>
          </table:table-cell>
          <table:table-cell table:formula="of:=[.G76]+[.$B$5]*[.F76]" office:value-type="float" office:value="4293241.36937248" calcext:value-type="float">
            <text:p>4293241,3693724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7]+1" office:value-type="float" office:value="76" calcext:value-type="float">
            <text:p>76</text:p>
          </table:table-cell>
          <table:table-cell table:formula="of:=[.E77]-[.$B$7]*[.F77]*[.E77]/[.$B$1]" office:value-type="float" office:value="4063424.08545975" calcext:value-type="float">
            <text:p>4063424,08545975</text:p>
          </table:table-cell>
          <table:table-cell table:formula="of:=[.F77]-[.$B$5]*[.F77]+[.$B$7]*[.F77]*[.E77]/[.$B$1]" office:value-type="float" office:value="1491708.84549537" calcext:value-type="float">
            <text:p>1491708,84549537</text:p>
          </table:table-cell>
          <table:table-cell table:formula="of:=[.G77]+[.$B$5]*[.F77]" office:value-type="float" office:value="4444867.06904488" calcext:value-type="float">
            <text:p>4444867,0690448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8]+1" office:value-type="float" office:value="77" calcext:value-type="float">
            <text:p>77</text:p>
          </table:table-cell>
          <table:table-cell table:formula="of:=[.E78]-[.$B$7]*[.F78]*[.E78]/[.$B$1]" office:value-type="float" office:value="3942195.17243417" calcext:value-type="float">
            <text:p>3942195,17243417</text:p>
          </table:table-cell>
          <table:table-cell table:formula="of:=[.F78]-[.$B$5]*[.F78]+[.$B$7]*[.F78]*[.E78]/[.$B$1]" office:value-type="float" office:value="1463766.87397142" calcext:value-type="float">
            <text:p>1463766,87397142</text:p>
          </table:table-cell>
          <table:table-cell table:formula="of:=[.G78]+[.$B$5]*[.F78]" office:value-type="float" office:value="4594037.95359441" calcext:value-type="float">
            <text:p>4594037,95359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9]+1" office:value-type="float" office:value="78" calcext:value-type="float">
            <text:p>78</text:p>
          </table:table-cell>
          <table:table-cell table:formula="of:=[.E79]-[.$B$7]*[.F79]*[.E79]/[.$B$1]" office:value-type="float" office:value="3826786.07835139" calcext:value-type="float">
            <text:p>3826786,07835139</text:p>
          </table:table-cell>
          <table:table-cell table:formula="of:=[.F79]-[.$B$5]*[.F79]+[.$B$7]*[.F79]*[.E79]/[.$B$1]" office:value-type="float" office:value="1432799.28065706" calcext:value-type="float">
            <text:p>1432799,28065706</text:p>
          </table:table-cell>
          <table:table-cell table:formula="of:=[.G79]+[.$B$5]*[.F79]" office:value-type="float" office:value="4740414.64099156" calcext:value-type="float">
            <text:p>4740414,6409915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0]+1" office:value-type="float" office:value="79" calcext:value-type="float">
            <text:p>79</text:p>
          </table:table-cell>
          <table:table-cell table:formula="of:=[.E80]-[.$B$7]*[.F80]*[.E80]/[.$B$1]" office:value-type="float" office:value="3717125.75154558" calcext:value-type="float">
            <text:p>3717125,75154558</text:p>
          </table:table-cell>
          <table:table-cell table:formula="of:=[.F80]-[.$B$5]*[.F80]+[.$B$7]*[.F80]*[.E80]/[.$B$1]" office:value-type="float" office:value="1399179.67939716" calcext:value-type="float">
            <text:p>1399179,67939716</text:p>
          </table:table-cell>
          <table:table-cell table:formula="of:=[.G80]+[.$B$5]*[.F80]" office:value-type="float" office:value="4883694.56905726" calcext:value-type="float">
            <text:p>4883694,5690572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1]+1" office:value-type="float" office:value="80" calcext:value-type="float">
            <text:p>80</text:p>
          </table:table-cell>
          <table:table-cell table:formula="of:=[.E81]-[.$B$7]*[.F81]*[.E81]/[.$B$1]" office:value-type="float" office:value="3613107.21519905" calcext:value-type="float">
            <text:p>3613107,21519905</text:p>
          </table:table-cell>
          <table:table-cell table:formula="of:=[.F81]-[.$B$5]*[.F81]+[.$B$7]*[.F81]*[.E81]/[.$B$1]" office:value-type="float" office:value="1363280.24780397" calcext:value-type="float">
            <text:p>1363280,24780397</text:p>
          </table:table-cell>
          <table:table-cell table:formula="of:=[.G81]+[.$B$5]*[.F81]" office:value-type="float" office:value="5023612.53699698" calcext:value-type="float">
            <text:p>5023612,536996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2]+1" office:value-type="float" office:value="81" calcext:value-type="float">
            <text:p>81</text:p>
          </table:table-cell>
          <table:table-cell table:formula="of:=[.E82]-[.$B$7]*[.F82]*[.E82]/[.$B$1]" office:value-type="float" office:value="3514593.66120547" calcext:value-type="float">
            <text:p>3514593,66120547</text:p>
          </table:table-cell>
          <table:table-cell table:formula="of:=[.F82]-[.$B$5]*[.F82]+[.$B$7]*[.F82]*[.E82]/[.$B$1]" office:value-type="float" office:value="1325465.77701715" calcext:value-type="float">
            <text:p>1325465,77701715</text:p>
          </table:table-cell>
          <table:table-cell table:formula="of:=[.G82]+[.$B$5]*[.F82]" office:value-type="float" office:value="5159940.56177738" calcext:value-type="float">
            <text:p>5159940,5617773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3]+1" office:value-type="float" office:value="82" calcext:value-type="float">
            <text:p>82</text:p>
          </table:table-cell>
          <table:table-cell table:formula="of:=[.E83]-[.$B$7]*[.F83]*[.E83]/[.$B$1]" office:value-type="float" office:value="3421424.18884449" calcext:value-type="float">
            <text:p>3421424,18884449</text:p>
          </table:table-cell>
          <table:table-cell table:formula="of:=[.F83]-[.$B$5]*[.F83]+[.$B$7]*[.F83]*[.E83]/[.$B$1]" office:value-type="float" office:value="1286088.67167642" calcext:value-type="float">
            <text:p>1286088,67167642</text:p>
          </table:table-cell>
          <table:table-cell table:formula="of:=[.G83]+[.$B$5]*[.F83]" office:value-type="float" office:value="5292487.13947909" calcext:value-type="float">
            <text:p>5292487,1394790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4]+1" office:value-type="float" office:value="83" calcext:value-type="float">
            <text:p>83</text:p>
          </table:table-cell>
          <table:table-cell table:formula="of:=[.E84]-[.$B$7]*[.F84]*[.E84]/[.$B$1]" office:value-type="float" office:value="3333419.09103904" calcext:value-type="float">
            <text:p>3333419,09103904</text:p>
          </table:table-cell>
          <table:table-cell table:formula="of:=[.F84]-[.$B$5]*[.F84]+[.$B$7]*[.F84]*[.E84]/[.$B$1]" office:value-type="float" office:value="1245484.90231423" calcext:value-type="float">
            <text:p>1245484,90231423</text:p>
          </table:table-cell>
          <table:table-cell table:formula="of:=[.G84]+[.$B$5]*[.F84]" office:value-type="float" office:value="5421096.00664673" calcext:value-type="float">
            <text:p>5421096,006646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5]+1" office:value-type="float" office:value="84" calcext:value-type="float">
            <text:p>84</text:p>
          </table:table-cell>
          <table:table-cell table:formula="of:=[.E85]-[.$B$7]*[.F85]*[.E85]/[.$B$1]" office:value-type="float" office:value="3250384.62801953" calcext:value-type="float">
            <text:p>3250384,62801953</text:p>
          </table:table-cell>
          <table:table-cell table:formula="of:=[.F85]-[.$B$5]*[.F85]+[.$B$7]*[.F85]*[.E85]/[.$B$1]" office:value-type="float" office:value="1203970.87510231" calcext:value-type="float">
            <text:p>1203970,87510231</text:p>
          </table:table-cell>
          <table:table-cell table:formula="of:=[.G85]+[.$B$5]*[.F85]" office:value-type="float" office:value="5545644.49687816" calcext:value-type="float">
            <text:p>5545644,496878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6]+1" office:value-type="float" office:value="85" calcext:value-type="float">
            <text:p>85</text:p>
          </table:table-cell>
          <table:table-cell table:formula="of:=[.E86]-[.$B$7]*[.F86]*[.E86]/[.$B$1]" office:value-type="float" office:value="3172117.25951922" calcext:value-type="float">
            <text:p>3172117,25951922</text:p>
          </table:table-cell>
          <table:table-cell table:formula="of:=[.F86]-[.$B$5]*[.F86]+[.$B$7]*[.F86]*[.E86]/[.$B$1]" office:value-type="float" office:value="1161841.1560924" calcext:value-type="float">
            <text:p>1161841,1560924</text:p>
          </table:table-cell>
          <table:table-cell table:formula="of:=[.G86]+[.$B$5]*[.F86]" office:value-type="float" office:value="5666041.58438839" calcext:value-type="float">
            <text:p>5666041,584388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7]+1" office:value-type="float" office:value="86" calcext:value-type="float">
            <text:p>86</text:p>
          </table:table-cell>
          <table:table-cell table:formula="of:=[.E87]-[.$B$7]*[.F87]*[.E87]/[.$B$1]" office:value-type="float" office:value="3098407.33183801" calcext:value-type="float">
            <text:p>3098407,33183801</text:p>
          </table:table-cell>
          <table:table-cell table:formula="of:=[.F87]-[.$B$5]*[.F87]+[.$B$7]*[.F87]*[.E87]/[.$B$1]" office:value-type="float" office:value="1119366.96816437" calcext:value-type="float">
            <text:p>1119366,96816437</text:p>
          </table:table-cell>
          <table:table-cell table:formula="of:=[.G87]+[.$B$5]*[.F87]" office:value-type="float" office:value="5782225.69999763" calcext:value-type="float">
            <text:p>5782225,699997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8]+1" office:value-type="float" office:value="87" calcext:value-type="float">
            <text:p>87</text:p>
          </table:table-cell>
          <table:table-cell table:formula="of:=[.E88]-[.$B$7]*[.F88]*[.E88]/[.$B$1]" office:value-type="float" office:value="3029042.23541445" calcext:value-type="float">
            <text:p>3029042,23541445</text:p>
          </table:table-cell>
          <table:table-cell table:formula="of:=[.F88]-[.$B$5]*[.F88]+[.$B$7]*[.F88]*[.E88]/[.$B$1]" office:value-type="float" office:value="1076795.36777148" calcext:value-type="float">
            <text:p>1076795,36777148</text:p>
          </table:table-cell>
          <table:table-cell table:formula="of:=[.G88]+[.$B$5]*[.F88]" office:value-type="float" office:value="5894162.39681406" calcext:value-type="float">
            <text:p>5894162,396814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9]+1" office:value-type="float" office:value="88" calcext:value-type="float">
            <text:p>88</text:p>
          </table:table-cell>
          <table:table-cell table:formula="of:=[.E89]-[.$B$7]*[.F89]*[.E89]/[.$B$1]" office:value-type="float" office:value="2963809.06245688" calcext:value-type="float">
            <text:p>2963809,06245688</text:p>
          </table:table-cell>
          <table:table-cell table:formula="of:=[.F89]-[.$B$5]*[.F89]+[.$B$7]*[.F89]*[.E89]/[.$B$1]" office:value-type="float" office:value="1034349.0039519" calcext:value-type="float">
            <text:p>1034349,0039519</text:p>
          </table:table-cell>
          <table:table-cell table:formula="of:=[.G89]+[.$B$5]*[.F89]" office:value-type="float" office:value="6001841.93359121" calcext:value-type="float">
            <text:p>6001841,933591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0]+1" office:value-type="float" office:value="89" calcext:value-type="float">
            <text:p>89</text:p>
          </table:table-cell>
          <table:table-cell table:formula="of:=[.E90]-[.$B$7]*[.F90]*[.E90]/[.$B$1]" office:value-type="float" office:value="2902496.80342377" calcext:value-type="float">
            <text:p>2902496,80342377</text:p>
          </table:table-cell>
          <table:table-cell table:formula="of:=[.F90]-[.$B$5]*[.F90]+[.$B$7]*[.F90]*[.E90]/[.$B$1]" office:value-type="float" office:value="992226.362589832" calcext:value-type="float">
            <text:p>992226,362589832</text:p>
          </table:table-cell>
          <table:table-cell table:formula="of:=[.G90]+[.$B$5]*[.F90]" office:value-type="float" office:value="6105276.8339864" calcext:value-type="float">
            <text:p>6105276,83398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1]+1" office:value-type="float" office:value="90" calcext:value-type="float">
            <text:p>90</text:p>
          </table:table-cell>
          <table:table-cell table:formula="of:=[.E91]-[.$B$7]*[.F91]*[.E91]/[.$B$1]" office:value-type="float" office:value="2844898.12650997" calcext:value-type="float">
            <text:p>2844898,12650997</text:p>
          </table:table-cell>
          <table:table-cell table:formula="of:=[.F91]-[.$B$5]*[.F91]+[.$B$7]*[.F91]*[.E91]/[.$B$1]" office:value-type="float" office:value="950602.403244645" calcext:value-type="float">
            <text:p>950602,403244645</text:p>
          </table:table-cell>
          <table:table-cell table:formula="of:=[.G91]+[.$B$5]*[.F91]" office:value-type="float" office:value="6204499.47024539" calcext:value-type="float">
            <text:p>6204499,470245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2]+1" office:value-type="float" office:value="91" calcext:value-type="float">
            <text:p>91</text:p>
          </table:table-cell>
          <table:table-cell table:formula="of:=[.E92]-[.$B$7]*[.F92]*[.E92]/[.$B$1]" office:value-type="float" office:value="2790810.78658904" calcext:value-type="float">
            <text:p>2790810,78658904</text:p>
          </table:table-cell>
          <table:table-cell table:formula="of:=[.F92]-[.$B$5]*[.F92]+[.$B$7]*[.F92]*[.E92]/[.$B$1]" office:value-type="float" office:value="909629.502841112" calcext:value-type="float">
            <text:p>909629,502841112</text:p>
          </table:table-cell>
          <table:table-cell table:formula="of:=[.G92]+[.$B$5]*[.F92]" office:value-type="float" office:value="6299559.71056985" calcext:value-type="float">
            <text:p>6299559,7105698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3]+1" office:value-type="float" office:value="92" calcext:value-type="float">
            <text:p>92</text:p>
          </table:table-cell>
          <table:table-cell table:formula="of:=[.E93]-[.$B$7]*[.F93]*[.E93]/[.$B$1]" office:value-type="float" office:value="2740038.71002247" calcext:value-type="float">
            <text:p>2740038,71002247</text:p>
          </table:table-cell>
          <table:table-cell table:formula="of:=[.F93]-[.$B$5]*[.F93]+[.$B$7]*[.F93]*[.E93]/[.$B$1]" office:value-type="float" office:value="869438.629123572" calcext:value-type="float">
            <text:p>869438,629123572</text:p>
          </table:table-cell>
          <table:table-cell table:formula="of:=[.G93]+[.$B$5]*[.F93]" office:value-type="float" office:value="6390522.66085396" calcext:value-type="float">
            <text:p>6390522,6608539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4]+1" office:value-type="float" office:value="93" calcext:value-type="float">
            <text:p>93</text:p>
          </table:table-cell>
          <table:table-cell table:formula="of:=[.E94]-[.$B$7]*[.F94]*[.E94]/[.$B$1]" office:value-type="float" office:value="2692392.80002672" calcext:value-type="float">
            <text:p>2692392,80002672</text:p>
          </table:table-cell>
          <table:table-cell table:formula="of:=[.F94]-[.$B$5]*[.F94]+[.$B$7]*[.F94]*[.E94]/[.$B$1]" office:value-type="float" office:value="830140.676206964" calcext:value-type="float">
            <text:p>830140,676206964</text:p>
          </table:table-cell>
          <table:table-cell table:formula="of:=[.G94]+[.$B$5]*[.F94]" office:value-type="float" office:value="6477466.52376632" calcext:value-type="float">
            <text:p>6477466,5237663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5]+1" office:value-type="float" office:value="94" calcext:value-type="float">
            <text:p>94</text:p>
          </table:table-cell>
          <table:table-cell table:formula="of:=[.E95]-[.$B$7]*[.F95]*[.E95]/[.$B$1]" office:value-type="float" office:value="2647691.50443414" calcext:value-type="float">
            <text:p>2647691,50443414</text:p>
          </table:table-cell>
          <table:table-cell table:formula="of:=[.F95]-[.$B$5]*[.F95]+[.$B$7]*[.F95]*[.E95]/[.$B$1]" office:value-type="float" office:value="791827.904178847" calcext:value-type="float">
            <text:p>791827,904178847</text:p>
          </table:table-cell>
          <table:table-cell table:formula="of:=[.G95]+[.$B$5]*[.F95]" office:value-type="float" office:value="6560480.59138702" calcext:value-type="float">
            <text:p>6560480,591387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6]+1" office:value-type="float" office:value="95" calcext:value-type="float">
            <text:p>95</text:p>
          </table:table-cell>
          <table:table-cell table:formula="of:=[.E96]-[.$B$7]*[.F96]*[.E96]/[.$B$1]" office:value-type="float" office:value="2605761.18413677" calcext:value-type="float">
            <text:p>2605761,18413677</text:p>
          </table:table-cell>
          <table:table-cell table:formula="of:=[.F96]-[.$B$5]*[.F96]+[.$B$7]*[.F96]*[.E96]/[.$B$1]" office:value-type="float" office:value="754575.434058326" calcext:value-type="float">
            <text:p>754575,434058326</text:p>
          </table:table-cell>
          <table:table-cell table:formula="of:=[.G96]+[.$B$5]*[.F96]" office:value-type="float" office:value="6639663.3818049" calcext:value-type="float">
            <text:p>6639663,38180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7]+1" office:value-type="float" office:value="96" calcext:value-type="float">
            <text:p>96</text:p>
          </table:table-cell>
          <table:table-cell table:formula="of:=[.E97]-[.$B$7]*[.F97]*[.E97]/[.$B$1]" office:value-type="float" office:value="2566436.31660533" calcext:value-type="float">
            <text:p>2566436,31660533</text:p>
          </table:table-cell>
          <table:table-cell table:formula="of:=[.F97]-[.$B$5]*[.F97]+[.$B$7]*[.F97]*[.E97]/[.$B$1]" office:value-type="float" office:value="718442.758183941" calcext:value-type="float">
            <text:p>718442,758183941</text:p>
          </table:table-cell>
          <table:table-cell table:formula="of:=[.G97]+[.$B$5]*[.F97]" office:value-type="float" office:value="6715120.92521073" calcext:value-type="float">
            <text:p>6715120,925210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8]+1" office:value-type="float" office:value="97" calcext:value-type="float">
            <text:p>97</text:p>
          </table:table-cell>
          <table:table-cell table:formula="of:=[.E98]-[.$B$7]*[.F98]*[.E98]/[.$B$1]" office:value-type="float" office:value="2529559.56488522" calcext:value-type="float">
            <text:p>2529559,56488522</text:p>
          </table:table-cell>
          <table:table-cell table:formula="of:=[.F98]-[.$B$5]*[.F98]+[.$B$7]*[.F98]*[.E98]/[.$B$1]" office:value-type="float" office:value="683475.234085654" calcext:value-type="float">
            <text:p>683475,234085654</text:p>
          </table:table-cell>
          <table:table-cell table:formula="of:=[.G98]+[.$B$5]*[.F98]" office:value-type="float" office:value="6786965.20102913" calcext:value-type="float">
            <text:p>6786965,2010291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9]+1" office:value-type="float" office:value="98" calcext:value-type="float">
            <text:p>98</text:p>
          </table:table-cell>
          <table:table-cell table:formula="of:=[.E99]-[.$B$7]*[.F99]*[.E99]/[.$B$1]" office:value-type="float" office:value="2494981.73857035" calcext:value-type="float">
            <text:p>2494981,73857035</text:p>
          </table:table-cell>
          <table:table-cell table:formula="of:=[.F99]-[.$B$5]*[.F99]+[.$B$7]*[.F99]*[.E99]/[.$B$1]" office:value-type="float" office:value="649705.536991959" calcext:value-type="float">
            <text:p>649705,536991959</text:p>
          </table:table-cell>
          <table:table-cell table:formula="of:=[.G99]+[.$B$5]*[.F99]" office:value-type="float" office:value="6855312.72443769" calcext:value-type="float">
            <text:p>6855312,724437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0]+1" office:value-type="float" office:value="99" calcext:value-type="float">
            <text:p>99</text:p>
          </table:table-cell>
          <table:table-cell table:formula="of:=[.E100]-[.$B$7]*[.F100]*[.E100]/[.$B$1]" office:value-type="float" office:value="2462561.66956549" calcext:value-type="float">
            <text:p>2462561,66956549</text:p>
          </table:table-cell>
          <table:table-cell table:formula="of:=[.F100]-[.$B$5]*[.F100]+[.$B$7]*[.F100]*[.E100]/[.$B$1]" office:value-type="float" office:value="617155.052297623" calcext:value-type="float">
            <text:p>617155,052297623</text:p>
          </table:table-cell>
          <table:table-cell table:formula="of:=[.G100]+[.$B$5]*[.F100]" office:value-type="float" office:value="6920283.27813689" calcext:value-type="float">
            <text:p>6920283,2781368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1]+1" office:value-type="float" office:value="100" calcext:value-type="float">
            <text:p>100</text:p>
          </table:table-cell>
          <table:table-cell table:formula="of:=[.E101]-[.$B$7]*[.F101]*[.E101]/[.$B$1]" office:value-type="float" office:value="2432166.02204615" calcext:value-type="float">
            <text:p>2432166,02204615</text:p>
          </table:table-cell>
          <table:table-cell table:formula="of:=[.F101]-[.$B$5]*[.F101]+[.$B$7]*[.F101]*[.E101]/[.$B$1]" office:value-type="float" office:value="585835.194587197" calcext:value-type="float">
            <text:p>585835,194587197</text:p>
          </table:table-cell>
          <table:table-cell table:formula="of:=[.G101]+[.$B$5]*[.F101]" office:value-type="float" office:value="6981998.78336665" calcext:value-type="float">
            <text:p>6981998,7833666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2]+1" office:value-type="float" office:value="101" calcext:value-type="float">
            <text:p>101</text:p>
          </table:table-cell>
          <table:table-cell table:formula="of:=[.E102]-[.$B$7]*[.F102]*[.E102]/[.$B$1]" office:value-type="float" office:value="2403669.05295028" calcext:value-type="float">
            <text:p>2403669,05295028</text:p>
          </table:table-cell>
          <table:table-cell table:formula="of:=[.F102]-[.$B$5]*[.F102]+[.$B$7]*[.F102]*[.E102]/[.$B$1]" office:value-type="float" office:value="555748.644224353" calcext:value-type="float">
            <text:p>555748,644224353</text:p>
          </table:table-cell>
          <table:table-cell table:formula="of:=[.G102]+[.$B$5]*[.F102]" office:value-type="float" office:value="7040582.30282537" calcext:value-type="float">
            <text:p>7040582,3028253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3]+1" office:value-type="float" office:value="102" calcext:value-type="float">
            <text:p>102</text:p>
          </table:table-cell>
          <table:table-cell table:formula="of:=[.E103]-[.$B$7]*[.F103]*[.E103]/[.$B$1]" office:value-type="float" office:value="2376952.33660345" calcext:value-type="float">
            <text:p>2376952,33660345</text:p>
          </table:table-cell>
          <table:table-cell table:formula="of:=[.F103]-[.$B$5]*[.F103]+[.$B$7]*[.F103]*[.E103]/[.$B$1]" office:value-type="float" office:value="526890.49614874" calcext:value-type="float">
            <text:p>526890,49614874</text:p>
          </table:table-cell>
          <table:table-cell table:formula="of:=[.G103]+[.$B$5]*[.F103]" office:value-type="float" office:value="7096157.16724781" calcext:value-type="float">
            <text:p>7096157,1672478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4]+1" office:value-type="float" office:value="103" calcext:value-type="float">
            <text:p>103</text:p>
          </table:table-cell>
          <table:table-cell table:formula="of:=[.E104]-[.$B$7]*[.F104]*[.E104]/[.$B$1]" office:value-type="float" office:value="2351904.46468436" calcext:value-type="float">
            <text:p>2351904,46468436</text:p>
          </table:table-cell>
          <table:table-cell table:formula="of:=[.F104]-[.$B$5]*[.F104]+[.$B$7]*[.F104]*[.E104]/[.$B$1]" office:value-type="float" office:value="499249.318452964" calcext:value-type="float">
            <text:p>499249,318452964</text:p>
          </table:table-cell>
          <table:table-cell table:formula="of:=[.G104]+[.$B$5]*[.F104]" office:value-type="float" office:value="7148846.21686268" calcext:value-type="float">
            <text:p>7148846,216862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5]+1" office:value-type="float" office:value="104" calcext:value-type="float">
            <text:p>104</text:p>
          </table:table-cell>
          <table:table-cell table:formula="of:=[.E105]-[.$B$7]*[.F105]*[.E105]/[.$B$1]" office:value-type="float" office:value="2328420.73066315" calcext:value-type="float">
            <text:p>2328420,73066315</text:p>
          </table:table-cell>
          <table:table-cell table:formula="of:=[.F105]-[.$B$5]*[.F105]+[.$B$7]*[.F105]*[.E105]/[.$B$1]" office:value-type="float" office:value="472808.120628871" calcext:value-type="float">
            <text:p>472808,120628871</text:p>
          </table:table-cell>
          <table:table-cell table:formula="of:=[.G105]+[.$B$5]*[.F105]" office:value-type="float" office:value="7198771.14870797" calcext:value-type="float">
            <text:p>7198771,148707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6]+1" office:value-type="float" office:value="105" calcext:value-type="float">
            <text:p>105</text:p>
          </table:table-cell>
          <table:table-cell table:formula="of:=[.E106]-[.$B$7]*[.F106]*[.E106]/[.$B$1]" office:value-type="float" office:value="2306402.80606919" calcext:value-type="float">
            <text:p>2306402,80606919</text:p>
          </table:table-cell>
          <table:table-cell table:formula="of:=[.F106]-[.$B$5]*[.F106]+[.$B$7]*[.F106]*[.E106]/[.$B$1]" office:value-type="float" office:value="447545.233159947" calcext:value-type="float">
            <text:p>447545,233159947</text:p>
          </table:table-cell>
          <table:table-cell table:formula="of:=[.G106]+[.$B$5]*[.F106]" office:value-type="float" office:value="7246051.96077086" calcext:value-type="float">
            <text:p>7246051,960770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7]+1" office:value-type="float" office:value="106" calcext:value-type="float">
            <text:p>106</text:p>
          </table:table-cell>
          <table:table-cell table:formula="of:=[.E107]-[.$B$7]*[.F107]*[.E107]/[.$B$1]" office:value-type="float" office:value="2285758.41443713" calcext:value-type="float">
            <text:p>2285758,41443713</text:p>
          </table:table-cell>
          <table:table-cell table:formula="of:=[.F107]-[.$B$5]*[.F107]+[.$B$7]*[.F107]*[.E107]/[.$B$1]" office:value-type="float" office:value="423435.101476012" calcext:value-type="float">
            <text:p>423435,101476012</text:p>
          </table:table-cell>
          <table:table-cell table:formula="of:=[.G107]+[.$B$5]*[.F107]" office:value-type="float" office:value="7290806.48408686" calcext:value-type="float">
            <text:p>7290806,484086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8]+1" office:value-type="float" office:value="107" calcext:value-type="float">
            <text:p>107</text:p>
          </table:table-cell>
          <table:table-cell table:formula="of:=[.E108]-[.$B$7]*[.F108]*[.E108]/[.$B$1]" office:value-type="float" office:value="2266401.00751379" calcext:value-type="float">
            <text:p>2266401,00751379</text:p>
          </table:table-cell>
          <table:table-cell table:formula="of:=[.F108]-[.$B$5]*[.F108]+[.$B$7]*[.F108]*[.E108]/[.$B$1]" office:value-type="float" office:value="400448.998251747" calcext:value-type="float">
            <text:p>400448,998251747</text:p>
          </table:table-cell>
          <table:table-cell table:formula="of:=[.G108]+[.$B$5]*[.F108]" office:value-type="float" office:value="7333149.99423446" calcext:value-type="float">
            <text:p>7333149,994234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9]+1" office:value-type="float" office:value="108" calcext:value-type="float">
            <text:p>108</text:p>
          </table:table-cell>
          <table:table-cell table:formula="of:=[.E109]-[.$B$7]*[.F109]*[.E109]/[.$B$1]" office:value-type="float" office:value="2248249.44725188" calcext:value-type="float">
            <text:p>2248249,44725188</text:p>
          </table:table-cell>
          <table:table-cell table:formula="of:=[.F109]-[.$B$5]*[.F109]+[.$B$7]*[.F109]*[.E109]/[.$B$1]" office:value-type="float" office:value="378555.658688486" calcext:value-type="float">
            <text:p>378555,658688486</text:p>
          </table:table-cell>
          <table:table-cell table:formula="of:=[.G109]+[.$B$5]*[.F109]" office:value-type="float" office:value="7373194.89405963" calcext:value-type="float">
            <text:p>7373194,894059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0]+1" office:value-type="float" office:value="109" calcext:value-type="float">
            <text:p>109</text:p>
          </table:table-cell>
          <table:table-cell table:formula="of:=[.E110]-[.$B$7]*[.F110]*[.E110]/[.$B$1]" office:value-type="float" office:value="2231227.69624387" calcext:value-type="float">
            <text:p>2231227,69624387</text:p>
          </table:table-cell>
          <table:table-cell table:formula="of:=[.F110]-[.$B$5]*[.F110]+[.$B$7]*[.F110]*[.E110]/[.$B$1]" office:value-type="float" office:value="357721.843827646" calcext:value-type="float">
            <text:p>357721,843827646</text:p>
          </table:table-cell>
          <table:table-cell table:formula="of:=[.G110]+[.$B$5]*[.F110]" office:value-type="float" office:value="7411050.45992848" calcext:value-type="float">
            <text:p>7411050,4599284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1]+1" office:value-type="float" office:value="110" calcext:value-type="float">
            <text:p>110</text:p>
          </table:table-cell>
          <table:table-cell table:formula="of:=[.E111]-[.$B$7]*[.F111]*[.E111]/[.$B$1]" office:value-type="float" office:value="2215264.51853388" calcext:value-type="float">
            <text:p>2215264,51853388</text:p>
          </table:table-cell>
          <table:table-cell table:formula="of:=[.F111]-[.$B$5]*[.F111]+[.$B$7]*[.F111]*[.E111]/[.$B$1]" office:value-type="float" office:value="337912.837154875" calcext:value-type="float">
            <text:p>337912,837154875</text:p>
          </table:table-cell>
          <table:table-cell table:formula="of:=[.G111]+[.$B$5]*[.F111]" office:value-type="float" office:value="7446822.64431125" calcext:value-type="float">
            <text:p>7446822,644311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2]+1" office:value-type="float" office:value="111" calcext:value-type="float">
            <text:p>111</text:p>
          </table:table-cell>
          <table:table-cell table:formula="of:=[.E112]-[.$B$7]*[.F112]*[.E112]/[.$B$1]" office:value-type="float" office:value="2200293.19216375" calcext:value-type="float">
            <text:p>2200293,19216375</text:p>
          </table:table-cell>
          <table:table-cell table:formula="of:=[.F112]-[.$B$5]*[.F112]+[.$B$7]*[.F112]*[.E112]/[.$B$1]" office:value-type="float" office:value="319092.879809514" calcext:value-type="float">
            <text:p>319092,879809514</text:p>
          </table:table-cell>
          <table:table-cell table:formula="of:=[.G112]+[.$B$5]*[.F112]" office:value-type="float" office:value="7480613.92802673" calcext:value-type="float">
            <text:p>7480613,928026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3]+1" office:value-type="float" office:value="112" calcext:value-type="float">
            <text:p>112</text:p>
          </table:table-cell>
          <table:table-cell table:formula="of:=[.E113]-[.$B$7]*[.F113]*[.E113]/[.$B$1]" office:value-type="float" office:value="2186251.2343415" calcext:value-type="float">
            <text:p>2186251,2343415</text:p>
          </table:table-cell>
          <table:table-cell table:formula="of:=[.F113]-[.$B$5]*[.F113]+[.$B$7]*[.F113]*[.E113]/[.$B$1]" office:value-type="float" office:value="301225.549650818" calcext:value-type="float">
            <text:p>301225,549650818</text:p>
          </table:table-cell>
          <table:table-cell table:formula="of:=[.G113]+[.$B$5]*[.F113]" office:value-type="float" office:value="7512523.21600769" calcext:value-type="float">
            <text:p>7512523,216007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4]+1" office:value-type="float" office:value="113" calcext:value-type="float">
            <text:p>113</text:p>
          </table:table-cell>
          <table:table-cell table:formula="of:=[.E114]-[.$B$7]*[.F114]*[.E114]/[.$B$1]" office:value-type="float" office:value="2173080.13974671" calcext:value-type="float">
            <text:p>2173080,13974671</text:p>
          </table:table-cell>
          <table:table-cell table:formula="of:=[.F114]-[.$B$5]*[.F114]+[.$B$7]*[.F114]*[.E114]/[.$B$1]" office:value-type="float" office:value="284274.089280522" calcext:value-type="float">
            <text:p>284274,089280522</text:p>
          </table:table-cell>
          <table:table-cell table:formula="of:=[.G114]+[.$B$5]*[.F114]" office:value-type="float" office:value="7542645.77097277" calcext:value-type="float">
            <text:p>7542645,770972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5]+1" office:value-type="float" office:value="114" calcext:value-type="float">
            <text:p>114</text:p>
          </table:table-cell>
          <table:table-cell table:formula="of:=[.E115]-[.$B$7]*[.F115]*[.E115]/[.$B$1]" office:value-type="float" office:value="2160725.13219351" calcext:value-type="float">
            <text:p>2160725,13219351</text:p>
          </table:table-cell>
          <table:table-cell table:formula="of:=[.F115]-[.$B$5]*[.F115]+[.$B$7]*[.F115]*[.E115]/[.$B$1]" office:value-type="float" office:value="268201.687905672" calcext:value-type="float">
            <text:p>268201,687905672</text:p>
          </table:table-cell>
          <table:table-cell table:formula="of:=[.G115]+[.$B$5]*[.F115]" office:value-type="float" office:value="7571073.17990082" calcext:value-type="float">
            <text:p>7571073,1799008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6]+1" office:value-type="float" office:value="115" calcext:value-type="float">
            <text:p>115</text:p>
          </table:table-cell>
          <table:table-cell table:formula="of:=[.E116]-[.$B$7]*[.F116]*[.E116]/[.$B$1]" office:value-type="float" office:value="2149134.92964242" calcext:value-type="float">
            <text:p>2149134,92964242</text:p>
          </table:table-cell>
          <table:table-cell table:formula="of:=[.F116]-[.$B$5]*[.F116]+[.$B$7]*[.F116]*[.E116]/[.$B$1]" office:value-type="float" office:value="252971.721666195" calcext:value-type="float">
            <text:p>252971,721666195</text:p>
          </table:table-cell>
          <table:table-cell table:formula="of:=[.G116]+[.$B$5]*[.F116]" office:value-type="float" office:value="7597893.34869139" calcext:value-type="float">
            <text:p>7597893,348691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7]+1" office:value-type="float" office:value="116" calcext:value-type="float">
            <text:p>116</text:p>
          </table:table-cell>
          <table:table-cell table:formula="of:=[.E117]-[.$B$7]*[.F117]*[.E117]/[.$B$1]" office:value-type="float" office:value="2138261.52237753" calcext:value-type="float">
            <text:p>2138261,52237753</text:p>
          </table:table-cell>
          <table:table-cell table:formula="of:=[.F117]-[.$B$5]*[.F117]+[.$B$7]*[.F117]*[.E117]/[.$B$1]" office:value-type="float" office:value="238547.956764467" calcext:value-type="float">
            <text:p>238547,956764467</text:p>
          </table:table-cell>
          <table:table-cell table:formula="of:=[.G117]+[.$B$5]*[.F117]" office:value-type="float" office:value="7623190.52085801" calcext:value-type="float">
            <text:p>7623190,520858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8]+1" office:value-type="float" office:value="117" calcext:value-type="float">
            <text:p>117</text:p>
          </table:table-cell>
          <table:table-cell table:formula="of:=[.E118]-[.$B$7]*[.F118]*[.E118]/[.$B$1]" office:value-type="float" office:value="2128059.9640337" calcext:value-type="float">
            <text:p>2128059,9640337</text:p>
          </table:table-cell>
          <table:table-cell table:formula="of:=[.F118]-[.$B$5]*[.F118]+[.$B$7]*[.F118]*[.E118]/[.$B$1]" office:value-type="float" office:value="224894.719431845" calcext:value-type="float">
            <text:p>224894,719431845</text:p>
          </table:table-cell>
          <table:table-cell table:formula="of:=[.G118]+[.$B$5]*[.F118]" office:value-type="float" office:value="7647045.31653445" calcext:value-type="float">
            <text:p>7647045,316534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9]+1" office:value-type="float" office:value="118" calcext:value-type="float">
            <text:p>118</text:p>
          </table:table-cell>
          <table:table-cell table:formula="of:=[.E119]-[.$B$7]*[.F119]*[.E119]/[.$B$1]" office:value-type="float" office:value="2118488.17506279" calcext:value-type="float">
            <text:p>2118488,17506279</text:p>
          </table:table-cell>
          <table:table-cell table:formula="of:=[.F119]-[.$B$5]*[.F119]+[.$B$7]*[.F119]*[.E119]/[.$B$1]" office:value-type="float" office:value="211977.036459571" calcext:value-type="float">
            <text:p>211977,036459571</text:p>
          </table:table-cell>
          <table:table-cell table:formula="of:=[.G119]+[.$B$5]*[.F119]" office:value-type="float" office:value="7669534.78847764" calcext:value-type="float">
            <text:p>7669534,788477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0]+1" office:value-type="float" office:value="119" calcext:value-type="float">
            <text:p>119</text:p>
          </table:table-cell>
          <table:table-cell table:formula="of:=[.E120]-[.$B$7]*[.F120]*[.E120]/[.$B$1]" office:value-type="float" office:value="2109506.7581603" calcext:value-type="float">
            <text:p>2109506,7581603</text:p>
          </table:table-cell>
          <table:table-cell table:formula="of:=[.F120]-[.$B$5]*[.F120]+[.$B$7]*[.F120]*[.E120]/[.$B$1]" office:value-type="float" office:value="199760.749716103" calcext:value-type="float">
            <text:p>199760,749716103</text:p>
          </table:table-cell>
          <table:table-cell table:formula="of:=[.G120]+[.$B$5]*[.F120]" office:value-type="float" office:value="7690732.49212359" calcext:value-type="float">
            <text:p>7690732,492123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1]+1" office:value-type="float" office:value="120" calcext:value-type="float">
            <text:p>120</text:p>
          </table:table-cell>
          <table:table-cell table:formula="of:=[.E121]-[.$B$7]*[.F121]*[.E121]/[.$B$1]" office:value-type="float" office:value="2101078.82512948" calcext:value-type="float">
            <text:p>2101078,82512948</text:p>
          </table:table-cell>
          <table:table-cell table:formula="of:=[.F121]-[.$B$5]*[.F121]+[.$B$7]*[.F121]*[.E121]/[.$B$1]" office:value-type="float" office:value="188212.607775318" calcext:value-type="float">
            <text:p>188212,607775318</text:p>
          </table:table-cell>
          <table:table-cell table:formula="of:=[.G121]+[.$B$5]*[.F121]" office:value-type="float" office:value="7710708.5670952" calcext:value-type="float">
            <text:p>7710708,56709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2]+1" office:value-type="float" office:value="121" calcext:value-type="float">
            <text:p>121</text:p>
          </table:table-cell>
          <table:table-cell table:formula="of:=[.E122]-[.$B$7]*[.F122]*[.E122]/[.$B$1]" office:value-type="float" office:value="2093169.8346331" calcext:value-type="float">
            <text:p>2093169,8346331</text:p>
          </table:table-cell>
          <table:table-cell table:formula="of:=[.F122]-[.$B$5]*[.F122]+[.$B$7]*[.F122]*[.E122]/[.$B$1]" office:value-type="float" office:value="177300.337494169" calcext:value-type="float">
            <text:p>177300,337494169</text:p>
          </table:table-cell>
          <table:table-cell table:formula="of:=[.G122]+[.$B$5]*[.F122]" office:value-type="float" office:value="7729529.82787274" calcext:value-type="float">
            <text:p>7729529,827872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3]+1" office:value-type="float" office:value="122" calcext:value-type="float">
            <text:p>122</text:p>
          </table:table-cell>
          <table:table-cell table:formula="of:=[.E123]-[.$B$7]*[.F123]*[.E123]/[.$B$1]" office:value-type="float" office:value="2085747.44027083" calcext:value-type="float">
            <text:p>2085747,44027083</text:p>
          </table:table-cell>
          <table:table-cell table:formula="of:=[.F123]-[.$B$5]*[.F123]+[.$B$7]*[.F123]*[.E123]/[.$B$1]" office:value-type="float" office:value="166992.698107013" calcext:value-type="float">
            <text:p>166992,698107013</text:p>
          </table:table-cell>
          <table:table-cell table:formula="of:=[.G123]+[.$B$5]*[.F123]" office:value-type="float" office:value="7747259.86162215" calcext:value-type="float">
            <text:p>7747259,861622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4]+1" office:value-type="float" office:value="123" calcext:value-type="float">
            <text:p>123</text:p>
          </table:table-cell>
          <table:table-cell table:formula="of:=[.E124]-[.$B$7]*[.F124]*[.E124]/[.$B$1]" office:value-type="float" office:value="2078781.34841842" calcext:value-type="float">
            <text:p>2078781,34841842</text:p>
          </table:table-cell>
          <table:table-cell table:formula="of:=[.F124]-[.$B$5]*[.F124]+[.$B$7]*[.F124]*[.E124]/[.$B$1]" office:value-type="float" office:value="157259.520148724" calcext:value-type="float">
            <text:p>157259,520148724</text:p>
          </table:table-cell>
          <table:table-cell table:formula="of:=[.G124]+[.$B$5]*[.F124]" office:value-type="float" office:value="7763959.13143285" calcext:value-type="float">
            <text:p>7763959,1314328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5]+1" office:value-type="float" office:value="124" calcext:value-type="float">
            <text:p>124</text:p>
          </table:table-cell>
          <table:table-cell table:formula="of:=[.E125]-[.$B$7]*[.F125]*[.E125]/[.$B$1]" office:value-type="float" office:value="2072243.18527149" calcext:value-type="float">
            <text:p>2072243,18527149</text:p>
          </table:table-cell>
          <table:table-cell table:formula="of:=[.F125]-[.$B$5]*[.F125]+[.$B$7]*[.F125]*[.E125]/[.$B$1]" office:value-type="float" office:value="148071.73128078" calcext:value-type="float">
            <text:p>148071,73128078</text:p>
          </table:table-cell>
          <table:table-cell table:formula="of:=[.G125]+[.$B$5]*[.F125]" office:value-type="float" office:value="7779685.08344773" calcext:value-type="float">
            <text:p>7779685,083447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6]+1" office:value-type="float" office:value="125" calcext:value-type="float">
            <text:p>125</text:p>
          </table:table-cell>
          <table:table-cell table:formula="of:=[.E126]-[.$B$7]*[.F126]*[.E126]/[.$B$1]" office:value-type="float" office:value="2066106.37254993" calcext:value-type="float">
            <text:p>2066106,37254993</text:p>
          </table:table-cell>
          <table:table-cell table:formula="of:=[.F126]-[.$B$5]*[.F126]+[.$B$7]*[.F126]*[.E126]/[.$B$1]" office:value-type="float" office:value="139401.370874261" calcext:value-type="float">
            <text:p>139401,370874261</text:p>
          </table:table-cell>
          <table:table-cell table:formula="of:=[.G126]+[.$B$5]*[.F126]" office:value-type="float" office:value="7794492.25657581" calcext:value-type="float">
            <text:p>7794492,2565758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7]+1" office:value-type="float" office:value="126" calcext:value-type="float">
            <text:p>126</text:p>
          </table:table-cell>
          <table:table-cell table:formula="of:=[.E127]-[.$B$7]*[.F127]*[.E127]/[.$B$1]" office:value-type="float" office:value="2060346.01133582" calcext:value-type="float">
            <text:p>2060346,01133582</text:p>
          </table:table-cell>
          <table:table-cell table:formula="of:=[.F127]-[.$B$5]*[.F127]+[.$B$7]*[.F127]*[.E127]/[.$B$1]" office:value-type="float" office:value="131221.595000945" calcext:value-type="float">
            <text:p>131221,595000945</text:p>
          </table:table-cell>
          <table:table-cell table:formula="of:=[.G127]+[.$B$5]*[.F127]" office:value-type="float" office:value="7808432.39366323" calcext:value-type="float">
            <text:p>7808432,3936632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8]+1" office:value-type="float" office:value="127" calcext:value-type="float">
            <text:p>127</text:p>
          </table:table-cell>
          <table:table-cell table:formula="of:=[.E128]-[.$B$7]*[.F128]*[.E128]/[.$B$1]" office:value-type="float" office:value="2054938.7735386" calcext:value-type="float">
            <text:p>2054938,7735386</text:p>
          </table:table-cell>
          <table:table-cell table:formula="of:=[.F128]-[.$B$5]*[.F128]+[.$B$7]*[.F128]*[.E128]/[.$B$1]" office:value-type="float" office:value="123506.673298077" calcext:value-type="float">
            <text:p>123506,673298077</text:p>
          </table:table-cell>
          <table:table-cell table:formula="of:=[.G128]+[.$B$5]*[.F128]" office:value-type="float" office:value="7821554.55316333" calcext:value-type="float">
            <text:p>7821554,553163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9]+1" office:value-type="float" office:value="128" calcext:value-type="float">
            <text:p>128</text:p>
          </table:table-cell>
          <table:table-cell table:formula="of:=[.E129]-[.$B$7]*[.F129]*[.E129]/[.$B$1]" office:value-type="float" office:value="2049862.80050358" calcext:value-type="float">
            <text:p>2049862,80050358</text:p>
          </table:table-cell>
          <table:table-cell table:formula="of:=[.F129]-[.$B$5]*[.F129]+[.$B$7]*[.F129]*[.E129]/[.$B$1]" office:value-type="float" office:value="116231.979003289" calcext:value-type="float">
            <text:p>116231,979003289</text:p>
          </table:table-cell>
          <table:table-cell table:formula="of:=[.G129]+[.$B$5]*[.F129]" office:value-type="float" office:value="7833905.22049313" calcext:value-type="float">
            <text:p>7833905,2204931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30]+1" office:value-type="float" office:value="129" calcext:value-type="float">
            <text:p>129</text:p>
          </table:table-cell>
          <table:table-cell table:formula="of:=[.E130]-[.$B$7]*[.F130]*[.E130]/[.$B$1]" office:value-type="float" office:value="2045097.60830382" calcext:value-type="float">
            <text:p>2045097,60830382</text:p>
          </table:table-cell>
          <table:table-cell table:formula="of:=[.F130]-[.$B$5]*[.F130]+[.$B$7]*[.F130]*[.E130]/[.$B$1]" office:value-type="float" office:value="109373.973302715" calcext:value-type="float">
            <text:p>109373,973302715</text:p>
          </table:table-cell>
          <table:table-cell table:formula="of:=[.G130]+[.$B$5]*[.F130]" office:value-type="float" office:value="7845528.41839346" calcext:value-type="float">
            <text:p>7845528,418393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31]+1" office:value-type="float" office:value="130" calcext:value-type="float">
            <text:p>130</text:p>
          </table:table-cell>
          <table:table-cell table:formula="of:=[.E131]-[.$B$7]*[.F131]*[.E131]/[.$B$1]" office:value-type="float" office:value="2040623.99927958" calcext:value-type="float">
            <text:p>2040623,99927958</text:p>
          </table:table-cell>
          <table:table-cell table:formula="of:=[.F131]-[.$B$5]*[.F131]+[.$B$7]*[.F131]*[.E131]/[.$B$1]" office:value-type="float" office:value="102910.184996685" calcext:value-type="float">
            <text:p>102910,184996685</text:p>
          </table:table-cell>
          <table:table-cell table:formula="of:=[.G131]+[.$B$5]*[.F131]" office:value-type="float" office:value="7856465.81572373" calcext:value-type="float">
            <text:p>7856465,815723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32]+1" office:value-type="float" office:value="131" calcext:value-type="float">
            <text:p>131</text:p>
          </table:table-cell>
          <table:table-cell table:formula="of:=[.E132]-[.$B$7]*[.F132]*[.E132]/[.$B$1]" office:value-type="float" office:value="2036423.97941409" calcext:value-type="float">
            <text:p>2036423,97941409</text:p>
          </table:table-cell>
          <table:table-cell table:formula="of:=[.F132]-[.$B$5]*[.F132]+[.$B$7]*[.F132]*[.E132]/[.$B$1]" office:value-type="float" office:value="96819.1863625072" calcext:value-type="float">
            <text:p>96819,1863625072</text:p>
          </table:table-cell>
          <table:table-cell table:formula="of:=[.G132]+[.$B$5]*[.F132]" office:value-type="float" office:value="7866756.8342234" calcext:value-type="float">
            <text:p>7866756,83422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33]+1" office:value-type="float" office:value="132" calcext:value-type="float">
            <text:p>132</text:p>
          </table:table-cell>
          <table:table-cell table:formula="of:=[.E133]-[.$B$7]*[.F133]*[.E133]/[.$B$1]" office:value-type="float" office:value="2032480.68115857" calcext:value-type="float">
            <text:p>2032480,68115857</text:p>
          </table:table-cell>
          <table:table-cell table:formula="of:=[.F133]-[.$B$5]*[.F133]+[.$B$7]*[.F133]*[.E133]/[.$B$1]" office:value-type="float" office:value="91080.5659817759" calcext:value-type="float">
            <text:p>91080,5659817759</text:p>
          </table:table-cell>
          <table:table-cell table:formula="of:=[.G133]+[.$B$5]*[.F133]" office:value-type="float" office:value="7876438.75285965" calcext:value-type="float">
            <text:p>7876438,7528596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34]+1" office:value-type="float" office:value="133" calcext:value-type="float">
            <text:p>133</text:p>
          </table:table-cell>
          <table:table-cell table:formula="of:=[.E134]-[.$B$7]*[.F134]*[.E134]/[.$B$1]" office:value-type="float" office:value="2028778.29134283" calcext:value-type="float">
            <text:p>2028778,29134283</text:p>
          </table:table-cell>
          <table:table-cell table:formula="of:=[.F134]-[.$B$5]*[.F134]+[.$B$7]*[.F134]*[.E134]/[.$B$1]" office:value-type="float" office:value="85674.8991993373" calcext:value-type="float">
            <text:p>85674,8991993373</text:p>
          </table:table-cell>
          <table:table-cell table:formula="of:=[.G134]+[.$B$5]*[.F134]" office:value-type="float" office:value="7885546.80945783" calcext:value-type="float">
            <text:p>7885546,8094578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35]+1" office:value-type="float" office:value="134" calcext:value-type="float">
            <text:p>134</text:p>
          </table:table-cell>
          <table:table-cell table:formula="of:=[.E135]-[.$B$7]*[.F135]*[.E135]/[.$B$1]" office:value-type="float" office:value="2025301.98383066" calcext:value-type="float">
            <text:p>2025301,98383066</text:p>
          </table:table-cell>
          <table:table-cell table:formula="of:=[.F135]-[.$B$5]*[.F135]+[.$B$7]*[.F135]*[.E135]/[.$B$1]" office:value-type="float" office:value="80583.7167915756" calcext:value-type="float">
            <text:p>80583,7167915756</text:p>
          </table:table-cell>
          <table:table-cell table:formula="of:=[.G135]+[.$B$5]*[.F135]" office:value-type="float" office:value="7894114.29937776" calcext:value-type="float">
            <text:p>7894114,2993777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36]+1" office:value-type="float" office:value="135" calcext:value-type="float">
            <text:p>135</text:p>
          </table:table-cell>
          <table:table-cell table:formula="of:=[.E136]-[.$B$7]*[.F136]*[.E136]/[.$B$1]" office:value-type="float" office:value="2022037.85660101" calcext:value-type="float">
            <text:p>2022037,85660101</text:p>
          </table:table-cell>
          <table:table-cell table:formula="of:=[.F136]-[.$B$5]*[.F136]+[.$B$7]*[.F136]*[.E136]/[.$B$1]" office:value-type="float" office:value="75789.4723420665" calcext:value-type="float">
            <text:p>75789,4723420665</text:p>
          </table:table-cell>
          <table:table-cell table:formula="of:=[.G136]+[.$B$5]*[.F136]" office:value-type="float" office:value="7902172.67105692" calcext:value-type="float">
            <text:p>7902172,671056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37]+1" office:value-type="float" office:value="136" calcext:value-type="float">
            <text:p>136</text:p>
          </table:table-cell>
          <table:table-cell table:formula="of:=[.E137]-[.$B$7]*[.F137]*[.E137]/[.$B$1]" office:value-type="float" office:value="2018972.87295686" calcext:value-type="float">
            <text:p>2018972,87295686</text:p>
          </table:table-cell>
          <table:table-cell table:formula="of:=[.F137]-[.$B$5]*[.F137]+[.$B$7]*[.F137]*[.E137]/[.$B$1]" office:value-type="float" office:value="71275.5087520094" calcext:value-type="float">
            <text:p>71275,5087520094</text:p>
          </table:table-cell>
          <table:table-cell table:formula="of:=[.G137]+[.$B$5]*[.F137]" office:value-type="float" office:value="7909751.61829113" calcext:value-type="float">
            <text:p>7909751,6182911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38]+1" office:value-type="float" office:value="137" calcext:value-type="float">
            <text:p>137</text:p>
          </table:table-cell>
          <table:table-cell table:formula="of:=[.E138]-[.$B$7]*[.F138]*[.E138]/[.$B$1]" office:value-type="float" office:value="2016094.80658333" calcext:value-type="float">
            <text:p>2016094,80658333</text:p>
          </table:table-cell>
          <table:table-cell table:formula="of:=[.F138]-[.$B$5]*[.F138]+[.$B$7]*[.F138]*[.E138]/[.$B$1]" office:value-type="float" office:value="67026.0242503386" calcext:value-type="float">
            <text:p>67026,0242503386</text:p>
          </table:table-cell>
          <table:table-cell table:formula="of:=[.G138]+[.$B$5]*[.F138]" office:value-type="float" office:value="7916879.16916633" calcext:value-type="float">
            <text:p>7916879,169166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39]+1" office:value-type="float" office:value="138" calcext:value-type="float">
            <text:p>138</text:p>
          </table:table-cell>
          <table:table-cell table:formula="of:=[.E139]-[.$B$7]*[.F139]*[.E139]/[.$B$1]" office:value-type="float" office:value="2013392.19019539" calcext:value-type="float">
            <text:p>2013392,19019539</text:p>
          </table:table-cell>
          <table:table-cell table:formula="of:=[.F139]-[.$B$5]*[.F139]+[.$B$7]*[.F139]*[.E139]/[.$B$1]" office:value-type="float" office:value="63026.0382132454" calcext:value-type="float">
            <text:p>63026,0382132454</text:p>
          </table:table-cell>
          <table:table-cell table:formula="of:=[.G139]+[.$B$5]*[.F139]" office:value-type="float" office:value="7923581.77159136" calcext:value-type="float">
            <text:p>7923581,771591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0]+1" office:value-type="float" office:value="139" calcext:value-type="float">
            <text:p>139</text:p>
          </table:table-cell>
          <table:table-cell table:formula="of:=[.E140]-[.$B$7]*[.F140]*[.E140]/[.$B$1]" office:value-type="float" office:value="2010854.26753304" calcext:value-type="float">
            <text:p>2010854,26753304</text:p>
          </table:table-cell>
          <table:table-cell table:formula="of:=[.F140]-[.$B$5]*[.F140]+[.$B$7]*[.F140]*[.E140]/[.$B$1]" office:value-type="float" office:value="59261.357054271" calcext:value-type="float">
            <text:p>59261,357054271</text:p>
          </table:table-cell>
          <table:table-cell table:formula="of:=[.G140]+[.$B$5]*[.F140]" office:value-type="float" office:value="7929884.37541269" calcext:value-type="float">
            <text:p>7929884,375412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1]+1" office:value-type="float" office:value="140" calcext:value-type="float">
            <text:p>140</text:p>
          </table:table-cell>
          <table:table-cell table:formula="of:=[.E141]-[.$B$7]*[.F141]*[.E141]/[.$B$1]" office:value-type="float" office:value="2008470.94847839" calcext:value-type="float">
            <text:p>2008470,94847839</text:p>
          </table:table-cell>
          <table:table-cell table:formula="of:=[.F141]-[.$B$5]*[.F141]+[.$B$7]*[.F141]*[.E141]/[.$B$1]" office:value-type="float" office:value="55718.5404034915" calcext:value-type="float">
            <text:p>55718,5404034915</text:p>
          </table:table-cell>
          <table:table-cell table:formula="of:=[.G141]+[.$B$5]*[.F141]" office:value-type="float" office:value="7935810.51111811" calcext:value-type="float">
            <text:p>7935810,511118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2]+1" office:value-type="float" office:value="141" calcext:value-type="float">
            <text:p>141</text:p>
          </table:table-cell>
          <table:table-cell table:formula="of:=[.E142]-[.$B$7]*[.F142]*[.E142]/[.$B$1]" office:value-type="float" office:value="2006232.76708455" calcext:value-type="float">
            <text:p>2006232,76708455</text:p>
          </table:table-cell>
          <table:table-cell table:formula="of:=[.F142]-[.$B$5]*[.F142]+[.$B$7]*[.F142]*[.E142]/[.$B$1]" office:value-type="float" office:value="52384.867756983" calcext:value-type="float">
            <text:p>52384,867756983</text:p>
          </table:table-cell>
          <table:table-cell table:formula="of:=[.G142]+[.$B$5]*[.F142]" office:value-type="float" office:value="7941382.36515846" calcext:value-type="float">
            <text:p>7941382,365158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3]+1" office:value-type="float" office:value="142" calcext:value-type="float">
            <text:p>142</text:p>
          </table:table-cell>
          <table:table-cell table:formula="of:=[.E143]-[.$B$7]*[.F143]*[.E143]/[.$B$1]" office:value-type="float" office:value="2004130.84232068" calcext:value-type="float">
            <text:p>2004130,84232068</text:p>
          </table:table-cell>
          <table:table-cell table:formula="of:=[.F143]-[.$B$5]*[.F143]+[.$B$7]*[.F143]*[.E143]/[.$B$1]" office:value-type="float" office:value="49248.3057451537" calcext:value-type="float">
            <text:p>49248,3057451537</text:p>
          </table:table-cell>
          <table:table-cell table:formula="of:=[.G143]+[.$B$5]*[.F143]" office:value-type="float" office:value="7946620.85193416" calcext:value-type="float">
            <text:p>7946620,851934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+1" office:value-type="float" office:value="143" calcext:value-type="float">
            <text:p>143</text:p>
          </table:table-cell>
          <table:table-cell table:formula="of:=[.E144]-[.$B$7]*[.F144]*[.E144]/[.$B$1]" office:value-type="float" office:value="2002156.84135117" calcext:value-type="float">
            <text:p>2002156,84135117</text:p>
          </table:table-cell>
          <table:table-cell table:formula="of:=[.F144]-[.$B$5]*[.F144]+[.$B$7]*[.F144]*[.E144]/[.$B$1]" office:value-type="float" office:value="46297.4761401564" calcext:value-type="float">
            <text:p>46297,4761401564</text:p>
          </table:table-cell>
          <table:table-cell table:formula="of:=[.G144]+[.$B$5]*[.F144]" office:value-type="float" office:value="7951545.68250868" calcext:value-type="float">
            <text:p>7951545,682508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5]+1" office:value-type="float" office:value="144" calcext:value-type="float">
            <text:p>144</text:p>
          </table:table-cell>
          <table:table-cell table:formula="of:=[.E145]-[.$B$7]*[.F145]*[.E145]/[.$B$1]" office:value-type="float" office:value="2000302.94517934" calcext:value-type="float">
            <text:p>2000302,94517934</text:p>
          </table:table-cell>
          <table:table-cell table:formula="of:=[.F145]-[.$B$5]*[.F145]+[.$B$7]*[.F145]*[.E145]/[.$B$1]" office:value-type="float" office:value="43521.6246979668" calcext:value-type="float">
            <text:p>43521,6246979668</text:p>
          </table:table-cell>
          <table:table-cell table:formula="of:=[.G145]+[.$B$5]*[.F145]" office:value-type="float" office:value="7956175.43012269" calcext:value-type="float">
            <text:p>7956175,430122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6]+1" office:value-type="float" office:value="145" calcext:value-type="float">
            <text:p>145</text:p>
          </table:table-cell>
          <table:table-cell table:formula="of:=[.E146]-[.$B$7]*[.F146]*[.E146]/[.$B$1]" office:value-type="float" office:value="1998561.81649809" calcext:value-type="float">
            <text:p>1998561,81649809</text:p>
          </table:table-cell>
          <table:table-cell table:formula="of:=[.F146]-[.$B$5]*[.F146]+[.$B$7]*[.F146]*[.E146]/[.$B$1]" office:value-type="float" office:value="40910.5909094168" calcext:value-type="float">
            <text:p>40910,5909094168</text:p>
          </table:table-cell>
          <table:table-cell table:formula="of:=[.G146]+[.$B$5]*[.F146]" office:value-type="float" office:value="7960527.59259249" calcext:value-type="float">
            <text:p>7960527,592592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7]+1" office:value-type="float" office:value="146" calcext:value-type="float">
            <text:p>146</text:p>
          </table:table-cell>
          <table:table-cell table:formula="of:=[.E147]-[.$B$7]*[.F147]*[.E147]/[.$B$1]" office:value-type="float" office:value="1996926.56960046" calcext:value-type="float">
            <text:p>1996926,56960046</text:p>
          </table:table-cell>
          <table:table-cell table:formula="of:=[.F147]-[.$B$5]*[.F147]+[.$B$7]*[.F147]*[.E147]/[.$B$1]" office:value-type="float" office:value="38454.7787161138" calcext:value-type="float">
            <text:p>38454,7787161138</text:p>
          </table:table-cell>
          <table:table-cell table:formula="of:=[.G147]+[.$B$5]*[.F147]" office:value-type="float" office:value="7964618.65168343" calcext:value-type="float">
            <text:p>7964618,651683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8]+1" office:value-type="float" office:value="147" calcext:value-type="float">
            <text:p>147</text:p>
          </table:table-cell>
          <table:table-cell table:formula="of:=[.E148]-[.$B$7]*[.F148]*[.E148]/[.$B$1]" office:value-type="float" office:value="1995390.74221353" calcext:value-type="float">
            <text:p>1995390,74221353</text:p>
          </table:table-cell>
          <table:table-cell table:formula="of:=[.F148]-[.$B$5]*[.F148]+[.$B$7]*[.F148]*[.E148]/[.$B$1]" office:value-type="float" office:value="36145.1282314287" calcext:value-type="float">
            <text:p>36145,1282314287</text:p>
          </table:table-cell>
          <table:table-cell table:formula="of:=[.G148]+[.$B$5]*[.F148]" office:value-type="float" office:value="7968464.12955504" calcext:value-type="float">
            <text:p>7968464,1295550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9]+1" office:value-type="float" office:value="148" calcext:value-type="float">
            <text:p>148</text:p>
          </table:table-cell>
          <table:table-cell table:formula="of:=[.E149]-[.$B$7]*[.F149]*[.E149]/[.$B$1]" office:value-type="float" office:value="1993948.26912855" calcext:value-type="float">
            <text:p>1993948,26912855</text:p>
          </table:table-cell>
          <table:table-cell table:formula="of:=[.F149]-[.$B$5]*[.F149]+[.$B$7]*[.F149]*[.E149]/[.$B$1]" office:value-type="float" office:value="33973.0884932681" calcext:value-type="float">
            <text:p>33973,0884932681</text:p>
          </table:table-cell>
          <table:table-cell table:formula="of:=[.G149]+[.$B$5]*[.F149]" office:value-type="float" office:value="7972078.64237819" calcext:value-type="float">
            <text:p>7972078,642378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50]+1" office:value-type="float" office:value="149" calcext:value-type="float">
            <text:p>149</text:p>
          </table:table-cell>
          <table:table-cell table:formula="of:=[.E150]-[.$B$7]*[.F150]*[.E150]/[.$B$1]" office:value-type="float" office:value="1992593.45750858" calcext:value-type="float">
            <text:p>1992593,45750858</text:p>
          </table:table-cell>
          <table:table-cell table:formula="of:=[.F150]-[.$B$5]*[.F150]+[.$B$7]*[.F150]*[.E150]/[.$B$1]" office:value-type="float" office:value="31930.5912639034" calcext:value-type="float">
            <text:p>31930,5912639034</text:p>
          </table:table-cell>
          <table:table-cell table:formula="of:=[.G150]+[.$B$5]*[.F150]" office:value-type="float" office:value="7975475.95122751" calcext:value-type="float">
            <text:p>7975475,951227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51]+1" office:value-type="float" office:value="150" calcext:value-type="float">
            <text:p>150</text:p>
          </table:table-cell>
          <table:table-cell table:formula="of:=[.E151]-[.$B$7]*[.F151]*[.E151]/[.$B$1]" office:value-type="float" office:value="1991320.96376365" calcext:value-type="float">
            <text:p>1991320,96376365</text:p>
          </table:table-cell>
          <table:table-cell table:formula="of:=[.F151]-[.$B$5]*[.F151]+[.$B$7]*[.F151]*[.E151]/[.$B$1]" office:value-type="float" office:value="30010.0258824497" calcext:value-type="float">
            <text:p>30010,0258824497</text:p>
          </table:table-cell>
          <table:table-cell table:formula="of:=[.G151]+[.$B$5]*[.F151]" office:value-type="float" office:value="7978669.0103539" calcext:value-type="float">
            <text:p>7978669,01035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52]+1" office:value-type="float" office:value="151" calcext:value-type="float">
            <text:p>151</text:p>
          </table:table-cell>
          <table:table-cell table:formula="of:=[.E152]-[.$B$7]*[.F152]*[.E152]/[.$B$1]" office:value-type="float" office:value="1990125.77189039" calcext:value-type="float">
            <text:p>1990125,77189039</text:p>
          </table:table-cell>
          <table:table-cell table:formula="of:=[.F152]-[.$B$5]*[.F152]+[.$B$7]*[.F152]*[.E152]/[.$B$1]" office:value-type="float" office:value="28204.215167461" calcext:value-type="float">
            <text:p>28204,215167461</text:p>
          </table:table-cell>
          <table:table-cell table:formula="of:=[.G152]+[.$B$5]*[.F152]" office:value-type="float" office:value="7981670.01294215" calcext:value-type="float">
            <text:p>7981670,012942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53]+1" office:value-type="float" office:value="152" calcext:value-type="float">
            <text:p>152</text:p>
          </table:table-cell>
          <table:table-cell table:formula="of:=[.E153]-[.$B$7]*[.F153]*[.E153]/[.$B$1]" office:value-type="float" office:value="1989003.17318078" calcext:value-type="float">
            <text:p>1989003,17318078</text:p>
          </table:table-cell>
          <table:table-cell table:formula="of:=[.F153]-[.$B$5]*[.F153]+[.$B$7]*[.F153]*[.E153]/[.$B$1]" office:value-type="float" office:value="26506.392360329" calcext:value-type="float">
            <text:p>26506,392360329</text:p>
          </table:table-cell>
          <table:table-cell table:formula="of:=[.G153]+[.$B$5]*[.F153]" office:value-type="float" office:value="7984490.4344589" calcext:value-type="float">
            <text:p>7984490,434458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54]+1" office:value-type="float" office:value="153" calcext:value-type="float">
            <text:p>153</text:p>
          </table:table-cell>
          <table:table-cell table:formula="of:=[.E154]-[.$B$7]*[.F154]*[.E154]/[.$B$1]" office:value-type="float" office:value="1987948.74721049" calcext:value-type="float">
            <text:p>1987948,74721049</text:p>
          </table:table-cell>
          <table:table-cell table:formula="of:=[.F154]-[.$B$5]*[.F154]+[.$B$7]*[.F154]*[.E154]/[.$B$1]" office:value-type="float" office:value="24910.1790945815" calcext:value-type="float">
            <text:p>24910,1790945815</text:p>
          </table:table-cell>
          <table:table-cell table:formula="of:=[.G154]+[.$B$5]*[.F154]" office:value-type="float" office:value="7987141.07369493" calcext:value-type="float">
            <text:p>7987141,0736949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55]+1" office:value-type="float" office:value="154" calcext:value-type="float">
            <text:p>154</text:p>
          </table:table-cell>
          <table:table-cell table:formula="of:=[.E155]-[.$B$7]*[.F155]*[.E155]/[.$B$1]" office:value-type="float" office:value="1986958.34402401" calcext:value-type="float">
            <text:p>1986958,34402401</text:p>
          </table:table-cell>
          <table:table-cell table:formula="of:=[.F155]-[.$B$5]*[.F155]+[.$B$7]*[.F155]*[.E155]/[.$B$1]" office:value-type="float" office:value="23409.5643716006" calcext:value-type="float">
            <text:p>23409,5643716006</text:p>
          </table:table-cell>
          <table:table-cell table:formula="of:=[.G155]+[.$B$5]*[.F155]" office:value-type="float" office:value="7989632.09160439" calcext:value-type="float">
            <text:p>7989632,091604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56]+1" office:value-type="float" office:value="155" calcext:value-type="float">
            <text:p>155</text:p>
          </table:table-cell>
          <table:table-cell table:formula="of:=[.E156]-[.$B$7]*[.F156]*[.E156]/[.$B$1]" office:value-type="float" office:value="1986028.06743885" calcext:value-type="float">
            <text:p>1986028,06743885</text:p>
          </table:table-cell>
          <table:table-cell table:formula="of:=[.F156]-[.$B$5]*[.F156]+[.$B$7]*[.F156]*[.E156]/[.$B$1]" office:value-type="float" office:value="21998.8845196029" calcext:value-type="float">
            <text:p>21998,8845196029</text:p>
          </table:table-cell>
          <table:table-cell table:formula="of:=[.G156]+[.$B$5]*[.F156]" office:value-type="float" office:value="7991973.04804155" calcext:value-type="float">
            <text:p>7991973,0480415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57]+1" office:value-type="float" office:value="156" calcext:value-type="float">
            <text:p>156</text:p>
          </table:table-cell>
          <table:table-cell table:formula="of:=[.E157]-[.$B$7]*[.F157]*[.E157]/[.$B$1]" office:value-type="float" office:value="1985154.25939669" calcext:value-type="float">
            <text:p>1985154,25939669</text:p>
          </table:table-cell>
          <table:table-cell table:formula="of:=[.F157]-[.$B$5]*[.F157]+[.$B$7]*[.F157]*[.E157]/[.$B$1]" office:value-type="float" office:value="20672.8041098082" calcext:value-type="float">
            <text:p>20672,8041098082</text:p>
          </table:table-cell>
          <table:table-cell table:formula="of:=[.G157]+[.$B$5]*[.F157]" office:value-type="float" office:value="7994172.93649351" calcext:value-type="float">
            <text:p>7994172,936493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58]+1" office:value-type="float" office:value="157" calcext:value-type="float">
            <text:p>157</text:p>
          </table:table-cell>
          <table:table-cell table:formula="of:=[.E158]-[.$B$7]*[.F158]*[.E158]/[.$B$1]" office:value-type="float" office:value="1984333.48529404" calcext:value-type="float">
            <text:p>1984333,48529404</text:p>
          </table:table-cell>
          <table:table-cell table:formula="of:=[.F158]-[.$B$5]*[.F158]+[.$B$7]*[.F158]*[.E158]/[.$B$1]" office:value-type="float" office:value="19426.2978014725" calcext:value-type="float">
            <text:p>19426,2978014725</text:p>
          </table:table-cell>
          <table:table-cell table:formula="of:=[.G158]+[.$B$5]*[.F158]" office:value-type="float" office:value="7996240.21690449" calcext:value-type="float">
            <text:p>7996240,216904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59]+1" office:value-type="float" office:value="158" calcext:value-type="float">
            <text:p>158</text:p>
          </table:table-cell>
          <table:table-cell table:formula="of:=[.E159]-[.$B$7]*[.F159]*[.E159]/[.$B$1]" office:value-type="float" office:value="1983562.52022959" calcext:value-type="float">
            <text:p>1983562,52022959</text:p>
          </table:table-cell>
          <table:table-cell table:formula="of:=[.F159]-[.$B$5]*[.F159]+[.$B$7]*[.F159]*[.E159]/[.$B$1]" office:value-type="float" office:value="18254.6330857804" calcext:value-type="float">
            <text:p>18254,6330857804</text:p>
          </table:table-cell>
          <table:table-cell table:formula="of:=[.G159]+[.$B$5]*[.F159]" office:value-type="float" office:value="7998182.84668463" calcext:value-type="float">
            <text:p>7998182,846684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60]+1" office:value-type="float" office:value="159" calcext:value-type="float">
            <text:p>159</text:p>
          </table:table-cell>
          <table:table-cell table:formula="of:=[.E160]-[.$B$7]*[.F160]*[.E160]/[.$B$1]" office:value-type="float" office:value="1982838.3361094" calcext:value-type="float">
            <text:p>1982838,3361094</text:p>
          </table:table-cell>
          <table:table-cell table:formula="of:=[.F160]-[.$B$5]*[.F160]+[.$B$7]*[.F160]*[.E160]/[.$B$1]" office:value-type="float" office:value="17153.3538973923" calcext:value-type="float">
            <text:p>17153,3538973923</text:p>
          </table:table-cell>
          <table:table-cell table:formula="of:=[.G160]+[.$B$5]*[.F160]" office:value-type="float" office:value="8000008.30999321" calcext:value-type="float">
            <text:p>8000008,309993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61]+1" office:value-type="float" office:value="160" calcext:value-type="float">
            <text:p>160</text:p>
          </table:table-cell>
          <table:table-cell table:formula="of:=[.E161]-[.$B$7]*[.F161]*[.E161]/[.$B$1]" office:value-type="float" office:value="1982158.08955538" calcext:value-type="float">
            <text:p>1982158,08955538</text:p>
          </table:table-cell>
          <table:table-cell table:formula="of:=[.F161]-[.$B$5]*[.F161]+[.$B$7]*[.F161]*[.E161]/[.$B$1]" office:value-type="float" office:value="16118.2650616651" calcext:value-type="float">
            <text:p>16118,2650616651</text:p>
          </table:table-cell>
          <table:table-cell table:formula="of:=[.G161]+[.$B$5]*[.F161]" office:value-type="float" office:value="8001723.64538295" calcext:value-type="float">
            <text:p>8001723,6453829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62]+1" office:value-type="float" office:value="161" calcext:value-type="float">
            <text:p>161</text:p>
          </table:table-cell>
          <table:table-cell table:formula="of:=[.E162]-[.$B$7]*[.F162]*[.E162]/[.$B$1]" office:value-type="float" office:value="1981519.11056575" calcext:value-type="float">
            <text:p>1981519,11056575</text:p>
          </table:table-cell>
          <table:table-cell table:formula="of:=[.F162]-[.$B$5]*[.F162]+[.$B$7]*[.F162]*[.E162]/[.$B$1]" office:value-type="float" office:value="15145.4175451301" calcext:value-type="float">
            <text:p>15145,4175451301</text:p>
          </table:table-cell>
          <table:table-cell table:formula="of:=[.G162]+[.$B$5]*[.F162]" office:value-type="float" office:value="8003335.47188912" calcext:value-type="float">
            <text:p>8003335,471889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63]+1" office:value-type="float" office:value="162" calcext:value-type="float">
            <text:p>162</text:p>
          </table:table-cell>
          <table:table-cell table:formula="of:=[.E163]-[.$B$7]*[.F163]*[.E163]/[.$B$1]" office:value-type="float" office:value="1980918.89187969" calcext:value-type="float">
            <text:p>1980918,89187969</text:p>
          </table:table-cell>
          <table:table-cell table:formula="of:=[.F163]-[.$B$5]*[.F163]+[.$B$7]*[.F163]*[.E163]/[.$B$1]" office:value-type="float" office:value="14231.0944766806" calcext:value-type="float">
            <text:p>14231,0944766806</text:p>
          </table:table-cell>
          <table:table-cell table:formula="of:=[.G163]+[.$B$5]*[.F163]" office:value-type="float" office:value="8004850.01364363" calcext:value-type="float">
            <text:p>8004850,013643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64]+1" office:value-type="float" office:value="163" calcext:value-type="float">
            <text:p>163</text:p>
          </table:table-cell>
          <table:table-cell table:formula="of:=[.E164]-[.$B$7]*[.F164]*[.E164]/[.$B$1]" office:value-type="float" office:value="1980355.07900167" calcext:value-type="float">
            <text:p>1980355,07900167</text:p>
          </table:table-cell>
          <table:table-cell table:formula="of:=[.F164]-[.$B$5]*[.F164]+[.$B$7]*[.F164]*[.E164]/[.$B$1]" office:value-type="float" office:value="13371.7979070321" calcext:value-type="float">
            <text:p>13371,7979070321</text:p>
          </table:table-cell>
          <table:table-cell table:formula="of:=[.G164]+[.$B$5]*[.F164]" office:value-type="float" office:value="8006273.1230913" calcext:value-type="float">
            <text:p>8006273,123091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65]+1" office:value-type="float" office:value="164" calcext:value-type="float">
            <text:p>164</text:p>
          </table:table-cell>
          <table:table-cell table:formula="of:=[.E165]-[.$B$7]*[.F165]*[.E165]/[.$B$1]" office:value-type="float" office:value="1979825.46084366" calcext:value-type="float">
            <text:p>1979825,46084366</text:p>
          </table:table-cell>
          <table:table-cell table:formula="of:=[.F165]-[.$B$5]*[.F165]+[.$B$7]*[.F165]*[.E165]/[.$B$1]" office:value-type="float" office:value="12564.2362743404" calcext:value-type="float">
            <text:p>12564,2362743404</text:p>
          </table:table-cell>
          <table:table-cell table:formula="of:=[.G165]+[.$B$5]*[.F165]" office:value-type="float" office:value="8007610.302882" calcext:value-type="float">
            <text:p>8007610,30288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66]+1" office:value-type="float" office:value="165" calcext:value-type="float">
            <text:p>165</text:p>
          </table:table-cell>
          <table:table-cell table:formula="of:=[.E166]-[.$B$7]*[.F166]*[.E166]/[.$B$1]" office:value-type="float" office:value="1979327.96094622" calcext:value-type="float">
            <text:p>1979327,96094622</text:p>
          </table:table-cell>
          <table:table-cell table:formula="of:=[.F166]-[.$B$5]*[.F166]+[.$B$7]*[.F166]*[.E166]/[.$B$1]" office:value-type="float" office:value="11805.3125443463" calcext:value-type="float">
            <text:p>11805,3125443463</text:p>
          </table:table-cell>
          <table:table-cell table:formula="of:=[.G166]+[.$B$5]*[.F166]" office:value-type="float" office:value="8008866.72650944" calcext:value-type="float">
            <text:p>8008866,726509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67]+1" office:value-type="float" office:value="166" calcext:value-type="float">
            <text:p>166</text:p>
          </table:table-cell>
          <table:table-cell table:formula="of:=[.E167]-[.$B$7]*[.F167]*[.E167]/[.$B$1]" office:value-type="float" office:value="1978860.62924208" calcext:value-type="float">
            <text:p>1978860,62924208</text:p>
          </table:table-cell>
          <table:table-cell table:formula="of:=[.F167]-[.$B$5]*[.F167]+[.$B$7]*[.F167]*[.E167]/[.$B$1]" office:value-type="float" office:value="11092.1129940463" calcext:value-type="float">
            <text:p>11092,1129940463</text:p>
          </table:table-cell>
          <table:table-cell table:formula="of:=[.G167]+[.$B$5]*[.F167]" office:value-type="float" office:value="8010047.25776387" calcext:value-type="float">
            <text:p>8010047,2577638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68]+1" office:value-type="float" office:value="167" calcext:value-type="float">
            <text:p>167</text:p>
          </table:table-cell>
          <table:table-cell table:formula="of:=[.E168]-[.$B$7]*[.F168]*[.E168]/[.$B$1]" office:value-type="float" office:value="1978421.6343281" calcext:value-type="float">
            <text:p>1978421,6343281</text:p>
          </table:table-cell>
          <table:table-cell table:formula="of:=[.F168]-[.$B$5]*[.F168]+[.$B$7]*[.F168]*[.E168]/[.$B$1]" office:value-type="float" office:value="10421.8966086221" calcext:value-type="float">
            <text:p>10421,8966086221</text:p>
          </table:table-cell>
          <table:table-cell table:formula="of:=[.G168]+[.$B$5]*[.F168]" office:value-type="float" office:value="8011156.46906328" calcext:value-type="float">
            <text:p>8011156,4690632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69]+1" office:value-type="float" office:value="168" calcext:value-type="float">
            <text:p>168</text:p>
          </table:table-cell>
          <table:table-cell table:formula="of:=[.E169]-[.$B$7]*[.F169]*[.E169]/[.$B$1]" office:value-type="float" office:value="1978009.25621368" calcext:value-type="float">
            <text:p>1978009,25621368</text:p>
          </table:table-cell>
          <table:table-cell table:formula="of:=[.F169]-[.$B$5]*[.F169]+[.$B$7]*[.F169]*[.E169]/[.$B$1]" office:value-type="float" office:value="9792.08506218451" calcext:value-type="float">
            <text:p>9792,08506218451</text:p>
          </table:table-cell>
          <table:table-cell table:formula="of:=[.G169]+[.$B$5]*[.F169]" office:value-type="float" office:value="8012198.65872414" calcext:value-type="float">
            <text:p>8012198,658724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0]+1" office:value-type="float" office:value="169" calcext:value-type="float">
            <text:p>169</text:p>
          </table:table-cell>
          <table:table-cell table:formula="of:=[.E170]-[.$B$7]*[.F170]*[.E170]/[.$B$1]" office:value-type="float" office:value="1977621.87951587" calcext:value-type="float">
            <text:p>1977621,87951587</text:p>
          </table:table-cell>
          <table:table-cell table:formula="of:=[.F170]-[.$B$5]*[.F170]+[.$B$7]*[.F170]*[.E170]/[.$B$1]" office:value-type="float" office:value="9200.25325377871" calcext:value-type="float">
            <text:p>9200,25325377871</text:p>
          </table:table-cell>
          <table:table-cell table:formula="of:=[.G170]+[.$B$5]*[.F170]" office:value-type="float" office:value="8013177.86723036" calcext:value-type="float">
            <text:p>8013177,867230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1]+1" office:value-type="float" office:value="170" calcext:value-type="float">
            <text:p>170</text:p>
          </table:table-cell>
          <table:table-cell table:formula="of:=[.E171]-[.$B$7]*[.F171]*[.E171]/[.$B$1]" office:value-type="float" office:value="1977257.98707323" calcext:value-type="float">
            <text:p>1977257,98707323</text:p>
          </table:table-cell>
          <table:table-cell table:formula="of:=[.F171]-[.$B$5]*[.F171]+[.$B$7]*[.F171]*[.E171]/[.$B$1]" office:value-type="float" office:value="8644.12037103604" calcext:value-type="float">
            <text:p>8644,12037103604</text:p>
          </table:table-cell>
          <table:table-cell table:formula="of:=[.G171]+[.$B$5]*[.F171]" office:value-type="float" office:value="8014097.89255573" calcext:value-type="float">
            <text:p>8014097,892555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2]+1" office:value-type="float" office:value="171" calcext:value-type="float">
            <text:p>171</text:p>
          </table:table-cell>
          <table:table-cell table:formula="of:=[.E172]-[.$B$7]*[.F172]*[.E172]/[.$B$1]" office:value-type="float" office:value="1976916.15395233" calcext:value-type="float">
            <text:p>1976916,15395233</text:p>
          </table:table-cell>
          <table:table-cell table:formula="of:=[.F172]-[.$B$5]*[.F172]+[.$B$7]*[.F172]*[.E172]/[.$B$1]" office:value-type="float" office:value="8121.5414548295" calcext:value-type="float">
            <text:p>8121,5414548295</text:p>
          </table:table-cell>
          <table:table-cell table:formula="of:=[.G172]+[.$B$5]*[.F172]" office:value-type="float" office:value="8014962.30459284" calcext:value-type="float">
            <text:p>8014962,304592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3]+1" office:value-type="float" office:value="172" calcext:value-type="float">
            <text:p>172</text:p>
          </table:table-cell>
          <table:table-cell table:formula="of:=[.E173]-[.$B$7]*[.F173]*[.E173]/[.$B$1]" office:value-type="float" office:value="1976595.04182239" calcext:value-type="float">
            <text:p>1976595,04182239</text:p>
          </table:table-cell>
          <table:table-cell table:formula="of:=[.F173]-[.$B$5]*[.F173]+[.$B$7]*[.F173]*[.E173]/[.$B$1]" office:value-type="float" office:value="7630.49943928747" calcext:value-type="float">
            <text:p>7630,49943928747</text:p>
          </table:table-cell>
          <table:table-cell table:formula="of:=[.G173]+[.$B$5]*[.F173]" office:value-type="float" office:value="8015774.45873832" calcext:value-type="float">
            <text:p>8015774,4587383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4]+1" office:value-type="float" office:value="173" calcext:value-type="float">
            <text:p>173</text:p>
          </table:table-cell>
          <table:table-cell table:formula="of:=[.E174]-[.$B$7]*[.F174]*[.E174]/[.$B$1]" office:value-type="float" office:value="1976293.39367523" calcext:value-type="float">
            <text:p>1976293,39367523</text:p>
          </table:table-cell>
          <table:table-cell table:formula="of:=[.F174]-[.$B$5]*[.F174]+[.$B$7]*[.F174]*[.E174]/[.$B$1]" office:value-type="float" office:value="7169.09764252521" calcext:value-type="float">
            <text:p>7169,09764252521</text:p>
          </table:table-cell>
          <table:table-cell table:formula="of:=[.G174]+[.$B$5]*[.F174]" office:value-type="float" office:value="8016537.50868225" calcext:value-type="float">
            <text:p>8016537,508682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5]+1" office:value-type="float" office:value="174" calcext:value-type="float">
            <text:p>174</text:p>
          </table:table-cell>
          <table:table-cell table:formula="of:=[.E175]-[.$B$7]*[.F175]*[.E175]/[.$B$1]" office:value-type="float" office:value="1976010.02886904" calcext:value-type="float">
            <text:p>1976010,02886904</text:p>
          </table:table-cell>
          <table:table-cell table:formula="of:=[.F175]-[.$B$5]*[.F175]+[.$B$7]*[.F175]*[.E175]/[.$B$1]" office:value-type="float" office:value="6735.55268446339" calcext:value-type="float">
            <text:p>6735,55268446339</text:p>
          </table:table-cell>
          <table:table-cell table:formula="of:=[.G175]+[.$B$5]*[.F175]" office:value-type="float" office:value="8017254.4184465" calcext:value-type="float">
            <text:p>8017254,418446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6]+1" office:value-type="float" office:value="175" calcext:value-type="float">
            <text:p>175</text:p>
          </table:table-cell>
          <table:table-cell table:formula="of:=[.E176]-[.$B$7]*[.F176]*[.E176]/[.$B$1]" office:value-type="float" office:value="1975743.83847595" calcext:value-type="float">
            <text:p>1975743,83847595</text:p>
          </table:table-cell>
          <table:table-cell table:formula="of:=[.F176]-[.$B$5]*[.F176]+[.$B$7]*[.F176]*[.E176]/[.$B$1]" office:value-type="float" office:value="6328.18780910656" calcext:value-type="float">
            <text:p>6328,18780910656</text:p>
          </table:table-cell>
          <table:table-cell table:formula="of:=[.G176]+[.$B$5]*[.F176]" office:value-type="float" office:value="8017927.97371495" calcext:value-type="float">
            <text:p>8017927,9737149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7]+1" office:value-type="float" office:value="176" calcext:value-type="float">
            <text:p>176</text:p>
          </table:table-cell>
          <table:table-cell table:formula="of:=[.E177]-[.$B$7]*[.F177]*[.E177]/[.$B$1]" office:value-type="float" office:value="1975493.7809145" calcext:value-type="float">
            <text:p>1975493,7809145</text:p>
          </table:table-cell>
          <table:table-cell table:formula="of:=[.F177]-[.$B$5]*[.F177]+[.$B$7]*[.F177]*[.E177]/[.$B$1]" office:value-type="float" office:value="5945.42658964712" calcext:value-type="float">
            <text:p>5945,42658964712</text:p>
          </table:table-cell>
          <table:table-cell table:formula="of:=[.G177]+[.$B$5]*[.F177]" office:value-type="float" office:value="8018560.79249586" calcext:value-type="float">
            <text:p>8018560,792495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8]+1" office:value-type="float" office:value="177" calcext:value-type="float">
            <text:p>177</text:p>
          </table:table-cell>
          <table:table-cell table:formula="of:=[.E178]-[.$B$7]*[.F178]*[.E178]/[.$B$1]" office:value-type="float" office:value="1975258.87784944" calcext:value-type="float">
            <text:p>1975258,87784944</text:p>
          </table:table-cell>
          <table:table-cell table:formula="of:=[.F178]-[.$B$5]*[.F178]+[.$B$7]*[.F178]*[.E178]/[.$B$1]" office:value-type="float" office:value="5585.78699573704" calcext:value-type="float">
            <text:p>5585,78699573704</text:p>
          </table:table-cell>
          <table:table-cell table:formula="of:=[.G178]+[.$B$5]*[.F178]" office:value-type="float" office:value="8019155.33515482" calcext:value-type="float">
            <text:p>8019155,3351548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9]+1" office:value-type="float" office:value="178" calcext:value-type="float">
            <text:p>178</text:p>
          </table:table-cell>
          <table:table-cell table:formula="of:=[.E179]-[.$B$7]*[.F179]*[.E179]/[.$B$1]" office:value-type="float" office:value="1975038.21034238" calcext:value-type="float">
            <text:p>1975038,21034238</text:p>
          </table:table-cell>
          <table:table-cell table:formula="of:=[.F179]-[.$B$5]*[.F179]+[.$B$7]*[.F179]*[.E179]/[.$B$1]" office:value-type="float" office:value="5247.87580322545" calcext:value-type="float">
            <text:p>5247,87580322545</text:p>
          </table:table-cell>
          <table:table-cell table:formula="of:=[.G179]+[.$B$5]*[.F179]" office:value-type="float" office:value="8019713.9138544" calcext:value-type="float">
            <text:p>8019713,91385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80]+1" office:value-type="float" office:value="179" calcext:value-type="float">
            <text:p>179</text:p>
          </table:table-cell>
          <table:table-cell table:formula="of:=[.E180]-[.$B$7]*[.F180]*[.E180]/[.$B$1]" office:value-type="float" office:value="1974830.91523769" calcext:value-type="float">
            <text:p>1974830,91523769</text:p>
          </table:table-cell>
          <table:table-cell table:formula="of:=[.F180]-[.$B$5]*[.F180]+[.$B$7]*[.F180]*[.E180]/[.$B$1]" office:value-type="float" office:value="4930.38332759293" calcext:value-type="float">
            <text:p>4930,38332759293</text:p>
          </table:table-cell>
          <table:table-cell table:formula="of:=[.G180]+[.$B$5]*[.F180]" office:value-type="float" office:value="8020238.70143472" calcext:value-type="float">
            <text:p>8020238,701434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81]+1" office:value-type="float" office:value="180" calcext:value-type="float">
            <text:p>180</text:p>
          </table:table-cell>
          <table:table-cell table:formula="of:=[.E181]-[.$B$7]*[.F181]*[.E181]/[.$B$1]" office:value-type="float" office:value="1974636.1817693" calcext:value-type="float">
            <text:p>1974636,1817693</text:p>
          </table:table-cell>
          <table:table-cell table:formula="of:=[.F181]-[.$B$5]*[.F181]+[.$B$7]*[.F181]*[.E181]/[.$B$1]" office:value-type="float" office:value="4632.0784632197" calcext:value-type="float">
            <text:p>4632,0784632197</text:p>
          </table:table-cell>
          <table:table-cell table:formula="of:=[.G181]+[.$B$5]*[.F181]" office:value-type="float" office:value="8020731.73976748" calcext:value-type="float">
            <text:p>8020731,7397674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82]+1" office:value-type="float" office:value="181" calcext:value-type="float">
            <text:p>181</text:p>
          </table:table-cell>
          <table:table-cell table:formula="of:=[.E182]-[.$B$7]*[.F182]*[.E182]/[.$B$1]" office:value-type="float" office:value="1974453.2483747" calcext:value-type="float">
            <text:p>1974453,2483747</text:p>
          </table:table-cell>
          <table:table-cell table:formula="of:=[.F182]-[.$B$5]*[.F182]+[.$B$7]*[.F182]*[.E182]/[.$B$1]" office:value-type="float" office:value="4351.80401150309" calcext:value-type="float">
            <text:p>4351,80401150309</text:p>
          </table:table-cell>
          <table:table-cell table:formula="of:=[.G182]+[.$B$5]*[.F182]" office:value-type="float" office:value="8021194.9476138" calcext:value-type="float">
            <text:p>8021194,947613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83]+1" office:value-type="float" office:value="182" calcext:value-type="float">
            <text:p>182</text:p>
          </table:table-cell>
          <table:table-cell table:formula="of:=[.E183]-[.$B$7]*[.F183]*[.E183]/[.$B$1]" office:value-type="float" office:value="1974281.39970336" calcext:value-type="float">
            <text:p>1974281,39970336</text:p>
          </table:table-cell>
          <table:table-cell table:formula="of:=[.F183]-[.$B$5]*[.F183]+[.$B$7]*[.F183]*[.E183]/[.$B$1]" office:value-type="float" office:value="4088.47228168882" calcext:value-type="float">
            <text:p>4088,47228168882</text:p>
          </table:table-cell>
          <table:table-cell table:formula="of:=[.G183]+[.$B$5]*[.F183]" office:value-type="float" office:value="8021630.12801495" calcext:value-type="float">
            <text:p>8021630,1280149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84]+1" office:value-type="float" office:value="183" calcext:value-type="float">
            <text:p>183</text:p>
          </table:table-cell>
          <table:table-cell table:formula="of:=[.E184]-[.$B$7]*[.F184]*[.E184]/[.$B$1]" office:value-type="float" office:value="1974119.96380778" calcext:value-type="float">
            <text:p>1974119,96380778</text:p>
          </table:table-cell>
          <table:table-cell table:formula="of:=[.F184]-[.$B$5]*[.F184]+[.$B$7]*[.F184]*[.E184]/[.$B$1]" office:value-type="float" office:value="3841.06094909876" calcext:value-type="float">
            <text:p>3841,06094909876</text:p>
          </table:table-cell>
          <table:table-cell table:formula="of:=[.G184]+[.$B$5]*[.F184]" office:value-type="float" office:value="8022038.97524312" calcext:value-type="float">
            <text:p>8022038,975243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85]+1" office:value-type="float" office:value="184" calcext:value-type="float">
            <text:p>184</text:p>
          </table:table-cell>
          <table:table-cell table:formula="of:=[.E185]-[.$B$7]*[.F185]*[.E185]/[.$B$1]" office:value-type="float" office:value="1973968.30950575" calcext:value-type="float">
            <text:p>1973968,30950575</text:p>
          </table:table-cell>
          <table:table-cell table:formula="of:=[.F185]-[.$B$5]*[.F185]+[.$B$7]*[.F185]*[.E185]/[.$B$1]" office:value-type="float" office:value="3608.60915622525" calcext:value-type="float">
            <text:p>3608,60915622525</text:p>
          </table:table-cell>
          <table:table-cell table:formula="of:=[.G185]+[.$B$5]*[.F185]" office:value-type="float" office:value="8022423.08133803" calcext:value-type="float">
            <text:p>8022423,0813380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86]+1" office:value-type="float" office:value="185" calcext:value-type="float">
            <text:p>185</text:p>
          </table:table-cell>
          <table:table-cell table:formula="of:=[.E186]-[.$B$7]*[.F186]*[.E186]/[.$B$1]" office:value-type="float" office:value="1973825.84390343" calcext:value-type="float">
            <text:p>1973825,84390343</text:p>
          </table:table-cell>
          <table:table-cell table:formula="of:=[.F186]-[.$B$5]*[.F186]+[.$B$7]*[.F186]*[.E186]/[.$B$1]" office:value-type="float" office:value="3390.21384291835" calcext:value-type="float">
            <text:p>3390,21384291835</text:p>
          </table:table-cell>
          <table:table-cell table:formula="of:=[.G186]+[.$B$5]*[.F186]" office:value-type="float" office:value="8022783.94225365" calcext:value-type="float">
            <text:p>8022783,9422536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87]+1" office:value-type="float" office:value="186" calcext:value-type="float">
            <text:p>186</text:p>
          </table:table-cell>
          <table:table-cell table:formula="of:=[.E187]-[.$B$7]*[.F187]*[.E187]/[.$B$1]" office:value-type="float" office:value="1973692.01006944" calcext:value-type="float">
            <text:p>1973692,01006944</text:p>
          </table:table-cell>
          <table:table-cell table:formula="of:=[.F187]-[.$B$5]*[.F187]+[.$B$7]*[.F187]*[.E187]/[.$B$1]" office:value-type="float" office:value="3185.02629261674" calcext:value-type="float">
            <text:p>3185,02629261674</text:p>
          </table:table-cell>
          <table:table-cell table:formula="of:=[.G187]+[.$B$5]*[.F187]" office:value-type="float" office:value="8023122.96363794" calcext:value-type="float">
            <text:p>8023122,9636379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88]+1" office:value-type="float" office:value="187" calcext:value-type="float">
            <text:p>187</text:p>
          </table:table-cell>
          <table:table-cell table:formula="of:=[.E188]-[.$B$7]*[.F188]*[.E188]/[.$B$1]" office:value-type="float" office:value="1973566.28485053" calcext:value-type="float">
            <text:p>1973566,28485053</text:p>
          </table:table-cell>
          <table:table-cell table:formula="of:=[.F188]-[.$B$5]*[.F188]+[.$B$7]*[.F188]*[.E188]/[.$B$1]" office:value-type="float" office:value="2992.24888226704" calcext:value-type="float">
            <text:p>2992,24888226704</text:p>
          </table:table-cell>
          <table:table-cell table:formula="of:=[.G188]+[.$B$5]*[.F188]" office:value-type="float" office:value="8023441.46626721" calcext:value-type="float">
            <text:p>8023441,466267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89]+1" office:value-type="float" office:value="188" calcext:value-type="float">
            <text:p>188</text:p>
          </table:table-cell>
          <table:table-cell table:formula="of:=[.E189]-[.$B$7]*[.F189]*[.E189]/[.$B$1]" office:value-type="float" office:value="1973448.17682033" calcext:value-type="float">
            <text:p>1973448,17682033</text:p>
          </table:table-cell>
          <table:table-cell table:formula="of:=[.F189]-[.$B$5]*[.F189]+[.$B$7]*[.F189]*[.E189]/[.$B$1]" office:value-type="float" office:value="2811.13202423881" calcext:value-type="float">
            <text:p>2811,13202423881</text:p>
          </table:table-cell>
          <table:table-cell table:formula="of:=[.G189]+[.$B$5]*[.F189]" office:value-type="float" office:value="8023740.69115543" calcext:value-type="float">
            <text:p>8023740,691155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90]+1" office:value-type="float" office:value="189" calcext:value-type="float">
            <text:p>189</text:p>
          </table:table-cell>
          <table:table-cell table:formula="of:=[.E190]-[.$B$7]*[.F190]*[.E190]/[.$B$1]" office:value-type="float" office:value="1973337.22435297" calcext:value-type="float">
            <text:p>1973337,22435297</text:p>
          </table:table-cell>
          <table:table-cell table:formula="of:=[.F190]-[.$B$5]*[.F190]+[.$B$7]*[.F190]*[.E190]/[.$B$1]" office:value-type="float" office:value="2640.97128917564" calcext:value-type="float">
            <text:p>2640,97128917564</text:p>
          </table:table-cell>
          <table:table-cell table:formula="of:=[.G190]+[.$B$5]*[.F190]" office:value-type="float" office:value="8024021.80435786" calcext:value-type="float">
            <text:p>8024021,804357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91]+1" office:value-type="float" office:value="190" calcext:value-type="float">
            <text:p>190</text:p>
          </table:table-cell>
          <table:table-cell table:formula="of:=[.E191]-[.$B$7]*[.F191]*[.E191]/[.$B$1]" office:value-type="float" office:value="1973232.9938139" calcext:value-type="float">
            <text:p>1973232,9938139</text:p>
          </table:table-cell>
          <table:table-cell table:formula="of:=[.F191]-[.$B$5]*[.F191]+[.$B$7]*[.F191]*[.E191]/[.$B$1]" office:value-type="float" office:value="2481.10469932563" calcext:value-type="float">
            <text:p>2481,10469932563</text:p>
          </table:table-cell>
          <table:table-cell table:formula="of:=[.G191]+[.$B$5]*[.F191]" office:value-type="float" office:value="8024285.90148677" calcext:value-type="float">
            <text:p>8024285,901486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92]+1" office:value-type="float" office:value="191" calcext:value-type="float">
            <text:p>191</text:p>
          </table:table-cell>
          <table:table-cell table:formula="of:=[.E192]-[.$B$7]*[.F192]*[.E192]/[.$B$1]" office:value-type="float" office:value="1973135.07786082" calcext:value-type="float">
            <text:p>1973135,07786082</text:p>
          </table:table-cell>
          <table:table-cell table:formula="of:=[.F192]-[.$B$5]*[.F192]+[.$B$7]*[.F192]*[.E192]/[.$B$1]" office:value-type="float" office:value="2330.91018246939" calcext:value-type="float">
            <text:p>2330,91018246939</text:p>
          </table:table-cell>
          <table:table-cell table:formula="of:=[.G192]+[.$B$5]*[.F192]" office:value-type="float" office:value="8024534.01195671" calcext:value-type="float">
            <text:p>8024534,011956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93]+1" office:value-type="float" office:value="192" calcext:value-type="float">
            <text:p>192</text:p>
          </table:table-cell>
          <table:table-cell table:formula="of:=[.E193]-[.$B$7]*[.F193]*[.E193]/[.$B$1]" office:value-type="float" office:value="1973043.09384794" calcext:value-type="float">
            <text:p>1973043,09384794</text:p>
          </table:table-cell>
          <table:table-cell table:formula="of:=[.F193]-[.$B$5]*[.F193]+[.$B$7]*[.F193]*[.E193]/[.$B$1]" office:value-type="float" office:value="2189.80317710992" calcext:value-type="float">
            <text:p>2189,80317710992</text:p>
          </table:table-cell>
          <table:table-cell table:formula="of:=[.G193]+[.$B$5]*[.F193]" office:value-type="float" office:value="8024767.10297495" calcext:value-type="float">
            <text:p>8024767,1029749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94]+1" office:value-type="float" office:value="193" calcext:value-type="float">
            <text:p>193</text:p>
          </table:table-cell>
          <table:table-cell table:formula="of:=[.E194]-[.$B$7]*[.F194]*[.E194]/[.$B$1]" office:value-type="float" office:value="1972956.68232723" calcext:value-type="float">
            <text:p>1972956,68232723</text:p>
          </table:table-cell>
          <table:table-cell table:formula="of:=[.F194]-[.$B$5]*[.F194]+[.$B$7]*[.F194]*[.E194]/[.$B$1]" office:value-type="float" office:value="2057.23438010858" calcext:value-type="float">
            <text:p>2057,23438010858</text:p>
          </table:table-cell>
          <table:table-cell table:formula="of:=[.G194]+[.$B$5]*[.F194]" office:value-type="float" office:value="8024986.08329266" calcext:value-type="float">
            <text:p>8024986,083292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95]+1" office:value-type="float" office:value="194" calcext:value-type="float">
            <text:p>194</text:p>
          </table:table-cell>
          <table:table-cell table:formula="of:=[.E195]-[.$B$7]*[.F195]*[.E195]/[.$B$1]" office:value-type="float" office:value="1972875.50564088" calcext:value-type="float">
            <text:p>1972875,50564088</text:p>
          </table:table-cell>
          <table:table-cell table:formula="of:=[.F195]-[.$B$5]*[.F195]+[.$B$7]*[.F195]*[.E195]/[.$B$1]" office:value-type="float" office:value="1932.6876284447" calcext:value-type="float">
            <text:p>1932,6876284447</text:p>
          </table:table-cell>
          <table:table-cell table:formula="of:=[.G195]+[.$B$5]*[.F195]" office:value-type="float" office:value="8025191.80673067" calcext:value-type="float">
            <text:p>8025191,8067306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96]+1" office:value-type="float" office:value="195" calcext:value-type="float">
            <text:p>195</text:p>
          </table:table-cell>
          <table:table-cell table:formula="of:=[.E196]-[.$B$7]*[.F196]*[.E196]/[.$B$1]" office:value-type="float" office:value="1972799.24659924" calcext:value-type="float">
            <text:p>1972799,24659924</text:p>
          </table:table-cell>
          <table:table-cell table:formula="of:=[.F196]-[.$B$5]*[.F196]+[.$B$7]*[.F196]*[.E196]/[.$B$1]" office:value-type="float" office:value="1815.6779072445" calcext:value-type="float">
            <text:p>1815,6779072445</text:p>
          </table:table-cell>
          <table:table-cell table:formula="of:=[.G196]+[.$B$5]*[.F196]" office:value-type="float" office:value="8025385.07549352" calcext:value-type="float">
            <text:p>8025385,075493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97]+1" office:value-type="float" office:value="196" calcext:value-type="float">
            <text:p>196</text:p>
          </table:table-cell>
          <table:table-cell table:formula="of:=[.E197]-[.$B$7]*[.F197]*[.E197]/[.$B$1]" office:value-type="float" office:value="1972727.60723909" calcext:value-type="float">
            <text:p>1972727,60723909</text:p>
          </table:table-cell>
          <table:table-cell table:formula="of:=[.F197]-[.$B$5]*[.F197]+[.$B$7]*[.F197]*[.E197]/[.$B$1]" office:value-type="float" office:value="1705.74947666963" calcext:value-type="float">
            <text:p>1705,74947666963</text:p>
          </table:table-cell>
          <table:table-cell table:formula="of:=[.G197]+[.$B$5]*[.F197]" office:value-type="float" office:value="8025566.64328424" calcext:value-type="float">
            <text:p>8025566,6432842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98]+1" office:value-type="float" office:value="197" calcext:value-type="float">
            <text:p>197</text:p>
          </table:table-cell>
          <table:table-cell table:formula="of:=[.E198]-[.$B$7]*[.F198]*[.E198]/[.$B$1]" office:value-type="float" office:value="1972660.30765741" calcext:value-type="float">
            <text:p>1972660,30765741</text:p>
          </table:table-cell>
          <table:table-cell table:formula="of:=[.F198]-[.$B$5]*[.F198]+[.$B$7]*[.F198]*[.E198]/[.$B$1]" office:value-type="float" office:value="1602.47411067586" calcext:value-type="float">
            <text:p>1602,47411067586</text:p>
          </table:table-cell>
          <table:table-cell table:formula="of:=[.G198]+[.$B$5]*[.F198]" office:value-type="float" office:value="8025737.21823191" calcext:value-type="float">
            <text:p>8025737,2182319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99]+1" office:value-type="float" office:value="198" calcext:value-type="float">
            <text:p>198</text:p>
          </table:table-cell>
          <table:table-cell table:formula="of:=[.E199]-[.$B$7]*[.F199]*[.E199]/[.$B$1]" office:value-type="float" office:value="1972597.08491597" calcext:value-type="float">
            <text:p>1972597,08491597</text:p>
          </table:table-cell>
          <table:table-cell table:formula="of:=[.F199]-[.$B$5]*[.F199]+[.$B$7]*[.F199]*[.E199]/[.$B$1]" office:value-type="float" office:value="1505.44944105185" calcext:value-type="float">
            <text:p>1505,44944105185</text:p>
          </table:table-cell>
          <table:table-cell table:formula="of:=[.G199]+[.$B$5]*[.F199]" office:value-type="float" office:value="8025897.46564298" calcext:value-type="float">
            <text:p>8025897,465642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0]+1" office:value-type="float" office:value="199" calcext:value-type="float">
            <text:p>199</text:p>
          </table:table-cell>
          <table:table-cell table:formula="of:=[.E200]-[.$B$7]*[.F200]*[.E200]/[.$B$1]" office:value-type="float" office:value="1972537.69201239" calcext:value-type="float">
            <text:p>1972537,69201239</text:p>
          </table:table-cell>
          <table:table-cell table:formula="of:=[.F200]-[.$B$5]*[.F200]+[.$B$7]*[.F200]*[.E200]/[.$B$1]" office:value-type="float" office:value="1414.29740052481" calcext:value-type="float">
            <text:p>1414,29740052481</text:p>
          </table:table-cell>
          <table:table-cell table:formula="of:=[.G200]+[.$B$5]*[.F200]" office:value-type="float" office:value="8026048.01058708" calcext:value-type="float">
            <text:p>8026048,0105870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1]+1" office:value-type="float" office:value="200" calcext:value-type="float">
            <text:p>200</text:p>
          </table:table-cell>
          <table:table-cell table:formula="of:=[.E201]-[.$B$7]*[.F201]*[.E201]/[.$B$1]" office:value-type="float" office:value="1972481.89691379" calcext:value-type="float">
            <text:p>1972481,89691379</text:p>
          </table:table-cell>
          <table:table-cell table:formula="of:=[.F201]-[.$B$5]*[.F201]+[.$B$7]*[.F201]*[.E201]/[.$B$1]" office:value-type="float" office:value="1328.66275907734" calcext:value-type="float">
            <text:p>1328,66275907734</text:p>
          </table:table-cell>
          <table:table-cell table:formula="of:=[.G201]+[.$B$5]*[.F201]" office:value-type="float" office:value="8026189.44032714" calcext:value-type="float">
            <text:p>8026189,440327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2]+1" office:value-type="float" office:value="201" calcext:value-type="float">
            <text:p>201</text:p>
          </table:table-cell>
          <table:table-cell table:formula="of:=[.E202]-[.$B$7]*[.F202]*[.E202]/[.$B$1]" office:value-type="float" office:value="1972429.481649" calcext:value-type="float">
            <text:p>1972429,481649</text:p>
          </table:table-cell>
          <table:table-cell table:formula="of:=[.F202]-[.$B$5]*[.F202]+[.$B$7]*[.F202]*[.E202]/[.$B$1]" office:value-type="float" office:value="1248.21174795728" calcext:value-type="float">
            <text:p>1248,21174795728</text:p>
          </table:table-cell>
          <table:table-cell table:formula="of:=[.G202]+[.$B$5]*[.F202]" office:value-type="float" office:value="8026322.30660304" calcext:value-type="float">
            <text:p>8026322,3066030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3]+1" office:value-type="float" office:value="202" calcext:value-type="float">
            <text:p>202</text:p>
          </table:table-cell>
          <table:table-cell table:formula="of:=[.E203]-[.$B$7]*[.F203]*[.E203]/[.$B$1]" office:value-type="float" office:value="1972380.24145598" calcext:value-type="float">
            <text:p>1972380,24145598</text:p>
          </table:table-cell>
          <table:table-cell table:formula="of:=[.F203]-[.$B$5]*[.F203]+[.$B$7]*[.F203]*[.E203]/[.$B$1]" office:value-type="float" office:value="1172.63076618178" calcext:value-type="float">
            <text:p>1172,63076618178</text:p>
          </table:table-cell>
          <table:table-cell table:formula="of:=[.G203]+[.$B$5]*[.F203]" office:value-type="float" office:value="8026447.12777784" calcext:value-type="float">
            <text:p>8026447,127777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4]+1" office:value-type="float" office:value="203" calcext:value-type="float">
            <text:p>203</text:p>
          </table:table-cell>
          <table:table-cell table:formula="of:=[.E204]-[.$B$7]*[.F204]*[.E204]/[.$B$1]" office:value-type="float" office:value="1972333.9839809" calcext:value-type="float">
            <text:p>1972333,9839809</text:p>
          </table:table-cell>
          <table:table-cell table:formula="of:=[.F204]-[.$B$5]*[.F204]+[.$B$7]*[.F204]*[.E204]/[.$B$1]" office:value-type="float" office:value="1101.62516463841" calcext:value-type="float">
            <text:p>1101,62516463841</text:p>
          </table:table-cell>
          <table:table-cell table:formula="of:=[.G204]+[.$B$5]*[.F204]" office:value-type="float" office:value="8026564.39085446" calcext:value-type="float">
            <text:p>8026564,390854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5]+1" office:value-type="float" office:value="204" calcext:value-type="float">
            <text:p>204</text:p>
          </table:table-cell>
          <table:table-cell table:formula="of:=[.E205]-[.$B$7]*[.F205]*[.E205]/[.$B$1]" office:value-type="float" office:value="1972290.52852591" calcext:value-type="float">
            <text:p>1972290,52852591</text:p>
          </table:table-cell>
          <table:table-cell table:formula="of:=[.F205]-[.$B$5]*[.F205]+[.$B$7]*[.F205]*[.E205]/[.$B$1]" office:value-type="float" office:value="1034.91810317106" calcext:value-type="float">
            <text:p>1034,91810317106</text:p>
          </table:table-cell>
          <table:table-cell table:formula="of:=[.G205]+[.$B$5]*[.F205]" office:value-type="float" office:value="8026674.55337092" calcext:value-type="float">
            <text:p>8026674,553370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6]+1" office:value-type="float" office:value="205" calcext:value-type="float">
            <text:p>205</text:p>
          </table:table-cell>
          <table:table-cell table:formula="of:=[.E206]-[.$B$7]*[.F206]*[.E206]/[.$B$1]" office:value-type="float" office:value="1972249.70534245" calcext:value-type="float">
            <text:p>1972249,70534245</text:p>
          </table:table-cell>
          <table:table-cell table:formula="of:=[.F206]-[.$B$5]*[.F206]+[.$B$7]*[.F206]*[.E206]/[.$B$1]" office:value-type="float" office:value="972.249476307644" calcext:value-type="float">
            <text:p>972,249476307644</text:p>
          </table:table-cell>
          <table:table-cell table:formula="of:=[.G206]+[.$B$5]*[.F206]" office:value-type="float" office:value="8026778.04518124" calcext:value-type="float">
            <text:p>8026778,0451812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7]+1" office:value-type="float" office:value="206" calcext:value-type="float">
            <text:p>206</text:p>
          </table:table-cell>
          <table:table-cell table:formula="of:=[.E207]-[.$B$7]*[.F207]*[.E207]/[.$B$1]" office:value-type="float" office:value="1972211.35496759" calcext:value-type="float">
            <text:p>1972211,35496759</text:p>
          </table:table-cell>
          <table:table-cell table:formula="of:=[.F207]-[.$B$5]*[.F207]+[.$B$7]*[.F207]*[.E207]/[.$B$1]" office:value-type="float" office:value="913.374903540222" calcext:value-type="float">
            <text:p>913,374903540222</text:p>
          </table:table-cell>
          <table:table-cell table:formula="of:=[.G207]+[.$B$5]*[.F207]" office:value-type="float" office:value="8026875.27012887" calcext:value-type="float">
            <text:p>8026875,2701288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8]+1" office:value-type="float" office:value="207" calcext:value-type="float">
            <text:p>207</text:p>
          </table:table-cell>
          <table:table-cell table:formula="of:=[.E208]-[.$B$7]*[.F208]*[.E208]/[.$B$1]" office:value-type="float" office:value="1972175.32760047" calcext:value-type="float">
            <text:p>1972175,32760047</text:p>
          </table:table-cell>
          <table:table-cell table:formula="of:=[.F208]-[.$B$5]*[.F208]+[.$B$7]*[.F208]*[.E208]/[.$B$1]" office:value-type="float" office:value="858.064780308288" calcext:value-type="float">
            <text:p>858,064780308288</text:p>
          </table:table-cell>
          <table:table-cell table:formula="of:=[.G208]+[.$B$5]*[.F208]" office:value-type="float" office:value="8026966.60761922" calcext:value-type="float">
            <text:p>8026966,607619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9]+1" office:value-type="float" office:value="208" calcext:value-type="float">
            <text:p>208</text:p>
          </table:table-cell>
          <table:table-cell table:formula="of:=[.E209]-[.$B$7]*[.F209]*[.E209]/[.$B$1]" office:value-type="float" office:value="1972141.48251668" calcext:value-type="float">
            <text:p>1972141,48251668</text:p>
          </table:table-cell>
          <table:table-cell table:formula="of:=[.F209]-[.$B$5]*[.F209]+[.$B$7]*[.F209]*[.E209]/[.$B$1]" office:value-type="float" office:value="806.103386061598" calcext:value-type="float">
            <text:p>806,103386061598</text:p>
          </table:table-cell>
          <table:table-cell table:formula="of:=[.G209]+[.$B$5]*[.F209]" office:value-type="float" office:value="8027052.41409725" calcext:value-type="float">
            <text:p>8027052,414097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0]+1" office:value-type="float" office:value="209" calcext:value-type="float">
            <text:p>209</text:p>
          </table:table-cell>
          <table:table-cell table:formula="of:=[.E210]-[.$B$7]*[.F210]*[.E210]/[.$B$1]" office:value-type="float" office:value="1972109.68751815" calcext:value-type="float">
            <text:p>1972109,68751815</text:p>
          </table:table-cell>
          <table:table-cell table:formula="of:=[.F210]-[.$B$5]*[.F210]+[.$B$7]*[.F210]*[.E210]/[.$B$1]" office:value-type="float" office:value="757.288045992423" calcext:value-type="float">
            <text:p>757,288045992423</text:p>
          </table:table-cell>
          <table:table-cell table:formula="of:=[.G210]+[.$B$5]*[.F210]" office:value-type="float" office:value="8027133.02443586" calcext:value-type="float">
            <text:p>8027133,024435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1]+1" office:value-type="float" office:value="210" calcext:value-type="float">
            <text:p>210</text:p>
          </table:table-cell>
          <table:table-cell table:formula="of:=[.E211]-[.$B$7]*[.F211]*[.E211]/[.$B$1]" office:value-type="float" office:value="1972079.81841631" calcext:value-type="float">
            <text:p>1972079,81841631</text:p>
          </table:table-cell>
          <table:table-cell table:formula="of:=[.F211]-[.$B$5]*[.F211]+[.$B$7]*[.F211]*[.E211]/[.$B$1]" office:value-type="float" office:value="711.428343228048" calcext:value-type="float">
            <text:p>711,428343228048</text:p>
          </table:table-cell>
          <table:table-cell table:formula="of:=[.G211]+[.$B$5]*[.F211]" office:value-type="float" office:value="8027208.75324046" calcext:value-type="float">
            <text:p>8027208,753240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2]+1" office:value-type="float" office:value="211" calcext:value-type="float">
            <text:p>211</text:p>
          </table:table-cell>
          <table:table-cell table:formula="of:=[.E212]-[.$B$7]*[.F212]*[.E212]/[.$B$1]" office:value-type="float" office:value="1972051.75854675" calcext:value-type="float">
            <text:p>1972051,75854675</text:p>
          </table:table-cell>
          <table:table-cell table:formula="of:=[.F212]-[.$B$5]*[.F212]+[.$B$7]*[.F212]*[.E212]/[.$B$1]" office:value-type="float" office:value="668.34537846383" calcext:value-type="float">
            <text:p>668,34537846383</text:p>
          </table:table-cell>
          <table:table-cell table:formula="of:=[.G212]+[.$B$5]*[.F212]" office:value-type="float" office:value="8027279.89607478" calcext:value-type="float">
            <text:p>8027279,8960747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3]+1" office:value-type="float" office:value="212" calcext:value-type="float">
            <text:p>212</text:p>
          </table:table-cell>
          <table:table-cell table:formula="of:=[.E213]-[.$B$7]*[.F213]*[.E213]/[.$B$1]" office:value-type="float" office:value="1972025.39831318" calcext:value-type="float">
            <text:p>1972025,39831318</text:p>
          </table:table-cell>
          <table:table-cell table:formula="of:=[.F213]-[.$B$5]*[.F213]+[.$B$7]*[.F213]*[.E213]/[.$B$1]" office:value-type="float" office:value="627.871074195771" calcext:value-type="float">
            <text:p>627,871074195771</text:p>
          </table:table-cell>
          <table:table-cell table:formula="of:=[.G213]+[.$B$5]*[.F213]" office:value-type="float" office:value="8027346.73061263" calcext:value-type="float">
            <text:p>8027346,730612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4]+1" office:value-type="float" office:value="213" calcext:value-type="float">
            <text:p>213</text:p>
          </table:table-cell>
          <table:table-cell table:formula="of:=[.E214]-[.$B$7]*[.F214]*[.E214]/[.$B$1]" office:value-type="float" office:value="1972000.63475907" calcext:value-type="float">
            <text:p>1972000,63475907</text:p>
          </table:table-cell>
          <table:table-cell table:formula="of:=[.F214]-[.$B$5]*[.F214]+[.$B$7]*[.F214]*[.E214]/[.$B$1]" office:value-type="float" office:value="589.847520879799" calcext:value-type="float">
            <text:p>589,847520879799</text:p>
          </table:table-cell>
          <table:table-cell table:formula="of:=[.G214]+[.$B$5]*[.F214]" office:value-type="float" office:value="8027409.51772005" calcext:value-type="float">
            <text:p>8027409,517720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5]+1" office:value-type="float" office:value="214" calcext:value-type="float">
            <text:p>214</text:p>
          </table:table-cell>
          <table:table-cell table:formula="of:=[.E215]-[.$B$7]*[.F215]*[.E215]/[.$B$1]" office:value-type="float" office:value="1971977.37116536" calcext:value-type="float">
            <text:p>1971977,37116536</text:p>
          </table:table-cell>
          <table:table-cell table:formula="of:=[.F215]-[.$B$5]*[.F215]+[.$B$7]*[.F215]*[.E215]/[.$B$1]" office:value-type="float" office:value="554.12636250354" calcext:value-type="float">
            <text:p>554,12636250354</text:p>
          </table:table-cell>
          <table:table-cell table:formula="of:=[.G215]+[.$B$5]*[.F215]" office:value-type="float" office:value="8027468.50247213" calcext:value-type="float">
            <text:p>8027468,5024721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6]+1" office:value-type="float" office:value="215" calcext:value-type="float">
            <text:p>215</text:p>
          </table:table-cell>
          <table:table-cell table:formula="of:=[.E216]-[.$B$7]*[.F216]*[.E216]/[.$B$1]" office:value-type="float" office:value="1971955.51667241" calcext:value-type="float">
            <text:p>1971955,51667241</text:p>
          </table:table-cell>
          <table:table-cell table:formula="of:=[.F216]-[.$B$5]*[.F216]+[.$B$7]*[.F216]*[.E216]/[.$B$1]" office:value-type="float" office:value="520.568219205649" calcext:value-type="float">
            <text:p>520,568219205649</text:p>
          </table:table-cell>
          <table:table-cell table:formula="of:=[.G216]+[.$B$5]*[.F216]" office:value-type="float" office:value="8027523.91510838" calcext:value-type="float">
            <text:p>8027523,9151083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7]+1" office:value-type="float" office:value="216" calcext:value-type="float">
            <text:p>216</text:p>
          </table:table-cell>
          <table:table-cell table:formula="of:=[.E217]-[.$B$7]*[.F217]*[.E217]/[.$B$1]" office:value-type="float" office:value="1971934.98592497" calcext:value-type="float">
            <text:p>1971934,98592497</text:p>
          </table:table-cell>
          <table:table-cell table:formula="of:=[.F217]-[.$B$5]*[.F217]+[.$B$7]*[.F217]*[.E217]/[.$B$1]" office:value-type="float" office:value="489.042144718422" calcext:value-type="float">
            <text:p>489,042144718422</text:p>
          </table:table-cell>
          <table:table-cell table:formula="of:=[.G217]+[.$B$5]*[.F217]" office:value-type="float" office:value="8027575.97193031" calcext:value-type="float">
            <text:p>8027575,9719303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8]+1" office:value-type="float" office:value="217" calcext:value-type="float">
            <text:p>217</text:p>
          </table:table-cell>
          <table:table-cell table:formula="of:=[.E218]-[.$B$7]*[.F218]*[.E218]/[.$B$1]" office:value-type="float" office:value="1971915.69873868" calcext:value-type="float">
            <text:p>1971915,69873868</text:p>
          </table:table-cell>
          <table:table-cell table:formula="of:=[.F218]-[.$B$5]*[.F218]+[.$B$7]*[.F218]*[.E218]/[.$B$1]" office:value-type="float" office:value="459.425116541821" calcext:value-type="float">
            <text:p>459,425116541821</text:p>
          </table:table-cell>
          <table:table-cell table:formula="of:=[.G218]+[.$B$5]*[.F218]" office:value-type="float" office:value="8027624.87614478" calcext:value-type="float">
            <text:p>8027624,8761447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9]+1" office:value-type="float" office:value="218" calcext:value-type="float">
            <text:p>218</text:p>
          </table:table-cell>
          <table:table-cell table:formula="of:=[.E219]-[.$B$7]*[.F219]*[.E219]/[.$B$1]" office:value-type="float" office:value="1971897.57978668" calcext:value-type="float">
            <text:p>1971897,57978668</text:p>
          </table:table-cell>
          <table:table-cell table:formula="of:=[.F219]-[.$B$5]*[.F219]+[.$B$7]*[.F219]*[.E219]/[.$B$1]" office:value-type="float" office:value="431.601556881712" calcext:value-type="float">
            <text:p>431,601556881712</text:p>
          </table:table-cell>
          <table:table-cell table:formula="of:=[.G219]+[.$B$5]*[.F219]" office:value-type="float" office:value="8027670.81865643" calcext:value-type="float">
            <text:p>8027670,818656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0]+1" office:value-type="float" office:value="219" calcext:value-type="float">
            <text:p>219</text:p>
          </table:table-cell>
          <table:table-cell table:formula="of:=[.E220]-[.$B$7]*[.F220]*[.E220]/[.$B$1]" office:value-type="float" office:value="1971880.55830538" calcext:value-type="float">
            <text:p>1971880,55830538</text:p>
          </table:table-cell>
          <table:table-cell table:formula="of:=[.F220]-[.$B$5]*[.F220]+[.$B$7]*[.F220]*[.E220]/[.$B$1]" office:value-type="float" office:value="405.462882502485" calcext:value-type="float">
            <text:p>405,462882502485</text:p>
          </table:table-cell>
          <table:table-cell table:formula="of:=[.G220]+[.$B$5]*[.F220]" office:value-type="float" office:value="8027713.97881212" calcext:value-type="float">
            <text:p>8027713,978812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1]+1" office:value-type="float" office:value="220" calcext:value-type="float">
            <text:p>220</text:p>
          </table:table-cell>
          <table:table-cell table:formula="of:=[.E221]-[.$B$7]*[.F221]*[.E221]/[.$B$1]" office:value-type="float" office:value="1971864.56781787" calcext:value-type="float">
            <text:p>1971864,56781787</text:p>
          </table:table-cell>
          <table:table-cell table:formula="of:=[.F221]-[.$B$5]*[.F221]+[.$B$7]*[.F221]*[.E221]/[.$B$1]" office:value-type="float" office:value="380.907081754658" calcext:value-type="float">
            <text:p>380,907081754658</text:p>
          </table:table-cell>
          <table:table-cell table:formula="of:=[.G221]+[.$B$5]*[.F221]" office:value-type="float" office:value="8027754.52510037" calcext:value-type="float">
            <text:p>8027754,5251003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2]+1" office:value-type="float" office:value="221" calcext:value-type="float">
            <text:p>221</text:p>
          </table:table-cell>
          <table:table-cell table:formula="of:=[.E222]-[.$B$7]*[.F222]*[.E222]/[.$B$1]" office:value-type="float" office:value="1971849.54587431" calcext:value-type="float">
            <text:p>1971849,54587431</text:p>
          </table:table-cell>
          <table:table-cell table:formula="of:=[.F222]-[.$B$5]*[.F222]+[.$B$7]*[.F222]*[.E222]/[.$B$1]" office:value-type="float" office:value="357.838317142051" calcext:value-type="float">
            <text:p>357,838317142051</text:p>
          </table:table-cell>
          <table:table-cell table:formula="of:=[.G222]+[.$B$5]*[.F222]" office:value-type="float" office:value="8027792.61580855" calcext:value-type="float">
            <text:p>8027792,6158085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3]+1" office:value-type="float" office:value="222" calcext:value-type="float">
            <text:p>222</text:p>
          </table:table-cell>
          <table:table-cell table:formula="of:=[.E223]-[.$B$7]*[.F223]*[.E223]/[.$B$1]" office:value-type="float" office:value="1971835.43380785" calcext:value-type="float">
            <text:p>1971835,43380785</text:p>
          </table:table-cell>
          <table:table-cell table:formula="of:=[.F223]-[.$B$5]*[.F223]+[.$B$7]*[.F223]*[.E223]/[.$B$1]" office:value-type="float" office:value="336.166551890905" calcext:value-type="float">
            <text:p>336,166551890905</text:p>
          </table:table-cell>
          <table:table-cell table:formula="of:=[.G223]+[.$B$5]*[.F223]" office:value-type="float" office:value="8027828.39964026" calcext:value-type="float">
            <text:p>8027828,3996402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4]+1" office:value-type="float" office:value="223" calcext:value-type="float">
            <text:p>223</text:p>
          </table:table-cell>
          <table:table-cell table:formula="of:=[.E224]-[.$B$7]*[.F224]*[.E224]/[.$B$1]" office:value-type="float" office:value="1971822.17650547" calcext:value-type="float">
            <text:p>1971822,17650547</text:p>
          </table:table-cell>
          <table:table-cell table:formula="of:=[.F224]-[.$B$5]*[.F224]+[.$B$7]*[.F224]*[.E224]/[.$B$1]" office:value-type="float" office:value="315.807199075405" calcext:value-type="float">
            <text:p>315,807199075405</text:p>
          </table:table-cell>
          <table:table-cell table:formula="of:=[.G224]+[.$B$5]*[.F224]" office:value-type="float" office:value="8027862.01629545" calcext:value-type="float">
            <text:p>8027862,016295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5]+1" office:value-type="float" office:value="224" calcext:value-type="float">
            <text:p>224</text:p>
          </table:table-cell>
          <table:table-cell table:formula="of:=[.E225]-[.$B$7]*[.F225]*[.E225]/[.$B$1]" office:value-type="float" office:value="1971809.7221927" calcext:value-type="float">
            <text:p>1971809,7221927</text:p>
          </table:table-cell>
          <table:table-cell table:formula="of:=[.F225]-[.$B$5]*[.F225]+[.$B$7]*[.F225]*[.E225]/[.$B$1]" office:value-type="float" office:value="296.680791940604" calcext:value-type="float">
            <text:p>296,680791940604</text:p>
          </table:table-cell>
          <table:table-cell table:formula="of:=[.G225]+[.$B$5]*[.F225]" office:value-type="float" office:value="8027893.59701536" calcext:value-type="float">
            <text:p>8027893,597015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6]+1" office:value-type="float" office:value="225" calcext:value-type="float">
            <text:p>225</text:p>
          </table:table-cell>
          <table:table-cell table:formula="of:=[.E226]-[.$B$7]*[.F226]*[.E226]/[.$B$1]" office:value-type="float" office:value="1971798.0222313" calcext:value-type="float">
            <text:p>1971798,0222313</text:p>
          </table:table-cell>
          <table:table-cell table:formula="of:=[.F226]-[.$B$5]*[.F226]+[.$B$7]*[.F226]*[.E226]/[.$B$1]" office:value-type="float" office:value="278.712674145269" calcext:value-type="float">
            <text:p>278,712674145269</text:p>
          </table:table-cell>
          <table:table-cell table:formula="of:=[.G226]+[.$B$5]*[.F226]" office:value-type="float" office:value="8027923.26509455" calcext:value-type="float">
            <text:p>8027923,2650945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7]+1" office:value-type="float" office:value="226" calcext:value-type="float">
            <text:p>226</text:p>
          </table:table-cell>
          <table:table-cell table:formula="of:=[.E227]-[.$B$7]*[.F227]*[.E227]/[.$B$1]" office:value-type="float" office:value="1971787.03092931" calcext:value-type="float">
            <text:p>1971787,03092931</text:p>
          </table:table-cell>
          <table:table-cell table:formula="of:=[.F227]-[.$B$5]*[.F227]+[.$B$7]*[.F227]*[.E227]/[.$B$1]" office:value-type="float" office:value="261.832708723751" calcext:value-type="float">
            <text:p>261,832708723751</text:p>
          </table:table-cell>
          <table:table-cell table:formula="of:=[.G227]+[.$B$5]*[.F227]" office:value-type="float" office:value="8027951.13636197" calcext:value-type="float">
            <text:p>8027951,136361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8]+1" office:value-type="float" office:value="227" calcext:value-type="float">
            <text:p>227</text:p>
          </table:table-cell>
          <table:table-cell table:formula="of:=[.E228]-[.$B$7]*[.F228]*[.E228]/[.$B$1]" office:value-type="float" office:value="1971776.70536252" calcext:value-type="float">
            <text:p>1971776,70536252</text:p>
          </table:table-cell>
          <table:table-cell table:formula="of:=[.F228]-[.$B$5]*[.F228]+[.$B$7]*[.F228]*[.E228]/[.$B$1]" office:value-type="float" office:value="245.975004638068" calcext:value-type="float">
            <text:p>245,975004638068</text:p>
          </table:table-cell>
          <table:table-cell table:formula="of:=[.G228]+[.$B$5]*[.F228]" office:value-type="float" office:value="8027977.31963284" calcext:value-type="float">
            <text:p>8027977,319632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9]+1" office:value-type="float" office:value="228" calcext:value-type="float">
            <text:p>228</text:p>
          </table:table-cell>
          <table:table-cell table:formula="of:=[.E229]-[.$B$7]*[.F229]*[.E229]/[.$B$1]" office:value-type="float" office:value="1971767.00520684" calcext:value-type="float">
            <text:p>1971767,00520684</text:p>
          </table:table-cell>
          <table:table-cell table:formula="of:=[.F229]-[.$B$5]*[.F229]+[.$B$7]*[.F229]*[.E229]/[.$B$1]" office:value-type="float" office:value="231.077659859197" calcext:value-type="float">
            <text:p>231,077659859197</text:p>
          </table:table-cell>
          <table:table-cell table:formula="of:=[.G229]+[.$B$5]*[.F229]" office:value-type="float" office:value="8028001.9171333" calcext:value-type="float">
            <text:p>8028001,91713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30]+1" office:value-type="float" office:value="229" calcext:value-type="float">
            <text:p>229</text:p>
          </table:table-cell>
          <table:table-cell table:formula="of:=[.E230]-[.$B$7]*[.F230]*[.E230]/[.$B$1]" office:value-type="float" office:value="1971757.89258073" calcext:value-type="float">
            <text:p>1971757,89258073</text:p>
          </table:table-cell>
          <table:table-cell table:formula="of:=[.F230]-[.$B$5]*[.F230]+[.$B$7]*[.F230]*[.E230]/[.$B$1]" office:value-type="float" office:value="217.082519980292" calcext:value-type="float">
            <text:p>217,082519980292</text:p>
          </table:table-cell>
          <table:table-cell table:formula="of:=[.G230]+[.$B$5]*[.F230]" office:value-type="float" office:value="8028025.02489929" calcext:value-type="float">
            <text:p>8028025,024899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31]+1" office:value-type="float" office:value="230" calcext:value-type="float">
            <text:p>230</text:p>
          </table:table-cell>
          <table:table-cell table:formula="of:=[.E231]-[.$B$7]*[.F231]*[.E231]/[.$B$1]" office:value-type="float" office:value="1971749.33189729" calcext:value-type="float">
            <text:p>1971749,33189729</text:p>
          </table:table-cell>
          <table:table-cell table:formula="of:=[.F231]-[.$B$5]*[.F231]+[.$B$7]*[.F231]*[.E231]/[.$B$1]" office:value-type="float" office:value="203.934951424512" calcext:value-type="float">
            <text:p>203,934951424512</text:p>
          </table:table-cell>
          <table:table-cell table:formula="of:=[.G231]+[.$B$5]*[.F231]" office:value-type="float" office:value="8028046.73315129" calcext:value-type="float">
            <text:p>8028046,733151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32]+1" office:value-type="float" office:value="231" calcext:value-type="float">
            <text:p>231</text:p>
          </table:table-cell>
          <table:table-cell table:formula="of:=[.E232]-[.$B$7]*[.F232]*[.E232]/[.$B$1]" office:value-type="float" office:value="1971741.2897252" calcext:value-type="float">
            <text:p>1971741,2897252</text:p>
          </table:table-cell>
          <table:table-cell table:formula="of:=[.F232]-[.$B$5]*[.F232]+[.$B$7]*[.F232]*[.E232]/[.$B$1]" office:value-type="float" office:value="191.583628366497" calcext:value-type="float">
            <text:p>191,583628366497</text:p>
          </table:table-cell>
          <table:table-cell table:formula="of:=[.G232]+[.$B$5]*[.F232]" office:value-type="float" office:value="8028067.12664643" calcext:value-type="float">
            <text:p>8028067,126646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33]+1" office:value-type="float" office:value="232" calcext:value-type="float">
            <text:p>232</text:p>
          </table:table-cell>
          <table:table-cell table:formula="of:=[.E233]-[.$B$7]*[.F233]*[.E233]/[.$B$1]" office:value-type="float" office:value="1971733.73465819" calcext:value-type="float">
            <text:p>1971733,73465819</text:p>
          </table:table-cell>
          <table:table-cell table:formula="of:=[.F233]-[.$B$5]*[.F233]+[.$B$7]*[.F233]*[.E233]/[.$B$1]" office:value-type="float" office:value="179.980332539559" calcext:value-type="float">
            <text:p>179,980332539559</text:p>
          </table:table-cell>
          <table:table-cell table:formula="of:=[.G233]+[.$B$5]*[.F233]" office:value-type="float" office:value="8028086.28500926" calcext:value-type="float">
            <text:p>8028086,2850092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34]+1" office:value-type="float" office:value="233" calcext:value-type="float">
            <text:p>233</text:p>
          </table:table-cell>
          <table:table-cell table:formula="of:=[.E234]-[.$B$7]*[.F234]*[.E234]/[.$B$1]" office:value-type="float" office:value="1971726.63719233" calcext:value-type="float">
            <text:p>1971726,63719233</text:p>
          </table:table-cell>
          <table:table-cell table:formula="of:=[.F234]-[.$B$5]*[.F234]+[.$B$7]*[.F234]*[.E234]/[.$B$1]" office:value-type="float" office:value="169.079765150468" calcext:value-type="float">
            <text:p>169,079765150468</text:p>
          </table:table-cell>
          <table:table-cell table:formula="of:=[.G234]+[.$B$5]*[.F234]" office:value-type="float" office:value="8028104.28304252" calcext:value-type="float">
            <text:p>8028104,283042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35]+1" office:value-type="float" office:value="234" calcext:value-type="float">
            <text:p>234</text:p>
          </table:table-cell>
          <table:table-cell table:formula="of:=[.E235]-[.$B$7]*[.F235]*[.E235]/[.$B$1]" office:value-type="float" office:value="1971719.96961079" calcext:value-type="float">
            <text:p>1971719,96961079</text:p>
          </table:table-cell>
          <table:table-cell table:formula="of:=[.F235]-[.$B$5]*[.F235]+[.$B$7]*[.F235]*[.E235]/[.$B$1]" office:value-type="float" office:value="158.839370170569" calcext:value-type="float">
            <text:p>158,839370170569</text:p>
          </table:table-cell>
          <table:table-cell table:formula="of:=[.G235]+[.$B$5]*[.F235]" office:value-type="float" office:value="8028121.19101903" calcext:value-type="float">
            <text:p>8028121,1910190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36]+1" office:value-type="float" office:value="235" calcext:value-type="float">
            <text:p>235</text:p>
          </table:table-cell>
          <table:table-cell table:formula="of:=[.E236]-[.$B$7]*[.F236]*[.E236]/[.$B$1]" office:value-type="float" office:value="1971713.70587563" calcext:value-type="float">
            <text:p>1971713,70587563</text:p>
          </table:table-cell>
          <table:table-cell table:formula="of:=[.F236]-[.$B$5]*[.F236]+[.$B$7]*[.F236]*[.E236]/[.$B$1]" office:value-type="float" office:value="149.219168316027" calcext:value-type="float">
            <text:p>149,219168316027</text:p>
          </table:table-cell>
          <table:table-cell table:formula="of:=[.G236]+[.$B$5]*[.F236]" office:value-type="float" office:value="8028137.07495605" calcext:value-type="float">
            <text:p>8028137,074956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37]+1" office:value-type="float" office:value="236" calcext:value-type="float">
            <text:p>236</text:p>
          </table:table-cell>
          <table:table-cell table:formula="of:=[.E237]-[.$B$7]*[.F237]*[.E237]/[.$B$1]" office:value-type="float" office:value="1971707.82152604" calcext:value-type="float">
            <text:p>1971707,82152604</text:p>
          </table:table-cell>
          <table:table-cell table:formula="of:=[.F237]-[.$B$5]*[.F237]+[.$B$7]*[.F237]*[.E237]/[.$B$1]" office:value-type="float" office:value="140.181601071385" calcext:value-type="float">
            <text:p>140,181601071385</text:p>
          </table:table-cell>
          <table:table-cell table:formula="of:=[.G237]+[.$B$5]*[.F237]" office:value-type="float" office:value="8028151.99687288" calcext:value-type="float">
            <text:p>8028151,9968728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38]+1" office:value-type="float" office:value="237" calcext:value-type="float">
            <text:p>237</text:p>
          </table:table-cell>
          <table:table-cell table:formula="of:=[.E238]-[.$B$7]*[.F238]*[.E238]/[.$B$1]" office:value-type="float" office:value="1971702.29358286" calcext:value-type="float">
            <text:p>1971702,29358286</text:p>
          </table:table-cell>
          <table:table-cell table:formula="of:=[.F238]-[.$B$5]*[.F238]+[.$B$7]*[.F238]*[.E238]/[.$B$1]" office:value-type="float" office:value="131.691384149577" calcext:value-type="float">
            <text:p>131,691384149577</text:p>
          </table:table-cell>
          <table:table-cell table:formula="of:=[.G238]+[.$B$5]*[.F238]" office:value-type="float" office:value="8028166.01503299" calcext:value-type="float">
            <text:p>8028166,015032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39]+1" office:value-type="float" office:value="238" calcext:value-type="float">
            <text:p>238</text:p>
          </table:table-cell>
          <table:table-cell table:formula="of:=[.E239]-[.$B$7]*[.F239]*[.E239]/[.$B$1]" office:value-type="float" office:value="1971697.10045878" calcext:value-type="float">
            <text:p>1971697,10045878</text:p>
          </table:table-cell>
          <table:table-cell table:formula="of:=[.F239]-[.$B$5]*[.F239]+[.$B$7]*[.F239]*[.E239]/[.$B$1]" office:value-type="float" office:value="123.715369818076" calcext:value-type="float">
            <text:p>123,715369818076</text:p>
          </table:table-cell>
          <table:table-cell table:formula="of:=[.G239]+[.$B$5]*[.F239]" office:value-type="float" office:value="8028179.18417141" calcext:value-type="float">
            <text:p>8028179,184171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0]+1" office:value-type="float" office:value="239" calcext:value-type="float">
            <text:p>239</text:p>
          </table:table-cell>
          <table:table-cell table:formula="of:=[.E240]-[.$B$7]*[.F240]*[.E240]/[.$B$1]" office:value-type="float" office:value="1971692.22187406" calcext:value-type="float">
            <text:p>1971692,22187406</text:p>
          </table:table-cell>
          <table:table-cell table:formula="of:=[.F240]-[.$B$5]*[.F240]+[.$B$7]*[.F240]*[.E240]/[.$B$1]" office:value-type="float" office:value="116.222417555318" calcext:value-type="float">
            <text:p>116,222417555318</text:p>
          </table:table-cell>
          <table:table-cell table:formula="of:=[.G240]+[.$B$5]*[.F240]" office:value-type="float" office:value="8028191.55570839" calcext:value-type="float">
            <text:p>8028191,555708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1]+1" office:value-type="float" office:value="240" calcext:value-type="float">
            <text:p>240</text:p>
          </table:table-cell>
          <table:table-cell table:formula="of:=[.E241]-[.$B$7]*[.F241]*[.E241]/[.$B$1]" office:value-type="float" office:value="1971687.63877732" calcext:value-type="float">
            <text:p>1971687,63877732</text:p>
          </table:table-cell>
          <table:table-cell table:formula="of:=[.F241]-[.$B$5]*[.F241]+[.$B$7]*[.F241]*[.E241]/[.$B$1]" office:value-type="float" office:value="109.18327253381" calcext:value-type="float">
            <text:p>109,18327253381</text:p>
          </table:table-cell>
          <table:table-cell table:formula="of:=[.G241]+[.$B$5]*[.F241]" office:value-type="float" office:value="8028203.17795014" calcext:value-type="float">
            <text:p>8028203,177950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2]+1" office:value-type="float" office:value="241" calcext:value-type="float">
            <text:p>241</text:p>
          </table:table-cell>
          <table:table-cell table:formula="of:=[.E242]-[.$B$7]*[.F242]*[.E242]/[.$B$1]" office:value-type="float" office:value="1971683.33327115" calcext:value-type="float">
            <text:p>1971683,33327115</text:p>
          </table:table-cell>
          <table:table-cell table:formula="of:=[.F242]-[.$B$5]*[.F242]+[.$B$7]*[.F242]*[.E242]/[.$B$1]" office:value-type="float" office:value="102.570451456753" calcext:value-type="float">
            <text:p>102,570451456753</text:p>
          </table:table-cell>
          <table:table-cell table:formula="of:=[.G242]+[.$B$5]*[.F242]" office:value-type="float" office:value="8028214.0962774" calcext:value-type="float">
            <text:p>8028214,09627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3]+1" office:value-type="float" office:value="242" calcext:value-type="float">
            <text:p>242</text:p>
          </table:table-cell>
          <table:table-cell table:formula="of:=[.E243]-[.$B$7]*[.F243]*[.E243]/[.$B$1]" office:value-type="float" office:value="1971679.28854215" calcext:value-type="float">
            <text:p>1971679,28854215</text:p>
          </table:table-cell>
          <table:table-cell table:formula="of:=[.F243]-[.$B$5]*[.F243]+[.$B$7]*[.F243]*[.E243]/[.$B$1]" office:value-type="float" office:value="96.3581353035449" calcext:value-type="float">
            <text:p>96,3581353035449</text:p>
          </table:table-cell>
          <table:table-cell table:formula="of:=[.G243]+[.$B$5]*[.F243]" office:value-type="float" office:value="8028224.35332254" calcext:value-type="float">
            <text:p>8028224,3533225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4]+1" office:value-type="float" office:value="243" calcext:value-type="float">
            <text:p>243</text:p>
          </table:table-cell>
          <table:table-cell table:formula="of:=[.E244]-[.$B$7]*[.F244]*[.E244]/[.$B$1]" office:value-type="float" office:value="1971675.48879536" calcext:value-type="float">
            <text:p>1971675,48879536</text:p>
          </table:table-cell>
          <table:table-cell table:formula="of:=[.F244]-[.$B$5]*[.F244]+[.$B$7]*[.F244]*[.E244]/[.$B$1]" office:value-type="float" office:value="90.5220685664012" calcext:value-type="float">
            <text:p>90,5220685664012</text:p>
          </table:table-cell>
          <table:table-cell table:formula="of:=[.G244]+[.$B$5]*[.F244]" office:value-type="float" office:value="8028233.98913607" calcext:value-type="float">
            <text:p>8028233,989136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5]+1" office:value-type="float" office:value="244" calcext:value-type="float">
            <text:p>244</text:p>
          </table:table-cell>
          <table:table-cell table:formula="of:=[.E245]-[.$B$7]*[.F245]*[.E245]/[.$B$1]" office:value-type="float" office:value="1971671.91919249" calcext:value-type="float">
            <text:p>1971671,91919249</text:p>
          </table:table-cell>
          <table:table-cell table:formula="of:=[.F245]-[.$B$5]*[.F245]+[.$B$7]*[.F245]*[.E245]/[.$B$1]" office:value-type="float" office:value="85.0394645855097" calcext:value-type="float">
            <text:p>85,0394645855097</text:p>
          </table:table-cell>
          <table:table-cell table:formula="of:=[.G245]+[.$B$5]*[.F245]" office:value-type="float" office:value="8028243.04134293" calcext:value-type="float">
            <text:p>8028243,0413429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6]+1" office:value-type="float" office:value="245" calcext:value-type="float">
            <text:p>245</text:p>
          </table:table-cell>
          <table:table-cell table:formula="of:=[.E246]-[.$B$7]*[.F246]*[.E246]/[.$B$1]" office:value-type="float" office:value="1971668.565794" calcext:value-type="float">
            <text:p>1971668,565794</text:p>
          </table:table-cell>
          <table:table-cell table:formula="of:=[.F246]-[.$B$5]*[.F246]+[.$B$7]*[.F246]*[.E246]/[.$B$1]" office:value-type="float" office:value="79.8889166138869" calcext:value-type="float">
            <text:p>79,8889166138869</text:p>
          </table:table-cell>
          <table:table-cell table:formula="of:=[.G246]+[.$B$5]*[.F246]" office:value-type="float" office:value="8028251.54528939" calcext:value-type="float">
            <text:p>8028251,545289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7]+1" office:value-type="float" office:value="246" calcext:value-type="float">
            <text:p>246</text:p>
          </table:table-cell>
          <table:table-cell table:formula="of:=[.E247]-[.$B$7]*[.F247]*[.E247]/[.$B$1]" office:value-type="float" office:value="1971665.41550469" calcext:value-type="float">
            <text:p>1971665,41550469</text:p>
          </table:table-cell>
          <table:table-cell table:formula="of:=[.F247]-[.$B$5]*[.F247]+[.$B$7]*[.F247]*[.E247]/[.$B$1]" office:value-type="float" office:value="75.050314265357" calcext:value-type="float">
            <text:p>75,050314265357</text:p>
          </table:table-cell>
          <table:table-cell table:formula="of:=[.G247]+[.$B$5]*[.F247]" office:value-type="float" office:value="8028259.53418105" calcext:value-type="float">
            <text:p>8028259,534181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8]+1" office:value-type="float" office:value="247" calcext:value-type="float">
            <text:p>247</text:p>
          </table:table-cell>
          <table:table-cell table:formula="of:=[.E248]-[.$B$7]*[.F248]*[.E248]/[.$B$1]" office:value-type="float" office:value="1971662.4560225" calcext:value-type="float">
            <text:p>1971662,4560225</text:p>
          </table:table-cell>
          <table:table-cell table:formula="of:=[.F248]-[.$B$5]*[.F248]+[.$B$7]*[.F248]*[.E248]/[.$B$1]" office:value-type="float" office:value="70.5047650200166" calcext:value-type="float">
            <text:p>70,5047650200166</text:p>
          </table:table-cell>
          <table:table-cell table:formula="of:=[.G248]+[.$B$5]*[.F248]" office:value-type="float" office:value="8028267.03921247" calcext:value-type="float">
            <text:p>8028267,03921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9]+1" office:value-type="float" office:value="248" calcext:value-type="float">
            <text:p>248</text:p>
          </table:table-cell>
          <table:table-cell table:formula="of:=[.E249]-[.$B$7]*[.F249]*[.E249]/[.$B$1]" office:value-type="float" office:value="1971659.67579054" calcext:value-type="float">
            <text:p>1971659,67579054</text:p>
          </table:table-cell>
          <table:table-cell table:formula="of:=[.F249]-[.$B$5]*[.F249]+[.$B$7]*[.F249]*[.E249]/[.$B$1]" office:value-type="float" office:value="66.234520481228" calcext:value-type="float">
            <text:p>66,234520481228</text:p>
          </table:table-cell>
          <table:table-cell table:formula="of:=[.G249]+[.$B$5]*[.F249]" office:value-type="float" office:value="8028274.08968898" calcext:value-type="float">
            <text:p>8028274,089688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50]+1" office:value-type="float" office:value="249" calcext:value-type="float">
            <text:p>249</text:p>
          </table:table-cell>
          <table:table-cell table:formula="of:=[.E250]-[.$B$7]*[.F250]*[.E250]/[.$B$1]" office:value-type="float" office:value="1971657.06395188" calcext:value-type="float">
            <text:p>1971657,06395188</text:p>
          </table:table-cell>
          <table:table-cell table:formula="of:=[.F250]-[.$B$5]*[.F250]+[.$B$7]*[.F250]*[.E250]/[.$B$1]" office:value-type="float" office:value="62.2229070966684" calcext:value-type="float">
            <text:p>62,2229070966684</text:p>
          </table:table-cell>
          <table:table-cell table:formula="of:=[.G250]+[.$B$5]*[.F250]" office:value-type="float" office:value="8028280.71314103" calcext:value-type="float">
            <text:p>8028280,7131410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51]+1" office:value-type="float" office:value="250" calcext:value-type="float">
            <text:p>250</text:p>
          </table:table-cell>
          <table:table-cell table:formula="of:=[.E251]-[.$B$7]*[.F251]*[.E251]/[.$B$1]" office:value-type="float" office:value="1971654.61030719" calcext:value-type="float">
            <text:p>1971654,61030719</text:p>
          </table:table-cell>
          <table:table-cell table:formula="of:=[.F251]-[.$B$5]*[.F251]+[.$B$7]*[.F251]*[.E251]/[.$B$1]" office:value-type="float" office:value="58.4542610733369" calcext:value-type="float">
            <text:p>58,4542610733369</text:p>
          </table:table-cell>
          <table:table-cell table:formula="of:=[.G251]+[.$B$5]*[.F251]" office:value-type="float" office:value="8028286.93543174" calcext:value-type="float">
            <text:p>8028286,935431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52]+1" office:value-type="float" office:value="251" calcext:value-type="float">
            <text:p>251</text:p>
          </table:table-cell>
          <table:table-cell table:formula="of:=[.E252]-[.$B$7]*[.F252]*[.E252]/[.$B$1]" office:value-type="float" office:value="1971652.30527492" calcext:value-type="float">
            <text:p>1971652,30527492</text:p>
          </table:table-cell>
          <table:table-cell table:formula="of:=[.F252]-[.$B$5]*[.F252]+[.$B$7]*[.F252]*[.E252]/[.$B$1]" office:value-type="float" office:value="54.9138672327501" calcext:value-type="float">
            <text:p>54,9138672327501</text:p>
          </table:table-cell>
          <table:table-cell table:formula="of:=[.G252]+[.$B$5]*[.F252]" office:value-type="float" office:value="8028292.78085784" calcext:value-type="float">
            <text:p>8028292,780857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53]+1" office:value-type="float" office:value="252" calcext:value-type="float">
            <text:p>252</text:p>
          </table:table-cell>
          <table:table-cell table:formula="of:=[.E253]-[.$B$7]*[.F253]*[.E253]/[.$B$1]" office:value-type="float" office:value="1971650.13985387" calcext:value-type="float">
            <text:p>1971650,13985387</text:p>
          </table:table-cell>
          <table:table-cell table:formula="of:=[.F253]-[.$B$5]*[.F253]+[.$B$7]*[.F253]*[.E253]/[.$B$1]" office:value-type="float" office:value="51.5879015678954" calcext:value-type="float">
            <text:p>51,5879015678954</text:p>
          </table:table-cell>
          <table:table-cell table:formula="of:=[.G253]+[.$B$5]*[.F253]" office:value-type="float" office:value="8028298.27224457" calcext:value-type="float">
            <text:p>8028298,272244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54]+1" office:value-type="float" office:value="253" calcext:value-type="float">
            <text:p>253</text:p>
          </table:table-cell>
          <table:table-cell table:formula="of:=[.E254]-[.$B$7]*[.F254]*[.E254]/[.$B$1]" office:value-type="float" office:value="1971648.105588" calcext:value-type="float">
            <text:p>1971648,105588</text:p>
          </table:table-cell>
          <table:table-cell table:formula="of:=[.F254]-[.$B$5]*[.F254]+[.$B$7]*[.F254]*[.E254]/[.$B$1]" office:value-type="float" office:value="48.463377277928" calcext:value-type="float">
            <text:p>48,463377277928</text:p>
          </table:table-cell>
          <table:table-cell table:formula="of:=[.G254]+[.$B$5]*[.F254]" office:value-type="float" office:value="8028303.43103472" calcext:value-type="float">
            <text:p>8028303,431034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55]+1" office:value-type="float" office:value="254" calcext:value-type="float">
            <text:p>254</text:p>
          </table:table-cell>
          <table:table-cell table:formula="of:=[.E255]-[.$B$7]*[.F255]*[.E255]/[.$B$1]" office:value-type="float" office:value="1971646.19453348" calcext:value-type="float">
            <text:p>1971646,19453348</text:p>
          </table:table-cell>
          <table:table-cell table:formula="of:=[.F255]-[.$B$5]*[.F255]+[.$B$7]*[.F255]*[.E255]/[.$B$1]" office:value-type="float" office:value="45.5280940701437" calcext:value-type="float">
            <text:p>45,5280940701437</text:p>
          </table:table-cell>
          <table:table-cell table:formula="of:=[.G255]+[.$B$5]*[.F255]" office:value-type="float" office:value="8028308.27737245" calcext:value-type="float">
            <text:p>8028308,277372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56]+1" office:value-type="float" office:value="255" calcext:value-type="float">
            <text:p>255</text:p>
          </table:table-cell>
          <table:table-cell table:formula="of:=[.E256]-[.$B$7]*[.F256]*[.E256]/[.$B$1]" office:value-type="float" office:value="1971644.39922761" calcext:value-type="float">
            <text:p>1971644,39922761</text:p>
          </table:table-cell>
          <table:table-cell table:formula="of:=[.F256]-[.$B$5]*[.F256]+[.$B$7]*[.F256]*[.E256]/[.$B$1]" office:value-type="float" office:value="42.7705905314845" calcext:value-type="float">
            <text:p>42,7705905314845</text:p>
          </table:table-cell>
          <table:table-cell table:formula="of:=[.G256]+[.$B$5]*[.F256]" office:value-type="float" office:value="8028312.83018186" calcext:value-type="float">
            <text:p>8028312,830181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57]+1" office:value-type="float" office:value="256" calcext:value-type="float">
            <text:p>256</text:p>
          </table:table-cell>
          <table:table-cell table:formula="of:=[.E257]-[.$B$7]*[.F257]*[.E257]/[.$B$1]" office:value-type="float" office:value="1971642.71265971" calcext:value-type="float">
            <text:p>1971642,71265971</text:p>
          </table:table-cell>
          <table:table-cell table:formula="of:=[.F257]-[.$B$5]*[.F257]+[.$B$7]*[.F257]*[.E257]/[.$B$1]" office:value-type="float" office:value="40.1800993837973" calcext:value-type="float">
            <text:p>40,1800993837973</text:p>
          </table:table-cell>
          <table:table-cell table:formula="of:=[.G257]+[.$B$5]*[.F257]" office:value-type="float" office:value="8028317.10724091" calcext:value-type="float">
            <text:p>8028317,1072409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58]+1" office:value-type="float" office:value="257" calcext:value-type="float">
            <text:p>257</text:p>
          </table:table-cell>
          <table:table-cell table:formula="of:=[.E258]-[.$B$7]*[.F258]*[.E258]/[.$B$1]" office:value-type="float" office:value="1971641.1282437" calcext:value-type="float">
            <text:p>1971641,1282437</text:p>
          </table:table-cell>
          <table:table-cell table:formula="of:=[.F258]-[.$B$5]*[.F258]+[.$B$7]*[.F258]*[.E258]/[.$B$1]" office:value-type="float" office:value="37.7465054482977" calcext:value-type="float">
            <text:p>37,7465054482977</text:p>
          </table:table-cell>
          <table:table-cell table:formula="of:=[.G258]+[.$B$5]*[.F258]" office:value-type="float" office:value="8028321.12525085" calcext:value-type="float">
            <text:p>8028321,1252508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59]+1" office:value-type="float" office:value="258" calcext:value-type="float">
            <text:p>258</text:p>
          </table:table-cell>
          <table:table-cell table:formula="of:=[.E259]-[.$B$7]*[.F259]*[.E259]/[.$B$1]" office:value-type="float" office:value="1971639.63979245" calcext:value-type="float">
            <text:p>1971639,63979245</text:p>
          </table:table-cell>
          <table:table-cell table:formula="of:=[.F259]-[.$B$5]*[.F259]+[.$B$7]*[.F259]*[.E259]/[.$B$1]" office:value-type="float" office:value="35.4603061552547" calcext:value-type="float">
            <text:p>35,4603061552547</text:p>
          </table:table-cell>
          <table:table-cell table:formula="of:=[.G259]+[.$B$5]*[.F259]" office:value-type="float" office:value="8028324.89990139" calcext:value-type="float">
            <text:p>8028324,899901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60]+1" office:value-type="float" office:value="259" calcext:value-type="float">
            <text:p>259</text:p>
          </table:table-cell>
          <table:table-cell table:formula="of:=[.E260]-[.$B$7]*[.F260]*[.E260]/[.$B$1]" office:value-type="float" office:value="1971638.24149355" calcext:value-type="float">
            <text:p>1971638,24149355</text:p>
          </table:table-cell>
          <table:table-cell table:formula="of:=[.F260]-[.$B$5]*[.F260]+[.$B$7]*[.F260]*[.E260]/[.$B$1]" office:value-type="float" office:value="33.3125744448267" calcext:value-type="float">
            <text:p>33,3125744448267</text:p>
          </table:table-cell>
          <table:table-cell table:formula="of:=[.G260]+[.$B$5]*[.F260]" office:value-type="float" office:value="8028328.44593201" calcext:value-type="float">
            <text:p>8028328,445932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61]+1" office:value-type="float" office:value="260" calcext:value-type="float">
            <text:p>260</text:p>
          </table:table-cell>
          <table:table-cell table:formula="of:=[.E261]-[.$B$7]*[.F261]*[.E261]/[.$B$1]" office:value-type="float" office:value="1971636.92788663" calcext:value-type="float">
            <text:p>1971636,92788663</text:p>
          </table:table-cell>
          <table:table-cell table:formula="of:=[.F261]-[.$B$5]*[.F261]+[.$B$7]*[.F261]*[.E261]/[.$B$1]" office:value-type="float" office:value="31.2949239143045" calcext:value-type="float">
            <text:p>31,2949239143045</text:p>
          </table:table-cell>
          <table:table-cell table:formula="of:=[.G261]+[.$B$5]*[.F261]" office:value-type="float" office:value="8028331.77718946" calcext:value-type="float">
            <text:p>8028331,777189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62]+1" office:value-type="float" office:value="261" calcext:value-type="float">
            <text:p>261</text:p>
          </table:table-cell>
          <table:table-cell table:formula="of:=[.E262]-[.$B$7]*[.F262]*[.E262]/[.$B$1]" office:value-type="float" office:value="1971635.69384208" calcext:value-type="float">
            <text:p>1971635,69384208</text:p>
          </table:table-cell>
          <table:table-cell table:formula="of:=[.F262]-[.$B$5]*[.F262]+[.$B$7]*[.F262]*[.E262]/[.$B$1]" office:value-type="float" office:value="29.3994760757709" calcext:value-type="float">
            <text:p>29,3994760757709</text:p>
          </table:table-cell>
          <table:table-cell table:formula="of:=[.G262]+[.$B$5]*[.F262]" office:value-type="float" office:value="8028334.90668185" calcext:value-type="float">
            <text:p>8028334,9066818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63]+1" office:value-type="float" office:value="262" calcext:value-type="float">
            <text:p>262</text:p>
          </table:table-cell>
          <table:table-cell table:formula="of:=[.E263]-[.$B$7]*[.F263]*[.E263]/[.$B$1]" office:value-type="float" office:value="1971634.53454095" calcext:value-type="float">
            <text:p>1971634,53454095</text:p>
          </table:table-cell>
          <table:table-cell table:formula="of:=[.F263]-[.$B$5]*[.F263]+[.$B$7]*[.F263]*[.E263]/[.$B$1]" office:value-type="float" office:value="27.6188295964188" calcext:value-type="float">
            <text:p>27,6188295964188</text:p>
          </table:table-cell>
          <table:table-cell table:formula="of:=[.G263]+[.$B$5]*[.F263]" office:value-type="float" office:value="8028337.84662946" calcext:value-type="float">
            <text:p>8028337,846629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64]+1" office:value-type="float" office:value="263" calcext:value-type="float">
            <text:p>263</text:p>
          </table:table-cell>
          <table:table-cell table:formula="of:=[.E264]-[.$B$7]*[.F264]*[.E264]/[.$B$1]" office:value-type="float" office:value="1971633.44545619" calcext:value-type="float">
            <text:p>1971633,44545619</text:p>
          </table:table-cell>
          <table:table-cell table:formula="of:=[.F264]-[.$B$5]*[.F264]+[.$B$7]*[.F264]*[.E264]/[.$B$1]" office:value-type="float" office:value="25.9460314014949" calcext:value-type="float">
            <text:p>25,9460314014949</text:p>
          </table:table-cell>
          <table:table-cell table:formula="of:=[.G264]+[.$B$5]*[.F264]" office:value-type="float" office:value="8028340.60851241" calcext:value-type="float">
            <text:p>8028340,608512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65]+1" office:value-type="float" office:value="264" calcext:value-type="float">
            <text:p>264</text:p>
          </table:table-cell>
          <table:table-cell table:formula="of:=[.E265]-[.$B$7]*[.F265]*[.E265]/[.$B$1]" office:value-type="float" office:value="1971632.42233492" calcext:value-type="float">
            <text:p>1971632,42233492</text:p>
          </table:table-cell>
          <table:table-cell table:formula="of:=[.F265]-[.$B$5]*[.F265]+[.$B$7]*[.F265]*[.E265]/[.$B$1]" office:value-type="float" office:value="24.3745495271063" calcext:value-type="float">
            <text:p>24,3745495271063</text:p>
          </table:table-cell>
          <table:table-cell table:formula="of:=[.G265]+[.$B$5]*[.F265]" office:value-type="float" office:value="8028343.20311555" calcext:value-type="float">
            <text:p>8028343,2031155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66]+1" office:value-type="float" office:value="265" calcext:value-type="float">
            <text:p>265</text:p>
          </table:table-cell>
          <table:table-cell table:formula="of:=[.E266]-[.$B$7]*[.F266]*[.E266]/[.$B$1]" office:value-type="float" office:value="1971631.46118188" calcext:value-type="float">
            <text:p>1971631,46118188</text:p>
          </table:table-cell>
          <table:table-cell table:formula="of:=[.F266]-[.$B$5]*[.F266]+[.$B$7]*[.F266]*[.E266]/[.$B$1]" office:value-type="float" office:value="22.8982476169447" calcext:value-type="float">
            <text:p>22,8982476169447</text:p>
          </table:table-cell>
          <table:table-cell table:formula="of:=[.G266]+[.$B$5]*[.F266]" office:value-type="float" office:value="8028345.64057051" calcext:value-type="float">
            <text:p>8028345,640570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67]+1" office:value-type="float" office:value="266" calcext:value-type="float">
            <text:p>266</text:p>
          </table:table-cell>
          <table:table-cell table:formula="of:=[.E267]-[.$B$7]*[.F267]*[.E267]/[.$B$1]" office:value-type="float" office:value="1971630.55824377" calcext:value-type="float">
            <text:p>1971630,55824377</text:p>
          </table:table-cell>
          <table:table-cell table:formula="of:=[.F267]-[.$B$5]*[.F267]+[.$B$7]*[.F267]*[.E267]/[.$B$1]" office:value-type="float" office:value="21.5113609634002" calcext:value-type="float">
            <text:p>21,5113609634002</text:p>
          </table:table-cell>
          <table:table-cell table:formula="of:=[.G267]+[.$B$5]*[.F267]" office:value-type="float" office:value="8028347.93039527" calcext:value-type="float">
            <text:p>8028347,930395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68]+1" office:value-type="float" office:value="267" calcext:value-type="float">
            <text:p>267</text:p>
          </table:table-cell>
          <table:table-cell table:formula="of:=[.E268]-[.$B$7]*[.F268]*[.E268]/[.$B$1]" office:value-type="float" office:value="1971629.70999464" calcext:value-type="float">
            <text:p>1971629,70999464</text:p>
          </table:table-cell>
          <table:table-cell table:formula="of:=[.F268]-[.$B$5]*[.F268]+[.$B$7]*[.F268]*[.E268]/[.$B$1]" office:value-type="float" office:value="20.2084739995572" calcext:value-type="float">
            <text:p>20,2084739995572</text:p>
          </table:table-cell>
          <table:table-cell table:formula="of:=[.G268]+[.$B$5]*[.F268]" office:value-type="float" office:value="8028350.08153137" calcext:value-type="float">
            <text:p>8028350,0815313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69]+1" office:value-type="float" office:value="268" calcext:value-type="float">
            <text:p>268</text:p>
          </table:table-cell>
          <table:table-cell table:formula="of:=[.E269]-[.$B$7]*[.F269]*[.E269]/[.$B$1]" office:value-type="float" office:value="1971628.91312208" calcext:value-type="float">
            <text:p>1971628,91312208</text:p>
          </table:table-cell>
          <table:table-cell table:formula="of:=[.F269]-[.$B$5]*[.F269]+[.$B$7]*[.F269]*[.E269]/[.$B$1]" office:value-type="float" office:value="18.9844991542251" calcext:value-type="float">
            <text:p>18,9844991542251</text:p>
          </table:table-cell>
          <table:table-cell table:formula="of:=[.G269]+[.$B$5]*[.F269]" office:value-type="float" office:value="8028352.10237877" calcext:value-type="float">
            <text:p>8028352,102378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70]+1" office:value-type="float" office:value="269" calcext:value-type="float">
            <text:p>269</text:p>
          </table:table-cell>
          <table:table-cell table:formula="of:=[.E270]-[.$B$7]*[.F270]*[.E270]/[.$B$1]" office:value-type="float" office:value="1971628.16451433" calcext:value-type="float">
            <text:p>1971628,16451433</text:p>
          </table:table-cell>
          <table:table-cell table:formula="of:=[.F270]-[.$B$5]*[.F270]+[.$B$7]*[.F270]*[.E270]/[.$B$1]" office:value-type="float" office:value="17.8346569874749" calcext:value-type="float">
            <text:p>17,8346569874749</text:p>
          </table:table-cell>
          <table:table-cell table:formula="of:=[.G270]+[.$B$5]*[.F270]" office:value-type="float" office:value="8028354.00082868" calcext:value-type="float">
            <text:p>8028354,000828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71]+1" office:value-type="float" office:value="270" calcext:value-type="float">
            <text:p>270</text:p>
          </table:table-cell>
          <table:table-cell table:formula="of:=[.E271]-[.$B$7]*[.F271]*[.E271]/[.$B$1]" office:value-type="float" office:value="1971627.46124809" calcext:value-type="float">
            <text:p>1971627,46124809</text:p>
          </table:table-cell>
          <table:table-cell table:formula="of:=[.F271]-[.$B$5]*[.F271]+[.$B$7]*[.F271]*[.E271]/[.$B$1]" office:value-type="float" office:value="16.7544575291465" calcext:value-type="float">
            <text:p>16,7544575291465</text:p>
          </table:table-cell>
          <table:table-cell table:formula="of:=[.G271]+[.$B$5]*[.F271]" office:value-type="float" office:value="8028355.78429438" calcext:value-type="float">
            <text:p>8028355,7842943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72]+1" office:value-type="float" office:value="271" calcext:value-type="float">
            <text:p>271</text:p>
          </table:table-cell>
          <table:table-cell table:formula="of:=[.E272]-[.$B$7]*[.F272]*[.E272]/[.$B$1]" office:value-type="float" office:value="1971626.80057712" calcext:value-type="float">
            <text:p>1971626,80057712</text:p>
          </table:table-cell>
          <table:table-cell table:formula="of:=[.F272]-[.$B$5]*[.F272]+[.$B$7]*[.F272]*[.E272]/[.$B$1]" office:value-type="float" office:value="15.7396827474875" calcext:value-type="float">
            <text:p>15,7396827474875</text:p>
          </table:table-cell>
          <table:table-cell table:formula="of:=[.G272]+[.$B$5]*[.F272]" office:value-type="float" office:value="8028357.45974013" calcext:value-type="float">
            <text:p>8028357,4597401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73]+1" office:value-type="float" office:value="272" calcext:value-type="float">
            <text:p>272</text:p>
          </table:table-cell>
          <table:table-cell table:formula="of:=[.E273]-[.$B$7]*[.F273]*[.E273]/[.$B$1]" office:value-type="float" office:value="1971626.17992152" calcext:value-type="float">
            <text:p>1971626,17992152</text:p>
          </table:table-cell>
          <table:table-cell table:formula="of:=[.F273]-[.$B$5]*[.F273]+[.$B$7]*[.F273]*[.E273]/[.$B$1]" office:value-type="float" office:value="14.7863700794893" calcext:value-type="float">
            <text:p>14,7863700794893</text:p>
          </table:table-cell>
          <table:table-cell table:formula="of:=[.G273]+[.$B$5]*[.F273]" office:value-type="float" office:value="8028359.03370841" calcext:value-type="float">
            <text:p>8028359,033708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74]+1" office:value-type="float" office:value="273" calcext:value-type="float">
            <text:p>273</text:p>
          </table:table-cell>
          <table:table-cell table:formula="of:=[.E274]-[.$B$7]*[.F274]*[.E274]/[.$B$1]" office:value-type="float" office:value="1971625.59685763" calcext:value-type="float">
            <text:p>1971625,59685763</text:p>
          </table:table-cell>
          <table:table-cell table:formula="of:=[.F274]-[.$B$5]*[.F274]+[.$B$7]*[.F274]*[.E274]/[.$B$1]" office:value-type="float" office:value="13.890796958635" calcext:value-type="float">
            <text:p>13,890796958635</text:p>
          </table:table-cell>
          <table:table-cell table:formula="of:=[.G274]+[.$B$5]*[.F274]" office:value-type="float" office:value="8028360.51234542" calcext:value-type="float">
            <text:p>8028360,5123454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75]+1" office:value-type="float" office:value="274" calcext:value-type="float">
            <text:p>274</text:p>
          </table:table-cell>
          <table:table-cell table:formula="of:=[.E275]-[.$B$7]*[.F275]*[.E275]/[.$B$1]" office:value-type="float" office:value="1971625.04910861" calcext:value-type="float">
            <text:p>1971625,04910861</text:p>
          </table:table-cell>
          <table:table-cell table:formula="of:=[.F275]-[.$B$5]*[.F275]+[.$B$7]*[.F275]*[.E275]/[.$B$1]" office:value-type="float" office:value="13.0494662796594" calcext:value-type="float">
            <text:p>13,0494662796594</text:p>
          </table:table-cell>
          <table:table-cell table:formula="of:=[.G275]+[.$B$5]*[.F275]" office:value-type="float" office:value="8028361.90142511" calcext:value-type="float">
            <text:p>8028361,901425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76]+1" office:value-type="float" office:value="275" calcext:value-type="float">
            <text:p>275</text:p>
          </table:table-cell>
          <table:table-cell table:formula="of:=[.E276]-[.$B$7]*[.F276]*[.E276]/[.$B$1]" office:value-type="float" office:value="1971624.53453552" calcext:value-type="float">
            <text:p>1971624,53453552</text:p>
          </table:table-cell>
          <table:table-cell table:formula="of:=[.F276]-[.$B$5]*[.F276]+[.$B$7]*[.F276]*[.E276]/[.$B$1]" office:value-type="float" office:value="12.2590927435829" calcext:value-type="float">
            <text:p>12,2590927435829</text:p>
          </table:table-cell>
          <table:table-cell table:formula="of:=[.G276]+[.$B$5]*[.F276]" office:value-type="float" office:value="8028363.20637174" calcext:value-type="float">
            <text:p>8028363,206371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77]+1" office:value-type="float" office:value="276" calcext:value-type="float">
            <text:p>276</text:p>
          </table:table-cell>
          <table:table-cell table:formula="of:=[.E277]-[.$B$7]*[.F277]*[.E277]/[.$B$1]" office:value-type="float" office:value="1971624.05112896" calcext:value-type="float">
            <text:p>1971624,05112896</text:p>
          </table:table-cell>
          <table:table-cell table:formula="of:=[.F277]-[.$B$5]*[.F277]+[.$B$7]*[.F277]*[.E277]/[.$B$1]" office:value-type="float" office:value="11.5165900297125" calcext:value-type="float">
            <text:p>11,5165900297125</text:p>
          </table:table-cell>
          <table:table-cell table:formula="of:=[.G277]+[.$B$5]*[.F277]" office:value-type="float" office:value="8028364.43228101" calcext:value-type="float">
            <text:p>8028364,432281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78]+1" office:value-type="float" office:value="277" calcext:value-type="float">
            <text:p>277</text:p>
          </table:table-cell>
          <table:table-cell table:formula="of:=[.E278]-[.$B$7]*[.F278]*[.E278]/[.$B$1]" office:value-type="float" office:value="1971623.59700124" calcext:value-type="float">
            <text:p>1971623,59700124</text:p>
          </table:table-cell>
          <table:table-cell table:formula="of:=[.F278]-[.$B$5]*[.F278]+[.$B$7]*[.F278]*[.E278]/[.$B$1]" office:value-type="float" office:value="10.8190587445328" calcext:value-type="float">
            <text:p>10,8190587445328</text:p>
          </table:table-cell>
          <table:table-cell table:formula="of:=[.G278]+[.$B$5]*[.F278]" office:value-type="float" office:value="8028365.58394002" calcext:value-type="float">
            <text:p>8028365,583940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79]+1" office:value-type="float" office:value="278" calcext:value-type="float">
            <text:p>278</text:p>
          </table:table-cell>
          <table:table-cell table:formula="of:=[.E279]-[.$B$7]*[.F279]*[.E279]/[.$B$1]" office:value-type="float" office:value="1971623.17037901" calcext:value-type="float">
            <text:p>1971623,17037901</text:p>
          </table:table-cell>
          <table:table-cell table:formula="of:=[.F279]-[.$B$5]*[.F279]+[.$B$7]*[.F279]*[.E279]/[.$B$1]" office:value-type="float" office:value="10.1637751004407" calcext:value-type="float">
            <text:p>10,1637751004407</text:p>
          </table:table-cell>
          <table:table-cell table:formula="of:=[.G279]+[.$B$5]*[.F279]" office:value-type="float" office:value="8028366.66584589" calcext:value-type="float">
            <text:p>8028366,6658458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0]+1" office:value-type="float" office:value="279" calcext:value-type="float">
            <text:p>279</text:p>
          </table:table-cell>
          <table:table-cell table:formula="of:=[.E280]-[.$B$7]*[.F280]*[.E280]/[.$B$1]" office:value-type="float" office:value="1971622.76959632" calcext:value-type="float">
            <text:p>1971622,76959632</text:p>
          </table:table-cell>
          <table:table-cell table:formula="of:=[.F280]-[.$B$5]*[.F280]+[.$B$7]*[.F280]*[.E280]/[.$B$1]" office:value-type="float" office:value="9.54818028012768" calcext:value-type="float">
            <text:p>9,54818028012768</text:p>
          </table:table-cell>
          <table:table-cell table:formula="of:=[.G280]+[.$B$5]*[.F280]" office:value-type="float" office:value="8028367.6822234" calcext:value-type="float">
            <text:p>8028367,68222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1]+1" office:value-type="float" office:value="280" calcext:value-type="float">
            <text:p>280</text:p>
          </table:table-cell>
          <table:table-cell table:formula="of:=[.E281]-[.$B$7]*[.F281]*[.E281]/[.$B$1]" office:value-type="float" office:value="1971622.39308813" calcext:value-type="float">
            <text:p>1971622,39308813</text:p>
          </table:table-cell>
          <table:table-cell table:formula="of:=[.F281]-[.$B$5]*[.F281]+[.$B$7]*[.F281]*[.E281]/[.$B$1]" office:value-type="float" office:value="8.96987044508511" calcext:value-type="float">
            <text:p>8,96987044508511</text:p>
          </table:table-cell>
          <table:table-cell table:formula="of:=[.G281]+[.$B$5]*[.F281]" office:value-type="float" office:value="8028368.63704143" calcext:value-type="float">
            <text:p>8028368,637041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2]+1" office:value-type="float" office:value="281" calcext:value-type="float">
            <text:p>281</text:p>
          </table:table-cell>
          <table:table-cell table:formula="of:=[.E282]-[.$B$7]*[.F282]*[.E282]/[.$B$1]" office:value-type="float" office:value="1971622.03938418" calcext:value-type="float">
            <text:p>1971622,03938418</text:p>
          </table:table-cell>
          <table:table-cell table:formula="of:=[.F282]-[.$B$5]*[.F282]+[.$B$7]*[.F282]*[.E282]/[.$B$1]" office:value-type="float" office:value="8.42658734922919" calcext:value-type="float">
            <text:p>8,42658734922919</text:p>
          </table:table-cell>
          <table:table-cell table:formula="of:=[.G282]+[.$B$5]*[.F282]" office:value-type="float" office:value="8028369.53402847" calcext:value-type="float">
            <text:p>8028369,534028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3]+1" office:value-type="float" office:value="282" calcext:value-type="float">
            <text:p>282</text:p>
          </table:table-cell>
          <table:table-cell table:formula="of:=[.E283]-[.$B$7]*[.F283]*[.E283]/[.$B$1]" office:value-type="float" office:value="1971621.70710327" calcext:value-type="float">
            <text:p>1971621,70710327</text:p>
          </table:table-cell>
          <table:table-cell table:formula="of:=[.F283]-[.$B$5]*[.F283]+[.$B$7]*[.F283]*[.E283]/[.$B$1]" office:value-type="float" office:value="7.91620952099699" calcext:value-type="float">
            <text:p>7,91620952099699</text:p>
          </table:table-cell>
          <table:table-cell table:formula="of:=[.G283]+[.$B$5]*[.F283]" office:value-type="float" office:value="8028370.37668721" calcext:value-type="float">
            <text:p>8028370,376687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4]+1" office:value-type="float" office:value="283" calcext:value-type="float">
            <text:p>283</text:p>
          </table:table-cell>
          <table:table-cell table:formula="of:=[.E284]-[.$B$7]*[.F284]*[.E284]/[.$B$1]" office:value-type="float" office:value="1971621.39494786" calcext:value-type="float">
            <text:p>1971621,39494786</text:p>
          </table:table-cell>
          <table:table-cell table:formula="of:=[.F284]-[.$B$5]*[.F284]+[.$B$7]*[.F284]*[.E284]/[.$B$1]" office:value-type="float" office:value="7.4367439794888" calcext:value-type="float">
            <text:p>7,4367439794888</text:p>
          </table:table-cell>
          <table:table-cell table:formula="of:=[.G284]+[.$B$5]*[.F284]" office:value-type="float" office:value="8028371.16830816" calcext:value-type="float">
            <text:p>8028371,168308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5]+1" office:value-type="float" office:value="284" calcext:value-type="float">
            <text:p>284</text:p>
          </table:table-cell>
          <table:table-cell table:formula="of:=[.E285]-[.$B$7]*[.F285]*[.E285]/[.$B$1]" office:value-type="float" office:value="1971621.10169899" calcext:value-type="float">
            <text:p>1971621,10169899</text:p>
          </table:table-cell>
          <table:table-cell table:formula="of:=[.F285]-[.$B$5]*[.F285]+[.$B$7]*[.F285]*[.E285]/[.$B$1]" office:value-type="float" office:value="6.98631845231411" calcext:value-type="float">
            <text:p>6,98631845231411</text:p>
          </table:table-cell>
          <table:table-cell table:formula="of:=[.G285]+[.$B$5]*[.F285]" office:value-type="float" office:value="8028371.91198256" calcext:value-type="float">
            <text:p>8028371,9119825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6]+1" office:value-type="float" office:value="285" calcext:value-type="float">
            <text:p>285</text:p>
          </table:table-cell>
          <table:table-cell table:formula="of:=[.E286]-[.$B$7]*[.F286]*[.E286]/[.$B$1]" office:value-type="float" office:value="1971620.82621153" calcext:value-type="float">
            <text:p>1971620,82621153</text:p>
          </table:table-cell>
          <table:table-cell table:formula="of:=[.F286]-[.$B$5]*[.F286]+[.$B$7]*[.F286]*[.E286]/[.$B$1]" office:value-type="float" office:value="6.56317406475813" calcext:value-type="float">
            <text:p>6,56317406475813</text:p>
          </table:table-cell>
          <table:table-cell table:formula="of:=[.G286]+[.$B$5]*[.F286]" office:value-type="float" office:value="8028372.6106144" calcext:value-type="float">
            <text:p>8028372,61061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7]+1" office:value-type="float" office:value="286" calcext:value-type="float">
            <text:p>286</text:p>
          </table:table-cell>
          <table:table-cell table:formula="of:=[.E287]-[.$B$7]*[.F287]*[.E287]/[.$B$1]" office:value-type="float" office:value="1971620.56740972" calcext:value-type="float">
            <text:p>1971620,56740972</text:p>
          </table:table-cell>
          <table:table-cell table:formula="of:=[.F287]-[.$B$5]*[.F287]+[.$B$7]*[.F287]*[.E287]/[.$B$1]" office:value-type="float" office:value="6.16565847172489" calcext:value-type="float">
            <text:p>6,16565847172489</text:p>
          </table:table-cell>
          <table:table-cell table:formula="of:=[.G287]+[.$B$5]*[.F287]" office:value-type="float" office:value="8028373.26693181" calcext:value-type="float">
            <text:p>8028373,2669318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8]+1" office:value-type="float" office:value="287" calcext:value-type="float">
            <text:p>287</text:p>
          </table:table-cell>
          <table:table-cell table:formula="of:=[.E288]-[.$B$7]*[.F288]*[.E288]/[.$B$1]" office:value-type="float" office:value="1971620.32428294" calcext:value-type="float">
            <text:p>1971620,32428294</text:p>
          </table:table-cell>
          <table:table-cell table:formula="of:=[.F288]-[.$B$5]*[.F288]+[.$B$7]*[.F288]*[.E288]/[.$B$1]" office:value-type="float" office:value="5.79221940564194" calcext:value-type="float">
            <text:p>5,79221940564194</text:p>
          </table:table-cell>
          <table:table-cell table:formula="of:=[.G288]+[.$B$5]*[.F288]" office:value-type="float" office:value="8028373.88349766" calcext:value-type="float">
            <text:p>8028373,883497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9]+1" office:value-type="float" office:value="288" calcext:value-type="float">
            <text:p>288</text:p>
          </table:table-cell>
          <table:table-cell table:formula="of:=[.E289]-[.$B$7]*[.F289]*[.E289]/[.$B$1]" office:value-type="float" office:value="1971620.09588179" calcext:value-type="float">
            <text:p>1971620,09588179</text:p>
          </table:table-cell>
          <table:table-cell table:formula="of:=[.F289]-[.$B$5]*[.F289]+[.$B$7]*[.F289]*[.E289]/[.$B$1]" office:value-type="float" office:value="5.44139861513514" calcext:value-type="float">
            <text:p>5,44139861513514</text:p>
          </table:table-cell>
          <table:table-cell table:formula="of:=[.G289]+[.$B$5]*[.F289]" office:value-type="float" office:value="8028374.4627196" calcext:value-type="float">
            <text:p>8028374,462719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0]+1" office:value-type="float" office:value="289" calcext:value-type="float">
            <text:p>289</text:p>
          </table:table-cell>
          <table:table-cell table:formula="of:=[.E290]-[.$B$7]*[.F290]*[.E290]/[.$B$1]" office:value-type="float" office:value="1971619.88131437" calcext:value-type="float">
            <text:p>1971619,88131437</text:p>
          </table:table-cell>
          <table:table-cell table:formula="of:=[.F290]-[.$B$5]*[.F290]+[.$B$7]*[.F290]*[.E290]/[.$B$1]" office:value-type="float" office:value="5.1118261708077" calcext:value-type="float">
            <text:p>5,1118261708077</text:p>
          </table:table-cell>
          <table:table-cell table:formula="of:=[.G290]+[.$B$5]*[.F290]" office:value-type="float" office:value="8028375.00685946" calcext:value-type="float">
            <text:p>8028375,006859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1]+1" office:value-type="float" office:value="290" calcext:value-type="float">
            <text:p>290</text:p>
          </table:table-cell>
          <table:table-cell table:formula="of:=[.E291]-[.$B$7]*[.F291]*[.E291]/[.$B$1]" office:value-type="float" office:value="1971619.67974281" calcext:value-type="float">
            <text:p>1971619,67974281</text:p>
          </table:table-cell>
          <table:table-cell table:formula="of:=[.F291]-[.$B$5]*[.F291]+[.$B$7]*[.F291]*[.E291]/[.$B$1]" office:value-type="float" office:value="4.80221511589068" calcext:value-type="float">
            <text:p>4,80221511589068</text:p>
          </table:table-cell>
          <table:table-cell table:formula="of:=[.G291]+[.$B$5]*[.F291]" office:value-type="float" office:value="8028375.51804208" calcext:value-type="float">
            <text:p>8028375,5180420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2]+1" office:value-type="float" office:value="291" calcext:value-type="float">
            <text:p>291</text:p>
          </table:table-cell>
          <table:table-cell table:formula="of:=[.E292]-[.$B$7]*[.F292]*[.E292]/[.$B$1]" office:value-type="float" office:value="1971619.49037997" calcext:value-type="float">
            <text:p>1971619,49037997</text:p>
          </table:table-cell>
          <table:table-cell table:formula="of:=[.F292]-[.$B$5]*[.F292]+[.$B$7]*[.F292]*[.E292]/[.$B$1]" office:value-type="float" office:value="4.51135644087858" calcext:value-type="float">
            <text:p>4,51135644087858</text:p>
          </table:table-cell>
          <table:table-cell table:formula="of:=[.G292]+[.$B$5]*[.F292]" office:value-type="float" office:value="8028375.99826359" calcext:value-type="float">
            <text:p>8028375,998263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3]+1" office:value-type="float" office:value="292" calcext:value-type="float">
            <text:p>292</text:p>
          </table:table-cell>
          <table:table-cell table:formula="of:=[.E293]-[.$B$7]*[.F293]*[.E293]/[.$B$1]" office:value-type="float" office:value="1971619.31248641" calcext:value-type="float">
            <text:p>1971619,31248641</text:p>
          </table:table-cell>
          <table:table-cell table:formula="of:=[.F293]-[.$B$5]*[.F293]+[.$B$7]*[.F293]*[.E293]/[.$B$1]" office:value-type="float" office:value="4.23811436252847" calcext:value-type="float">
            <text:p>4,23811436252847</text:p>
          </table:table-cell>
          <table:table-cell table:formula="of:=[.G293]+[.$B$5]*[.F293]" office:value-type="float" office:value="8028376.44939923" calcext:value-type="float">
            <text:p>8028376,4493992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4]+1" office:value-type="float" office:value="293" calcext:value-type="float">
            <text:p>293</text:p>
          </table:table-cell>
          <table:table-cell table:formula="of:=[.E294]-[.$B$7]*[.F294]*[.E294]/[.$B$1]" office:value-type="float" office:value="1971619.14536745" calcext:value-type="float">
            <text:p>1971619,14536745</text:p>
          </table:table-cell>
          <table:table-cell table:formula="of:=[.F294]-[.$B$5]*[.F294]+[.$B$7]*[.F294]*[.E294]/[.$B$1]" office:value-type="float" office:value="3.98142188878937" calcext:value-type="float">
            <text:p>3,98142188878937</text:p>
          </table:table-cell>
          <table:table-cell table:formula="of:=[.G294]+[.$B$5]*[.F294]" office:value-type="float" office:value="8028376.87321067" calcext:value-type="float">
            <text:p>8028376,8732106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5]+1" office:value-type="float" office:value="294" calcext:value-type="float">
            <text:p>294</text:p>
          </table:table-cell>
          <table:table-cell table:formula="of:=[.E295]-[.$B$7]*[.F295]*[.E295]/[.$B$1]" office:value-type="float" office:value="1971618.98837049" calcext:value-type="float">
            <text:p>1971618,98837049</text:p>
          </table:table-cell>
          <table:table-cell table:formula="of:=[.F295]-[.$B$5]*[.F295]+[.$B$7]*[.F295]*[.E295]/[.$B$1]" office:value-type="float" office:value="3.74027665234487" calcext:value-type="float">
            <text:p>3,74027665234487</text:p>
          </table:table-cell>
          <table:table-cell table:formula="of:=[.G295]+[.$B$5]*[.F295]" office:value-type="float" office:value="8028377.27135286" calcext:value-type="float">
            <text:p>8028377,271352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6]+1" office:value-type="float" office:value="295" calcext:value-type="float">
            <text:p>295</text:p>
          </table:table-cell>
          <table:table-cell table:formula="of:=[.E296]-[.$B$7]*[.F296]*[.E296]/[.$B$1]" office:value-type="float" office:value="1971618.84088248" calcext:value-type="float">
            <text:p>1971618,84088248</text:p>
          </table:table-cell>
          <table:table-cell table:formula="of:=[.F296]-[.$B$5]*[.F296]+[.$B$7]*[.F296]*[.E296]/[.$B$1]" office:value-type="float" office:value="3.51373699650083" calcext:value-type="float">
            <text:p>3,51373699650083</text:p>
          </table:table-cell>
          <table:table-cell table:formula="of:=[.G296]+[.$B$5]*[.F296]" office:value-type="float" office:value="8028377.64538052" calcext:value-type="float">
            <text:p>8028377,645380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7]+1" office:value-type="float" office:value="296" calcext:value-type="float">
            <text:p>296</text:p>
          </table:table-cell>
          <table:table-cell table:formula="of:=[.E297]-[.$B$7]*[.F297]*[.E297]/[.$B$1]" office:value-type="float" office:value="1971618.70232748" calcext:value-type="float">
            <text:p>1971618,70232748</text:p>
          </table:table-cell>
          <table:table-cell table:formula="of:=[.F297]-[.$B$5]*[.F297]+[.$B$7]*[.F297]*[.E297]/[.$B$1]" office:value-type="float" office:value="3.30091829813488" calcext:value-type="float">
            <text:p>3,30091829813488</text:p>
          </table:table-cell>
          <table:table-cell table:formula="of:=[.G297]+[.$B$5]*[.F297]" office:value-type="float" office:value="8028377.99675422" calcext:value-type="float">
            <text:p>8028377,996754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8]+1" office:value-type="float" office:value="297" calcext:value-type="float">
            <text:p>297</text:p>
          </table:table-cell>
          <table:table-cell table:formula="of:=[.E298]-[.$B$7]*[.F298]*[.E298]/[.$B$1]" office:value-type="float" office:value="1971618.57216444" calcext:value-type="float">
            <text:p>1971618,57216444</text:p>
          </table:table-cell>
          <table:table-cell table:formula="of:=[.F298]-[.$B$5]*[.F298]+[.$B$7]*[.F298]*[.E298]/[.$B$1]" office:value-type="float" office:value="3.10098951335055" calcext:value-type="float">
            <text:p>3,10098951335055</text:p>
          </table:table-cell>
          <table:table-cell table:formula="of:=[.G298]+[.$B$5]*[.F298]" office:value-type="float" office:value="8028378.32684605" calcext:value-type="float">
            <text:p>8028378,326846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9]+1" office:value-type="float" office:value="298" calcext:value-type="float">
            <text:p>298</text:p>
          </table:table-cell>
          <table:table-cell table:formula="of:=[.E299]-[.$B$7]*[.F299]*[.E299]/[.$B$1]" office:value-type="float" office:value="1971618.44988507" calcext:value-type="float">
            <text:p>1971618,44988507</text:p>
          </table:table-cell>
          <table:table-cell table:formula="of:=[.F299]-[.$B$5]*[.F299]+[.$B$7]*[.F299]*[.E299]/[.$B$1]" office:value-type="float" office:value="2.91316993234767" calcext:value-type="float">
            <text:p>2,91316993234767</text:p>
          </table:table-cell>
          <table:table-cell table:formula="of:=[.G299]+[.$B$5]*[.F299]" office:value-type="float" office:value="8028378.636945" calcext:value-type="float">
            <text:p>8028378,6369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0]+1" office:value-type="float" office:value="299" calcext:value-type="float">
            <text:p>299</text:p>
          </table:table-cell>
          <table:table-cell table:formula="of:=[.E300]-[.$B$7]*[.F300]*[.E300]/[.$B$1]" office:value-type="float" office:value="1971618.33501187" calcext:value-type="float">
            <text:p>1971618,33501187</text:p>
          </table:table-cell>
          <table:table-cell table:formula="of:=[.F300]-[.$B$5]*[.F300]+[.$B$7]*[.F300]*[.E300]/[.$B$1]" office:value-type="float" office:value="2.73672613083825" calcext:value-type="float">
            <text:p>2,73672613083825</text:p>
          </table:table-cell>
          <table:table-cell table:formula="of:=[.G300]+[.$B$5]*[.F300]" office:value-type="float" office:value="8028378.928262" calcext:value-type="float">
            <text:p>8028378,92826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1]+1" office:value-type="float" office:value="300" calcext:value-type="float">
            <text:p>300</text:p>
          </table:table-cell>
          <table:table-cell table:formula="of:=[.E301]-[.$B$7]*[.F301]*[.E301]/[.$B$1]" office:value-type="float" office:value="1971618.22709629" calcext:value-type="float">
            <text:p>1971618,22709629</text:p>
          </table:table-cell>
          <table:table-cell table:formula="of:=[.F301]-[.$B$5]*[.F301]+[.$B$7]*[.F301]*[.E301]/[.$B$1]" office:value-type="float" office:value="2.57096910610376" calcext:value-type="float">
            <text:p>2,57096910610376</text:p>
          </table:table-cell>
          <table:table-cell table:formula="of:=[.G301]+[.$B$5]*[.F301]" office:value-type="float" office:value="8028379.20193461" calcext:value-type="float">
            <text:p>8028379,2019346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2]+1" office:value-type="float" office:value="301" calcext:value-type="float">
            <text:p>301</text:p>
          </table:table-cell>
          <table:table-cell table:formula="of:=[.E302]-[.$B$7]*[.F302]*[.E302]/[.$B$1]" office:value-type="float" office:value="1971618.1257169" calcext:value-type="float">
            <text:p>1971618,1257169</text:p>
          </table:table-cell>
          <table:table-cell table:formula="of:=[.F302]-[.$B$5]*[.F302]+[.$B$7]*[.F302]*[.E302]/[.$B$1]" office:value-type="float" office:value="2.4152515865113" calcext:value-type="float">
            <text:p>2,4152515865113</text:p>
          </table:table-cell>
          <table:table-cell table:formula="of:=[.G302]+[.$B$5]*[.F302]" office:value-type="float" office:value="8028379.45903152" calcext:value-type="float">
            <text:p>8028379,459031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3]+1" office:value-type="float" office:value="302" calcext:value-type="float">
            <text:p>302</text:p>
          </table:table-cell>
          <table:table-cell table:formula="of:=[.E303]-[.$B$7]*[.F303]*[.E303]/[.$B$1]" office:value-type="float" office:value="1971618.03047782" calcext:value-type="float">
            <text:p>1971618,03047782</text:p>
          </table:table-cell>
          <table:table-cell table:formula="of:=[.F303]-[.$B$5]*[.F303]+[.$B$7]*[.F303]*[.E303]/[.$B$1]" office:value-type="float" office:value="2.26896550398281" calcext:value-type="float">
            <text:p>2,26896550398281</text:p>
          </table:table-cell>
          <table:table-cell table:formula="of:=[.G303]+[.$B$5]*[.F303]" office:value-type="float" office:value="8028379.70055668" calcext:value-type="float">
            <text:p>8028379,700556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4]+1" office:value-type="float" office:value="303" calcext:value-type="float">
            <text:p>303</text:p>
          </table:table-cell>
          <table:table-cell table:formula="of:=[.E304]-[.$B$7]*[.F304]*[.E304]/[.$B$1]" office:value-type="float" office:value="1971617.94100715" calcext:value-type="float">
            <text:p>1971617,94100715</text:p>
          </table:table-cell>
          <table:table-cell table:formula="of:=[.F304]-[.$B$5]*[.F304]+[.$B$7]*[.F304]*[.E304]/[.$B$1]" office:value-type="float" office:value="2.13153961954822" calcext:value-type="float">
            <text:p>2,13153961954822</text:p>
          </table:table-cell>
          <table:table-cell table:formula="of:=[.G304]+[.$B$5]*[.F304]" office:value-type="float" office:value="8028379.92745323" calcext:value-type="float">
            <text:p>8028379,9274532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5]+1" office:value-type="float" office:value="304" calcext:value-type="float">
            <text:p>304</text:p>
          </table:table-cell>
          <table:table-cell table:formula="of:=[.E305]-[.$B$7]*[.F305]*[.E305]/[.$B$1]" office:value-type="float" office:value="1971617.85695552" calcext:value-type="float">
            <text:p>1971617,85695552</text:p>
          </table:table-cell>
          <table:table-cell table:formula="of:=[.F305]-[.$B$5]*[.F305]+[.$B$7]*[.F305]*[.E305]/[.$B$1]" office:value-type="float" office:value="2.00243729271078" calcext:value-type="float">
            <text:p>2,00243729271078</text:p>
          </table:table-cell>
          <table:table-cell table:formula="of:=[.G305]+[.$B$5]*[.F305]" office:value-type="float" office:value="8028380.14060719" calcext:value-type="float">
            <text:p>8028380,140607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6]+1" office:value-type="float" office:value="305" calcext:value-type="float">
            <text:p>305</text:p>
          </table:table-cell>
          <table:table-cell table:formula="of:=[.E306]-[.$B$7]*[.F306]*[.E306]/[.$B$1]" office:value-type="float" office:value="1971617.7779947" calcext:value-type="float">
            <text:p>1971617,7779947</text:p>
          </table:table-cell>
          <table:table-cell table:formula="of:=[.F306]-[.$B$5]*[.F306]+[.$B$7]*[.F306]*[.E306]/[.$B$1]" office:value-type="float" office:value="1.88115438591454" calcext:value-type="float">
            <text:p>1,88115438591454</text:p>
          </table:table-cell>
          <table:table-cell table:formula="of:=[.G306]+[.$B$5]*[.F306]" office:value-type="float" office:value="8028380.34085092" calcext:value-type="float">
            <text:p>8028380,340850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7]+1" office:value-type="float" office:value="306" calcext:value-type="float">
            <text:p>306</text:p>
          </table:table-cell>
          <table:table-cell table:formula="of:=[.E307]-[.$B$7]*[.F307]*[.E307]/[.$B$1]" office:value-type="float" office:value="1971617.70381635" calcext:value-type="float">
            <text:p>1971617,70381635</text:p>
          </table:table-cell>
          <table:table-cell table:formula="of:=[.F307]-[.$B$5]*[.F307]+[.$B$7]*[.F307]*[.E307]/[.$B$1]" office:value-type="float" office:value="1.76721729593153" calcext:value-type="float">
            <text:p>1,76721729593153</text:p>
          </table:table-cell>
          <table:table-cell table:formula="of:=[.G307]+[.$B$5]*[.F307]" office:value-type="float" office:value="8028380.52896636" calcext:value-type="float">
            <text:p>8028380,528966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8]+1" office:value-type="float" office:value="307" calcext:value-type="float">
            <text:p>307</text:p>
          </table:table-cell>
          <table:table-cell table:formula="of:=[.E308]-[.$B$7]*[.F308]*[.E308]/[.$B$1]" office:value-type="float" office:value="1971617.63413081" calcext:value-type="float">
            <text:p>1971617,63413081</text:p>
          </table:table-cell>
          <table:table-cell table:formula="of:=[.F308]-[.$B$5]*[.F308]+[.$B$7]*[.F308]*[.E308]/[.$B$1]" office:value-type="float" office:value="1.66018110448135" calcext:value-type="float">
            <text:p>1,66018110448135</text:p>
          </table:table-cell>
          <table:table-cell table:formula="of:=[.G308]+[.$B$5]*[.F308]" office:value-type="float" office:value="8028380.70568809" calcext:value-type="float">
            <text:p>8028380,7056880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9]+1" office:value-type="float" office:value="308" calcext:value-type="float">
            <text:p>308</text:p>
          </table:table-cell>
          <table:table-cell table:formula="of:=[.E309]-[.$B$7]*[.F309]*[.E309]/[.$B$1]" office:value-type="float" office:value="1971617.56866596" calcext:value-type="float">
            <text:p>1971617,56866596</text:p>
          </table:table-cell>
          <table:table-cell table:formula="of:=[.F309]-[.$B$5]*[.F309]+[.$B$7]*[.F309]*[.E309]/[.$B$1]" office:value-type="float" office:value="1.55962784086214" calcext:value-type="float">
            <text:p>1,55962784086214</text:p>
          </table:table-cell>
          <table:table-cell table:formula="of:=[.G309]+[.$B$5]*[.F309]" office:value-type="float" office:value="8028380.8717062" calcext:value-type="float">
            <text:p>8028380,871706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0]+1" office:value-type="float" office:value="309" calcext:value-type="float">
            <text:p>309</text:p>
          </table:table-cell>
          <table:table-cell table:formula="of:=[.E310]-[.$B$7]*[.F310]*[.E310]/[.$B$1]" office:value-type="float" office:value="1971617.50716617" calcext:value-type="float">
            <text:p>1971617,50716617</text:p>
          </table:table-cell>
          <table:table-cell table:formula="of:=[.F310]-[.$B$5]*[.F310]+[.$B$7]*[.F310]*[.E310]/[.$B$1]" office:value-type="float" office:value="1.46516484980842" calcext:value-type="float">
            <text:p>1,46516484980842</text:p>
          </table:table-cell>
          <table:table-cell table:formula="of:=[.G310]+[.$B$5]*[.F310]" office:value-type="float" office:value="8028381.02766898" calcext:value-type="float">
            <text:p>8028381,027668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1]+1" office:value-type="float" office:value="310" calcext:value-type="float">
            <text:p>310</text:p>
          </table:table-cell>
          <table:table-cell table:formula="of:=[.E311]-[.$B$7]*[.F311]*[.E311]/[.$B$1]" office:value-type="float" office:value="1971617.44939128" calcext:value-type="float">
            <text:p>1971617,44939128</text:p>
          </table:table-cell>
          <table:table-cell table:formula="of:=[.F311]-[.$B$5]*[.F311]+[.$B$7]*[.F311]*[.E311]/[.$B$1]" office:value-type="float" office:value="1.37642325820291" calcext:value-type="float">
            <text:p>1,37642325820291</text:p>
          </table:table-cell>
          <table:table-cell table:formula="of:=[.G311]+[.$B$5]*[.F311]" office:value-type="float" office:value="8028381.17418547" calcext:value-type="float">
            <text:p>8028381,174185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2]+1" office:value-type="float" office:value="311" calcext:value-type="float">
            <text:p>311</text:p>
          </table:table-cell>
          <table:table-cell table:formula="of:=[.E312]-[.$B$7]*[.F312]*[.E312]/[.$B$1]" office:value-type="float" office:value="1971617.39511567" calcext:value-type="float">
            <text:p>1971617,39511567</text:p>
          </table:table-cell>
          <table:table-cell table:formula="of:=[.F312]-[.$B$5]*[.F312]+[.$B$7]*[.F312]*[.E312]/[.$B$1]" office:value-type="float" office:value="1.29305653465504" calcext:value-type="float">
            <text:p>1,29305653465504</text:p>
          </table:table-cell>
          <table:table-cell table:formula="of:=[.G312]+[.$B$5]*[.F312]" office:value-type="float" office:value="8028381.31182779" calcext:value-type="float">
            <text:p>8028381,3118277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3]+1" office:value-type="float" office:value="312" calcext:value-type="float">
            <text:p>312</text:p>
          </table:table-cell>
          <table:table-cell table:formula="of:=[.E313]-[.$B$7]*[.F313]*[.E313]/[.$B$1]" office:value-type="float" office:value="1971617.34412742" calcext:value-type="float">
            <text:p>1971617,34412742</text:p>
          </table:table-cell>
          <table:table-cell table:formula="of:=[.F313]-[.$B$5]*[.F313]+[.$B$7]*[.F313]*[.E313]/[.$B$1]" office:value-type="float" office:value="1.21473913632141" calcext:value-type="float">
            <text:p>1,21473913632141</text:p>
          </table:table-cell>
          <table:table-cell table:formula="of:=[.G313]+[.$B$5]*[.F313]" office:value-type="float" office:value="8028381.44113345" calcext:value-type="float">
            <text:p>8028381,441133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4]+1" office:value-type="float" office:value="313" calcext:value-type="float">
            <text:p>313</text:p>
          </table:table-cell>
          <table:table-cell table:formula="of:=[.E314]-[.$B$7]*[.F314]*[.E314]/[.$B$1]" office:value-type="float" office:value="1971617.2962274" calcext:value-type="float">
            <text:p>1971617,2962274</text:p>
          </table:table-cell>
          <table:table-cell table:formula="of:=[.F314]-[.$B$5]*[.F314]+[.$B$7]*[.F314]*[.E314]/[.$B$1]" office:value-type="float" office:value="1.1411652376845" calcext:value-type="float">
            <text:p>1,1411652376845</text:p>
          </table:table-cell>
          <table:table-cell table:formula="of:=[.G314]+[.$B$5]*[.F314]" office:value-type="float" office:value="8028381.56260736" calcext:value-type="float">
            <text:p>8028381,562607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5]+1" office:value-type="float" office:value="314" calcext:value-type="float">
            <text:p>314</text:p>
          </table:table-cell>
          <table:table-cell table:formula="of:=[.E315]-[.$B$7]*[.F315]*[.E315]/[.$B$1]" office:value-type="float" office:value="1971617.25122858" calcext:value-type="float">
            <text:p>1971617,25122858</text:p>
          </table:table-cell>
          <table:table-cell table:formula="of:=[.F315]-[.$B$5]*[.F315]+[.$B$7]*[.F315]*[.E315]/[.$B$1]" office:value-type="float" office:value="1.0720475363255" calcext:value-type="float">
            <text:p>1,0720475363255</text:p>
          </table:table-cell>
          <table:table-cell table:formula="of:=[.G315]+[.$B$5]*[.F315]" office:value-type="float" office:value="8028381.67672388" calcext:value-type="float">
            <text:p>8028381,6767238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6]+1" office:value-type="float" office:value="315" calcext:value-type="float">
            <text:p>315</text:p>
          </table:table-cell>
          <table:table-cell table:formula="of:=[.E316]-[.$B$7]*[.F316]*[.E316]/[.$B$1]" office:value-type="float" office:value="1971617.20895523" calcext:value-type="float">
            <text:p>1971617,20895523</text:p>
          </table:table-cell>
          <table:table-cell table:formula="of:=[.F316]-[.$B$5]*[.F316]+[.$B$7]*[.F316]*[.E316]/[.$B$1]" office:value-type="float" office:value="1.00711613102808" calcext:value-type="float">
            <text:p>1,00711613102808</text:p>
          </table:table-cell>
          <table:table-cell table:formula="of:=[.G316]+[.$B$5]*[.F316]" office:value-type="float" office:value="8028381.78392864" calcext:value-type="float">
            <text:p>8028381,783928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7]+1" office:value-type="float" office:value="316" calcext:value-type="float">
            <text:p>316</text:p>
          </table:table-cell>
          <table:table-cell table:formula="of:=[.E317]-[.$B$7]*[.F317]*[.E317]/[.$B$1]" office:value-type="float" office:value="1971617.16924228" calcext:value-type="float">
            <text:p>1971617,16924228</text:p>
          </table:table-cell>
          <table:table-cell table:formula="of:=[.F317]-[.$B$5]*[.F317]+[.$B$7]*[.F317]*[.E317]/[.$B$1]" office:value-type="float" office:value="0.946117467832295" calcext:value-type="float">
            <text:p>0,946117467832295</text:p>
          </table:table-cell>
          <table:table-cell table:formula="of:=[.G317]+[.$B$5]*[.F317]" office:value-type="float" office:value="8028381.88464025" calcext:value-type="float">
            <text:p>8028381,884640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8]+1" office:value-type="float" office:value="317" calcext:value-type="float">
            <text:p>317</text:p>
          </table:table-cell>
          <table:table-cell table:formula="of:=[.E318]-[.$B$7]*[.F318]*[.E318]/[.$B$1]" office:value-type="float" office:value="1971617.13193465" calcext:value-type="float">
            <text:p>1971617,13193465</text:p>
          </table:table-cell>
          <table:table-cell table:formula="of:=[.F318]-[.$B$5]*[.F318]+[.$B$7]*[.F318]*[.E318]/[.$B$1]" office:value-type="float" office:value="0.888813349923029" calcext:value-type="float">
            <text:p>0,888813349923029</text:p>
          </table:table-cell>
          <table:table-cell table:formula="of:=[.G318]+[.$B$5]*[.F318]" office:value-type="float" office:value="8028381.979252" calcext:value-type="float">
            <text:p>8028381,9792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9]+1" office:value-type="float" office:value="318" calcext:value-type="float">
            <text:p>318</text:p>
          </table:table-cell>
          <table:table-cell table:formula="of:=[.E319]-[.$B$7]*[.F319]*[.E319]/[.$B$1]" office:value-type="float" office:value="1971617.09688666" calcext:value-type="float">
            <text:p>1971617,09688666</text:p>
          </table:table-cell>
          <table:table-cell table:formula="of:=[.F319]-[.$B$5]*[.F319]+[.$B$7]*[.F319]*[.E319]/[.$B$1]" office:value-type="float" office:value="0.834980007486736" calcext:value-type="float">
            <text:p>0,834980007486736</text:p>
          </table:table-cell>
          <table:table-cell table:formula="of:=[.G319]+[.$B$5]*[.F319]" office:value-type="float" office:value="8028382.06813333" calcext:value-type="float">
            <text:p>8028382,068133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20]+1" office:value-type="float" office:value="319" calcext:value-type="float">
            <text:p>319</text:p>
          </table:table-cell>
          <table:table-cell table:formula="of:=[.E320]-[.$B$7]*[.F320]*[.E320]/[.$B$1]" office:value-type="float" office:value="1971617.06396144" calcext:value-type="float">
            <text:p>1971617,06396144</text:p>
          </table:table-cell>
          <table:table-cell table:formula="of:=[.F320]-[.$B$5]*[.F320]+[.$B$7]*[.F320]*[.E320]/[.$B$1]" office:value-type="float" office:value="0.78440722390445" calcext:value-type="float">
            <text:p>0,78440722390445</text:p>
          </table:table-cell>
          <table:table-cell table:formula="of:=[.G320]+[.$B$5]*[.F320]" office:value-type="float" office:value="8028382.15163133" calcext:value-type="float">
            <text:p>8028382,151631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21]+1" office:value-type="float" office:value="320" calcext:value-type="float">
            <text:p>320</text:p>
          </table:table-cell>
          <table:table-cell table:formula="of:=[.E321]-[.$B$7]*[.F321]*[.E321]/[.$B$1]" office:value-type="float" office:value="1971617.03303043" calcext:value-type="float">
            <text:p>1971617,03303043</text:p>
          </table:table-cell>
          <table:table-cell table:formula="of:=[.F321]-[.$B$5]*[.F321]+[.$B$7]*[.F321]*[.E321]/[.$B$1]" office:value-type="float" office:value="0.736897514868898" calcext:value-type="float">
            <text:p>0,736897514868898</text:p>
          </table:table-cell>
          <table:table-cell table:formula="of:=[.G321]+[.$B$5]*[.F321]" office:value-type="float" office:value="8028382.23007206" calcext:value-type="float">
            <text:p>8028382,230072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22]+1" office:value-type="float" office:value="321" calcext:value-type="float">
            <text:p>321</text:p>
          </table:table-cell>
          <table:table-cell table:formula="of:=[.E322]-[.$B$7]*[.F322]*[.E322]/[.$B$1]" office:value-type="float" office:value="1971617.00397284" calcext:value-type="float">
            <text:p>1971617,00397284</text:p>
          </table:table-cell>
          <table:table-cell table:formula="of:=[.F322]-[.$B$5]*[.F322]+[.$B$7]*[.F322]*[.E322]/[.$B$1]" office:value-type="float" office:value="0.692265357220274" calcext:value-type="float">
            <text:p>0,692265357220274</text:p>
          </table:table-cell>
          <table:table-cell table:formula="of:=[.G322]+[.$B$5]*[.F322]" office:value-type="float" office:value="8028382.30376181" calcext:value-type="float">
            <text:p>8028382,3037618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23]+1" office:value-type="float" office:value="322" calcext:value-type="float">
            <text:p>322</text:p>
          </table:table-cell>
          <table:table-cell table:formula="of:=[.E323]-[.$B$7]*[.F323]*[.E323]/[.$B$1]" office:value-type="float" office:value="1971616.97667519" calcext:value-type="float">
            <text:p>1971616,97667519</text:p>
          </table:table-cell>
          <table:table-cell table:formula="of:=[.F323]-[.$B$5]*[.F323]+[.$B$7]*[.F323]*[.E323]/[.$B$1]" office:value-type="float" office:value="0.650336464489383" calcext:value-type="float">
            <text:p>0,650336464489383</text:p>
          </table:table-cell>
          <table:table-cell table:formula="of:=[.G323]+[.$B$5]*[.F323]" office:value-type="float" office:value="8028382.37298834" calcext:value-type="float">
            <text:p>8028382,372988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24]+1" office:value-type="float" office:value="323" calcext:value-type="float">
            <text:p>323</text:p>
          </table:table-cell>
          <table:table-cell table:formula="of:=[.E324]-[.$B$7]*[.F324]*[.E324]/[.$B$1]" office:value-type="float" office:value="1971616.95103091" calcext:value-type="float">
            <text:p>1971616,95103091</text:p>
          </table:table-cell>
          <table:table-cell table:formula="of:=[.F324]-[.$B$5]*[.F324]+[.$B$7]*[.F324]*[.E324]/[.$B$1]" office:value-type="float" office:value="0.610947106319209" calcext:value-type="float">
            <text:p>0,610947106319209</text:p>
          </table:table-cell>
          <table:table-cell table:formula="of:=[.G324]+[.$B$5]*[.F324]" office:value-type="float" office:value="8028382.43802199" calcext:value-type="float">
            <text:p>8028382,438021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25]+1" office:value-type="float" office:value="324" calcext:value-type="float">
            <text:p>324</text:p>
          </table:table-cell>
          <table:table-cell table:formula="of:=[.E325]-[.$B$7]*[.F325]*[.E325]/[.$B$1]" office:value-type="float" office:value="1971616.92693983" calcext:value-type="float">
            <text:p>1971616,92693983</text:p>
          </table:table-cell>
          <table:table-cell table:formula="of:=[.F325]-[.$B$5]*[.F325]+[.$B$7]*[.F325]*[.E325]/[.$B$1]" office:value-type="float" office:value="0.573943469107333" calcext:value-type="float">
            <text:p>0,573943469107333</text:p>
          </table:table-cell>
          <table:table-cell table:formula="of:=[.G325]+[.$B$5]*[.F325]" office:value-type="float" office:value="8028382.4991167" calcext:value-type="float">
            <text:p>8028382,499116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26]+1" office:value-type="float" office:value="325" calcext:value-type="float">
            <text:p>325</text:p>
          </table:table-cell>
          <table:table-cell table:formula="of:=[.E326]-[.$B$7]*[.F326]*[.E326]/[.$B$1]" office:value-type="float" office:value="1971616.9043079" calcext:value-type="float">
            <text:p>1971616,9043079</text:p>
          </table:table-cell>
          <table:table-cell table:formula="of:=[.F326]-[.$B$5]*[.F326]+[.$B$7]*[.F326]*[.E326]/[.$B$1]" office:value-type="float" office:value="0.539181055372571" calcext:value-type="float">
            <text:p>0,539181055372571</text:p>
          </table:table-cell>
          <table:table-cell table:formula="of:=[.G326]+[.$B$5]*[.F326]" office:value-type="float" office:value="8028382.55651105" calcext:value-type="float">
            <text:p>8028382,556511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27]+1" office:value-type="float" office:value="326" calcext:value-type="float">
            <text:p>326</text:p>
          </table:table-cell>
          <table:table-cell table:formula="of:=[.E327]-[.$B$7]*[.F327]*[.E327]/[.$B$1]" office:value-type="float" office:value="1971616.88304673" calcext:value-type="float">
            <text:p>1971616,88304673</text:p>
          </table:table-cell>
          <table:table-cell table:formula="of:=[.F327]-[.$B$5]*[.F327]+[.$B$7]*[.F327]*[.E327]/[.$B$1]" office:value-type="float" office:value="0.506524119500417" calcext:value-type="float">
            <text:p>0,506524119500417</text:p>
          </table:table-cell>
          <table:table-cell table:formula="of:=[.G327]+[.$B$5]*[.F327]" office:value-type="float" office:value="8028382.61042915" calcext:value-type="float">
            <text:p>8028382,610429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28]+1" office:value-type="float" office:value="327" calcext:value-type="float">
            <text:p>327</text:p>
          </table:table-cell>
          <table:table-cell table:formula="of:=[.E328]-[.$B$7]*[.F328]*[.E328]/[.$B$1]" office:value-type="float" office:value="1971616.8630733" calcext:value-type="float">
            <text:p>1971616,8630733</text:p>
          </table:table-cell>
          <table:table-cell table:formula="of:=[.F328]-[.$B$5]*[.F328]+[.$B$7]*[.F328]*[.E328]/[.$B$1]" office:value-type="float" office:value="0.475845137663923" calcext:value-type="float">
            <text:p>0,475845137663923</text:p>
          </table:table-cell>
          <table:table-cell table:formula="of:=[.G328]+[.$B$5]*[.F328]" office:value-type="float" office:value="8028382.66108157" calcext:value-type="float">
            <text:p>8028382,661081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29]+1" office:value-type="float" office:value="328" calcext:value-type="float">
            <text:p>328</text:p>
          </table:table-cell>
          <table:table-cell table:formula="of:=[.E329]-[.$B$7]*[.F329]*[.E329]/[.$B$1]" office:value-type="float" office:value="1971616.84430961" calcext:value-type="float">
            <text:p>1971616,84430961</text:p>
          </table:table-cell>
          <table:table-cell table:formula="of:=[.F329]-[.$B$5]*[.F329]+[.$B$7]*[.F329]*[.E329]/[.$B$1]" office:value-type="float" office:value="0.447024309850123" calcext:value-type="float">
            <text:p>0,447024309850123</text:p>
          </table:table-cell>
          <table:table-cell table:formula="of:=[.G329]+[.$B$5]*[.F329]" office:value-type="float" office:value="8028382.70866608" calcext:value-type="float">
            <text:p>8028382,7086660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0]+1" office:value-type="float" office:value="329" calcext:value-type="float">
            <text:p>329</text:p>
          </table:table-cell>
          <table:table-cell table:formula="of:=[.E330]-[.$B$7]*[.F330]*[.E330]/[.$B$1]" office:value-type="float" office:value="1971616.8266824" calcext:value-type="float">
            <text:p>1971616,8266824</text:p>
          </table:table-cell>
          <table:table-cell table:formula="of:=[.F330]-[.$B$5]*[.F330]+[.$B$7]*[.F330]*[.E330]/[.$B$1]" office:value-type="float" office:value="0.419949092047438" calcext:value-type="float">
            <text:p>0,419949092047438</text:p>
          </table:table-cell>
          <table:table-cell table:formula="of:=[.G330]+[.$B$5]*[.F330]" office:value-type="float" office:value="8028382.75336851" calcext:value-type="float">
            <text:p>8028382,753368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1]+1" office:value-type="float" office:value="330" calcext:value-type="float">
            <text:p>330</text:p>
          </table:table-cell>
          <table:table-cell table:formula="of:=[.E331]-[.$B$7]*[.F331]*[.E331]/[.$B$1]" office:value-type="float" office:value="1971616.81012283" calcext:value-type="float">
            <text:p>1971616,81012283</text:p>
          </table:table-cell>
          <table:table-cell table:formula="of:=[.F331]-[.$B$5]*[.F331]+[.$B$7]*[.F331]*[.E331]/[.$B$1]" office:value-type="float" office:value="0.394513756767309" calcext:value-type="float">
            <text:p>0,394513756767309</text:p>
          </table:table-cell>
          <table:table-cell table:formula="of:=[.G331]+[.$B$5]*[.F331]" office:value-type="float" office:value="8028382.79536342" calcext:value-type="float">
            <text:p>8028382,7953634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2]+1" office:value-type="float" office:value="331" calcext:value-type="float">
            <text:p>331</text:p>
          </table:table-cell>
          <table:table-cell table:formula="of:=[.E332]-[.$B$7]*[.F332]*[.E332]/[.$B$1]" office:value-type="float" office:value="1971616.79456623" calcext:value-type="float">
            <text:p>1971616,79456623</text:p>
          </table:table-cell>
          <table:table-cell table:formula="of:=[.F332]-[.$B$5]*[.F332]+[.$B$7]*[.F332]*[.E332]/[.$B$1]" office:value-type="float" office:value="0.370618980183921" calcext:value-type="float">
            <text:p>0,370618980183921</text:p>
          </table:table-cell>
          <table:table-cell table:formula="of:=[.G332]+[.$B$5]*[.F332]" office:value-type="float" office:value="8028382.83481479" calcext:value-type="float">
            <text:p>8028382,8348147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3]+1" office:value-type="float" office:value="332" calcext:value-type="float">
            <text:p>332</text:p>
          </table:table-cell>
          <table:table-cell table:formula="of:=[.E333]-[.$B$7]*[.F333]*[.E333]/[.$B$1]" office:value-type="float" office:value="1971616.77995186" calcext:value-type="float">
            <text:p>1971616,77995186</text:p>
          </table:table-cell>
          <table:table-cell table:formula="of:=[.F333]-[.$B$5]*[.F333]+[.$B$7]*[.F333]*[.E333]/[.$B$1]" office:value-type="float" office:value="0.348171454279841" calcext:value-type="float">
            <text:p>0,348171454279841</text:p>
          </table:table-cell>
          <table:table-cell table:formula="of:=[.G333]+[.$B$5]*[.F333]" office:value-type="float" office:value="8028382.87187669" calcext:value-type="float">
            <text:p>8028382,871876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4]+1" office:value-type="float" office:value="333" calcext:value-type="float">
            <text:p>333</text:p>
          </table:table-cell>
          <table:table-cell table:formula="of:=[.E334]-[.$B$7]*[.F334]*[.E334]/[.$B$1]" office:value-type="float" office:value="1971616.76622264" calcext:value-type="float">
            <text:p>1971616,76622264</text:p>
          </table:table-cell>
          <table:table-cell table:formula="of:=[.F334]-[.$B$5]*[.F334]+[.$B$7]*[.F334]*[.E334]/[.$B$1]" office:value-type="float" office:value="0.327083522483025" calcext:value-type="float">
            <text:p>0,327083522483025</text:p>
          </table:table-cell>
          <table:table-cell table:formula="of:=[.G334]+[.$B$5]*[.F334]" office:value-type="float" office:value="8028382.90669384" calcext:value-type="float">
            <text:p>8028382,906693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5]+1" office:value-type="float" office:value="334" calcext:value-type="float">
            <text:p>334</text:p>
          </table:table-cell>
          <table:table-cell table:formula="of:=[.E335]-[.$B$7]*[.F335]*[.E335]/[.$B$1]" office:value-type="float" office:value="1971616.75332497" calcext:value-type="float">
            <text:p>1971616,75332497</text:p>
          </table:table-cell>
          <table:table-cell table:formula="of:=[.F335]-[.$B$5]*[.F335]+[.$B$7]*[.F335]*[.E335]/[.$B$1]" office:value-type="float" office:value="0.307272837372376" calcext:value-type="float">
            <text:p>0,307272837372376</text:p>
          </table:table-cell>
          <table:table-cell table:formula="of:=[.G335]+[.$B$5]*[.F335]" office:value-type="float" office:value="8028382.93940219" calcext:value-type="float">
            <text:p>8028382,939402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6]+1" office:value-type="float" office:value="335" calcext:value-type="float">
            <text:p>335</text:p>
          </table:table-cell>
          <table:table-cell table:formula="of:=[.E336]-[.$B$7]*[.F336]*[.E336]/[.$B$1]" office:value-type="float" office:value="1971616.74120849" calcext:value-type="float">
            <text:p>1971616,74120849</text:p>
          </table:table-cell>
          <table:table-cell table:formula="of:=[.F336]-[.$B$5]*[.F336]+[.$B$7]*[.F336]*[.E336]/[.$B$1]" office:value-type="float" office:value="0.28866203911524" calcext:value-type="float">
            <text:p>0,28866203911524</text:p>
          </table:table-cell>
          <table:table-cell table:formula="of:=[.G336]+[.$B$5]*[.F336]" office:value-type="float" office:value="8028382.97012947" calcext:value-type="float">
            <text:p>8028382,970129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7]+1" office:value-type="float" office:value="336" calcext:value-type="float">
            <text:p>336</text:p>
          </table:table-cell>
          <table:table-cell table:formula="of:=[.E337]-[.$B$7]*[.F337]*[.E337]/[.$B$1]" office:value-type="float" office:value="1971616.72982587" calcext:value-type="float">
            <text:p>1971616,72982587</text:p>
          </table:table-cell>
          <table:table-cell table:formula="of:=[.F337]-[.$B$5]*[.F337]+[.$B$7]*[.F337]*[.E337]/[.$B$1]" office:value-type="float" office:value="0.271178453381136" calcext:value-type="float">
            <text:p>0,271178453381136</text:p>
          </table:table-cell>
          <table:table-cell table:formula="of:=[.G337]+[.$B$5]*[.F337]" office:value-type="float" office:value="8028382.99899568" calcext:value-type="float">
            <text:p>8028382,998995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8]+1" office:value-type="float" office:value="337" calcext:value-type="float">
            <text:p>337</text:p>
          </table:table-cell>
          <table:table-cell table:formula="of:=[.E338]-[.$B$7]*[.F338]*[.E338]/[.$B$1]" office:value-type="float" office:value="1971616.71913267" calcext:value-type="float">
            <text:p>1971616,71913267</text:p>
          </table:table-cell>
          <table:table-cell table:formula="of:=[.F338]-[.$B$5]*[.F338]+[.$B$7]*[.F338]*[.E338]/[.$B$1]" office:value-type="float" office:value="0.254753807552113" calcext:value-type="float">
            <text:p>0,254753807552113</text:p>
          </table:table-cell>
          <table:table-cell table:formula="of:=[.G338]+[.$B$5]*[.F338]" office:value-type="float" office:value="8028383.02611352" calcext:value-type="float">
            <text:p>8028383,026113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9]+1" office:value-type="float" office:value="338" calcext:value-type="float">
            <text:p>338</text:p>
          </table:table-cell>
          <table:table-cell table:formula="of:=[.E339]-[.$B$7]*[.F339]*[.E339]/[.$B$1]" office:value-type="float" office:value="1971616.70908713" calcext:value-type="float">
            <text:p>1971616,70908713</text:p>
          </table:table-cell>
          <table:table-cell table:formula="of:=[.F339]-[.$B$5]*[.F339]+[.$B$7]*[.F339]*[.E339]/[.$B$1]" office:value-type="float" office:value="0.239323964121551" calcext:value-type="float">
            <text:p>0,239323964121551</text:p>
          </table:table-cell>
          <table:table-cell table:formula="of:=[.G339]+[.$B$5]*[.F339]" office:value-type="float" office:value="8028383.0515889" calcext:value-type="float">
            <text:p>8028383,051588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0]+1" office:value-type="float" office:value="339" calcext:value-type="float">
            <text:p>339</text:p>
          </table:table-cell>
          <table:table-cell table:formula="of:=[.E340]-[.$B$7]*[.F340]*[.E340]/[.$B$1]" office:value-type="float" office:value="1971616.69965003" calcext:value-type="float">
            <text:p>1971616,69965003</text:p>
          </table:table-cell>
          <table:table-cell table:formula="of:=[.F340]-[.$B$5]*[.F340]+[.$B$7]*[.F340]*[.E340]/[.$B$1]" office:value-type="float" office:value="0.224828670240336" calcext:value-type="float">
            <text:p>0,224828670240336</text:p>
          </table:table-cell>
          <table:table-cell table:formula="of:=[.G340]+[.$B$5]*[.F340]" office:value-type="float" office:value="8028383.0755213" calcext:value-type="float">
            <text:p>8028383,075521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1]+1" office:value-type="float" office:value="340" calcext:value-type="float">
            <text:p>340</text:p>
          </table:table-cell>
          <table:table-cell table:formula="of:=[.E341]-[.$B$7]*[.F341]*[.E341]/[.$B$1]" office:value-type="float" office:value="1971616.69078451" calcext:value-type="float">
            <text:p>1971616,69078451</text:p>
          </table:table-cell>
          <table:table-cell table:formula="of:=[.F341]-[.$B$5]*[.F341]+[.$B$7]*[.F341]*[.E341]/[.$B$1]" office:value-type="float" office:value="0.211211322432422" calcext:value-type="float">
            <text:p>0,211211322432422</text:p>
          </table:table-cell>
          <table:table-cell table:formula="of:=[.G341]+[.$B$5]*[.F341]" office:value-type="float" office:value="8028383.09800417" calcext:value-type="float">
            <text:p>8028383,098004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2]+1" office:value-type="float" office:value="341" calcext:value-type="float">
            <text:p>341</text:p>
          </table:table-cell>
          <table:table-cell table:formula="of:=[.E342]-[.$B$7]*[.F342]*[.E342]/[.$B$1]" office:value-type="float" office:value="1971616.68245596" calcext:value-type="float">
            <text:p>1971616,68245596</text:p>
          </table:table-cell>
          <table:table-cell table:formula="of:=[.F342]-[.$B$5]*[.F342]+[.$B$7]*[.F342]*[.E342]/[.$B$1]" office:value-type="float" office:value="0.198418745560988" calcext:value-type="float">
            <text:p>0,198418745560988</text:p>
          </table:table-cell>
          <table:table-cell table:formula="of:=[.G342]+[.$B$5]*[.F342]" office:value-type="float" office:value="8028383.1191253" calcext:value-type="float">
            <text:p>8028383,11912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3]+1" office:value-type="float" office:value="342" calcext:value-type="float">
            <text:p>342</text:p>
          </table:table-cell>
          <table:table-cell table:formula="of:=[.E343]-[.$B$7]*[.F343]*[.E343]/[.$B$1]" office:value-type="float" office:value="1971616.67463184" calcext:value-type="float">
            <text:p>1971616,67463184</text:p>
          </table:table-cell>
          <table:table-cell table:formula="of:=[.F343]-[.$B$5]*[.F343]+[.$B$7]*[.F343]*[.E343]/[.$B$1]" office:value-type="float" office:value="0.18640098518209" calcext:value-type="float">
            <text:p>0,18640098518209</text:p>
          </table:table-cell>
          <table:table-cell table:formula="of:=[.G343]+[.$B$5]*[.F343]" office:value-type="float" office:value="8028383.13896718" calcext:value-type="float">
            <text:p>8028383,138967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4]+1" office:value-type="float" office:value="343" calcext:value-type="float">
            <text:p>343</text:p>
          </table:table-cell>
          <table:table-cell table:formula="of:=[.E344]-[.$B$7]*[.F344]*[.E344]/[.$B$1]" office:value-type="float" office:value="1971616.66728162" calcext:value-type="float">
            <text:p>1971616,66728162</text:p>
          </table:table-cell>
          <table:table-cell table:formula="of:=[.F344]-[.$B$5]*[.F344]+[.$B$7]*[.F344]*[.E344]/[.$B$1]" office:value-type="float" office:value="0.175111112474937" calcext:value-type="float">
            <text:p>0,175111112474937</text:p>
          </table:table-cell>
          <table:table-cell table:formula="of:=[.G344]+[.$B$5]*[.F344]" office:value-type="float" office:value="8028383.15760727" calcext:value-type="float">
            <text:p>8028383,157607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5]+1" office:value-type="float" office:value="344" calcext:value-type="float">
            <text:p>344</text:p>
          </table:table-cell>
          <table:table-cell table:formula="of:=[.E345]-[.$B$7]*[.F345]*[.E345]/[.$B$1]" office:value-type="float" office:value="1971616.66037658" calcext:value-type="float">
            <text:p>1971616,66037658</text:p>
          </table:table-cell>
          <table:table-cell table:formula="of:=[.F345]-[.$B$5]*[.F345]+[.$B$7]*[.F345]*[.E345]/[.$B$1]" office:value-type="float" office:value="0.16450504098708" calcext:value-type="float">
            <text:p>0,16450504098708</text:p>
          </table:table-cell>
          <table:table-cell table:formula="of:=[.G345]+[.$B$5]*[.F345]" office:value-type="float" office:value="8028383.17511839" calcext:value-type="float">
            <text:p>8028383,175118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6]+1" office:value-type="float" office:value="345" calcext:value-type="float">
            <text:p>345</text:p>
          </table:table-cell>
          <table:table-cell table:formula="of:=[.E346]-[.$B$7]*[.F346]*[.E346]/[.$B$1]" office:value-type="float" office:value="1971616.65388976" calcext:value-type="float">
            <text:p>1971616,65388976</text:p>
          </table:table-cell>
          <table:table-cell table:formula="of:=[.F346]-[.$B$5]*[.F346]+[.$B$7]*[.F346]*[.E346]/[.$B$1]" office:value-type="float" office:value="0.154541354478893" calcext:value-type="float">
            <text:p>0,154541354478893</text:p>
          </table:table-cell>
          <table:table-cell table:formula="of:=[.G346]+[.$B$5]*[.F346]" office:value-type="float" office:value="8028383.19156889" calcext:value-type="float">
            <text:p>8028383,1915688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7]+1" office:value-type="float" office:value="346" calcext:value-type="float">
            <text:p>346</text:p>
          </table:table-cell>
          <table:table-cell table:formula="of:=[.E347]-[.$B$7]*[.F347]*[.E347]/[.$B$1]" office:value-type="float" office:value="1971616.64779583" calcext:value-type="float">
            <text:p>1971616,64779583</text:p>
          </table:table-cell>
          <table:table-cell table:formula="of:=[.F347]-[.$B$5]*[.F347]+[.$B$7]*[.F347]*[.E347]/[.$B$1]" office:value-type="float" office:value="0.145181145195109" calcext:value-type="float">
            <text:p>0,145181145195109</text:p>
          </table:table-cell>
          <table:table-cell table:formula="of:=[.G347]+[.$B$5]*[.F347]" office:value-type="float" office:value="8028383.20702302" calcext:value-type="float">
            <text:p>8028383,207023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8]+1" office:value-type="float" office:value="347" calcext:value-type="float">
            <text:p>347</text:p>
          </table:table-cell>
          <table:table-cell table:formula="of:=[.E348]-[.$B$7]*[.F348]*[.E348]/[.$B$1]" office:value-type="float" office:value="1971616.642071" calcext:value-type="float">
            <text:p>1971616,642071</text:p>
          </table:table-cell>
          <table:table-cell table:formula="of:=[.F348]-[.$B$5]*[.F348]+[.$B$7]*[.F348]*[.E348]/[.$B$1]" office:value-type="float" office:value="0.136387861931853" calcext:value-type="float">
            <text:p>0,136387861931853</text:p>
          </table:table-cell>
          <table:table-cell table:formula="of:=[.G348]+[.$B$5]*[.F348]" office:value-type="float" office:value="8028383.22154114" calcext:value-type="float">
            <text:p>8028383,221541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9]+1" office:value-type="float" office:value="348" calcext:value-type="float">
            <text:p>348</text:p>
          </table:table-cell>
          <table:table-cell table:formula="of:=[.E349]-[.$B$7]*[.F349]*[.E349]/[.$B$1]" office:value-type="float" office:value="1971616.63669291" calcext:value-type="float">
            <text:p>1971616,63669291</text:p>
          </table:table-cell>
          <table:table-cell table:formula="of:=[.F349]-[.$B$5]*[.F349]+[.$B$7]*[.F349]*[.E349]/[.$B$1]" office:value-type="float" office:value="0.128127167305894" calcext:value-type="float">
            <text:p>0,128127167305894</text:p>
          </table:table-cell>
          <table:table-cell table:formula="of:=[.G349]+[.$B$5]*[.F349]" office:value-type="float" office:value="8028383.23517993" calcext:value-type="float">
            <text:p>8028383,2351799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50]+1" office:value-type="float" office:value="349" calcext:value-type="float">
            <text:p>349</text:p>
          </table:table-cell>
          <table:table-cell table:formula="of:=[.E350]-[.$B$7]*[.F350]*[.E350]/[.$B$1]" office:value-type="float" office:value="1971616.63164056" calcext:value-type="float">
            <text:p>1971616,63164056</text:p>
          </table:table-cell>
          <table:table-cell table:formula="of:=[.F350]-[.$B$5]*[.F350]+[.$B$7]*[.F350]*[.E350]/[.$B$1]" office:value-type="float" office:value="0.120366803668757" calcext:value-type="float">
            <text:p>0,120366803668757</text:p>
          </table:table-cell>
          <table:table-cell table:formula="of:=[.G350]+[.$B$5]*[.F350]" office:value-type="float" office:value="8028383.24799264" calcext:value-type="float">
            <text:p>8028383,247992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51]+1" office:value-type="float" office:value="350" calcext:value-type="float">
            <text:p>350</text:p>
          </table:table-cell>
          <table:table-cell table:formula="of:=[.E351]-[.$B$7]*[.F351]*[.E351]/[.$B$1]" office:value-type="float" office:value="1971616.62689421" calcext:value-type="float">
            <text:p>1971616,62689421</text:p>
          </table:table-cell>
          <table:table-cell table:formula="of:=[.F351]-[.$B$5]*[.F351]+[.$B$7]*[.F351]*[.E351]/[.$B$1]" office:value-type="float" office:value="0.113076467142096" calcext:value-type="float">
            <text:p>0,113076467142096</text:p>
          </table:table-cell>
          <table:table-cell table:formula="of:=[.G351]+[.$B$5]*[.F351]" office:value-type="float" office:value="8028383.26002932" calcext:value-type="float">
            <text:p>8028383,2600293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52]+1" office:value-type="float" office:value="351" calcext:value-type="float">
            <text:p>351</text:p>
          </table:table-cell>
          <table:table-cell table:formula="of:=[.E352]-[.$B$7]*[.F352]*[.E352]/[.$B$1]" office:value-type="float" office:value="1971616.62243534" calcext:value-type="float">
            <text:p>1971616,62243534</text:p>
          </table:table-cell>
          <table:table-cell table:formula="of:=[.F352]-[.$B$5]*[.F352]+[.$B$7]*[.F352]*[.E352]/[.$B$1]" office:value-type="float" office:value="0.106227689282443" calcext:value-type="float">
            <text:p>0,106227689282443</text:p>
          </table:table-cell>
          <table:table-cell table:formula="of:=[.G352]+[.$B$5]*[.F352]" office:value-type="float" office:value="8028383.27133697" calcext:value-type="float">
            <text:p>8028383,271336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53]+1" office:value-type="float" office:value="352" calcext:value-type="float">
            <text:p>352</text:p>
          </table:table-cell>
          <table:table-cell table:formula="of:=[.E353]-[.$B$7]*[.F353]*[.E353]/[.$B$1]" office:value-type="float" office:value="1971616.61824654" calcext:value-type="float">
            <text:p>1971616,61824654</text:p>
          </table:table-cell>
          <table:table-cell table:formula="of:=[.F353]-[.$B$5]*[.F353]+[.$B$7]*[.F353]*[.E353]/[.$B$1]" office:value-type="float" office:value="0.0997937259132419" calcext:value-type="float">
            <text:p>0,099793725913242</text:p>
          </table:table-cell>
          <table:table-cell table:formula="of:=[.G353]+[.$B$5]*[.F353]" office:value-type="float" office:value="8028383.28195974" calcext:value-type="float">
            <text:p>8028383,281959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54]+1" office:value-type="float" office:value="353" calcext:value-type="float">
            <text:p>353</text:p>
          </table:table-cell>
          <table:table-cell table:formula="of:=[.E354]-[.$B$7]*[.F354]*[.E354]/[.$B$1]" office:value-type="float" office:value="1971616.61431144" calcext:value-type="float">
            <text:p>1971616,61431144</text:p>
          </table:table-cell>
          <table:table-cell table:formula="of:=[.F354]-[.$B$5]*[.F354]+[.$B$7]*[.F354]*[.E354]/[.$B$1]" office:value-type="float" office:value="0.0937494526900635" calcext:value-type="float">
            <text:p>0,093749452690064</text:p>
          </table:table-cell>
          <table:table-cell table:formula="of:=[.G354]+[.$B$5]*[.F354]" office:value-type="float" office:value="8028383.29193911" calcext:value-type="float">
            <text:p>8028383,291939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55]+1" office:value-type="float" office:value="354" calcext:value-type="float">
            <text:p>354</text:p>
          </table:table-cell>
          <table:table-cell table:formula="of:=[.E355]-[.$B$7]*[.F355]*[.E355]/[.$B$1]" office:value-type="float" office:value="1971616.61061468" calcext:value-type="float">
            <text:p>1971616,61061468</text:p>
          </table:table-cell>
          <table:table-cell table:formula="of:=[.F355]-[.$B$5]*[.F355]+[.$B$7]*[.F355]*[.E355]/[.$B$1]" office:value-type="float" office:value="0.0880712669911838" calcext:value-type="float">
            <text:p>0,088071266991184</text:p>
          </table:table-cell>
          <table:table-cell table:formula="of:=[.G355]+[.$B$5]*[.F355]" office:value-type="float" office:value="8028383.30131406" calcext:value-type="float">
            <text:p>8028383,301314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56]+1" office:value-type="float" office:value="355" calcext:value-type="float">
            <text:p>355</text:p>
          </table:table-cell>
          <table:table-cell table:formula="of:=[.E356]-[.$B$7]*[.F356]*[.E356]/[.$B$1]" office:value-type="float" office:value="1971616.60714182" calcext:value-type="float">
            <text:p>1971616,60714182</text:p>
          </table:table-cell>
          <table:table-cell table:formula="of:=[.F356]-[.$B$5]*[.F356]+[.$B$7]*[.F356]*[.E356]/[.$B$1]" office:value-type="float" office:value="0.0827369957504194" calcext:value-type="float">
            <text:p>0,082736995750419</text:p>
          </table:table-cell>
          <table:table-cell table:formula="of:=[.G356]+[.$B$5]*[.F356]" office:value-type="float" office:value="8028383.31012118" calcext:value-type="float">
            <text:p>8028383,310121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57]+1" office:value-type="float" office:value="356" calcext:value-type="float">
            <text:p>356</text:p>
          </table:table-cell>
          <table:table-cell table:formula="of:=[.E357]-[.$B$7]*[.F357]*[.E357]/[.$B$1]" office:value-type="float" office:value="1971616.60387931" calcext:value-type="float">
            <text:p>1971616,60387931</text:p>
          </table:table-cell>
          <table:table-cell table:formula="of:=[.F357]-[.$B$5]*[.F357]+[.$B$7]*[.F357]*[.E357]/[.$B$1]" office:value-type="float" office:value="0.0777258088723084" calcext:value-type="float">
            <text:p>0,077725808872309</text:p>
          </table:table-cell>
          <table:table-cell table:formula="of:=[.G357]+[.$B$5]*[.F357]" office:value-type="float" office:value="8028383.31839488" calcext:value-type="float">
            <text:p>8028383,3183948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58]+1" office:value-type="float" office:value="357" calcext:value-type="float">
            <text:p>357</text:p>
          </table:table-cell>
          <table:table-cell table:formula="of:=[.E358]-[.$B$7]*[.F358]*[.E358]/[.$B$1]" office:value-type="float" office:value="1971616.6008144" calcext:value-type="float">
            <text:p>1971616,6008144</text:p>
          </table:table-cell>
          <table:table-cell table:formula="of:=[.F358]-[.$B$5]*[.F358]+[.$B$7]*[.F358]*[.E358]/[.$B$1]" office:value-type="float" office:value="0.0730181378915295" calcext:value-type="float">
            <text:p>0,07301813789153</text:p>
          </table:table-cell>
          <table:table-cell table:formula="of:=[.G358]+[.$B$5]*[.F358]" office:value-type="float" office:value="8028383.32616746" calcext:value-type="float">
            <text:p>8028383,326167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59]+1" office:value-type="float" office:value="358" calcext:value-type="float">
            <text:p>358</text:p>
          </table:table-cell>
          <table:table-cell table:formula="of:=[.E359]-[.$B$7]*[.F359]*[.E359]/[.$B$1]" office:value-type="float" office:value="1971616.59793513" calcext:value-type="float">
            <text:p>1971616,59793513</text:p>
          </table:table-cell>
          <table:table-cell table:formula="of:=[.F359]-[.$B$5]*[.F359]+[.$B$7]*[.F359]*[.E359]/[.$B$1]" office:value-type="float" office:value="0.0685955995589264" calcext:value-type="float">
            <text:p>0,068595599558927</text:p>
          </table:table-cell>
          <table:table-cell table:formula="of:=[.G359]+[.$B$5]*[.F359]" office:value-type="float" office:value="8028383.33346928" calcext:value-type="float">
            <text:p>8028383,3334692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60]+1" office:value-type="float" office:value="359" calcext:value-type="float">
            <text:p>359</text:p>
          </table:table-cell>
          <table:table-cell table:formula="of:=[.E360]-[.$B$7]*[.F360]*[.E360]/[.$B$1]" office:value-type="float" office:value="1971616.59523024" calcext:value-type="float">
            <text:p>1971616,59523024</text:p>
          </table:table-cell>
          <table:table-cell table:formula="of:=[.F360]-[.$B$5]*[.F360]+[.$B$7]*[.F360]*[.E360]/[.$B$1]" office:value-type="float" office:value="0.0644409240557476" calcext:value-type="float">
            <text:p>0,064440924055748</text:p>
          </table:table-cell>
          <table:table-cell table:formula="of:=[.G360]+[.$B$5]*[.F360]" office:value-type="float" office:value="8028383.34032884" calcext:value-type="float">
            <text:p>8028383,340328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61]+1" office:value-type="float" office:value="360" calcext:value-type="float">
            <text:p>360</text:p>
          </table:table-cell>
          <table:table-cell table:formula="of:=[.E361]-[.$B$7]*[.F361]*[.E361]/[.$B$1]" office:value-type="float" office:value="1971616.59268919" calcext:value-type="float">
            <text:p>1971616,59268919</text:p>
          </table:table-cell>
          <table:table-cell table:formula="of:=[.F361]-[.$B$5]*[.F361]+[.$B$7]*[.F361]*[.E361]/[.$B$1]" office:value-type="float" office:value="0.0605378875557785" calcext:value-type="float">
            <text:p>0,060537887555779</text:p>
          </table:table-cell>
          <table:table-cell table:formula="of:=[.G361]+[.$B$5]*[.F361]" office:value-type="float" office:value="8028383.34677293" calcext:value-type="float">
            <text:p>8028383,3467729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62]+1" office:value-type="float" office:value="361" calcext:value-type="float">
            <text:p>361</text:p>
          </table:table-cell>
          <table:table-cell table:formula="of:=[.E362]-[.$B$7]*[.F362]*[.E362]/[.$B$1]" office:value-type="float" office:value="1971616.59030204" calcext:value-type="float">
            <text:p>1971616,59030204</text:p>
          </table:table-cell>
          <table:table-cell table:formula="of:=[.F362]-[.$B$5]*[.F362]+[.$B$7]*[.F362]*[.E362]/[.$B$1]" office:value-type="float" office:value="0.0568712488720272" calcext:value-type="float">
            <text:p>0,056871248872027</text:p>
          </table:table-cell>
          <table:table-cell table:formula="of:=[.G362]+[.$B$5]*[.F362]" office:value-type="float" office:value="8028383.35282672" calcext:value-type="float">
            <text:p>8028383,352826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63]+1" office:value-type="float" office:value="362" calcext:value-type="float">
            <text:p>362</text:p>
          </table:table-cell>
          <table:table-cell table:formula="of:=[.E363]-[.$B$7]*[.F363]*[.E363]/[.$B$1]" office:value-type="float" office:value="1971616.58805947" calcext:value-type="float">
            <text:p>1971616,58805947</text:p>
          </table:table-cell>
          <table:table-cell table:formula="of:=[.F363]-[.$B$5]*[.F363]+[.$B$7]*[.F363]*[.E363]/[.$B$1]" office:value-type="float" office:value="0.0534266899405701" calcext:value-type="float">
            <text:p>0,05342668994057</text:p>
          </table:table-cell>
          <table:table-cell table:formula="of:=[.G363]+[.$B$5]*[.F363]" office:value-type="float" office:value="8028383.35851384" calcext:value-type="float">
            <text:p>8028383,358513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64]+1" office:value-type="float" office:value="363" calcext:value-type="float">
            <text:p>363</text:p>
          </table:table-cell>
          <table:table-cell table:formula="of:=[.E364]-[.$B$7]*[.F364]*[.E364]/[.$B$1]" office:value-type="float" office:value="1971616.58595273" calcext:value-type="float">
            <text:p>1971616,58595273</text:p>
          </table:table-cell>
          <table:table-cell table:formula="of:=[.F364]-[.$B$5]*[.F364]+[.$B$7]*[.F364]*[.E364]/[.$B$1]" office:value-type="float" office:value="0.0501907599091519" calcext:value-type="float">
            <text:p>0,050190759909152</text:p>
          </table:table-cell>
          <table:table-cell table:formula="of:=[.G364]+[.$B$5]*[.F364]" office:value-type="float" office:value="8028383.36385651" calcext:value-type="float">
            <text:p>8028383,363856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65]+1" office:value-type="float" office:value="364" calcext:value-type="float">
            <text:p>364</text:p>
          </table:table-cell>
          <table:table-cell table:formula="of:=[.E365]-[.$B$7]*[.F365]*[.E365]/[.$B$1]" office:value-type="float" office:value="1971616.58397359" calcext:value-type="float">
            <text:p>1971616,58397359</text:p>
          </table:table-cell>
          <table:table-cell table:formula="of:=[.F365]-[.$B$5]*[.F365]+[.$B$7]*[.F365]*[.E365]/[.$B$1]" office:value-type="float" office:value="0.0471508226122058" calcext:value-type="float">
            <text:p>0,047150822612206</text:p>
          </table:table-cell>
          <table:table-cell table:formula="of:=[.G365]+[.$B$5]*[.F365]" office:value-type="float" office:value="8028383.36887559" calcext:value-type="float">
            <text:p>8028383,368875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66]+1" office:value-type="float" office:value="365" calcext:value-type="float">
            <text:p>365</text:p>
          </table:table-cell>
          <table:table-cell table:formula="of:=[.E366]-[.$B$7]*[.F366]*[.E366]/[.$B$1]" office:value-type="float" office:value="1971616.58211433" calcext:value-type="float">
            <text:p>1971616,58211433</text:p>
          </table:table-cell>
          <table:table-cell table:formula="of:=[.F366]-[.$B$5]*[.F366]+[.$B$7]*[.F366]*[.E366]/[.$B$1]" office:value-type="float" office:value="0.0442950072271897" calcext:value-type="float">
            <text:p>0,04429500722719</text:p>
          </table:table-cell>
          <table:table-cell table:formula="of:=[.G366]+[.$B$5]*[.F366]" office:value-type="float" office:value="8028383.37359067" calcext:value-type="float">
            <text:p>8028383,3735906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67]+1" office:value-type="float" office:value="366" calcext:value-type="float">
            <text:p>366</text:p>
          </table:table-cell>
          <table:table-cell table:formula="of:=[.E367]-[.$B$7]*[.F367]*[.E367]/[.$B$1]" office:value-type="float" office:value="1971616.58036767" calcext:value-type="float">
            <text:p>1971616,58036767</text:p>
          </table:table-cell>
          <table:table-cell table:formula="of:=[.F367]-[.$B$5]*[.F367]+[.$B$7]*[.F367]*[.E367]/[.$B$1]" office:value-type="float" office:value="0.0416121619195507" calcext:value-type="float">
            <text:p>0,041612161919551</text:p>
          </table:table-cell>
          <table:table-cell table:formula="of:=[.G367]+[.$B$5]*[.F367]" office:value-type="float" office:value="8028383.37802017" calcext:value-type="float">
            <text:p>8028383,378020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68]+1" office:value-type="float" office:value="367" calcext:value-type="float">
            <text:p>367</text:p>
          </table:table-cell>
          <table:table-cell table:formula="of:=[.E368]-[.$B$7]*[.F368]*[.E368]/[.$B$1]" office:value-type="float" office:value="1971616.57872681" calcext:value-type="float">
            <text:p>1971616,57872681</text:p>
          </table:table-cell>
          <table:table-cell table:formula="of:=[.F368]-[.$B$5]*[.F368]+[.$B$7]*[.F368]*[.E368]/[.$B$1]" office:value-type="float" office:value="0.0390918102953062" calcext:value-type="float">
            <text:p>0,039091810295306</text:p>
          </table:table-cell>
          <table:table-cell table:formula="of:=[.G368]+[.$B$5]*[.F368]" office:value-type="float" office:value="8028383.38218139" calcext:value-type="float">
            <text:p>8028383,382181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69]+1" office:value-type="float" office:value="368" calcext:value-type="float">
            <text:p>368</text:p>
          </table:table-cell>
          <table:table-cell table:formula="of:=[.E369]-[.$B$7]*[.F369]*[.E369]/[.$B$1]" office:value-type="float" office:value="1971616.57718532" calcext:value-type="float">
            <text:p>1971616,57718532</text:p>
          </table:table-cell>
          <table:table-cell table:formula="of:=[.F369]-[.$B$5]*[.F369]+[.$B$7]*[.F369]*[.E369]/[.$B$1]" office:value-type="float" office:value="0.036724110491189" calcext:value-type="float">
            <text:p>0,036724110491189</text:p>
          </table:table-cell>
          <table:table-cell table:formula="of:=[.G369]+[.$B$5]*[.F369]" office:value-type="float" office:value="8028383.38609057" calcext:value-type="float">
            <text:p>8028383,386090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70]+1" office:value-type="float" office:value="369" calcext:value-type="float">
            <text:p>369</text:p>
          </table:table-cell>
          <table:table-cell table:formula="of:=[.E370]-[.$B$7]*[.F370]*[.E370]/[.$B$1]" office:value-type="float" office:value="1971616.57573721" calcext:value-type="float">
            <text:p>1971616,57573721</text:p>
          </table:table-cell>
          <table:table-cell table:formula="of:=[.F370]-[.$B$5]*[.F370]+[.$B$7]*[.F370]*[.E370]/[.$B$1]" office:value-type="float" office:value="0.0344998167426064" calcext:value-type="float">
            <text:p>0,034499816742606</text:p>
          </table:table-cell>
          <table:table-cell table:formula="of:=[.G370]+[.$B$5]*[.F370]" office:value-type="float" office:value="8028383.38976298" calcext:value-type="float">
            <text:p>8028383,389762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71]+1" office:value-type="float" office:value="370" calcext:value-type="float">
            <text:p>370</text:p>
          </table:table-cell>
          <table:table-cell table:formula="of:=[.E371]-[.$B$7]*[.F371]*[.E371]/[.$B$1]" office:value-type="float" office:value="1971616.5743768" calcext:value-type="float">
            <text:p>1971616,5743768</text:p>
          </table:table-cell>
          <table:table-cell table:formula="of:=[.F371]-[.$B$5]*[.F371]+[.$B$7]*[.F371]*[.E371]/[.$B$1]" office:value-type="float" office:value="0.0324102432793381" calcext:value-type="float">
            <text:p>0,032410243279338</text:p>
          </table:table-cell>
          <table:table-cell table:formula="of:=[.G371]+[.$B$5]*[.F371]" office:value-type="float" office:value="8028383.39321296" calcext:value-type="float">
            <text:p>8028383,3932129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72]+1" office:value-type="float" office:value="371" calcext:value-type="float">
            <text:p>371</text:p>
          </table:table-cell>
          <table:table-cell table:formula="of:=[.E372]-[.$B$7]*[.F372]*[.E372]/[.$B$1]" office:value-type="float" office:value="1971616.57309879" calcext:value-type="float">
            <text:p>1971616,57309879</text:p>
          </table:table-cell>
          <table:table-cell table:formula="of:=[.F372]-[.$B$5]*[.F372]+[.$B$7]*[.F372]*[.E372]/[.$B$1]" office:value-type="float" office:value="0.0304472304079868" calcext:value-type="float">
            <text:p>0,030447230407987</text:p>
          </table:table-cell>
          <table:table-cell table:formula="of:=[.G372]+[.$B$5]*[.F372]" office:value-type="float" office:value="8028383.39645398" calcext:value-type="float">
            <text:p>8028383,396453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73]+1" office:value-type="float" office:value="372" calcext:value-type="float">
            <text:p>372</text:p>
          </table:table-cell>
          <table:table-cell table:formula="of:=[.E373]-[.$B$7]*[.F373]*[.E373]/[.$B$1]" office:value-type="float" office:value="1971616.57189818" calcext:value-type="float">
            <text:p>1971616,57189818</text:p>
          </table:table-cell>
          <table:table-cell table:formula="of:=[.F373]-[.$B$5]*[.F373]+[.$B$7]*[.F373]*[.E373]/[.$B$1]" office:value-type="float" office:value="0.028603112648735" calcext:value-type="float">
            <text:p>0,028603112648735</text:p>
          </table:table-cell>
          <table:table-cell table:formula="of:=[.G373]+[.$B$5]*[.F373]" office:value-type="float" office:value="8028383.39949871" calcext:value-type="float">
            <text:p>8028383,399498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74]+1" office:value-type="float" office:value="373" calcext:value-type="float">
            <text:p>373</text:p>
          </table:table-cell>
          <table:table-cell table:formula="of:=[.E374]-[.$B$7]*[.F374]*[.E374]/[.$B$1]" office:value-type="float" office:value="1971616.5707703" calcext:value-type="float">
            <text:p>1971616,5707703</text:p>
          </table:table-cell>
          <table:table-cell table:formula="of:=[.F374]-[.$B$5]*[.F374]+[.$B$7]*[.F374]*[.E374]/[.$B$1]" office:value-type="float" office:value="0.0268706888019839" calcext:value-type="float">
            <text:p>0,026870688801984</text:p>
          </table:table-cell>
          <table:table-cell table:formula="of:=[.G374]+[.$B$5]*[.F374]" office:value-type="float" office:value="8028383.40235902" calcext:value-type="float">
            <text:p>8028383,402359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75]+1" office:value-type="float" office:value="374" calcext:value-type="float">
            <text:p>374</text:p>
          </table:table-cell>
          <table:table-cell table:formula="of:=[.E375]-[.$B$7]*[.F375]*[.E375]/[.$B$1]" office:value-type="float" office:value="1971616.56971072" calcext:value-type="float">
            <text:p>1971616,56971072</text:p>
          </table:table-cell>
          <table:table-cell table:formula="of:=[.F375]-[.$B$5]*[.F375]+[.$B$7]*[.F375]*[.E375]/[.$B$1]" office:value-type="float" office:value="0.0252431938279855" calcext:value-type="float">
            <text:p>0,025243193827986</text:p>
          </table:table-cell>
          <table:table-cell table:formula="of:=[.G375]+[.$B$5]*[.F375]" office:value-type="float" office:value="8028383.40504609" calcext:value-type="float">
            <text:p>8028383,4050460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76]+1" office:value-type="float" office:value="375" calcext:value-type="float">
            <text:p>375</text:p>
          </table:table-cell>
          <table:table-cell table:formula="of:=[.E376]-[.$B$7]*[.F376]*[.E376]/[.$B$1]" office:value-type="float" office:value="1971616.56871532" calcext:value-type="float">
            <text:p>1971616,56871532</text:p>
          </table:table-cell>
          <table:table-cell table:formula="of:=[.F376]-[.$B$5]*[.F376]+[.$B$7]*[.F376]*[.E376]/[.$B$1]" office:value-type="float" office:value="0.0237142724296605" calcext:value-type="float">
            <text:p>0,023714272429661</text:p>
          </table:table-cell>
          <table:table-cell table:formula="of:=[.G376]+[.$B$5]*[.F376]" office:value-type="float" office:value="8028383.40757041" calcext:value-type="float">
            <text:p>8028383,407570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77]+1" office:value-type="float" office:value="376" calcext:value-type="float">
            <text:p>376</text:p>
          </table:table-cell>
          <table:table-cell table:formula="of:=[.E377]-[.$B$7]*[.F377]*[.E377]/[.$B$1]" office:value-type="float" office:value="1971616.56778021" calcext:value-type="float">
            <text:p>1971616,56778021</text:p>
          </table:table-cell>
          <table:table-cell table:formula="of:=[.F377]-[.$B$5]*[.F377]+[.$B$7]*[.F377]*[.E377]/[.$B$1]" office:value-type="float" office:value="0.0222779542354414" calcext:value-type="float">
            <text:p>0,022277954235442</text:p>
          </table:table-cell>
          <table:table-cell table:formula="of:=[.G377]+[.$B$5]*[.F377]" office:value-type="float" office:value="8028383.40994183" calcext:value-type="float">
            <text:p>8028383,4099418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78]+1" office:value-type="float" office:value="377" calcext:value-type="float">
            <text:p>377</text:p>
          </table:table-cell>
          <table:table-cell table:formula="of:=[.E378]-[.$B$7]*[.F378]*[.E378]/[.$B$1]" office:value-type="float" office:value="1971616.56690174" calcext:value-type="float">
            <text:p>1971616,56690174</text:p>
          </table:table-cell>
          <table:table-cell table:formula="of:=[.F378]-[.$B$5]*[.F378]+[.$B$7]*[.F378]*[.E378]/[.$B$1]" office:value-type="float" office:value="0.0209286304852342" calcext:value-type="float">
            <text:p>0,020928630485234</text:p>
          </table:table-cell>
          <table:table-cell table:formula="of:=[.G378]+[.$B$5]*[.F378]" office:value-type="float" office:value="8028383.41216963" calcext:value-type="float">
            <text:p>8028383,412169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79]+1" office:value-type="float" office:value="378" calcext:value-type="float">
            <text:p>378</text:p>
          </table:table-cell>
          <table:table-cell table:formula="of:=[.E379]-[.$B$7]*[.F379]*[.E379]/[.$B$1]" office:value-type="float" office:value="1971616.56607648" calcext:value-type="float">
            <text:p>1971616,56607648</text:p>
          </table:table-cell>
          <table:table-cell table:formula="of:=[.F379]-[.$B$5]*[.F379]+[.$B$7]*[.F379]*[.E379]/[.$B$1]" office:value-type="float" office:value="0.0196610321284558" calcext:value-type="float">
            <text:p>0,019661032128456</text:p>
          </table:table-cell>
          <table:table-cell table:formula="of:=[.G379]+[.$B$5]*[.F379]" office:value-type="float" office:value="8028383.41426249" calcext:value-type="float">
            <text:p>8028383,414262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80]+1" office:value-type="float" office:value="379" calcext:value-type="float">
            <text:p>379</text:p>
          </table:table-cell>
          <table:table-cell table:formula="of:=[.E380]-[.$B$7]*[.F380]*[.E380]/[.$B$1]" office:value-type="float" office:value="1971616.5653012" calcext:value-type="float">
            <text:p>1971616,5653012</text:p>
          </table:table-cell>
          <table:table-cell table:formula="of:=[.F380]-[.$B$5]*[.F380]+[.$B$7]*[.F380]*[.E380]/[.$B$1]" office:value-type="float" office:value="0.0184702092486227" calcext:value-type="float">
            <text:p>0,018470209248623</text:p>
          </table:table-cell>
          <table:table-cell table:formula="of:=[.G380]+[.$B$5]*[.F380]" office:value-type="float" office:value="8028383.41622859" calcext:value-type="float">
            <text:p>8028383,416228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81]+1" office:value-type="float" office:value="380" calcext:value-type="float">
            <text:p>380</text:p>
          </table:table-cell>
          <table:table-cell table:formula="of:=[.E381]-[.$B$7]*[.F381]*[.E381]/[.$B$1]" office:value-type="float" office:value="1971616.56457287" calcext:value-type="float">
            <text:p>1971616,56457287</text:p>
          </table:table-cell>
          <table:table-cell table:formula="of:=[.F381]-[.$B$5]*[.F381]+[.$B$7]*[.F381]*[.E381]/[.$B$1]" office:value-type="float" office:value="0.0173515117341437" calcext:value-type="float">
            <text:p>0,017351511734144</text:p>
          </table:table-cell>
          <table:table-cell table:formula="of:=[.G381]+[.$B$5]*[.F381]" office:value-type="float" office:value="8028383.41807562" calcext:value-type="float">
            <text:p>8028383,4180756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82]+1" office:value-type="float" office:value="381" calcext:value-type="float">
            <text:p>381</text:p>
          </table:table-cell>
          <table:table-cell table:formula="of:=[.E382]-[.$B$7]*[.F382]*[.E382]/[.$B$1]" office:value-type="float" office:value="1971616.56388866" calcext:value-type="float">
            <text:p>1971616,56388866</text:p>
          </table:table-cell>
          <table:table-cell table:formula="of:=[.F382]-[.$B$5]*[.F382]+[.$B$7]*[.F382]*[.E382]/[.$B$1]" office:value-type="float" office:value="0.0163005711198377" calcext:value-type="float">
            <text:p>0,016300571119838</text:p>
          </table:table-cell>
          <table:table-cell table:formula="of:=[.G382]+[.$B$5]*[.F382]" office:value-type="float" office:value="8028383.41981077" calcext:value-type="float">
            <text:p>8028383,419810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83]+1" office:value-type="float" office:value="382" calcext:value-type="float">
            <text:p>382</text:p>
          </table:table-cell>
          <table:table-cell table:formula="of:=[.E383]-[.$B$7]*[.F383]*[.E383]/[.$B$1]" office:value-type="float" office:value="1971616.56324589" calcext:value-type="float">
            <text:p>1971616,56324589</text:p>
          </table:table-cell>
          <table:table-cell table:formula="of:=[.F383]-[.$B$5]*[.F383]+[.$B$7]*[.F383]*[.E383]/[.$B$1]" office:value-type="float" office:value="0.0153132835282683" calcext:value-type="float">
            <text:p>0,015313283528268</text:p>
          </table:table-cell>
          <table:table-cell table:formula="of:=[.G383]+[.$B$5]*[.F383]" office:value-type="float" office:value="8028383.42144082" calcext:value-type="float">
            <text:p>8028383,4214408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84]+1" office:value-type="float" office:value="383" calcext:value-type="float">
            <text:p>383</text:p>
          </table:table-cell>
          <table:table-cell table:formula="of:=[.E384]-[.$B$7]*[.F384]*[.E384]/[.$B$1]" office:value-type="float" office:value="1971616.56264206" calcext:value-type="float">
            <text:p>1971616,56264206</text:p>
          </table:table-cell>
          <table:table-cell table:formula="of:=[.F384]-[.$B$5]*[.F384]+[.$B$7]*[.F384]*[.E384]/[.$B$1]" office:value-type="float" office:value="0.0143857936442818" calcext:value-type="float">
            <text:p>0,014385793644282</text:p>
          </table:table-cell>
          <table:table-cell table:formula="of:=[.G384]+[.$B$5]*[.F384]" office:value-type="float" office:value="8028383.42297215" calcext:value-type="float">
            <text:p>8028383,422972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85]+1" office:value-type="float" office:value="384" calcext:value-type="float">
            <text:p>384</text:p>
          </table:table-cell>
          <table:table-cell table:formula="of:=[.E385]-[.$B$7]*[.F385]*[.E385]/[.$B$1]" office:value-type="float" office:value="1971616.56207479" calcext:value-type="float">
            <text:p>1971616,56207479</text:p>
          </table:table-cell>
          <table:table-cell table:formula="of:=[.F385]-[.$B$5]*[.F385]+[.$B$7]*[.F385]*[.E385]/[.$B$1]" office:value-type="float" office:value="0.0135144796601699" calcext:value-type="float">
            <text:p>0,01351447966017</text:p>
          </table:table-cell>
          <table:table-cell table:formula="of:=[.G385]+[.$B$5]*[.F385]" office:value-type="float" office:value="8028383.42441073" calcext:value-type="float">
            <text:p>8028383,424410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86]+1" office:value-type="float" office:value="385" calcext:value-type="float">
            <text:p>385</text:p>
          </table:table-cell>
          <table:table-cell table:formula="of:=[.E386]-[.$B$7]*[.F386]*[.E386]/[.$B$1]" office:value-type="float" office:value="1971616.56154188" calcext:value-type="float">
            <text:p>1971616,56154188</text:p>
          </table:table-cell>
          <table:table-cell table:formula="of:=[.F386]-[.$B$5]*[.F386]+[.$B$7]*[.F386]*[.E386]/[.$B$1]" office:value-type="float" office:value="0.0126959391326692" calcext:value-type="float">
            <text:p>0,012695939132669</text:p>
          </table:table-cell>
          <table:table-cell table:formula="of:=[.G386]+[.$B$5]*[.F386]" office:value-type="float" office:value="8028383.42576218" calcext:value-type="float">
            <text:p>8028383,425762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87]+1" office:value-type="float" office:value="386" calcext:value-type="float">
            <text:p>386</text:p>
          </table:table-cell>
          <table:table-cell table:formula="of:=[.E387]-[.$B$7]*[.F387]*[.E387]/[.$B$1]" office:value-type="float" office:value="1971616.56104125" calcext:value-type="float">
            <text:p>1971616,56104125</text:p>
          </table:table-cell>
          <table:table-cell table:formula="of:=[.F387]-[.$B$5]*[.F387]+[.$B$7]*[.F387]*[.E387]/[.$B$1]" office:value-type="float" office:value="0.0119269756965683" calcext:value-type="float">
            <text:p>0,011926975696568</text:p>
          </table:table-cell>
          <table:table-cell table:formula="of:=[.G387]+[.$B$5]*[.F387]" office:value-type="float" office:value="8028383.42703177" calcext:value-type="float">
            <text:p>8028383,427031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88]+1" office:value-type="float" office:value="387" calcext:value-type="float">
            <text:p>387</text:p>
          </table:table-cell>
          <table:table-cell table:formula="of:=[.E388]-[.$B$7]*[.F388]*[.E388]/[.$B$1]" office:value-type="float" office:value="1971616.56057094" calcext:value-type="float">
            <text:p>1971616,56057094</text:p>
          </table:table-cell>
          <table:table-cell table:formula="of:=[.F388]-[.$B$5]*[.F388]+[.$B$7]*[.F388]*[.E388]/[.$B$1]" office:value-type="float" office:value="0.0112045865830412" calcext:value-type="float">
            <text:p>0,011204586583041</text:p>
          </table:table-cell>
          <table:table-cell table:formula="of:=[.G388]+[.$B$5]*[.F388]" office:value-type="float" office:value="8028383.42822447" calcext:value-type="float">
            <text:p>8028383,428224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89]+1" office:value-type="float" office:value="388" calcext:value-type="float">
            <text:p>388</text:p>
          </table:table-cell>
          <table:table-cell table:formula="of:=[.E389]-[.$B$7]*[.F389]*[.E389]/[.$B$1]" office:value-type="float" office:value="1971616.56012912" calcext:value-type="float">
            <text:p>1971616,56012912</text:p>
          </table:table-cell>
          <table:table-cell table:formula="of:=[.F389]-[.$B$5]*[.F389]+[.$B$7]*[.F389]*[.E389]/[.$B$1]" office:value-type="float" office:value="0.0105259508939666" calcext:value-type="float">
            <text:p>0,010525950893967</text:p>
          </table:table-cell>
          <table:table-cell table:formula="of:=[.G389]+[.$B$5]*[.F389]" office:value-type="float" office:value="8028383.42934493" calcext:value-type="float">
            <text:p>8028383,4293449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90]+1" office:value-type="float" office:value="389" calcext:value-type="float">
            <text:p>389</text:p>
          </table:table-cell>
          <table:table-cell table:formula="of:=[.E390]-[.$B$7]*[.F390]*[.E390]/[.$B$1]" office:value-type="float" office:value="1971616.55971406" calcext:value-type="float">
            <text:p>1971616,55971406</text:p>
          </table:table-cell>
          <table:table-cell table:formula="of:=[.F390]-[.$B$5]*[.F390]+[.$B$7]*[.F390]*[.E390]/[.$B$1]" office:value-type="float" office:value="0.00988841858644297" calcext:value-type="float">
            <text:p>0,009888418586443</text:p>
          </table:table-cell>
          <table:table-cell table:formula="of:=[.G390]+[.$B$5]*[.F390]" office:value-type="float" office:value="8028383.43039752" calcext:value-type="float">
            <text:p>8028383,430397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91]+1" office:value-type="float" office:value="390" calcext:value-type="float">
            <text:p>390</text:p>
          </table:table-cell>
          <table:table-cell table:formula="of:=[.E391]-[.$B$7]*[.F391]*[.E391]/[.$B$1]" office:value-type="float" office:value="1971616.55932413" calcext:value-type="float">
            <text:p>1971616,55932413</text:p>
          </table:table-cell>
          <table:table-cell table:formula="of:=[.F391]-[.$B$5]*[.F391]+[.$B$7]*[.F391]*[.E391]/[.$B$1]" office:value-type="float" office:value="0.00928950012448697" calcext:value-type="float">
            <text:p>0,009289500124487</text:p>
          </table:table-cell>
          <table:table-cell table:formula="of:=[.G391]+[.$B$5]*[.F391]" office:value-type="float" office:value="8028383.43138637" calcext:value-type="float">
            <text:p>8028383,4313863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92]+1" office:value-type="float" office:value="391" calcext:value-type="float">
            <text:p>391</text:p>
          </table:table-cell>
          <table:table-cell table:formula="of:=[.E392]-[.$B$7]*[.F392]*[.E392]/[.$B$1]" office:value-type="float" office:value="1971616.55895783" calcext:value-type="float">
            <text:p>1971616,55895783</text:p>
          </table:table-cell>
          <table:table-cell table:formula="of:=[.F392]-[.$B$5]*[.F392]+[.$B$7]*[.F392]*[.E392]/[.$B$1]" office:value-type="float" office:value="0.00872685675750392" calcext:value-type="float">
            <text:p>0,008726856757504</text:p>
          </table:table-cell>
          <table:table-cell table:formula="of:=[.G392]+[.$B$5]*[.F392]" office:value-type="float" office:value="8028383.43231532" calcext:value-type="float">
            <text:p>8028383,4323153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93]+1" office:value-type="float" office:value="392" calcext:value-type="float">
            <text:p>392</text:p>
          </table:table-cell>
          <table:table-cell table:formula="of:=[.E393]-[.$B$7]*[.F393]*[.E393]/[.$B$1]" office:value-type="float" office:value="1971616.55861371" calcext:value-type="float">
            <text:p>1971616,55861371</text:p>
          </table:table-cell>
          <table:table-cell table:formula="of:=[.F393]-[.$B$5]*[.F393]+[.$B$7]*[.F393]*[.E393]/[.$B$1]" office:value-type="float" office:value="0.00819829138756848" calcext:value-type="float">
            <text:p>0,008198291387568</text:p>
          </table:table-cell>
          <table:table-cell table:formula="of:=[.G393]+[.$B$5]*[.F393]" office:value-type="float" office:value="8028383.433188" calcext:value-type="float">
            <text:p>8028383,43318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94]+1" office:value-type="float" office:value="393" calcext:value-type="float">
            <text:p>393</text:p>
          </table:table-cell>
          <table:table-cell table:formula="of:=[.E394]-[.$B$7]*[.F394]*[.E394]/[.$B$1]" office:value-type="float" office:value="1971616.55829043" calcext:value-type="float">
            <text:p>1971616,55829043</text:p>
          </table:table-cell>
          <table:table-cell table:formula="of:=[.F394]-[.$B$5]*[.F394]+[.$B$7]*[.F394]*[.E394]/[.$B$1]" office:value-type="float" office:value="0.00770173998985304" calcext:value-type="float">
            <text:p>0,007701739989853</text:p>
          </table:table-cell>
          <table:table-cell table:formula="of:=[.G394]+[.$B$5]*[.F394]" office:value-type="float" office:value="8028383.43400783" calcext:value-type="float">
            <text:p>8028383,4340078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95]+1" office:value-type="float" office:value="394" calcext:value-type="float">
            <text:p>394</text:p>
          </table:table-cell>
          <table:table-cell table:formula="of:=[.E395]-[.$B$7]*[.F395]*[.E395]/[.$B$1]" office:value-type="float" office:value="1971616.55798673" calcext:value-type="float">
            <text:p>1971616,55798673</text:p>
          </table:table-cell>
          <table:table-cell table:formula="of:=[.F395]-[.$B$5]*[.F395]+[.$B$7]*[.F395]*[.E395]/[.$B$1]" office:value-type="float" office:value="0.00723526355270057" calcext:value-type="float">
            <text:p>0,007235263552701</text:p>
          </table:table-cell>
          <table:table-cell table:formula="of:=[.G395]+[.$B$5]*[.F395]" office:value-type="float" office:value="8028383.434778" calcext:value-type="float">
            <text:p>8028383,43477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96]+1" office:value-type="float" office:value="395" calcext:value-type="float">
            <text:p>395</text:p>
          </table:table-cell>
          <table:table-cell table:formula="of:=[.E396]-[.$B$7]*[.F396]*[.E396]/[.$B$1]" office:value-type="float" office:value="1971616.55770143" calcext:value-type="float">
            <text:p>1971616,55770143</text:p>
          </table:table-cell>
          <table:table-cell table:formula="of:=[.F396]-[.$B$5]*[.F396]+[.$B$7]*[.F396]*[.E396]/[.$B$1]" office:value-type="float" office:value="0.00679704050586856" calcext:value-type="float">
            <text:p>0,006797040505869</text:p>
          </table:table-cell>
          <table:table-cell table:formula="of:=[.G396]+[.$B$5]*[.F396]" office:value-type="float" office:value="8028383.43550153" calcext:value-type="float">
            <text:p>8028383,435501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97]+1" office:value-type="float" office:value="396" calcext:value-type="float">
            <text:p>396</text:p>
          </table:table-cell>
          <table:table-cell table:formula="of:=[.E397]-[.$B$7]*[.F397]*[.E397]/[.$B$1]" office:value-type="float" office:value="1971616.55743341" calcext:value-type="float">
            <text:p>1971616,55743341</text:p>
          </table:table-cell>
          <table:table-cell table:formula="of:=[.F397]-[.$B$5]*[.F397]+[.$B$7]*[.F397]*[.E397]/[.$B$1]" office:value-type="float" office:value="0.00638535960737646" calcext:value-type="float">
            <text:p>0,006385359607376</text:p>
          </table:table-cell>
          <table:table-cell table:formula="of:=[.G397]+[.$B$5]*[.F397]" office:value-type="float" office:value="8028383.43618124" calcext:value-type="float">
            <text:p>8028383,4361812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98]+1" office:value-type="float" office:value="397" calcext:value-type="float">
            <text:p>397</text:p>
          </table:table-cell>
          <table:table-cell table:formula="of:=[.E398]-[.$B$7]*[.F398]*[.E398]/[.$B$1]" office:value-type="float" office:value="1971616.55718162" calcext:value-type="float">
            <text:p>1971616,55718162</text:p>
          </table:table-cell>
          <table:table-cell table:formula="of:=[.F398]-[.$B$5]*[.F398]+[.$B$7]*[.F398]*[.E398]/[.$B$1]" office:value-type="float" office:value="0.00599861326118021" calcext:value-type="float">
            <text:p>0,00599861326118</text:p>
          </table:table-cell>
          <table:table-cell table:formula="of:=[.G398]+[.$B$5]*[.F398]" office:value-type="float" office:value="8028383.43681977" calcext:value-type="float">
            <text:p>8028383,436819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99]+1" office:value-type="float" office:value="398" calcext:value-type="float">
            <text:p>398</text:p>
          </table:table-cell>
          <table:table-cell table:formula="of:=[.E399]-[.$B$7]*[.F399]*[.E399]/[.$B$1]" office:value-type="float" office:value="1971616.55694508" calcext:value-type="float">
            <text:p>1971616,55694508</text:p>
          </table:table-cell>
          <table:table-cell table:formula="of:=[.F399]-[.$B$5]*[.F399]+[.$B$7]*[.F399]*[.E399]/[.$B$1]" office:value-type="float" office:value="0.00563529123957963" calcext:value-type="float">
            <text:p>0,00563529123958</text:p>
          </table:table-cell>
          <table:table-cell table:formula="of:=[.G399]+[.$B$5]*[.F399]" office:value-type="float" office:value="8028383.43741963" calcext:value-type="float">
            <text:p>8028383,437419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00]+1" office:value-type="float" office:value="399" calcext:value-type="float">
            <text:p>399</text:p>
          </table:table-cell>
          <table:table-cell table:formula="of:=[.E400]-[.$B$7]*[.F400]*[.E400]/[.$B$1]" office:value-type="float" office:value="1971616.55672286" calcext:value-type="float">
            <text:p>1971616,55672286</text:p>
          </table:table-cell>
          <table:table-cell table:formula="of:=[.F400]-[.$B$5]*[.F400]+[.$B$7]*[.F400]*[.E400]/[.$B$1]" office:value-type="float" office:value="0.00529397478584493" calcext:value-type="float">
            <text:p>0,005293974785845</text:p>
          </table:table-cell>
          <table:table-cell table:formula="of:=[.G400]+[.$B$5]*[.F400]" office:value-type="float" office:value="8028383.43798316" calcext:value-type="float">
            <text:p>8028383,437983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01]+1" office:value-type="float" office:value="400" calcext:value-type="float">
            <text:p>400</text:p>
          </table:table-cell>
          <table:table-cell table:formula="of:=[.E401]-[.$B$7]*[.F401]*[.E401]/[.$B$1]" office:value-type="float" office:value="1971616.55651411" calcext:value-type="float">
            <text:p>1971616,55651411</text:p>
          </table:table-cell>
          <table:table-cell table:formula="of:=[.F401]-[.$B$5]*[.F401]+[.$B$7]*[.F401]*[.E401]/[.$B$1]" office:value-type="float" office:value="0.00497333107403334" calcext:value-type="float">
            <text:p>0,004973331074033</text:p>
          </table:table-cell>
          <table:table-cell table:formula="of:=[.G401]+[.$B$5]*[.F401]" office:value-type="float" office:value="8028383.43851256" calcext:value-type="float">
            <text:p>8028383,4385125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02]+1" office:value-type="float" office:value="401" calcext:value-type="float">
            <text:p>401</text:p>
          </table:table-cell>
          <table:table-cell table:formula="of:=[.E402]-[.$B$7]*[.F402]*[.E402]/[.$B$1]" office:value-type="float" office:value="1971616.556318" calcext:value-type="float">
            <text:p>1971616,556318</text:p>
          </table:table-cell>
          <table:table-cell table:formula="of:=[.F402]-[.$B$5]*[.F402]+[.$B$7]*[.F402]*[.E402]/[.$B$1]" office:value-type="float" office:value="0.00467210800436181" calcext:value-type="float">
            <text:p>0,004672108004362</text:p>
          </table:table-cell>
          <table:table-cell table:formula="of:=[.G402]+[.$B$5]*[.F402]" office:value-type="float" office:value="8028383.43900989" calcext:value-type="float">
            <text:p>8028383,4390098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03]+1" office:value-type="float" office:value="402" calcext:value-type="float">
            <text:p>402</text:p>
          </table:table-cell>
          <table:table-cell table:formula="of:=[.E403]-[.$B$7]*[.F403]*[.E403]/[.$B$1]" office:value-type="float" office:value="1971616.55613377" calcext:value-type="float">
            <text:p>1971616,55613377</text:p>
          </table:table-cell>
          <table:table-cell table:formula="of:=[.F403]-[.$B$5]*[.F403]+[.$B$7]*[.F403]*[.E403]/[.$B$1]" office:value-type="float" office:value="0.00438912931381174" calcext:value-type="float">
            <text:p>0,004389129313812</text:p>
          </table:table-cell>
          <table:table-cell table:formula="of:=[.G403]+[.$B$5]*[.F403]" office:value-type="float" office:value="8028383.4394771" calcext:value-type="float">
            <text:p>8028383,43947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04]+1" office:value-type="float" office:value="403" calcext:value-type="float">
            <text:p>403</text:p>
          </table:table-cell>
          <table:table-cell table:formula="of:=[.E404]-[.$B$7]*[.F404]*[.E404]/[.$B$1]" office:value-type="float" office:value="1971616.5559607" calcext:value-type="float">
            <text:p>1971616,5559607</text:p>
          </table:table-cell>
          <table:table-cell table:formula="of:=[.F404]-[.$B$5]*[.F404]+[.$B$7]*[.F404]*[.E404]/[.$B$1]" office:value-type="float" office:value="0.00412328998287303" calcext:value-type="float">
            <text:p>0,004123289982873</text:p>
          </table:table-cell>
          <table:table-cell table:formula="of:=[.G404]+[.$B$5]*[.F404]" office:value-type="float" office:value="8028383.43991602" calcext:value-type="float">
            <text:p>8028383,439916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05]+1" office:value-type="float" office:value="404" calcext:value-type="float">
            <text:p>404</text:p>
          </table:table-cell>
          <table:table-cell table:formula="of:=[.E405]-[.$B$7]*[.F405]*[.E405]/[.$B$1]" office:value-type="float" office:value="1971616.5557981" calcext:value-type="float">
            <text:p>1971616,5557981</text:p>
          </table:table-cell>
          <table:table-cell table:formula="of:=[.F405]-[.$B$5]*[.F405]+[.$B$7]*[.F405]*[.E405]/[.$B$1]" office:value-type="float" office:value="0.00387355192049092" calcext:value-type="float">
            <text:p>0,003873551920491</text:p>
          </table:table-cell>
          <table:table-cell table:formula="of:=[.G405]+[.$B$5]*[.F405]" office:value-type="float" office:value="8028383.44032834" calcext:value-type="float">
            <text:p>8028383,440328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06]+1" office:value-type="float" office:value="405" calcext:value-type="float">
            <text:p>405</text:p>
          </table:table-cell>
          <table:table-cell table:formula="of:=[.E406]-[.$B$7]*[.F406]*[.E406]/[.$B$1]" office:value-type="float" office:value="1971616.55564536" calcext:value-type="float">
            <text:p>1971616,55564536</text:p>
          </table:table-cell>
          <table:table-cell table:formula="of:=[.F406]-[.$B$5]*[.F406]+[.$B$7]*[.F406]*[.E406]/[.$B$1]" office:value-type="float" office:value="0.00363893991036549" calcext:value-type="float">
            <text:p>0,003638939910366</text:p>
          </table:table-cell>
          <table:table-cell table:formula="of:=[.G406]+[.$B$5]*[.F406]" office:value-type="float" office:value="8028383.4407157" calcext:value-type="float">
            <text:p>8028383,44071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07]+1" office:value-type="float" office:value="406" calcext:value-type="float">
            <text:p>406</text:p>
          </table:table-cell>
          <table:table-cell table:formula="of:=[.E407]-[.$B$7]*[.F407]*[.E407]/[.$B$1]" office:value-type="float" office:value="1971616.55550187" calcext:value-type="float">
            <text:p>1971616,55550187</text:p>
          </table:table-cell>
          <table:table-cell table:formula="of:=[.F407]-[.$B$5]*[.F407]+[.$B$7]*[.F407]*[.E407]/[.$B$1]" office:value-type="float" office:value="0.00341853780277445" calcext:value-type="float">
            <text:p>0,003418537802774</text:p>
          </table:table-cell>
          <table:table-cell table:formula="of:=[.G407]+[.$B$5]*[.F407]" office:value-type="float" office:value="8028383.44107959" calcext:value-type="float">
            <text:p>8028383,441079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08]+1" office:value-type="float" office:value="407" calcext:value-type="float">
            <text:p>407</text:p>
          </table:table-cell>
          <table:table-cell table:formula="of:=[.E408]-[.$B$7]*[.F408]*[.E408]/[.$B$1]" office:value-type="float" office:value="1971616.55536707" calcext:value-type="float">
            <text:p>1971616,55536707</text:p>
          </table:table-cell>
          <table:table-cell table:formula="of:=[.F408]-[.$B$5]*[.F408]+[.$B$7]*[.F408]*[.E408]/[.$B$1]" office:value-type="float" office:value="0.00321148493704819" calcext:value-type="float">
            <text:p>0,003211484937048</text:p>
          </table:table-cell>
          <table:table-cell table:formula="of:=[.G408]+[.$B$5]*[.F408]" office:value-type="float" office:value="8028383.44142145" calcext:value-type="float">
            <text:p>8028383,441421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09]+1" office:value-type="float" office:value="408" calcext:value-type="float">
            <text:p>408</text:p>
          </table:table-cell>
          <table:table-cell table:formula="of:=[.E409]-[.$B$7]*[.F409]*[.E409]/[.$B$1]" office:value-type="float" office:value="1971616.55524043" calcext:value-type="float">
            <text:p>1971616,55524043</text:p>
          </table:table-cell>
          <table:table-cell table:formula="of:=[.F409]-[.$B$5]*[.F409]+[.$B$7]*[.F409]*[.E409]/[.$B$1]" office:value-type="float" office:value="0.00301697278072729" calcext:value-type="float">
            <text:p>0,003016972780727</text:p>
          </table:table-cell>
          <table:table-cell table:formula="of:=[.G409]+[.$B$5]*[.F409]" office:value-type="float" office:value="8028383.4417426" calcext:value-type="float">
            <text:p>8028383,441742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10]+1" office:value-type="float" office:value="409" calcext:value-type="float">
            <text:p>409</text:p>
          </table:table-cell>
          <table:table-cell table:formula="of:=[.E410]-[.$B$7]*[.F410]*[.E410]/[.$B$1]" office:value-type="float" office:value="1971616.55512147" calcext:value-type="float">
            <text:p>1971616,55512147</text:p>
          </table:table-cell>
          <table:table-cell table:formula="of:=[.F410]-[.$B$5]*[.F410]+[.$B$7]*[.F410]*[.E410]/[.$B$1]" office:value-type="float" office:value="0.00283424177227839" calcext:value-type="float">
            <text:p>0,002834241772278</text:p>
          </table:table-cell>
          <table:table-cell table:formula="of:=[.G410]+[.$B$5]*[.F410]" office:value-type="float" office:value="8028383.44204429" calcext:value-type="float">
            <text:p>8028383,442044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11]+1" office:value-type="float" office:value="410" calcext:value-type="float">
            <text:p>410</text:p>
          </table:table-cell>
          <table:table-cell table:formula="of:=[.E411]-[.$B$7]*[.F411]*[.E411]/[.$B$1]" office:value-type="float" office:value="1971616.5550097" calcext:value-type="float">
            <text:p>1971616,5550097</text:p>
          </table:table-cell>
          <table:table-cell table:formula="of:=[.F411]-[.$B$5]*[.F411]+[.$B$7]*[.F411]*[.E411]/[.$B$1]" office:value-type="float" office:value="0.00266257835503937" calcext:value-type="float">
            <text:p>0,002662578355039</text:p>
          </table:table-cell>
          <table:table-cell table:formula="of:=[.G411]+[.$B$5]*[.F411]" office:value-type="float" office:value="8028383.44232772" calcext:value-type="float">
            <text:p>8028383,442327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12]+1" office:value-type="float" office:value="411" calcext:value-type="float">
            <text:p>411</text:p>
          </table:table-cell>
          <table:table-cell table:formula="of:=[.E412]-[.$B$7]*[.F412]*[.E412]/[.$B$1]" office:value-type="float" office:value="1971616.55490471" calcext:value-type="float">
            <text:p>1971616,55490471</text:p>
          </table:table-cell>
          <table:table-cell table:formula="of:=[.F412]-[.$B$5]*[.F412]+[.$B$7]*[.F412]*[.E412]/[.$B$1]" office:value-type="float" office:value="0.00250131219081156" calcext:value-type="float">
            <text:p>0,002501312190812</text:p>
          </table:table-cell>
          <table:table-cell table:formula="of:=[.G412]+[.$B$5]*[.F412]" office:value-type="float" office:value="8028383.44259398" calcext:value-type="float">
            <text:p>8028383,442593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13]+1" office:value-type="float" office:value="412" calcext:value-type="float">
            <text:p>412</text:p>
          </table:table-cell>
          <table:table-cell table:formula="of:=[.E413]-[.$B$7]*[.F413]*[.E413]/[.$B$1]" office:value-type="float" office:value="1971616.55480608" calcext:value-type="float">
            <text:p>1971616,55480608</text:p>
          </table:table-cell>
          <table:table-cell table:formula="of:=[.F413]-[.$B$5]*[.F413]+[.$B$7]*[.F413]*[.E413]/[.$B$1]" office:value-type="float" office:value="0.00234981354221818" calcext:value-type="float">
            <text:p>0,002349813542218</text:p>
          </table:table-cell>
          <table:table-cell table:formula="of:=[.G413]+[.$B$5]*[.F413]" office:value-type="float" office:value="8028383.44284411" calcext:value-type="float">
            <text:p>8028383,442844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14]+1" office:value-type="float" office:value="413" calcext:value-type="float">
            <text:p>413</text:p>
          </table:table-cell>
          <table:table-cell table:formula="of:=[.E414]-[.$B$7]*[.F414]*[.E414]/[.$B$1]" office:value-type="float" office:value="1971616.55471342" calcext:value-type="float">
            <text:p>1971616,55471342</text:p>
          </table:table-cell>
          <table:table-cell table:formula="of:=[.F414]-[.$B$5]*[.F414]+[.$B$7]*[.F414]*[.E414]/[.$B$1]" office:value-type="float" office:value="0.00220749081360726" calcext:value-type="float">
            <text:p>0,002207490813607</text:p>
          </table:table-cell>
          <table:table-cell table:formula="of:=[.G414]+[.$B$5]*[.F414]" office:value-type="float" office:value="8028383.44307909" calcext:value-type="float">
            <text:p>8028383,4430790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15]+1" office:value-type="float" office:value="414" calcext:value-type="float">
            <text:p>414</text:p>
          </table:table-cell>
          <table:table-cell table:formula="of:=[.E415]-[.$B$7]*[.F415]*[.E415]/[.$B$1]" office:value-type="float" office:value="1971616.55462638" calcext:value-type="float">
            <text:p>1971616,55462638</text:p>
          </table:table-cell>
          <table:table-cell table:formula="of:=[.F415]-[.$B$5]*[.F415]+[.$B$7]*[.F415]*[.E415]/[.$B$1]" office:value-type="float" office:value="0.00207378824089625" calcext:value-type="float">
            <text:p>0,002073788240896</text:p>
          </table:table-cell>
          <table:table-cell table:formula="of:=[.G415]+[.$B$5]*[.F415]" office:value-type="float" office:value="8028383.44329984" calcext:value-type="float">
            <text:p>8028383,443299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16]+1" office:value-type="float" office:value="415" calcext:value-type="float">
            <text:p>415</text:p>
          </table:table-cell>
          <table:table-cell table:formula="of:=[.E416]-[.$B$7]*[.F416]*[.E416]/[.$B$1]" office:value-type="float" office:value="1971616.5545446" calcext:value-type="float">
            <text:p>1971616,5545446</text:p>
          </table:table-cell>
          <table:table-cell table:formula="of:=[.F416]-[.$B$5]*[.F416]+[.$B$7]*[.F416]*[.E416]/[.$B$1]" office:value-type="float" office:value="0.00194818372133744" calcext:value-type="float">
            <text:p>0,001948183721337</text:p>
          </table:table-cell>
          <table:table-cell table:formula="of:=[.G416]+[.$B$5]*[.F416]" office:value-type="float" office:value="8028383.44350722" calcext:value-type="float">
            <text:p>8028383,443507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17]+1" office:value-type="float" office:value="416" calcext:value-type="float">
            <text:p>416</text:p>
          </table:table-cell>
          <table:table-cell table:formula="of:=[.E417]-[.$B$7]*[.F417]*[.E417]/[.$B$1]" office:value-type="float" office:value="1971616.55446778" calcext:value-type="float">
            <text:p>1971616,55446778</text:p>
          </table:table-cell>
          <table:table-cell table:formula="of:=[.F417]-[.$B$5]*[.F417]+[.$B$7]*[.F417]*[.E417]/[.$B$1]" office:value-type="float" office:value="0.00183018677472936" calcext:value-type="float">
            <text:p>0,001830186774729</text:p>
          </table:table-cell>
          <table:table-cell table:formula="of:=[.G417]+[.$B$5]*[.F417]" office:value-type="float" office:value="8028383.44370203" calcext:value-type="float">
            <text:p>8028383,4437020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18]+1" office:value-type="float" office:value="417" calcext:value-type="float">
            <text:p>417</text:p>
          </table:table-cell>
          <table:table-cell table:formula="of:=[.E418]-[.$B$7]*[.F418]*[.E418]/[.$B$1]" office:value-type="float" office:value="1971616.55439561" calcext:value-type="float">
            <text:p>1971616,55439561</text:p>
          </table:table-cell>
          <table:table-cell table:formula="of:=[.F418]-[.$B$5]*[.F418]+[.$B$7]*[.F418]*[.E418]/[.$B$1]" office:value-type="float" office:value="0.00171933662811291" calcext:value-type="float">
            <text:p>0,001719336628113</text:p>
          </table:table-cell>
          <table:table-cell table:formula="of:=[.G418]+[.$B$5]*[.F418]" office:value-type="float" office:value="8028383.44388505" calcext:value-type="float">
            <text:p>8028383,443885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19]+1" office:value-type="float" office:value="418" calcext:value-type="float">
            <text:p>418</text:p>
          </table:table-cell>
          <table:table-cell table:formula="of:=[.E419]-[.$B$7]*[.F419]*[.E419]/[.$B$1]" office:value-type="float" office:value="1971616.55432781" calcext:value-type="float">
            <text:p>1971616,55432781</text:p>
          </table:table-cell>
          <table:table-cell table:formula="of:=[.F419]-[.$B$5]*[.F419]+[.$B$7]*[.F419]*[.E419]/[.$B$1]" office:value-type="float" office:value="0.00161520041647294" calcext:value-type="float">
            <text:p>0,001615200416473</text:p>
          </table:table-cell>
          <table:table-cell table:formula="of:=[.G419]+[.$B$5]*[.F419]" office:value-type="float" office:value="8028383.44405699" calcext:value-type="float">
            <text:p>8028383,444056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20]+1" office:value-type="float" office:value="419" calcext:value-type="float">
            <text:p>419</text:p>
          </table:table-cell>
          <table:table-cell table:formula="of:=[.E420]-[.$B$7]*[.F420]*[.E420]/[.$B$1]" office:value-type="float" office:value="1971616.55426412" calcext:value-type="float">
            <text:p>1971616,55426412</text:p>
          </table:table-cell>
          <table:table-cell table:formula="of:=[.F420]-[.$B$5]*[.F420]+[.$B$7]*[.F420]*[.E420]/[.$B$1]" office:value-type="float" office:value="0.00151737149241915" calcext:value-type="float">
            <text:p>0,001517371492419</text:p>
          </table:table-cell>
          <table:table-cell table:formula="of:=[.G420]+[.$B$5]*[.F420]" office:value-type="float" office:value="8028383.44421851" calcext:value-type="float">
            <text:p>8028383,444218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21]+1" office:value-type="float" office:value="420" calcext:value-type="float">
            <text:p>420</text:p>
          </table:table-cell>
          <table:table-cell table:formula="of:=[.E421]-[.$B$7]*[.F421]*[.E421]/[.$B$1]" office:value-type="float" office:value="1971616.55420429" calcext:value-type="float">
            <text:p>1971616,55420429</text:p>
          </table:table-cell>
          <table:table-cell table:formula="of:=[.F421]-[.$B$5]*[.F421]+[.$B$7]*[.F421]*[.E421]/[.$B$1]" office:value-type="float" office:value="0.00142546783824568" calcext:value-type="float">
            <text:p>0,001425467838246</text:p>
          </table:table-cell>
          <table:table-cell table:formula="of:=[.G421]+[.$B$5]*[.F421]" office:value-type="float" office:value="8028383.44437024" calcext:value-type="float">
            <text:p>8028383,4443702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22]+1" office:value-type="float" office:value="421" calcext:value-type="float">
            <text:p>421</text:p>
          </table:table-cell>
          <table:table-cell table:formula="of:=[.E422]-[.$B$7]*[.F422]*[.E422]/[.$B$1]" office:value-type="float" office:value="1971616.55414808" calcext:value-type="float">
            <text:p>1971616,55414808</text:p>
          </table:table-cell>
          <table:table-cell table:formula="of:=[.F422]-[.$B$5]*[.F422]+[.$B$7]*[.F422]*[.E422]/[.$B$1]" office:value-type="float" office:value="0.00133913057416853" calcext:value-type="float">
            <text:p>0,001339130574169</text:p>
          </table:table-cell>
          <table:table-cell table:formula="of:=[.G422]+[.$B$5]*[.F422]" office:value-type="float" office:value="8028383.44451279" calcext:value-type="float">
            <text:p>8028383,4445127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23]+1" office:value-type="float" office:value="422" calcext:value-type="float">
            <text:p>422</text:p>
          </table:table-cell>
          <table:table-cell table:formula="of:=[.E423]-[.$B$7]*[.F423]*[.E423]/[.$B$1]" office:value-type="float" office:value="1971616.55409527" calcext:value-type="float">
            <text:p>1971616,55409527</text:p>
          </table:table-cell>
          <table:table-cell table:formula="of:=[.F423]-[.$B$5]*[.F423]+[.$B$7]*[.F423]*[.E423]/[.$B$1]" office:value-type="float" office:value="0.00125802255691561" calcext:value-type="float">
            <text:p>0,001258022556916</text:p>
          </table:table-cell>
          <table:table-cell table:formula="of:=[.G423]+[.$B$5]*[.F423]" office:value-type="float" office:value="8028383.4446467" calcext:value-type="float">
            <text:p>8028383,444646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24]+1" office:value-type="float" office:value="423" calcext:value-type="float">
            <text:p>423</text:p>
          </table:table-cell>
          <table:table-cell table:formula="of:=[.E424]-[.$B$7]*[.F424]*[.E424]/[.$B$1]" office:value-type="float" office:value="1971616.55404567" calcext:value-type="float">
            <text:p>1971616,55404567</text:p>
          </table:table-cell>
          <table:table-cell table:formula="of:=[.F424]-[.$B$5]*[.F424]+[.$B$7]*[.F424]*[.E424]/[.$B$1]" office:value-type="float" office:value="0.00118182706319685" calcext:value-type="float">
            <text:p>0,001181827063197</text:p>
          </table:table-cell>
          <table:table-cell table:formula="of:=[.G424]+[.$B$5]*[.F424]" office:value-type="float" office:value="8028383.44477251" calcext:value-type="float">
            <text:p>8028383,444772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25]+1" office:value-type="float" office:value="424" calcext:value-type="float">
            <text:p>424</text:p>
          </table:table-cell>
          <table:table-cell table:formula="of:=[.E425]-[.$B$7]*[.F425]*[.E425]/[.$B$1]" office:value-type="float" office:value="1971616.55399907" calcext:value-type="float">
            <text:p>1971616,55399907</text:p>
          </table:table-cell>
          <table:table-cell table:formula="of:=[.F425]-[.$B$5]*[.F425]+[.$B$7]*[.F425]*[.E425]/[.$B$1]" office:value-type="float" office:value="0.00111024655291353" calcext:value-type="float">
            <text:p>0,001110246552914</text:p>
          </table:table-cell>
          <table:table-cell table:formula="of:=[.G425]+[.$B$5]*[.F425]" office:value-type="float" office:value="8028383.44489069" calcext:value-type="float">
            <text:p>8028383,444890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26]+1" office:value-type="float" office:value="425" calcext:value-type="float">
            <text:p>425</text:p>
          </table:table-cell>
          <table:table-cell table:formula="of:=[.E426]-[.$B$7]*[.F426]*[.E426]/[.$B$1]" office:value-type="float" office:value="1971616.55395529" calcext:value-type="float">
            <text:p>1971616,55395529</text:p>
          </table:table-cell>
          <table:table-cell table:formula="of:=[.F426]-[.$B$5]*[.F426]+[.$B$7]*[.F426]*[.E426]/[.$B$1]" office:value-type="float" office:value="0.00104300150727707" calcext:value-type="float">
            <text:p>0,001043001507277</text:p>
          </table:table-cell>
          <table:table-cell table:formula="of:=[.G426]+[.$B$5]*[.F426]" office:value-type="float" office:value="8028383.44500171" calcext:value-type="float">
            <text:p>8028383,445001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27]+1" office:value-type="float" office:value="426" calcext:value-type="float">
            <text:p>426</text:p>
          </table:table-cell>
          <table:table-cell table:formula="of:=[.E427]-[.$B$7]*[.F427]*[.E427]/[.$B$1]" office:value-type="float" office:value="1971616.55391416" calcext:value-type="float">
            <text:p>1971616,55391416</text:p>
          </table:table-cell>
          <table:table-cell table:formula="of:=[.F427]-[.$B$5]*[.F427]+[.$B$7]*[.F427]*[.E427]/[.$B$1]" office:value-type="float" office:value="0.000979829337300316" calcext:value-type="float">
            <text:p>0,0009798293373</text:p>
          </table:table-cell>
          <table:table-cell table:formula="of:=[.G427]+[.$B$5]*[.F427]" office:value-type="float" office:value="8028383.44510601" calcext:value-type="float">
            <text:p>8028383,445106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28]+1" office:value-type="float" office:value="427" calcext:value-type="float">
            <text:p>427</text:p>
          </table:table-cell>
          <table:table-cell table:formula="of:=[.E428]-[.$B$7]*[.F428]*[.E428]/[.$B$1]" office:value-type="float" office:value="1971616.55387552" calcext:value-type="float">
            <text:p>1971616,55387552</text:p>
          </table:table-cell>
          <table:table-cell table:formula="of:=[.F428]-[.$B$5]*[.F428]+[.$B$7]*[.F428]*[.E428]/[.$B$1]" office:value-type="float" office:value="0.000920483358398926" calcext:value-type="float">
            <text:p>0,000920483358399</text:p>
          </table:table-cell>
          <table:table-cell table:formula="of:=[.G428]+[.$B$5]*[.F428]" office:value-type="float" office:value="8028383.445204" calcext:value-type="float">
            <text:p>8028383,44520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29]+1" office:value-type="float" office:value="428" calcext:value-type="float">
            <text:p>428</text:p>
          </table:table-cell>
          <table:table-cell table:formula="of:=[.E429]-[.$B$7]*[.F429]*[.E429]/[.$B$1]" office:value-type="float" office:value="1971616.55383922" calcext:value-type="float">
            <text:p>1971616,55383922</text:p>
          </table:table-cell>
          <table:table-cell table:formula="of:=[.F429]-[.$B$5]*[.F429]+[.$B$7]*[.F429]*[.E429]/[.$B$1]" office:value-type="float" office:value="0.000864731827098758" calcext:value-type="float">
            <text:p>0,000864731827099</text:p>
          </table:table-cell>
          <table:table-cell table:formula="of:=[.G429]+[.$B$5]*[.F429]" office:value-type="float" office:value="8028383.44529604" calcext:value-type="float">
            <text:p>8028383,4452960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30]+1" office:value-type="float" office:value="429" calcext:value-type="float">
            <text:p>429</text:p>
          </table:table-cell>
          <table:table-cell table:formula="of:=[.E430]-[.$B$7]*[.F430]*[.E430]/[.$B$1]" office:value-type="float" office:value="1971616.55380513" calcext:value-type="float">
            <text:p>1971616,55380513</text:p>
          </table:table-cell>
          <table:table-cell table:formula="of:=[.F430]-[.$B$5]*[.F430]+[.$B$7]*[.F430]*[.E430]/[.$B$1]" office:value-type="float" office:value="0.000812357036087673" calcext:value-type="float">
            <text:p>0,000812357036088</text:p>
          </table:table-cell>
          <table:table-cell table:formula="of:=[.G430]+[.$B$5]*[.F430]" office:value-type="float" office:value="8028383.44538252" calcext:value-type="float">
            <text:p>8028383,445382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31]+1" office:value-type="float" office:value="430" calcext:value-type="float">
            <text:p>430</text:p>
          </table:table-cell>
          <table:table-cell table:formula="of:=[.E431]-[.$B$7]*[.F431]*[.E431]/[.$B$1]" office:value-type="float" office:value="1971616.55377309" calcext:value-type="float">
            <text:p>1971616,55377309</text:p>
          </table:table-cell>
          <table:table-cell table:formula="of:=[.F431]-[.$B$5]*[.F431]+[.$B$7]*[.F431]*[.E431]/[.$B$1]" office:value-type="float" office:value="0.000763154464077917" calcext:value-type="float">
            <text:p>0,000763154464078</text:p>
          </table:table-cell>
          <table:table-cell table:formula="of:=[.G431]+[.$B$5]*[.F431]" office:value-type="float" office:value="8028383.44546375" calcext:value-type="float">
            <text:p>8028383,44546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32]+1" office:value-type="float" office:value="431" calcext:value-type="float">
            <text:p>431</text:p>
          </table:table-cell>
          <table:table-cell table:formula="of:=[.E432]-[.$B$7]*[.F432]*[.E432]/[.$B$1]" office:value-type="float" office:value="1971616.553743" calcext:value-type="float">
            <text:p>1971616,553743</text:p>
          </table:table-cell>
          <table:table-cell table:formula="of:=[.F432]-[.$B$5]*[.F432]+[.$B$7]*[.F432]*[.E432]/[.$B$1]" office:value-type="float" office:value="0.000716931977159362" calcext:value-type="float">
            <text:p>0,000716931977159</text:p>
          </table:table-cell>
          <table:table-cell table:formula="of:=[.G432]+[.$B$5]*[.F432]" office:value-type="float" office:value="8028383.44554007" calcext:value-type="float">
            <text:p>8028383,445540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33]+1" office:value-type="float" office:value="432" calcext:value-type="float">
            <text:p>432</text:p>
          </table:table-cell>
          <table:table-cell table:formula="of:=[.E433]-[.$B$7]*[.F433]*[.E433]/[.$B$1]" office:value-type="float" office:value="1971616.55371473" calcext:value-type="float">
            <text:p>1971616,55371473</text:p>
          </table:table-cell>
          <table:table-cell table:formula="of:=[.F433]-[.$B$5]*[.F433]+[.$B$7]*[.F433]*[.E433]/[.$B$1]" office:value-type="float" office:value="0.000673509078524928" calcext:value-type="float">
            <text:p>0,000673509078525</text:p>
          </table:table-cell>
          <table:table-cell table:formula="of:=[.G433]+[.$B$5]*[.F433]" office:value-type="float" office:value="8028383.44561176" calcext:value-type="float">
            <text:p>8028383,4456117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34]+1" office:value-type="float" office:value="433" calcext:value-type="float">
            <text:p>433</text:p>
          </table:table-cell>
          <table:table-cell table:formula="of:=[.E434]-[.$B$7]*[.F434]*[.E434]/[.$B$1]" office:value-type="float" office:value="1971616.55368817" calcext:value-type="float">
            <text:p>1971616,55368817</text:p>
          </table:table-cell>
          <table:table-cell table:formula="of:=[.F434]-[.$B$5]*[.F434]+[.$B$7]*[.F434]*[.E434]/[.$B$1]" office:value-type="float" office:value="0.000632716203638373" calcext:value-type="float">
            <text:p>0,000632716203638</text:p>
          </table:table-cell>
          <table:table-cell table:formula="of:=[.G434]+[.$B$5]*[.F434]" office:value-type="float" office:value="8028383.44567911" calcext:value-type="float">
            <text:p>8028383,445679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35]+1" office:value-type="float" office:value="434" calcext:value-type="float">
            <text:p>434</text:p>
          </table:table-cell>
          <table:table-cell table:formula="of:=[.E435]-[.$B$7]*[.F435]*[.E435]/[.$B$1]" office:value-type="float" office:value="1971616.55366322" calcext:value-type="float">
            <text:p>1971616,55366322</text:p>
          </table:table-cell>
          <table:table-cell table:formula="of:=[.F435]-[.$B$5]*[.F435]+[.$B$7]*[.F435]*[.E435]/[.$B$1]" office:value-type="float" office:value="0.000594394058092139" calcext:value-type="float">
            <text:p>0,000594394058092</text:p>
          </table:table-cell>
          <table:table-cell table:formula="of:=[.G435]+[.$B$5]*[.F435]" office:value-type="float" office:value="8028383.44574238" calcext:value-type="float">
            <text:p>8028383,4457423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36]+1" office:value-type="float" office:value="435" calcext:value-type="float">
            <text:p>435</text:p>
          </table:table-cell>
          <table:table-cell table:formula="of:=[.E436]-[.$B$7]*[.F436]*[.E436]/[.$B$1]" office:value-type="float" office:value="1971616.55363978" calcext:value-type="float">
            <text:p>1971616,55363978</text:p>
          </table:table-cell>
          <table:table-cell table:formula="of:=[.F436]-[.$B$5]*[.F436]+[.$B$7]*[.F436]*[.E436]/[.$B$1]" office:value-type="float" office:value="0.000558392995569595" calcext:value-type="float">
            <text:p>0,00055839299557</text:p>
          </table:table-cell>
          <table:table-cell table:formula="of:=[.G436]+[.$B$5]*[.F436]" office:value-type="float" office:value="8028383.44580182" calcext:value-type="float">
            <text:p>8028383,4458018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37]+1" office:value-type="float" office:value="436" calcext:value-type="float">
            <text:p>436</text:p>
          </table:table-cell>
          <table:table-cell table:formula="of:=[.E437]-[.$B$7]*[.F437]*[.E437]/[.$B$1]" office:value-type="float" office:value="1971616.55361777" calcext:value-type="float">
            <text:p>1971616,55361777</text:p>
          </table:table-cell>
          <table:table-cell table:formula="of:=[.F437]-[.$B$5]*[.F437]+[.$B$7]*[.F437]*[.E437]/[.$B$1]" office:value-type="float" office:value="0.000524572433482666" calcext:value-type="float">
            <text:p>0,000524572433483</text:p>
          </table:table-cell>
          <table:table-cell table:formula="of:=[.G437]+[.$B$5]*[.F437]" office:value-type="float" office:value="8028383.44585766" calcext:value-type="float">
            <text:p>8028383,445857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38]+1" office:value-type="float" office:value="437" calcext:value-type="float">
            <text:p>437</text:p>
          </table:table-cell>
          <table:table-cell table:formula="of:=[.E438]-[.$B$7]*[.F438]*[.E438]/[.$B$1]" office:value-type="float" office:value="1971616.55359708" calcext:value-type="float">
            <text:p>1971616,55359708</text:p>
          </table:table-cell>
          <table:table-cell table:formula="of:=[.F438]-[.$B$5]*[.F438]+[.$B$7]*[.F438]*[.E438]/[.$B$1]" office:value-type="float" office:value="0.000492800304002919" calcext:value-type="float">
            <text:p>0,000492800304003</text:p>
          </table:table-cell>
          <table:table-cell table:formula="of:=[.G438]+[.$B$5]*[.F438]" office:value-type="float" office:value="8028383.44591012" calcext:value-type="float">
            <text:p>8028383,445910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39]+1" office:value-type="float" office:value="438" calcext:value-type="float">
            <text:p>438</text:p>
          </table:table-cell>
          <table:table-cell table:formula="of:=[.E439]-[.$B$7]*[.F439]*[.E439]/[.$B$1]" office:value-type="float" office:value="1971616.55357765" calcext:value-type="float">
            <text:p>1971616,55357765</text:p>
          </table:table-cell>
          <table:table-cell table:formula="of:=[.F439]-[.$B$5]*[.F439]+[.$B$7]*[.F439]*[.E439]/[.$B$1]" office:value-type="float" office:value="0.000462952538342424" calcext:value-type="float">
            <text:p>0,000462952538342</text:p>
          </table:table-cell>
          <table:table-cell table:formula="of:=[.G439]+[.$B$5]*[.F439]" office:value-type="float" office:value="8028383.4459594" calcext:value-type="float">
            <text:p>8028383,445959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40]+1" office:value-type="float" office:value="439" calcext:value-type="float">
            <text:p>439</text:p>
          </table:table-cell>
          <table:table-cell table:formula="of:=[.E440]-[.$B$7]*[.F440]*[.E440]/[.$B$1]" office:value-type="float" office:value="1971616.55355939" calcext:value-type="float">
            <text:p>1971616,55355939</text:p>
          </table:table-cell>
          <table:table-cell table:formula="of:=[.F440]-[.$B$5]*[.F440]+[.$B$7]*[.F440]*[.E440]/[.$B$1]" office:value-type="float" office:value="0.000434912582270516" calcext:value-type="float">
            <text:p>0,000434912582271</text:p>
          </table:table-cell>
          <table:table-cell table:formula="of:=[.G440]+[.$B$5]*[.F440]" office:value-type="float" office:value="8028383.44600569" calcext:value-type="float">
            <text:p>8028383,446005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41]+1" office:value-type="float" office:value="440" calcext:value-type="float">
            <text:p>440</text:p>
          </table:table-cell>
          <table:table-cell table:formula="of:=[.E441]-[.$B$7]*[.F441]*[.E441]/[.$B$1]" office:value-type="float" office:value="1971616.55354224" calcext:value-type="float">
            <text:p>1971616,55354224</text:p>
          </table:table-cell>
          <table:table-cell table:formula="of:=[.F441]-[.$B$5]*[.F441]+[.$B$7]*[.F441]*[.E441]/[.$B$1]" office:value-type="float" office:value="0.00040857094097458" calcext:value-type="float">
            <text:p>0,000408570940975</text:p>
          </table:table-cell>
          <table:table-cell table:formula="of:=[.G441]+[.$B$5]*[.F441]" office:value-type="float" office:value="8028383.44604919" calcext:value-type="float">
            <text:p>8028383,446049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42]+1" office:value-type="float" office:value="441" calcext:value-type="float">
            <text:p>441</text:p>
          </table:table-cell>
          <table:table-cell table:formula="of:=[.E442]-[.$B$7]*[.F442]*[.E442]/[.$B$1]" office:value-type="float" office:value="1971616.55352613" calcext:value-type="float">
            <text:p>1971616,55352613</text:p>
          </table:table-cell>
          <table:table-cell table:formula="of:=[.F442]-[.$B$5]*[.F442]+[.$B$7]*[.F442]*[.E442]/[.$B$1]" office:value-type="float" office:value="0.000383824751487558" calcext:value-type="float">
            <text:p>0,000383824751488</text:p>
          </table:table-cell>
          <table:table-cell table:formula="of:=[.G442]+[.$B$5]*[.F442]" office:value-type="float" office:value="8028383.44609004" calcext:value-type="float">
            <text:p>8028383,4460900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43]+1" office:value-type="float" office:value="442" calcext:value-type="float">
            <text:p>442</text:p>
          </table:table-cell>
          <table:table-cell table:formula="of:=[.E443]-[.$B$7]*[.F443]*[.E443]/[.$B$1]" office:value-type="float" office:value="1971616.553511" calcext:value-type="float">
            <text:p>1971616,553511</text:p>
          </table:table-cell>
          <table:table-cell table:formula="of:=[.F443]-[.$B$5]*[.F443]+[.$B$7]*[.F443]*[.E443]/[.$B$1]" office:value-type="float" office:value="0.000360577381012521" calcext:value-type="float">
            <text:p>0,000360577381013</text:p>
          </table:table-cell>
          <table:table-cell table:formula="of:=[.G443]+[.$B$5]*[.F443]" office:value-type="float" office:value="8028383.44612843" calcext:value-type="float">
            <text:p>8028383,446128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44]+1" office:value-type="float" office:value="443" calcext:value-type="float">
            <text:p>443</text:p>
          </table:table-cell>
          <table:table-cell table:formula="of:=[.E444]-[.$B$7]*[.F444]*[.E444]/[.$B$1]" office:value-type="float" office:value="1971616.55349678" calcext:value-type="float">
            <text:p>1971616,55349678</text:p>
          </table:table-cell>
          <table:table-cell table:formula="of:=[.F444]-[.$B$5]*[.F444]+[.$B$7]*[.F444]*[.E444]/[.$B$1]" office:value-type="float" office:value="0.000338738049575788" calcext:value-type="float">
            <text:p>0,000338738049576</text:p>
          </table:table-cell>
          <table:table-cell table:formula="of:=[.G444]+[.$B$5]*[.F444]" office:value-type="float" office:value="8028383.44616448" calcext:value-type="float">
            <text:p>8028383,4461644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45]+1" office:value-type="float" office:value="444" calcext:value-type="float">
            <text:p>444</text:p>
          </table:table-cell>
          <table:table-cell table:formula="of:=[.E445]-[.$B$7]*[.F445]*[.E445]/[.$B$1]" office:value-type="float" office:value="1971616.55348342" calcext:value-type="float">
            <text:p>1971616,55348342</text:p>
          </table:table-cell>
          <table:table-cell table:formula="of:=[.F445]-[.$B$5]*[.F445]+[.$B$7]*[.F445]*[.E445]/[.$B$1]" office:value-type="float" office:value="0.000318221475535065" calcext:value-type="float">
            <text:p>0,000318221475535</text:p>
          </table:table-cell>
          <table:table-cell table:formula="of:=[.G445]+[.$B$5]*[.F445]" office:value-type="float" office:value="8028383.44619836" calcext:value-type="float">
            <text:p>8028383,446198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46]+1" office:value-type="float" office:value="445" calcext:value-type="float">
            <text:p>445</text:p>
          </table:table-cell>
          <table:table-cell table:formula="of:=[.E446]-[.$B$7]*[.F446]*[.E446]/[.$B$1]" office:value-type="float" office:value="1971616.55347087" calcext:value-type="float">
            <text:p>1971616,55347087</text:p>
          </table:table-cell>
          <table:table-cell table:formula="of:=[.F446]-[.$B$5]*[.F446]+[.$B$7]*[.F446]*[.E446]/[.$B$1]" office:value-type="float" office:value="0.000298947542558336" calcext:value-type="float">
            <text:p>0,000298947542558</text:p>
          </table:table-cell>
          <table:table-cell table:formula="of:=[.G446]+[.$B$5]*[.F446]" office:value-type="float" office:value="8028383.44623018" calcext:value-type="float">
            <text:p>8028383,446230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47]+1" office:value-type="float" office:value="446" calcext:value-type="float">
            <text:p>446</text:p>
          </table:table-cell>
          <table:table-cell table:formula="of:=[.E447]-[.$B$7]*[.F447]*[.E447]/[.$B$1]" office:value-type="float" office:value="1971616.55345908" calcext:value-type="float">
            <text:p>1971616,55345908</text:p>
          </table:table-cell>
          <table:table-cell table:formula="of:=[.F447]-[.$B$5]*[.F447]+[.$B$7]*[.F447]*[.E447]/[.$B$1]" office:value-type="float" office:value="0.000280840986773051" calcext:value-type="float">
            <text:p>0,000280840986773</text:p>
          </table:table-cell>
          <table:table-cell table:formula="of:=[.G447]+[.$B$5]*[.F447]" office:value-type="float" office:value="8028383.44626007" calcext:value-type="float">
            <text:p>8028383,446260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48]+1" office:value-type="float" office:value="447" calcext:value-type="float">
            <text:p>447</text:p>
          </table:table-cell>
          <table:table-cell table:formula="of:=[.E448]-[.$B$7]*[.F448]*[.E448]/[.$B$1]" office:value-type="float" office:value="1971616.55344801" calcext:value-type="float">
            <text:p>1971616,55344801</text:p>
          </table:table-cell>
          <table:table-cell table:formula="of:=[.F448]-[.$B$5]*[.F448]+[.$B$7]*[.F448]*[.E448]/[.$B$1]" office:value-type="float" office:value="0.000263831102863977" calcext:value-type="float">
            <text:p>0,000263831102864</text:p>
          </table:table-cell>
          <table:table-cell table:formula="of:=[.G448]+[.$B$5]*[.F448]" office:value-type="float" office:value="8028383.44628816" calcext:value-type="float">
            <text:p>8028383,446288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49]+1" office:value-type="float" office:value="448" calcext:value-type="float">
            <text:p>448</text:p>
          </table:table-cell>
          <table:table-cell table:formula="of:=[.E449]-[.$B$7]*[.F449]*[.E449]/[.$B$1]" office:value-type="float" office:value="1971616.55343761" calcext:value-type="float">
            <text:p>1971616,55343761</text:p>
          </table:table-cell>
          <table:table-cell table:formula="of:=[.F449]-[.$B$5]*[.F449]+[.$B$7]*[.F449]*[.E449]/[.$B$1]" office:value-type="float" office:value="0.000247851467972001" calcext:value-type="float">
            <text:p>0,000247851467972</text:p>
          </table:table-cell>
          <table:table-cell table:formula="of:=[.G449]+[.$B$5]*[.F449]" office:value-type="float" office:value="8028383.44631454" calcext:value-type="float">
            <text:p>8028383,4463145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50]+1" office:value-type="float" office:value="449" calcext:value-type="float">
            <text:p>449</text:p>
          </table:table-cell>
          <table:table-cell table:formula="of:=[.E450]-[.$B$7]*[.F450]*[.E450]/[.$B$1]" office:value-type="float" office:value="1971616.55342783" calcext:value-type="float">
            <text:p>1971616,55342783</text:p>
          </table:table-cell>
          <table:table-cell table:formula="of:=[.F450]-[.$B$5]*[.F450]+[.$B$7]*[.F450]*[.E450]/[.$B$1]" office:value-type="float" office:value="0.000232839682315749" calcext:value-type="float">
            <text:p>0,000232839682316</text:p>
          </table:table-cell>
          <table:table-cell table:formula="of:=[.G450]+[.$B$5]*[.F450]" office:value-type="float" office:value="8028383.44633933" calcext:value-type="float">
            <text:p>8028383,446339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51]+1" office:value-type="float" office:value="450" calcext:value-type="float">
            <text:p>450</text:p>
          </table:table-cell>
          <table:table-cell table:formula="of:=[.E451]-[.$B$7]*[.F451]*[.E451]/[.$B$1]" office:value-type="float" office:value="1971616.55341865" calcext:value-type="float">
            <text:p>1971616,55341865</text:p>
          </table:table-cell>
          <table:table-cell table:formula="of:=[.F451]-[.$B$5]*[.F451]+[.$B$7]*[.F451]*[.E451]/[.$B$1]" office:value-type="float" office:value="0.000218737125523146" calcext:value-type="float">
            <text:p>0,000218737125523</text:p>
          </table:table-cell>
          <table:table-cell table:formula="of:=[.G451]+[.$B$5]*[.F451]" office:value-type="float" office:value="8028383.44636261" calcext:value-type="float">
            <text:p>8028383,4463626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52]+1" office:value-type="float" office:value="451" calcext:value-type="float">
            <text:p>451</text:p>
          </table:table-cell>
          <table:table-cell table:formula="of:=[.E452]-[.$B$7]*[.F452]*[.E452]/[.$B$1]" office:value-type="float" office:value="1971616.55341003" calcext:value-type="float">
            <text:p>1971616,55341003</text:p>
          </table:table-cell>
          <table:table-cell table:formula="of:=[.F452]-[.$B$5]*[.F452]+[.$B$7]*[.F452]*[.E452]/[.$B$1]" office:value-type="float" office:value="0.000205488727721404" calcext:value-type="float">
            <text:p>0,000205488727721</text:p>
          </table:table-cell>
          <table:table-cell table:formula="of:=[.G452]+[.$B$5]*[.F452]" office:value-type="float" office:value="8028383.44638449" calcext:value-type="float">
            <text:p>8028383,446384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53]+1" office:value-type="float" office:value="452" calcext:value-type="float">
            <text:p>452</text:p>
          </table:table-cell>
          <table:table-cell table:formula="of:=[.E453]-[.$B$7]*[.F453]*[.E453]/[.$B$1]" office:value-type="float" office:value="1971616.55340192" calcext:value-type="float">
            <text:p>1971616,55340192</text:p>
          </table:table-cell>
          <table:table-cell table:formula="of:=[.F453]-[.$B$5]*[.F453]+[.$B$7]*[.F453]*[.E453]/[.$B$1]" office:value-type="float" office:value="0.000193042754491558" calcext:value-type="float">
            <text:p>0,000193042754492</text:p>
          </table:table-cell>
          <table:table-cell table:formula="of:=[.G453]+[.$B$5]*[.F453]" office:value-type="float" office:value="8028383.44640503" calcext:value-type="float">
            <text:p>8028383,4464050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54]+1" office:value-type="float" office:value="453" calcext:value-type="float">
            <text:p>453</text:p>
          </table:table-cell>
          <table:table-cell table:formula="of:=[.E454]-[.$B$7]*[.F454]*[.E454]/[.$B$1]" office:value-type="float" office:value="1971616.55339431" calcext:value-type="float">
            <text:p>1971616,55339431</text:p>
          </table:table-cell>
          <table:table-cell table:formula="of:=[.F454]-[.$B$5]*[.F454]+[.$B$7]*[.F454]*[.E454]/[.$B$1]" office:value-type="float" office:value="0.000181350604847799" calcext:value-type="float">
            <text:p>0,000181350604848</text:p>
          </table:table-cell>
          <table:table-cell table:formula="of:=[.G454]+[.$B$5]*[.F454]" office:value-type="float" office:value="8028383.44642434" calcext:value-type="float">
            <text:p>8028383,446424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55]+1" office:value-type="float" office:value="454" calcext:value-type="float">
            <text:p>454</text:p>
          </table:table-cell>
          <table:table-cell table:formula="of:=[.E455]-[.$B$7]*[.F455]*[.E455]/[.$B$1]" office:value-type="float" office:value="1971616.55338716" calcext:value-type="float">
            <text:p>1971616,55338716</text:p>
          </table:table-cell>
          <table:table-cell table:formula="of:=[.F455]-[.$B$5]*[.F455]+[.$B$7]*[.F455]*[.E455]/[.$B$1]" office:value-type="float" office:value="0.000170366621452739" calcext:value-type="float">
            <text:p>0,000170366621453</text:p>
          </table:table-cell>
          <table:table-cell table:formula="of:=[.G455]+[.$B$5]*[.F455]" office:value-type="float" office:value="8028383.44644247" calcext:value-type="float">
            <text:p>8028383,44644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56]+1" office:value-type="float" office:value="455" calcext:value-type="float">
            <text:p>455</text:p>
          </table:table-cell>
          <table:table-cell table:formula="of:=[.E456]-[.$B$7]*[.F456]*[.E456]/[.$B$1]" office:value-type="float" office:value="1971616.55338044" calcext:value-type="float">
            <text:p>1971616,55338044</text:p>
          </table:table-cell>
          <table:table-cell table:formula="of:=[.F456]-[.$B$5]*[.F456]+[.$B$7]*[.F456]*[.E456]/[.$B$1]" office:value-type="float" office:value="0.000160047912327482" calcext:value-type="float">
            <text:p>0,000160047912327</text:p>
          </table:table-cell>
          <table:table-cell table:formula="of:=[.G456]+[.$B$5]*[.F456]" office:value-type="float" office:value="8028383.44645951" calcext:value-type="float">
            <text:p>8028383,446459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57]+1" office:value-type="float" office:value="456" calcext:value-type="float">
            <text:p>456</text:p>
          </table:table-cell>
          <table:table-cell table:formula="of:=[.E457]-[.$B$7]*[.F457]*[.E457]/[.$B$1]" office:value-type="float" office:value="1971616.55337413" calcext:value-type="float">
            <text:p>1971616,55337413</text:p>
          </table:table-cell>
          <table:table-cell table:formula="of:=[.F457]-[.$B$5]*[.F457]+[.$B$7]*[.F457]*[.E457]/[.$B$1]" office:value-type="float" office:value="0.000150354183360311" calcext:value-type="float">
            <text:p>0,00015035418336</text:p>
          </table:table-cell>
          <table:table-cell table:formula="of:=[.G457]+[.$B$5]*[.F457]" office:value-type="float" office:value="8028383.44647551" calcext:value-type="float">
            <text:p>8028383,446475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58]+1" office:value-type="float" office:value="457" calcext:value-type="float">
            <text:p>457</text:p>
          </table:table-cell>
          <table:table-cell table:formula="of:=[.E458]-[.$B$7]*[.F458]*[.E458]/[.$B$1]" office:value-type="float" office:value="1971616.5533682" calcext:value-type="float">
            <text:p>1971616,5533682</text:p>
          </table:table-cell>
          <table:table-cell table:formula="of:=[.F458]-[.$B$5]*[.F458]+[.$B$7]*[.F458]*[.E458]/[.$B$1]" office:value-type="float" office:value="0.000141247580959925" calcext:value-type="float">
            <text:p>0,00014124758096</text:p>
          </table:table-cell>
          <table:table-cell table:formula="of:=[.G458]+[.$B$5]*[.F458]" office:value-type="float" office:value="8028383.44649055" calcext:value-type="float">
            <text:p>8028383,4464905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59]+1" office:value-type="float" office:value="458" calcext:value-type="float">
            <text:p>458</text:p>
          </table:table-cell>
          <table:table-cell table:formula="of:=[.E459]-[.$B$7]*[.F459]*[.E459]/[.$B$1]" office:value-type="float" office:value="1971616.55336263" calcext:value-type="float">
            <text:p>1971616,55336263</text:p>
          </table:table-cell>
          <table:table-cell table:formula="of:=[.F459]-[.$B$5]*[.F459]+[.$B$7]*[.F459]*[.E459]/[.$B$1]" office:value-type="float" office:value="0.000132692544238808" calcext:value-type="float">
            <text:p>0,000132692544239</text:p>
          </table:table-cell>
          <table:table-cell table:formula="of:=[.G459]+[.$B$5]*[.F459]" office:value-type="float" office:value="8028383.44650467" calcext:value-type="float">
            <text:p>8028383,4465046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60]+1" office:value-type="float" office:value="459" calcext:value-type="float">
            <text:p>459</text:p>
          </table:table-cell>
          <table:table-cell table:formula="of:=[.E460]-[.$B$7]*[.F460]*[.E460]/[.$B$1]" office:value-type="float" office:value="1971616.5533574" calcext:value-type="float">
            <text:p>1971616,5533574</text:p>
          </table:table-cell>
          <table:table-cell table:formula="of:=[.F460]-[.$B$5]*[.F460]+[.$B$7]*[.F460]*[.E460]/[.$B$1]" office:value-type="float" office:value="0.000124655666149508" calcext:value-type="float">
            <text:p>0,00012465566615</text:p>
          </table:table-cell>
          <table:table-cell table:formula="of:=[.G460]+[.$B$5]*[.F460]" office:value-type="float" office:value="8028383.44651794" calcext:value-type="float">
            <text:p>8028383,4465179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61]+1" office:value-type="float" office:value="460" calcext:value-type="float">
            <text:p>460</text:p>
          </table:table-cell>
          <table:table-cell table:formula="of:=[.E461]-[.$B$7]*[.F461]*[.E461]/[.$B$1]" office:value-type="float" office:value="1971616.55335249" calcext:value-type="float">
            <text:p>1971616,55335249</text:p>
          </table:table-cell>
          <table:table-cell table:formula="of:=[.F461]-[.$B$5]*[.F461]+[.$B$7]*[.F461]*[.E461]/[.$B$1]" office:value-type="float" office:value="0.000117105563031561" calcext:value-type="float">
            <text:p>0,000117105563032</text:p>
          </table:table-cell>
          <table:table-cell table:formula="of:=[.G461]+[.$B$5]*[.F461]" office:value-type="float" office:value="8028383.44653041" calcext:value-type="float">
            <text:p>8028383,446530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62]+1" office:value-type="float" office:value="461" calcext:value-type="float">
            <text:p>461</text:p>
          </table:table-cell>
          <table:table-cell table:formula="of:=[.E462]-[.$B$7]*[.F462]*[.E462]/[.$B$1]" office:value-type="float" office:value="1971616.55334787" calcext:value-type="float">
            <text:p>1971616,55334787</text:p>
          </table:table-cell>
          <table:table-cell table:formula="of:=[.F462]-[.$B$5]*[.F462]+[.$B$7]*[.F462]*[.E462]/[.$B$1]" office:value-type="float" office:value="0.000110012752059658" calcext:value-type="float">
            <text:p>0,00011001275206</text:p>
          </table:table-cell>
          <table:table-cell table:formula="of:=[.G462]+[.$B$5]*[.F462]" office:value-type="float" office:value="8028383.44654212" calcext:value-type="float">
            <text:p>8028383,446542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63]+1" office:value-type="float" office:value="462" calcext:value-type="float">
            <text:p>462</text:p>
          </table:table-cell>
          <table:table-cell table:formula="of:=[.E463]-[.$B$7]*[.F463]*[.E463]/[.$B$1]" office:value-type="float" office:value="1971616.55334353" calcext:value-type="float">
            <text:p>1971616,55334353</text:p>
          </table:table-cell>
          <table:table-cell table:formula="of:=[.F463]-[.$B$5]*[.F463]+[.$B$7]*[.F463]*[.E463]/[.$B$1]" office:value-type="float" office:value="0.000103349536114496" calcext:value-type="float">
            <text:p>0,000103349536114</text:p>
          </table:table-cell>
          <table:table-cell table:formula="of:=[.G463]+[.$B$5]*[.F463]" office:value-type="float" office:value="8028383.44655312" calcext:value-type="float">
            <text:p>8028383,446553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64]+1" office:value-type="float" office:value="463" calcext:value-type="float">
            <text:p>463</text:p>
          </table:table-cell>
          <table:table-cell table:formula="of:=[.E464]-[.$B$7]*[.F464]*[.E464]/[.$B$1]" office:value-type="float" office:value="1971616.55333945" calcext:value-type="float">
            <text:p>1971616,55333945</text:p>
          </table:table-cell>
          <table:table-cell table:formula="of:=[.F464]-[.$B$5]*[.F464]+[.$B$7]*[.F464]*[.E464]/[.$B$1]" office:value-type="float" office:value="0.0000970898956267208" calcext:value-type="float">
            <text:p>9,70898956267208E-05</text:p>
          </table:table-cell>
          <table:table-cell table:formula="of:=[.G464]+[.$B$5]*[.F464]" office:value-type="float" office:value="8028383.44656346" calcext:value-type="float">
            <text:p>8028383,446563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65]+1" office:value-type="float" office:value="464" calcext:value-type="float">
            <text:p>464</text:p>
          </table:table-cell>
          <table:table-cell table:formula="of:=[.E465]-[.$B$7]*[.F465]*[.E465]/[.$B$1]" office:value-type="float" office:value="1971616.55333563" calcext:value-type="float">
            <text:p>1971616,55333563</text:p>
          </table:table-cell>
          <table:table-cell table:formula="of:=[.F465]-[.$B$5]*[.F465]+[.$B$7]*[.F465]*[.E465]/[.$B$1]" office:value-type="float" office:value="0.0000912093869716416" calcext:value-type="float">
            <text:p>9,12093869716416E-05</text:p>
          </table:table-cell>
          <table:table-cell table:formula="of:=[.G465]+[.$B$5]*[.F465]" office:value-type="float" office:value="8028383.44657317" calcext:value-type="float">
            <text:p>8028383,446573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66]+1" office:value-type="float" office:value="465" calcext:value-type="float">
            <text:p>465</text:p>
          </table:table-cell>
          <table:table-cell table:formula="of:=[.E466]-[.$B$7]*[.F466]*[.E466]/[.$B$1]" office:value-type="float" office:value="1971616.55333203" calcext:value-type="float">
            <text:p>1971616,55333203</text:p>
          </table:table-cell>
          <table:table-cell table:formula="of:=[.F466]-[.$B$5]*[.F466]+[.$B$7]*[.F466]*[.E466]/[.$B$1]" office:value-type="float" office:value="0.0000856850470179351" calcext:value-type="float">
            <text:p>8,56850470179351E-05</text:p>
          </table:table-cell>
          <table:table-cell table:formula="of:=[.G466]+[.$B$5]*[.F466]" office:value-type="float" office:value="8028383.44658229" calcext:value-type="float">
            <text:p>8028383,446582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67]+1" office:value-type="float" office:value="466" calcext:value-type="float">
            <text:p>466</text:p>
          </table:table-cell>
          <table:table-cell table:formula="of:=[.E467]-[.$B$7]*[.F467]*[.E467]/[.$B$1]" office:value-type="float" office:value="1971616.55332865" calcext:value-type="float">
            <text:p>1971616,55332865</text:p>
          </table:table-cell>
          <table:table-cell table:formula="of:=[.F467]-[.$B$5]*[.F467]+[.$B$7]*[.F467]*[.E467]/[.$B$1]" office:value-type="float" office:value="0.0000804953034576135" calcext:value-type="float">
            <text:p>8,04953034576135E-05</text:p>
          </table:table-cell>
          <table:table-cell table:formula="of:=[.G467]+[.$B$5]*[.F467]" office:value-type="float" office:value="8028383.44659086" calcext:value-type="float">
            <text:p>8028383,446590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68]+1" office:value-type="float" office:value="467" calcext:value-type="float">
            <text:p>467</text:p>
          </table:table-cell>
          <table:table-cell table:formula="of:=[.E468]-[.$B$7]*[.F468]*[.E468]/[.$B$1]" office:value-type="float" office:value="1971616.55332548" calcext:value-type="float">
            <text:p>1971616,55332548</text:p>
          </table:table-cell>
          <table:table-cell table:formula="of:=[.F468]-[.$B$5]*[.F468]+[.$B$7]*[.F468]*[.E468]/[.$B$1]" office:value-type="float" office:value="0.000075619890567097" calcext:value-type="float">
            <text:p>7,5619890567097E-05</text:p>
          </table:table-cell>
          <table:table-cell table:formula="of:=[.G468]+[.$B$5]*[.F468]" office:value-type="float" office:value="8028383.4465989" calcext:value-type="float">
            <text:p>8028383,446598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69]+1" office:value-type="float" office:value="468" calcext:value-type="float">
            <text:p>468</text:p>
          </table:table-cell>
          <table:table-cell table:formula="of:=[.E469]-[.$B$7]*[.F469]*[.E469]/[.$B$1]" office:value-type="float" office:value="1971616.55332249" calcext:value-type="float">
            <text:p>1971616,55332249</text:p>
          </table:table-cell>
          <table:table-cell table:formula="of:=[.F469]-[.$B$5]*[.F469]+[.$B$7]*[.F469]*[.E469]/[.$B$1]" office:value-type="float" office:value="0.0000710397700704423" calcext:value-type="float">
            <text:p>7,10397700704423E-05</text:p>
          </table:table-cell>
          <table:table-cell table:formula="of:=[.G469]+[.$B$5]*[.F469]" office:value-type="float" office:value="8028383.44660647" calcext:value-type="float">
            <text:p>8028383,446606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70]+1" office:value-type="float" office:value="469" calcext:value-type="float">
            <text:p>469</text:p>
          </table:table-cell>
          <table:table-cell table:formula="of:=[.E470]-[.$B$7]*[.F470]*[.E470]/[.$B$1]" office:value-type="float" office:value="1971616.55331969" calcext:value-type="float">
            <text:p>1971616,55331969</text:p>
          </table:table-cell>
          <table:table-cell table:formula="of:=[.F470]-[.$B$5]*[.F470]+[.$B$7]*[.F470]*[.E470]/[.$B$1]" office:value-type="float" office:value="0.0000667370567957002" calcext:value-type="float">
            <text:p>6,67370567957002E-05</text:p>
          </table:table-cell>
          <table:table-cell table:formula="of:=[.G470]+[.$B$5]*[.F470]" office:value-type="float" office:value="8028383.44661357" calcext:value-type="float">
            <text:p>8028383,446613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71]+1" office:value-type="float" office:value="470" calcext:value-type="float">
            <text:p>470</text:p>
          </table:table-cell>
          <table:table-cell table:formula="of:=[.E471]-[.$B$7]*[.F471]*[.E471]/[.$B$1]" office:value-type="float" office:value="1971616.55331706" calcext:value-type="float">
            <text:p>1971616,55331706</text:p>
          </table:table-cell>
          <table:table-cell table:formula="of:=[.F471]-[.$B$5]*[.F471]+[.$B$7]*[.F471]*[.E471]/[.$B$1]" office:value-type="float" office:value="0.000062694948834095" calcext:value-type="float">
            <text:p>6,2694948834095E-05</text:p>
          </table:table-cell>
          <table:table-cell table:formula="of:=[.G471]+[.$B$5]*[.F471]" office:value-type="float" office:value="8028383.44662024" calcext:value-type="float">
            <text:p>8028383,4466202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72]+1" office:value-type="float" office:value="471" calcext:value-type="float">
            <text:p>471</text:p>
          </table:table-cell>
          <table:table-cell table:formula="of:=[.E472]-[.$B$7]*[.F472]*[.E472]/[.$B$1]" office:value-type="float" office:value="1971616.55331459" calcext:value-type="float">
            <text:p>1971616,55331459</text:p>
          </table:table-cell>
          <table:table-cell table:formula="of:=[.F472]-[.$B$5]*[.F472]+[.$B$7]*[.F472]*[.E472]/[.$B$1]" office:value-type="float" office:value="0.0000588976619292988" calcext:value-type="float">
            <text:p>5,88976619292988E-05</text:p>
          </table:table-cell>
          <table:table-cell table:formula="of:=[.G472]+[.$B$5]*[.F472]" office:value-type="float" office:value="8028383.44662651" calcext:value-type="float">
            <text:p>8028383,446626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73]+1" office:value-type="float" office:value="472" calcext:value-type="float">
            <text:p>472</text:p>
          </table:table-cell>
          <table:table-cell table:formula="of:=[.E473]-[.$B$7]*[.F473]*[.E473]/[.$B$1]" office:value-type="float" office:value="1971616.55331227" calcext:value-type="float">
            <text:p>1971616,55331227</text:p>
          </table:table-cell>
          <table:table-cell table:formula="of:=[.F473]-[.$B$5]*[.F473]+[.$B$7]*[.F473]*[.E473]/[.$B$1]" office:value-type="float" office:value="0.0000553303678405956" calcext:value-type="float">
            <text:p>5,53303678405956E-05</text:p>
          </table:table-cell>
          <table:table-cell table:formula="of:=[.G473]+[.$B$5]*[.F473]" office:value-type="float" office:value="8028383.4466324" calcext:value-type="float">
            <text:p>8028383,446632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74]+1" office:value-type="float" office:value="473" calcext:value-type="float">
            <text:p>473</text:p>
          </table:table-cell>
          <table:table-cell table:formula="of:=[.E474]-[.$B$7]*[.F474]*[.E474]/[.$B$1]" office:value-type="float" office:value="1971616.55331008" calcext:value-type="float">
            <text:p>1971616,55331008</text:p>
          </table:table-cell>
          <table:table-cell table:formula="of:=[.F474]-[.$B$5]*[.F474]+[.$B$7]*[.F474]*[.E474]/[.$B$1]" office:value-type="float" office:value="0.0000519791364392435" calcext:value-type="float">
            <text:p>5,19791364392435E-05</text:p>
          </table:table-cell>
          <table:table-cell table:formula="of:=[.G474]+[.$B$5]*[.F474]" office:value-type="float" office:value="8028383.44663794" calcext:value-type="float">
            <text:p>8028383,4466379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75]+1" office:value-type="float" office:value="474" calcext:value-type="float">
            <text:p>474</text:p>
          </table:table-cell>
          <table:table-cell table:formula="of:=[.E475]-[.$B$7]*[.F475]*[.E475]/[.$B$1]" office:value-type="float" office:value="1971616.55330804" calcext:value-type="float">
            <text:p>1971616,55330804</text:p>
          </table:table-cell>
          <table:table-cell table:formula="of:=[.F475]-[.$B$5]*[.F475]+[.$B$7]*[.F475]*[.E475]/[.$B$1]" office:value-type="float" office:value="0.0000488308813119267" calcext:value-type="float">
            <text:p>4,88308813119267E-05</text:p>
          </table:table-cell>
          <table:table-cell table:formula="of:=[.G475]+[.$B$5]*[.F475]" office:value-type="float" office:value="8028383.44664314" calcext:value-type="float">
            <text:p>8028383,446643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76]+1" office:value-type="float" office:value="475" calcext:value-type="float">
            <text:p>475</text:p>
          </table:table-cell>
          <table:table-cell table:formula="of:=[.E476]-[.$B$7]*[.F476]*[.E476]/[.$B$1]" office:value-type="float" office:value="1971616.55330611" calcext:value-type="float">
            <text:p>1971616,55330611</text:p>
          </table:table-cell>
          <table:table-cell table:formula="of:=[.F476]-[.$B$5]*[.F476]+[.$B$7]*[.F476]*[.E476]/[.$B$1]" office:value-type="float" office:value="0.0000458733086588783" calcext:value-type="float">
            <text:p>4,58733086588783E-05</text:p>
          </table:table-cell>
          <table:table-cell table:formula="of:=[.G476]+[.$B$5]*[.F476]" office:value-type="float" office:value="8028383.44664802" calcext:value-type="float">
            <text:p>8028383,446648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77]+1" office:value-type="float" office:value="476" calcext:value-type="float">
            <text:p>476</text:p>
          </table:table-cell>
          <table:table-cell table:formula="of:=[.E477]-[.$B$7]*[.F477]*[.E477]/[.$B$1]" office:value-type="float" office:value="1971616.5533043" calcext:value-type="float">
            <text:p>1971616,5533043</text:p>
          </table:table-cell>
          <table:table-cell table:formula="of:=[.F477]-[.$B$5]*[.F477]+[.$B$7]*[.F477]*[.E477]/[.$B$1]" office:value-type="float" office:value="0.0000430948692871258" calcext:value-type="float">
            <text:p>4,30948692871258E-05</text:p>
          </table:table-cell>
          <table:table-cell table:formula="of:=[.G477]+[.$B$5]*[.F477]" office:value-type="float" office:value="8028383.4466526" calcext:value-type="float">
            <text:p>8028383,446652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78]+1" office:value-type="float" office:value="477" calcext:value-type="float">
            <text:p>477</text:p>
          </table:table-cell>
          <table:table-cell table:formula="of:=[.E478]-[.$B$7]*[.F478]*[.E478]/[.$B$1]" office:value-type="float" office:value="1971616.5533026" calcext:value-type="float">
            <text:p>1971616,5533026</text:p>
          </table:table-cell>
          <table:table-cell table:formula="of:=[.F478]-[.$B$5]*[.F478]+[.$B$7]*[.F478]*[.E478]/[.$B$1]" office:value-type="float" office:value="0.0000404847135113929" calcext:value-type="float">
            <text:p>4,04847135113929E-05</text:p>
          </table:table-cell>
          <table:table-cell table:formula="of:=[.G478]+[.$B$5]*[.F478]" office:value-type="float" office:value="8028383.44665691" calcext:value-type="float">
            <text:p>8028383,4466569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79]+1" office:value-type="float" office:value="478" calcext:value-type="float">
            <text:p>478</text:p>
          </table:table-cell>
          <table:table-cell table:formula="of:=[.E479]-[.$B$7]*[.F479]*[.E479]/[.$B$1]" office:value-type="float" office:value="1971616.553301" calcext:value-type="float">
            <text:p>1971616,553301</text:p>
          </table:table-cell>
          <table:table-cell table:formula="of:=[.F479]-[.$B$5]*[.F479]+[.$B$7]*[.F479]*[.E479]/[.$B$1]" office:value-type="float" office:value="0.0000380326487865491" calcext:value-type="float">
            <text:p>3,80326487865491E-05</text:p>
          </table:table-cell>
          <table:table-cell table:formula="of:=[.G479]+[.$B$5]*[.F479]" office:value-type="float" office:value="8028383.44666096" calcext:value-type="float">
            <text:p>8028383,4466609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80]+1" office:value-type="float" office:value="479" calcext:value-type="float">
            <text:p>479</text:p>
          </table:table-cell>
          <table:table-cell table:formula="of:=[.E480]-[.$B$7]*[.F480]*[.E480]/[.$B$1]" office:value-type="float" office:value="1971616.55329951" calcext:value-type="float">
            <text:p>1971616,55329951</text:p>
          </table:table-cell>
          <table:table-cell table:formula="of:=[.F480]-[.$B$5]*[.F480]+[.$B$7]*[.F480]*[.E480]/[.$B$1]" office:value-type="float" office:value="0.000035729099906163" calcext:value-type="float">
            <text:p>3,5729099906163E-05</text:p>
          </table:table-cell>
          <table:table-cell table:formula="of:=[.G480]+[.$B$5]*[.F480]" office:value-type="float" office:value="8028383.44666477" calcext:value-type="float">
            <text:p>8028383,446664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81]+1" office:value-type="float" office:value="480" calcext:value-type="float">
            <text:p>480</text:p>
          </table:table-cell>
          <table:table-cell table:formula="of:=[.E481]-[.$B$7]*[.F481]*[.E481]/[.$B$1]" office:value-type="float" office:value="1971616.5532981" calcext:value-type="float">
            <text:p>1971616,5532981</text:p>
          </table:table-cell>
          <table:table-cell table:formula="of:=[.F481]-[.$B$5]*[.F481]+[.$B$7]*[.F481]*[.E481]/[.$B$1]" office:value-type="float" office:value="0.0000335650716117364" calcext:value-type="float">
            <text:p>3,35650716117364E-05</text:p>
          </table:table-cell>
          <table:table-cell table:formula="of:=[.G481]+[.$B$5]*[.F481]" office:value-type="float" office:value="8028383.44666834" calcext:value-type="float">
            <text:p>8028383,446668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82]+1" office:value-type="float" office:value="481" calcext:value-type="float">
            <text:p>481</text:p>
          </table:table-cell>
          <table:table-cell table:formula="of:=[.E482]-[.$B$7]*[.F482]*[.E482]/[.$B$1]" office:value-type="float" office:value="1971616.55329677" calcext:value-type="float">
            <text:p>1971616,55329677</text:p>
          </table:table-cell>
          <table:table-cell table:formula="of:=[.F482]-[.$B$5]*[.F482]+[.$B$7]*[.F482]*[.E482]/[.$B$1]" office:value-type="float" office:value="0.0000315321134666095" calcext:value-type="float">
            <text:p>3,15321134666095E-05</text:p>
          </table:table-cell>
          <table:table-cell table:formula="of:=[.G482]+[.$B$5]*[.F482]" office:value-type="float" office:value="8028383.4466717" calcext:value-type="float">
            <text:p>8028383,44667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83]+1" office:value-type="float" office:value="482" calcext:value-type="float">
            <text:p>482</text:p>
          </table:table-cell>
          <table:table-cell table:formula="of:=[.E483]-[.$B$7]*[.F483]*[.E483]/[.$B$1]" office:value-type="float" office:value="1971616.55329553" calcext:value-type="float">
            <text:p>1971616,55329553</text:p>
          </table:table-cell>
          <table:table-cell table:formula="of:=[.F483]-[.$B$5]*[.F483]+[.$B$7]*[.F483]*[.E483]/[.$B$1]" office:value-type="float" office:value="0.0000296222868573725" calcext:value-type="float">
            <text:p>2,96222868573725E-05</text:p>
          </table:table-cell>
          <table:table-cell table:formula="of:=[.G483]+[.$B$5]*[.F483]" office:value-type="float" office:value="8028383.44667485" calcext:value-type="float">
            <text:p>8028383,4466748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84]+1" office:value-type="float" office:value="483" calcext:value-type="float">
            <text:p>483</text:p>
          </table:table-cell>
          <table:table-cell table:formula="of:=[.E484]-[.$B$7]*[.F484]*[.E484]/[.$B$1]" office:value-type="float" office:value="1971616.55329436" calcext:value-type="float">
            <text:p>1971616,55329436</text:p>
          </table:table-cell>
          <table:table-cell table:formula="of:=[.F484]-[.$B$5]*[.F484]+[.$B$7]*[.F484]*[.E484]/[.$B$1]" office:value-type="float" office:value="0.0000278281339939245" calcext:value-type="float">
            <text:p>2,78281339939245E-05</text:p>
          </table:table-cell>
          <table:table-cell table:formula="of:=[.G484]+[.$B$5]*[.F484]" office:value-type="float" office:value="8028383.44667781" calcext:value-type="float">
            <text:p>8028383,4466778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85]+1" office:value-type="float" office:value="484" calcext:value-type="float">
            <text:p>484</text:p>
          </table:table-cell>
          <table:table-cell table:formula="of:=[.E485]-[.$B$7]*[.F485]*[.E485]/[.$B$1]" office:value-type="float" office:value="1971616.55329326" calcext:value-type="float">
            <text:p>1971616,55329326</text:p>
          </table:table-cell>
          <table:table-cell table:formula="of:=[.F485]-[.$B$5]*[.F485]+[.$B$7]*[.F485]*[.E485]/[.$B$1]" office:value-type="float" office:value="0.0000261426487871264" calcext:value-type="float">
            <text:p>2,61426487871264E-05</text:p>
          </table:table-cell>
          <table:table-cell table:formula="of:=[.G485]+[.$B$5]*[.F485]" office:value-type="float" office:value="8028383.44668059" calcext:value-type="float">
            <text:p>8028383,446680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86]+1" office:value-type="float" office:value="485" calcext:value-type="float">
            <text:p>485</text:p>
          </table:table-cell>
          <table:table-cell table:formula="of:=[.E486]-[.$B$7]*[.F486]*[.E486]/[.$B$1]" office:value-type="float" office:value="1971616.55329223" calcext:value-type="float">
            <text:p>1971616,55329223</text:p>
          </table:table-cell>
          <table:table-cell table:formula="of:=[.F486]-[.$B$5]*[.F486]+[.$B$7]*[.F486]*[.E486]/[.$B$1]" office:value-type="float" office:value="0.0000245592494903264" calcext:value-type="float">
            <text:p>2,45592494903264E-05</text:p>
          </table:table-cell>
          <table:table-cell table:formula="of:=[.G486]+[.$B$5]*[.F486]" office:value-type="float" office:value="8028383.44668321" calcext:value-type="float">
            <text:p>8028383,446683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87]+1" office:value-type="float" office:value="486" calcext:value-type="float">
            <text:p>486</text:p>
          </table:table-cell>
          <table:table-cell table:formula="of:=[.E487]-[.$B$7]*[.F487]*[.E487]/[.$B$1]" office:value-type="float" office:value="1971616.55329126" calcext:value-type="float">
            <text:p>1971616,55329126</text:p>
          </table:table-cell>
          <table:table-cell table:formula="of:=[.F487]-[.$B$5]*[.F487]+[.$B$7]*[.F487]*[.E487]/[.$B$1]" office:value-type="float" office:value="0.0000230717529979249" calcext:value-type="float">
            <text:p>2,30717529979249E-05</text:p>
          </table:table-cell>
          <table:table-cell table:formula="of:=[.G487]+[.$B$5]*[.F487]" office:value-type="float" office:value="8028383.44668566" calcext:value-type="float">
            <text:p>8028383,446685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88]+1" office:value-type="float" office:value="487" calcext:value-type="float">
            <text:p>487</text:p>
          </table:table-cell>
          <table:table-cell table:formula="of:=[.E488]-[.$B$7]*[.F488]*[.E488]/[.$B$1]" office:value-type="float" office:value="1971616.55329035" calcext:value-type="float">
            <text:p>1971616,55329035</text:p>
          </table:table-cell>
          <table:table-cell table:formula="of:=[.F488]-[.$B$5]*[.F488]+[.$B$7]*[.F488]*[.E488]/[.$B$1]" office:value-type="float" office:value="0.0000216743507006156" calcext:value-type="float">
            <text:p>2,16743507006156E-05</text:p>
          </table:table-cell>
          <table:table-cell table:formula="of:=[.G488]+[.$B$5]*[.F488]" office:value-type="float" office:value="8028383.44668797" calcext:value-type="float">
            <text:p>8028383,446687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89]+1" office:value-type="float" office:value="488" calcext:value-type="float">
            <text:p>488</text:p>
          </table:table-cell>
          <table:table-cell table:formula="of:=[.E489]-[.$B$7]*[.F489]*[.E489]/[.$B$1]" office:value-type="float" office:value="1971616.5532895" calcext:value-type="float">
            <text:p>1971616,5532895</text:p>
          </table:table-cell>
          <table:table-cell table:formula="of:=[.F489]-[.$B$5]*[.F489]+[.$B$7]*[.F489]*[.E489]/[.$B$1]" office:value-type="float" office:value="0.0000203615858030171" calcext:value-type="float">
            <text:p>2,03615858030171E-05</text:p>
          </table:table-cell>
          <table:table-cell table:formula="of:=[.G489]+[.$B$5]*[.F489]" office:value-type="float" office:value="8028383.44669014" calcext:value-type="float">
            <text:p>8028383,446690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90]+1" office:value-type="float" office:value="489" calcext:value-type="float">
            <text:p>489</text:p>
          </table:table-cell>
          <table:table-cell table:formula="of:=[.E490]-[.$B$7]*[.F490]*[.E490]/[.$B$1]" office:value-type="float" office:value="1971616.5532887" calcext:value-type="float">
            <text:p>1971616,5532887</text:p>
          </table:table-cell>
          <table:table-cell table:formula="of:=[.F490]-[.$B$5]*[.F490]+[.$B$7]*[.F490]*[.E490]/[.$B$1]" office:value-type="float" office:value="0.0000191283320151244" calcext:value-type="float">
            <text:p>1,91283320151244E-05</text:p>
          </table:table-cell>
          <table:table-cell table:formula="of:=[.G490]+[.$B$5]*[.F490]" office:value-type="float" office:value="8028383.44669217" calcext:value-type="float">
            <text:p>8028383,446692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91]+1" office:value-type="float" office:value="490" calcext:value-type="float">
            <text:p>490</text:p>
          </table:table-cell>
          <table:table-cell table:formula="of:=[.E491]-[.$B$7]*[.F491]*[.E491]/[.$B$1]" office:value-type="float" office:value="1971616.55328794" calcext:value-type="float">
            <text:p>1971616,55328794</text:p>
          </table:table-cell>
          <table:table-cell table:formula="of:=[.F491]-[.$B$5]*[.F491]+[.$B$7]*[.F491]*[.E491]/[.$B$1]" office:value-type="float" office:value="0.0000179697735343684" calcext:value-type="float">
            <text:p>1,79697735343684E-05</text:p>
          </table:table-cell>
          <table:table-cell table:formula="of:=[.G491]+[.$B$5]*[.F491]" office:value-type="float" office:value="8028383.44669409" calcext:value-type="float">
            <text:p>8028383,4466940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92]+1" office:value-type="float" office:value="491" calcext:value-type="float">
            <text:p>491</text:p>
          </table:table-cell>
          <table:table-cell table:formula="of:=[.E492]-[.$B$7]*[.F492]*[.E492]/[.$B$1]" office:value-type="float" office:value="1971616.55328723" calcext:value-type="float">
            <text:p>1971616,55328723</text:p>
          </table:table-cell>
          <table:table-cell table:formula="of:=[.F492]-[.$B$5]*[.F492]+[.$B$7]*[.F492]*[.E492]/[.$B$1]" office:value-type="float" office:value="0.0000168813862401155" calcext:value-type="float">
            <text:p>1,68813862401155E-05</text:p>
          </table:table-cell>
          <table:table-cell table:formula="of:=[.G492]+[.$B$5]*[.F492]" office:value-type="float" office:value="8028383.44669588" calcext:value-type="float">
            <text:p>8028383,4466958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93]+1" office:value-type="float" office:value="492" calcext:value-type="float">
            <text:p>492</text:p>
          </table:table-cell>
          <table:table-cell table:formula="of:=[.E493]-[.$B$7]*[.F493]*[.E493]/[.$B$1]" office:value-type="float" office:value="1971616.55328657" calcext:value-type="float">
            <text:p>1971616,55328657</text:p>
          </table:table-cell>
          <table:table-cell table:formula="of:=[.F493]-[.$B$5]*[.F493]+[.$B$7]*[.F493]*[.E493]/[.$B$1]" office:value-type="float" office:value="0.0000158589200271729" calcext:value-type="float">
            <text:p>1,58589200271729E-05</text:p>
          </table:table-cell>
          <table:table-cell table:formula="of:=[.G493]+[.$B$5]*[.F493]" office:value-type="float" office:value="8028383.44669757" calcext:value-type="float">
            <text:p>8028383,446697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94]+1" office:value-type="float" office:value="493" calcext:value-type="float">
            <text:p>493</text:p>
          </table:table-cell>
          <table:table-cell table:formula="of:=[.E494]-[.$B$7]*[.F494]*[.E494]/[.$B$1]" office:value-type="float" office:value="1971616.55328594" calcext:value-type="float">
            <text:p>1971616,55328594</text:p>
          </table:table-cell>
          <table:table-cell table:formula="of:=[.F494]-[.$B$5]*[.F494]+[.$B$7]*[.F494]*[.E494]/[.$B$1]" office:value-type="float" office:value="0.0000148983822093121" calcext:value-type="float">
            <text:p>1,48983822093121E-05</text:p>
          </table:table-cell>
          <table:table-cell table:formula="of:=[.G494]+[.$B$5]*[.F494]" office:value-type="float" office:value="8028383.44669916" calcext:value-type="float">
            <text:p>8028383,446699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95]+1" office:value-type="float" office:value="494" calcext:value-type="float">
            <text:p>494</text:p>
          </table:table-cell>
          <table:table-cell table:formula="of:=[.E495]-[.$B$7]*[.F495]*[.E495]/[.$B$1]" office:value-type="float" office:value="1971616.55328536" calcext:value-type="float">
            <text:p>1971616,55328536</text:p>
          </table:table-cell>
          <table:table-cell table:formula="of:=[.F495]-[.$B$5]*[.F495]+[.$B$7]*[.F495]*[.E495]/[.$B$1]" office:value-type="float" office:value="0.0000139960219280021" calcext:value-type="float">
            <text:p>1,39960219280021E-05</text:p>
          </table:table-cell>
          <table:table-cell table:formula="of:=[.G495]+[.$B$5]*[.F495]" office:value-type="float" office:value="8028383.44670065" calcext:value-type="float">
            <text:p>8028383,4467006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96]+1" office:value-type="float" office:value="495" calcext:value-type="float">
            <text:p>495</text:p>
          </table:table-cell>
          <table:table-cell table:formula="of:=[.E496]-[.$B$7]*[.F496]*[.E496]/[.$B$1]" office:value-type="float" office:value="1971616.5532848" calcext:value-type="float">
            <text:p>1971616,5532848</text:p>
          </table:table-cell>
          <table:table-cell table:formula="of:=[.F496]-[.$B$5]*[.F496]+[.$B$7]*[.F496]*[.E496]/[.$B$1]" office:value-type="float" office:value="0.0000131483155054697" calcext:value-type="float">
            <text:p>1,31483155054697E-05</text:p>
          </table:table-cell>
          <table:table-cell table:formula="of:=[.G496]+[.$B$5]*[.F496]" office:value-type="float" office:value="8028383.44670205" calcext:value-type="float">
            <text:p>8028383,446702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97]+1" office:value-type="float" office:value="496" calcext:value-type="float">
            <text:p>496</text:p>
          </table:table-cell>
          <table:table-cell table:formula="of:=[.E497]-[.$B$7]*[.F497]*[.E497]/[.$B$1]" office:value-type="float" office:value="1971616.55328429" calcext:value-type="float">
            <text:p>1971616,55328429</text:p>
          </table:table-cell>
          <table:table-cell table:formula="of:=[.F497]-[.$B$5]*[.F497]+[.$B$7]*[.F497]*[.E497]/[.$B$1]" office:value-type="float" office:value="0.0000123519526848907" calcext:value-type="float">
            <text:p>1,23519526848907E-05</text:p>
          </table:table-cell>
          <table:table-cell table:formula="of:=[.G497]+[.$B$5]*[.F497]" office:value-type="float" office:value="8028383.44670336" calcext:value-type="float">
            <text:p>8028383,446703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98]+1" office:value-type="float" office:value="497" calcext:value-type="float">
            <text:p>497</text:p>
          </table:table-cell>
          <table:table-cell table:formula="of:=[.E498]-[.$B$7]*[.F498]*[.E498]/[.$B$1]" office:value-type="float" office:value="1971616.5532838" calcext:value-type="float">
            <text:p>1971616,5532838</text:p>
          </table:table-cell>
          <table:table-cell table:formula="of:=[.F498]-[.$B$5]*[.F498]+[.$B$7]*[.F498]*[.E498]/[.$B$1]" office:value-type="float" office:value="0.0000116038237039799" calcext:value-type="float">
            <text:p>1,16038237039799E-05</text:p>
          </table:table-cell>
          <table:table-cell table:formula="of:=[.G498]+[.$B$5]*[.F498]" office:value-type="float" office:value="8028383.4467046" calcext:value-type="float">
            <text:p>8028383,44670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99]+1" office:value-type="float" office:value="498" calcext:value-type="float">
            <text:p>498</text:p>
          </table:table-cell>
          <table:table-cell table:formula="of:=[.E499]-[.$B$7]*[.F499]*[.E499]/[.$B$1]" office:value-type="float" office:value="1971616.55328334" calcext:value-type="float">
            <text:p>1971616,55328334</text:p>
          </table:table-cell>
          <table:table-cell table:formula="of:=[.F499]-[.$B$5]*[.F499]+[.$B$7]*[.F499]*[.E499]/[.$B$1]" office:value-type="float" office:value="0.000010901007151505" calcext:value-type="float">
            <text:p>1,0901007151505E-05</text:p>
          </table:table-cell>
          <table:table-cell table:formula="of:=[.G499]+[.$B$5]*[.F499]" office:value-type="float" office:value="8028383.44670576" calcext:value-type="float">
            <text:p>8028383,4467057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00]+1" office:value-type="float" office:value="499" calcext:value-type="float">
            <text:p>499</text:p>
          </table:table-cell>
          <table:table-cell table:formula="of:=[.E500]-[.$B$7]*[.F500]*[.E500]/[.$B$1]" office:value-type="float" office:value="1971616.55328291" calcext:value-type="float">
            <text:p>1971616,55328291</text:p>
          </table:table-cell>
          <table:table-cell table:formula="of:=[.F500]-[.$B$5]*[.F500]+[.$B$7]*[.F500]*[.E500]/[.$B$1]" office:value-type="float" office:value="0.0000102407585593018" calcext:value-type="float">
            <text:p>1,02407585593018E-05</text:p>
          </table:table-cell>
          <table:table-cell table:formula="of:=[.G500]+[.$B$5]*[.F500]" office:value-type="float" office:value="8028383.44670685" calcext:value-type="float">
            <text:p>8028383,4467068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01]+1" office:value-type="float" office:value="500" calcext:value-type="float">
            <text:p>500</text:p>
          </table:table-cell>
          <table:table-cell table:formula="of:=[.E501]-[.$B$7]*[.F501]*[.E501]/[.$B$1]" office:value-type="float" office:value="1971616.55328251" calcext:value-type="float">
            <text:p>1971616,55328251</text:p>
          </table:table-cell>
          <table:table-cell table:formula="of:=[.F501]-[.$B$5]*[.F501]+[.$B$7]*[.F501]*[.E501]/[.$B$1]" office:value-type="float" office:value="0.00000962049968524551" calcext:value-type="float">
            <text:p>9,62049968524551E-06</text:p>
          </table:table-cell>
          <table:table-cell table:formula="of:=[.G501]+[.$B$5]*[.F501]" office:value-type="float" office:value="8028383.44670787" calcext:value-type="float">
            <text:p>8028383,4467078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02]+1" office:value-type="float" office:value="501" calcext:value-type="float">
            <text:p>501</text:p>
          </table:table-cell>
          <table:table-cell table:formula="of:=[.E502]-[.$B$7]*[.F502]*[.E502]/[.$B$1]" office:value-type="float" office:value="1971616.55328213" calcext:value-type="float">
            <text:p>1971616,55328213</text:p>
          </table:table-cell>
          <table:table-cell table:formula="of:=[.F502]-[.$B$5]*[.F502]+[.$B$7]*[.F502]*[.E502]/[.$B$1]" office:value-type="float" office:value="0.00000903780844532654" calcext:value-type="float">
            <text:p>9,03780844532654E-06</text:p>
          </table:table-cell>
          <table:table-cell table:formula="of:=[.G502]+[.$B$5]*[.F502]" office:value-type="float" office:value="8028383.44670884" calcext:value-type="float">
            <text:p>8028383,446708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03]+1" office:value-type="float" office:value="502" calcext:value-type="float">
            <text:p>502</text:p>
          </table:table-cell>
          <table:table-cell table:formula="of:=[.E503]-[.$B$7]*[.F503]*[.E503]/[.$B$1]" office:value-type="float" office:value="1971616.55328177" calcext:value-type="float">
            <text:p>1971616,55328177</text:p>
          </table:table-cell>
          <table:table-cell table:formula="of:=[.F503]-[.$B$5]*[.F503]+[.$B$7]*[.F503]*[.E503]/[.$B$1]" office:value-type="float" office:value="0.00000849040945551786" calcext:value-type="float">
            <text:p>8,49040945551786E-06</text:p>
          </table:table-cell>
          <table:table-cell table:formula="of:=[.G503]+[.$B$5]*[.F503]" office:value-type="float" office:value="8028383.44670974" calcext:value-type="float">
            <text:p>8028383,446709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04]+1" office:value-type="float" office:value="503" calcext:value-type="float">
            <text:p>503</text:p>
          </table:table-cell>
          <table:table-cell table:formula="of:=[.E504]-[.$B$7]*[.F504]*[.E504]/[.$B$1]" office:value-type="float" office:value="1971616.55328144" calcext:value-type="float">
            <text:p>1971616,55328144</text:p>
          </table:table-cell>
          <table:table-cell table:formula="of:=[.F504]-[.$B$5]*[.F504]+[.$B$7]*[.F504]*[.E504]/[.$B$1]" office:value-type="float" office:value="0.00000797616514649886" calcext:value-type="float">
            <text:p>7,97616514649886E-06</text:p>
          </table:table-cell>
          <table:table-cell table:formula="of:=[.G504]+[.$B$5]*[.F504]" office:value-type="float" office:value="8028383.44671059" calcext:value-type="float">
            <text:p>8028383,446710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05]+1" office:value-type="float" office:value="504" calcext:value-type="float">
            <text:p>504</text:p>
          </table:table-cell>
          <table:table-cell table:formula="of:=[.E505]-[.$B$7]*[.F505]*[.E505]/[.$B$1]" office:value-type="float" office:value="1971616.55328112" calcext:value-type="float">
            <text:p>1971616,55328112</text:p>
          </table:table-cell>
          <table:table-cell table:formula="of:=[.F505]-[.$B$5]*[.F505]+[.$B$7]*[.F505]*[.E505]/[.$B$1]" office:value-type="float" office:value="0.00000749306741653984" calcext:value-type="float">
            <text:p>7,49306741653984E-06</text:p>
          </table:table-cell>
          <table:table-cell table:formula="of:=[.G505]+[.$B$5]*[.F505]" office:value-type="float" office:value="8028383.44671138" calcext:value-type="float">
            <text:p>8028383,4467113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06]+1" office:value-type="float" office:value="505" calcext:value-type="float">
            <text:p>505</text:p>
          </table:table-cell>
          <table:table-cell table:formula="of:=[.E506]-[.$B$7]*[.F506]*[.E506]/[.$B$1]" office:value-type="float" office:value="1971616.55328083" calcext:value-type="float">
            <text:p>1971616,55328083</text:p>
          </table:table-cell>
          <table:table-cell table:formula="of:=[.F506]-[.$B$5]*[.F506]+[.$B$7]*[.F506]*[.E506]/[.$B$1]" office:value-type="float" office:value="0.00000703922978995189" calcext:value-type="float">
            <text:p>7,03922978995189E-06</text:p>
          </table:table-cell>
          <table:table-cell table:formula="of:=[.G506]+[.$B$5]*[.F506]" office:value-type="float" office:value="8028383.44671213" calcext:value-type="float">
            <text:p>8028383,4467121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07]+1" office:value-type="float" office:value="506" calcext:value-type="float">
            <text:p>506</text:p>
          </table:table-cell>
          <table:table-cell table:formula="of:=[.E507]-[.$B$7]*[.F507]*[.E507]/[.$B$1]" office:value-type="float" office:value="1971616.55328055" calcext:value-type="float">
            <text:p>1971616,55328055</text:p>
          </table:table-cell>
          <table:table-cell table:formula="of:=[.F507]-[.$B$5]*[.F507]+[.$B$7]*[.F507]*[.E507]/[.$B$1]" office:value-type="float" office:value="0.00000661288005048103" calcext:value-type="float">
            <text:p>6,61288005048103E-06</text:p>
          </table:table-cell>
          <table:table-cell table:formula="of:=[.G507]+[.$B$5]*[.F507]" office:value-type="float" office:value="8028383.44671284" calcext:value-type="float">
            <text:p>8028383,446712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08]+1" office:value-type="float" office:value="507" calcext:value-type="float">
            <text:p>507</text:p>
          </table:table-cell>
          <table:table-cell table:formula="of:=[.E508]-[.$B$7]*[.F508]*[.E508]/[.$B$1]" office:value-type="float" office:value="1971616.55328029" calcext:value-type="float">
            <text:p>1971616,55328029</text:p>
          </table:table-cell>
          <table:table-cell table:formula="of:=[.F508]-[.$B$5]*[.F508]+[.$B$7]*[.F508]*[.E508]/[.$B$1]" office:value-type="float" office:value="0.00000621235332088067" calcext:value-type="float">
            <text:p>6,21235332088067E-06</text:p>
          </table:table-cell>
          <table:table-cell table:formula="of:=[.G508]+[.$B$5]*[.F508]" office:value-type="float" office:value="8028383.4467135" calcext:value-type="float">
            <text:p>8028383,44671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09]+1" office:value-type="float" office:value="508" calcext:value-type="float">
            <text:p>508</text:p>
          </table:table-cell>
          <table:table-cell table:formula="of:=[.E509]-[.$B$7]*[.F509]*[.E509]/[.$B$1]" office:value-type="float" office:value="1971616.55328004" calcext:value-type="float">
            <text:p>1971616,55328004</text:p>
          </table:table-cell>
          <table:table-cell table:formula="of:=[.F509]-[.$B$5]*[.F509]+[.$B$7]*[.F509]*[.E509]/[.$B$1]" office:value-type="float" office:value="0.00000583608556163809" calcext:value-type="float">
            <text:p>5,83608556163809E-06</text:p>
          </table:table-cell>
          <table:table-cell table:formula="of:=[.G509]+[.$B$5]*[.F509]" office:value-type="float" office:value="8028383.44671412" calcext:value-type="float">
            <text:p>8028383,446714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10]+1" office:value-type="float" office:value="509" calcext:value-type="float">
            <text:p>509</text:p>
          </table:table-cell>
          <table:table-cell table:formula="of:=[.E510]-[.$B$7]*[.F510]*[.E510]/[.$B$1]" office:value-type="float" office:value="1971616.55327981" calcext:value-type="float">
            <text:p>1971616,55327981</text:p>
          </table:table-cell>
          <table:table-cell table:formula="of:=[.F510]-[.$B$5]*[.F510]+[.$B$7]*[.F510]*[.E510]/[.$B$1]" office:value-type="float" office:value="0.00000548260746346796" calcext:value-type="float">
            <text:p>5,48260746346796E-06</text:p>
          </table:table-cell>
          <table:table-cell table:formula="of:=[.G510]+[.$B$5]*[.F510]" office:value-type="float" office:value="8028383.4467147" calcext:value-type="float">
            <text:p>8028383,44671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11]+1" office:value-type="float" office:value="510" calcext:value-type="float">
            <text:p>510</text:p>
          </table:table-cell>
          <table:table-cell table:formula="of:=[.E511]-[.$B$7]*[.F511]*[.E511]/[.$B$1]" office:value-type="float" office:value="1971616.5532796" calcext:value-type="float">
            <text:p>1971616,5532796</text:p>
          </table:table-cell>
          <table:table-cell table:formula="of:=[.F511]-[.$B$5]*[.F511]+[.$B$7]*[.F511]*[.E511]/[.$B$1]" office:value-type="float" office:value="0.00000515053870972334" calcext:value-type="float">
            <text:p>5,15053870972334E-06</text:p>
          </table:table-cell>
          <table:table-cell table:formula="of:=[.G511]+[.$B$5]*[.F511]" office:value-type="float" office:value="8028383.44671525" calcext:value-type="float">
            <text:p>8028383,446715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12]+1" office:value-type="float" office:value="511" calcext:value-type="float">
            <text:p>511</text:p>
          </table:table-cell>
          <table:table-cell table:formula="of:=[.E512]-[.$B$7]*[.F512]*[.E512]/[.$B$1]" office:value-type="float" office:value="1971616.55327939" calcext:value-type="float">
            <text:p>1971616,55327939</text:p>
          </table:table-cell>
          <table:table-cell table:formula="of:=[.F512]-[.$B$5]*[.F512]+[.$B$7]*[.F512]*[.E512]/[.$B$1]" office:value-type="float" office:value="0.00000483858258631897" calcext:value-type="float">
            <text:p>4,83858258631897E-06</text:p>
          </table:table-cell>
          <table:table-cell table:formula="of:=[.G512]+[.$B$5]*[.F512]" office:value-type="float" office:value="8028383.44671577" calcext:value-type="float">
            <text:p>8028383,446715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13]+1" office:value-type="float" office:value="512" calcext:value-type="float">
            <text:p>512</text:p>
          </table:table-cell>
          <table:table-cell table:formula="of:=[.E513]-[.$B$7]*[.F513]*[.E513]/[.$B$1]" office:value-type="float" office:value="1971616.5532792" calcext:value-type="float">
            <text:p>1971616,5532792</text:p>
          </table:table-cell>
          <table:table-cell table:formula="of:=[.F513]-[.$B$5]*[.F513]+[.$B$7]*[.F513]*[.E513]/[.$B$1]" office:value-type="float" office:value="0.00000454552091811899" calcext:value-type="float">
            <text:p>4,54552091811899E-06</text:p>
          </table:table-cell>
          <table:table-cell table:formula="of:=[.G513]+[.$B$5]*[.F513]" office:value-type="float" office:value="8028383.44671625" calcext:value-type="float">
            <text:p>8028383,446716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14]+1" office:value-type="float" office:value="513" calcext:value-type="float">
            <text:p>513</text:p>
          </table:table-cell>
          <table:table-cell table:formula="of:=[.E514]-[.$B$7]*[.F514]*[.E514]/[.$B$1]" office:value-type="float" office:value="1971616.55327902" calcext:value-type="float">
            <text:p>1971616,55327902</text:p>
          </table:table-cell>
          <table:table-cell table:formula="of:=[.F514]-[.$B$5]*[.F514]+[.$B$7]*[.F514]*[.E514]/[.$B$1]" office:value-type="float" office:value="0.0000042702093120159" calcext:value-type="float">
            <text:p>4,2702093120159E-06</text:p>
          </table:table-cell>
          <table:table-cell table:formula="of:=[.G514]+[.$B$5]*[.F514]" office:value-type="float" office:value="8028383.44671671" calcext:value-type="float">
            <text:p>8028383,446716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15]+1" office:value-type="float" office:value="514" calcext:value-type="float">
            <text:p>514</text:p>
          </table:table-cell>
          <table:table-cell table:formula="of:=[.E515]-[.$B$7]*[.F515]*[.E515]/[.$B$1]" office:value-type="float" office:value="1971616.55327886" calcext:value-type="float">
            <text:p>1971616,55327886</text:p>
          </table:table-cell>
          <table:table-cell table:formula="of:=[.F515]-[.$B$5]*[.F515]+[.$B$7]*[.F515]*[.E515]/[.$B$1]" office:value-type="float" office:value="0.00000401157268812504" calcext:value-type="float">
            <text:p>4,01157268812504E-06</text:p>
          </table:table-cell>
          <table:table-cell table:formula="of:=[.G515]+[.$B$5]*[.F515]" office:value-type="float" office:value="8028383.44671713" calcext:value-type="float">
            <text:p>8028383,4467171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16]+1" office:value-type="float" office:value="515" calcext:value-type="float">
            <text:p>515</text:p>
          </table:table-cell>
          <table:table-cell table:formula="of:=[.E516]-[.$B$7]*[.F516]*[.E516]/[.$B$1]" office:value-type="float" office:value="1971616.5532787" calcext:value-type="float">
            <text:p>1971616,5532787</text:p>
          </table:table-cell>
          <table:table-cell table:formula="of:=[.F516]-[.$B$5]*[.F516]+[.$B$7]*[.F516]*[.E516]/[.$B$1]" office:value-type="float" office:value="0.00000376860108164431" calcext:value-type="float">
            <text:p>3,76860108164431E-06</text:p>
          </table:table-cell>
          <table:table-cell table:formula="of:=[.G516]+[.$B$5]*[.F516]" office:value-type="float" office:value="8028383.44671754" calcext:value-type="float">
            <text:p>8028383,4467175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17]+1" office:value-type="float" office:value="516" calcext:value-type="float">
            <text:p>516</text:p>
          </table:table-cell>
          <table:table-cell table:formula="of:=[.E517]-[.$B$7]*[.F517]*[.E517]/[.$B$1]" office:value-type="float" office:value="1971616.55327855" calcext:value-type="float">
            <text:p>1971616,55327855</text:p>
          </table:table-cell>
          <table:table-cell table:formula="of:=[.F517]-[.$B$5]*[.F517]+[.$B$7]*[.F517]*[.E517]/[.$B$1]" office:value-type="float" office:value="0.00000354034569898536" calcext:value-type="float">
            <text:p>3,54034569898536E-06</text:p>
          </table:table-cell>
          <table:table-cell table:formula="of:=[.G517]+[.$B$5]*[.F517]" office:value-type="float" office:value="8028383.44671791" calcext:value-type="float">
            <text:p>8028383,4467179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18]+1" office:value-type="float" office:value="517" calcext:value-type="float">
            <text:p>517</text:p>
          </table:table-cell>
          <table:table-cell table:formula="of:=[.E518]-[.$B$7]*[.F518]*[.E518]/[.$B$1]" office:value-type="float" office:value="1971616.55327841" calcext:value-type="float">
            <text:p>1971616,55327841</text:p>
          </table:table-cell>
          <table:table-cell table:formula="of:=[.F518]-[.$B$5]*[.F518]+[.$B$7]*[.F518]*[.E518]/[.$B$1]" office:value-type="float" office:value="0.00000332591521277578" calcext:value-type="float">
            <text:p>3,32591521277578E-06</text:p>
          </table:table-cell>
          <table:table-cell table:formula="of:=[.G518]+[.$B$5]*[.F518]" office:value-type="float" office:value="8028383.44671827" calcext:value-type="float">
            <text:p>8028383,446718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19]+1" office:value-type="float" office:value="518" calcext:value-type="float">
            <text:p>518</text:p>
          </table:table-cell>
          <table:table-cell table:formula="of:=[.E519]-[.$B$7]*[.F519]*[.E519]/[.$B$1]" office:value-type="float" office:value="1971616.55327828" calcext:value-type="float">
            <text:p>1971616,55327828</text:p>
          </table:table-cell>
          <table:table-cell table:formula="of:=[.F519]-[.$B$5]*[.F519]+[.$B$7]*[.F519]*[.E519]/[.$B$1]" office:value-type="float" office:value="0.00000312447228126439" calcext:value-type="float">
            <text:p>3,12447228126439E-06</text:p>
          </table:table-cell>
          <table:table-cell table:formula="of:=[.G519]+[.$B$5]*[.F519]" office:value-type="float" office:value="8028383.4467186" calcext:value-type="float">
            <text:p>8028383,44671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20]+1" office:value-type="float" office:value="519" calcext:value-type="float">
            <text:p>519</text:p>
          </table:table-cell>
          <table:table-cell table:formula="of:=[.E520]-[.$B$7]*[.F520]*[.E520]/[.$B$1]" office:value-type="float" office:value="1971616.55327816" calcext:value-type="float">
            <text:p>1971616,55327816</text:p>
          </table:table-cell>
          <table:table-cell table:formula="of:=[.F520]-[.$B$5]*[.F520]+[.$B$7]*[.F520]*[.E520]/[.$B$1]" office:value-type="float" office:value="0.00000293523027853795" calcext:value-type="float">
            <text:p>2,93523027853795E-06</text:p>
          </table:table-cell>
          <table:table-cell table:formula="of:=[.G520]+[.$B$5]*[.F520]" office:value-type="float" office:value="8028383.44671891" calcext:value-type="float">
            <text:p>8028383,4467189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21]+1" office:value-type="float" office:value="520" calcext:value-type="float">
            <text:p>520</text:p>
          </table:table-cell>
          <table:table-cell table:formula="of:=[.E521]-[.$B$7]*[.F521]*[.E521]/[.$B$1]" office:value-type="float" office:value="1971616.55327804" calcext:value-type="float">
            <text:p>1971616,55327804</text:p>
          </table:table-cell>
          <table:table-cell table:formula="of:=[.F521]-[.$B$5]*[.F521]+[.$B$7]*[.F521]*[.E521]/[.$B$1]" office:value-type="float" office:value="0.00000275745022278113" calcext:value-type="float">
            <text:p>2,75745022278113E-06</text:p>
          </table:table-cell>
          <table:table-cell table:formula="of:=[.G521]+[.$B$5]*[.F521]" office:value-type="float" office:value="8028383.44671921" calcext:value-type="float">
            <text:p>8028383,446719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22]+1" office:value-type="float" office:value="521" calcext:value-type="float">
            <text:p>521</text:p>
          </table:table-cell>
          <table:table-cell table:formula="of:=[.E522]-[.$B$7]*[.F522]*[.E522]/[.$B$1]" office:value-type="float" office:value="1971616.55327793" calcext:value-type="float">
            <text:p>1971616,55327793</text:p>
          </table:table-cell>
          <table:table-cell table:formula="of:=[.F522]-[.$B$5]*[.F522]+[.$B$7]*[.F522]*[.E522]/[.$B$1]" office:value-type="float" office:value="0.00000259043789058453" calcext:value-type="float">
            <text:p>2,59043789058453E-06</text:p>
          </table:table-cell>
          <table:table-cell table:formula="of:=[.G522]+[.$B$5]*[.F522]" office:value-type="float" office:value="8028383.44671948" calcext:value-type="float">
            <text:p>8028383,4467194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23]+1" office:value-type="float" office:value="522" calcext:value-type="float">
            <text:p>522</text:p>
          </table:table-cell>
          <table:table-cell table:formula="of:=[.E523]-[.$B$7]*[.F523]*[.E523]/[.$B$1]" office:value-type="float" office:value="1971616.55327783" calcext:value-type="float">
            <text:p>1971616,55327783</text:p>
          </table:table-cell>
          <table:table-cell table:formula="of:=[.F523]-[.$B$5]*[.F523]+[.$B$7]*[.F523]*[.E523]/[.$B$1]" office:value-type="float" office:value="0.00000243354110603237" calcext:value-type="float">
            <text:p>2,43354110603237E-06</text:p>
          </table:table-cell>
          <table:table-cell table:formula="of:=[.G523]+[.$B$5]*[.F523]" office:value-type="float" office:value="8028383.44671974" calcext:value-type="float">
            <text:p>8028383,446719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24]+1" office:value-type="float" office:value="523" calcext:value-type="float">
            <text:p>523</text:p>
          </table:table-cell>
          <table:table-cell table:formula="of:=[.E524]-[.$B$7]*[.F524]*[.E524]/[.$B$1]" office:value-type="float" office:value="1971616.55327773" calcext:value-type="float">
            <text:p>1971616,55327773</text:p>
          </table:table-cell>
          <table:table-cell table:formula="of:=[.F524]-[.$B$5]*[.F524]+[.$B$7]*[.F524]*[.E524]/[.$B$1]" office:value-type="float" office:value="0.00000228614719398384" calcext:value-type="float">
            <text:p>2,28614719398384E-06</text:p>
          </table:table-cell>
          <table:table-cell table:formula="of:=[.G524]+[.$B$5]*[.F524]" office:value-type="float" office:value="8028383.44671998" calcext:value-type="float">
            <text:p>8028383,446719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25]+1" office:value-type="float" office:value="524" calcext:value-type="float">
            <text:p>524</text:p>
          </table:table-cell>
          <table:table-cell table:formula="of:=[.E525]-[.$B$7]*[.F525]*[.E525]/[.$B$1]" office:value-type="float" office:value="1971616.55327764" calcext:value-type="float">
            <text:p>1971616,55327764</text:p>
          </table:table-cell>
          <table:table-cell table:formula="of:=[.F525]-[.$B$5]*[.F525]+[.$B$7]*[.F525]*[.E525]/[.$B$1]" office:value-type="float" office:value="0.00000214768058760322" calcext:value-type="float">
            <text:p>2,14768058760322E-06</text:p>
          </table:table-cell>
          <table:table-cell table:formula="of:=[.G525]+[.$B$5]*[.F525]" office:value-type="float" office:value="8028383.44672021" calcext:value-type="float">
            <text:p>8028383,446720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26]+1" office:value-type="float" office:value="525" calcext:value-type="float">
            <text:p>525</text:p>
          </table:table-cell>
          <table:table-cell table:formula="of:=[.E526]-[.$B$7]*[.F526]*[.E526]/[.$B$1]" office:value-type="float" office:value="1971616.55327756" calcext:value-type="float">
            <text:p>1971616,55327756</text:p>
          </table:table-cell>
          <table:table-cell table:formula="of:=[.F526]-[.$B$5]*[.F526]+[.$B$7]*[.F526]*[.E526]/[.$B$1]" office:value-type="float" office:value="0.00000201760058079633" calcext:value-type="float">
            <text:p>2,01760058079633E-06</text:p>
          </table:table-cell>
          <table:table-cell table:formula="of:=[.G526]+[.$B$5]*[.F526]" office:value-type="float" office:value="8028383.44672043" calcext:value-type="float">
            <text:p>8028383,446720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27]+1" office:value-type="float" office:value="526" calcext:value-type="float">
            <text:p>526</text:p>
          </table:table-cell>
          <table:table-cell table:formula="of:=[.E527]-[.$B$7]*[.F527]*[.E527]/[.$B$1]" office:value-type="float" office:value="1971616.55327748" calcext:value-type="float">
            <text:p>1971616,55327748</text:p>
          </table:table-cell>
          <table:table-cell table:formula="of:=[.F527]-[.$B$5]*[.F527]+[.$B$7]*[.F527]*[.E527]/[.$B$1]" office:value-type="float" office:value="0.0000018953992167767" calcext:value-type="float">
            <text:p>1,8953992167767E-06</text:p>
          </table:table-cell>
          <table:table-cell table:formula="of:=[.G527]+[.$B$5]*[.F527]" office:value-type="float" office:value="8028383.44672063" calcext:value-type="float">
            <text:p>8028383,446720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28]+1" office:value-type="float" office:value="527" calcext:value-type="float">
            <text:p>527</text:p>
          </table:table-cell>
          <table:table-cell table:formula="of:=[.E528]-[.$B$7]*[.F528]*[.E528]/[.$B$1]" office:value-type="float" office:value="1971616.5532774" calcext:value-type="float">
            <text:p>1971616,5532774</text:p>
          </table:table-cell>
          <table:table-cell table:formula="of:=[.F528]-[.$B$5]*[.F528]+[.$B$7]*[.F528]*[.E528]/[.$B$1]" office:value-type="float" office:value="0.00000178059930451636" calcext:value-type="float">
            <text:p>1,78059930451636E-06</text:p>
          </table:table-cell>
          <table:table-cell table:formula="of:=[.G528]+[.$B$5]*[.F528]" office:value-type="float" office:value="8028383.44672082" calcext:value-type="float">
            <text:p>8028383,4467208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29]+1" office:value-type="float" office:value="528" calcext:value-type="float">
            <text:p>528</text:p>
          </table:table-cell>
          <table:table-cell table:formula="of:=[.E529]-[.$B$7]*[.F529]*[.E529]/[.$B$1]" office:value-type="float" office:value="1971616.55327733" calcext:value-type="float">
            <text:p>1971616,55327733</text:p>
          </table:table-cell>
          <table:table-cell table:formula="of:=[.F529]-[.$B$5]*[.F529]+[.$B$7]*[.F529]*[.E529]/[.$B$1]" office:value-type="float" office:value="0.00000167275255533549" calcext:value-type="float">
            <text:p>1,67275255533549E-06</text:p>
          </table:table-cell>
          <table:table-cell table:formula="of:=[.G529]+[.$B$5]*[.F529]" office:value-type="float" office:value="8028383.446721" calcext:value-type="float">
            <text:p>8028383,4467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30]+1" office:value-type="float" office:value="529" calcext:value-type="float">
            <text:p>529</text:p>
          </table:table-cell>
          <table:table-cell table:formula="of:=[.E530]-[.$B$7]*[.F530]*[.E530]/[.$B$1]" office:value-type="float" office:value="1971616.55327727" calcext:value-type="float">
            <text:p>1971616,55327727</text:p>
          </table:table-cell>
          <table:table-cell table:formula="of:=[.F530]-[.$B$5]*[.F530]+[.$B$7]*[.F530]*[.E530]/[.$B$1]" office:value-type="float" office:value="0.00000157143783235467" calcext:value-type="float">
            <text:p>1,57143783235467E-06</text:p>
          </table:table-cell>
          <table:table-cell table:formula="of:=[.G530]+[.$B$5]*[.F530]" office:value-type="float" office:value="8028383.44672116" calcext:value-type="float">
            <text:p>8028383,446721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31]+1" office:value-type="float" office:value="530" calcext:value-type="float">
            <text:p>530</text:p>
          </table:table-cell>
          <table:table-cell table:formula="of:=[.E531]-[.$B$7]*[.F531]*[.E531]/[.$B$1]" office:value-type="float" office:value="1971616.55327721" calcext:value-type="float">
            <text:p>1971616,55327721</text:p>
          </table:table-cell>
          <table:table-cell table:formula="of:=[.F531]-[.$B$5]*[.F531]+[.$B$7]*[.F531]*[.E531]/[.$B$1]" office:value-type="float" office:value="0.00000147625950597354" calcext:value-type="float">
            <text:p>1,47625950597354E-06</text:p>
          </table:table-cell>
          <table:table-cell table:formula="of:=[.G531]+[.$B$5]*[.F531]" office:value-type="float" office:value="8028383.44672132" calcext:value-type="float">
            <text:p>8028383,4467213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32]+1" office:value-type="float" office:value="531" calcext:value-type="float">
            <text:p>531</text:p>
          </table:table-cell>
          <table:table-cell table:formula="of:=[.E532]-[.$B$7]*[.F532]*[.E532]/[.$B$1]" office:value-type="float" office:value="1971616.55327715" calcext:value-type="float">
            <text:p>1971616,55327715</text:p>
          </table:table-cell>
          <table:table-cell table:formula="of:=[.F532]-[.$B$5]*[.F532]+[.$B$7]*[.F532]*[.E532]/[.$B$1]" office:value-type="float" office:value="0.00000138684590895439" calcext:value-type="float">
            <text:p>1,38684590895439E-06</text:p>
          </table:table-cell>
          <table:table-cell table:formula="of:=[.G532]+[.$B$5]*[.F532]" office:value-type="float" office:value="8028383.44672147" calcext:value-type="float">
            <text:p>8028383,446721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33]+1" office:value-type="float" office:value="532" calcext:value-type="float">
            <text:p>532</text:p>
          </table:table-cell>
          <table:table-cell table:formula="of:=[.E533]-[.$B$7]*[.F533]*[.E533]/[.$B$1]" office:value-type="float" office:value="1971616.55327709" calcext:value-type="float">
            <text:p>1971616,55327709</text:p>
          </table:table-cell>
          <table:table-cell table:formula="of:=[.F533]-[.$B$5]*[.F533]+[.$B$7]*[.F533]*[.E533]/[.$B$1]" office:value-type="float" office:value="0.00000130284788507773" calcext:value-type="float">
            <text:p>1,30284788507773E-06</text:p>
          </table:table-cell>
          <table:table-cell table:formula="of:=[.G533]+[.$B$5]*[.F533]" office:value-type="float" office:value="8028383.44672161" calcext:value-type="float">
            <text:p>8028383,4467216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34]+1" office:value-type="float" office:value="533" calcext:value-type="float">
            <text:p>533</text:p>
          </table:table-cell>
          <table:table-cell table:formula="of:=[.E534]-[.$B$7]*[.F534]*[.E534]/[.$B$1]" office:value-type="float" office:value="1971616.55327704" calcext:value-type="float">
            <text:p>1971616,55327704</text:p>
          </table:table-cell>
          <table:table-cell table:formula="of:=[.F534]-[.$B$5]*[.F534]+[.$B$7]*[.F534]*[.E534]/[.$B$1]" office:value-type="float" office:value="0.00000122393742570239" calcext:value-type="float">
            <text:p>1,22393742570239E-06</text:p>
          </table:table-cell>
          <table:table-cell table:formula="of:=[.G534]+[.$B$5]*[.F534]" office:value-type="float" office:value="8028383.44672174" calcext:value-type="float">
            <text:p>8028383,446721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35]+1" office:value-type="float" office:value="534" calcext:value-type="float">
            <text:p>534</text:p>
          </table:table-cell>
          <table:table-cell table:formula="of:=[.E535]-[.$B$7]*[.F535]*[.E535]/[.$B$1]" office:value-type="float" office:value="1971616.55327699" calcext:value-type="float">
            <text:p>1971616,55327699</text:p>
          </table:table-cell>
          <table:table-cell table:formula="of:=[.F535]-[.$B$5]*[.F535]+[.$B$7]*[.F535]*[.E535]/[.$B$1]" office:value-type="float" office:value="0.00000114980638890595" calcext:value-type="float">
            <text:p>1,14980638890595E-06</text:p>
          </table:table-cell>
          <table:table-cell table:formula="of:=[.G535]+[.$B$5]*[.F535]" office:value-type="float" office:value="8028383.44672186" calcext:value-type="float">
            <text:p>8028383,446721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36]+1" office:value-type="float" office:value="535" calcext:value-type="float">
            <text:p>535</text:p>
          </table:table-cell>
          <table:table-cell table:formula="of:=[.E536]-[.$B$7]*[.F536]*[.E536]/[.$B$1]" office:value-type="float" office:value="1971616.55327695" calcext:value-type="float">
            <text:p>1971616,55327695</text:p>
          </table:table-cell>
          <table:table-cell table:formula="of:=[.F536]-[.$B$5]*[.F536]+[.$B$7]*[.F536]*[.E536]/[.$B$1]" office:value-type="float" office:value="0.00000108016529620397" calcext:value-type="float">
            <text:p>1,08016529620397E-06</text:p>
          </table:table-cell>
          <table:table-cell table:formula="of:=[.G536]+[.$B$5]*[.F536]" office:value-type="float" office:value="8028383.44672198" calcext:value-type="float">
            <text:p>8028383,446721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37]+1" office:value-type="float" office:value="536" calcext:value-type="float">
            <text:p>536</text:p>
          </table:table-cell>
          <table:table-cell table:formula="of:=[.E537]-[.$B$7]*[.F537]*[.E537]/[.$B$1]" office:value-type="float" office:value="1971616.5532769" calcext:value-type="float">
            <text:p>1971616,5532769</text:p>
          </table:table-cell>
          <table:table-cell table:formula="of:=[.F537]-[.$B$5]*[.F537]+[.$B$7]*[.F537]*[.E537]/[.$B$1]" office:value-type="float" office:value="0.00000101474220214899" calcext:value-type="float">
            <text:p>1,01474220214899E-06</text:p>
          </table:table-cell>
          <table:table-cell table:formula="of:=[.G537]+[.$B$5]*[.F537]" office:value-type="float" office:value="8028383.44672208" calcext:value-type="float">
            <text:p>8028383,4467220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38]+1" office:value-type="float" office:value="537" calcext:value-type="float">
            <text:p>537</text:p>
          </table:table-cell>
          <table:table-cell table:formula="of:=[.E538]-[.$B$7]*[.F538]*[.E538]/[.$B$1]" office:value-type="float" office:value="1971616.55327686" calcext:value-type="float">
            <text:p>1971616,55327686</text:p>
          </table:table-cell>
          <table:table-cell table:formula="of:=[.F538]-[.$B$5]*[.F538]+[.$B$7]*[.F538]*[.E538]/[.$B$1]" office:value-type="float" office:value="0.000000953281632395404" calcext:value-type="float">
            <text:p>9,53281632395404E-07</text:p>
          </table:table-cell>
          <table:table-cell table:formula="of:=[.G538]+[.$B$5]*[.F538]" office:value-type="float" office:value="8028383.44672218" calcext:value-type="float">
            <text:p>8028383,446722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39]+1" office:value-type="float" office:value="538" calcext:value-type="float">
            <text:p>538</text:p>
          </table:table-cell>
          <table:table-cell table:formula="of:=[.E539]-[.$B$7]*[.F539]*[.E539]/[.$B$1]" office:value-type="float" office:value="1971616.55327683" calcext:value-type="float">
            <text:p>1971616,55327683</text:p>
          </table:table-cell>
          <table:table-cell table:formula="of:=[.F539]-[.$B$5]*[.F539]+[.$B$7]*[.F539]*[.E539]/[.$B$1]" office:value-type="float" office:value="0.000000895543586083175" calcext:value-type="float">
            <text:p>8,95543586083175E-07</text:p>
          </table:table-cell>
          <table:table-cell table:formula="of:=[.G539]+[.$B$5]*[.F539]" office:value-type="float" office:value="8028383.44672228" calcext:value-type="float">
            <text:p>8028383,4467222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40]+1" office:value-type="float" office:value="539" calcext:value-type="float">
            <text:p>539</text:p>
          </table:table-cell>
          <table:table-cell table:formula="of:=[.E540]-[.$B$7]*[.F540]*[.E540]/[.$B$1]" office:value-type="float" office:value="1971616.55327679" calcext:value-type="float">
            <text:p>1971616,55327679</text:p>
          </table:table-cell>
          <table:table-cell table:formula="of:=[.F540]-[.$B$5]*[.F540]+[.$B$7]*[.F540]*[.E540]/[.$B$1]" office:value-type="float" office:value="0.000000841302598644907" calcext:value-type="float">
            <text:p>8,41302598644907E-07</text:p>
          </table:table-cell>
          <table:table-cell table:formula="of:=[.G540]+[.$B$5]*[.F540]" office:value-type="float" office:value="8028383.44672237" calcext:value-type="float">
            <text:p>8028383,4467223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41]+1" office:value-type="float" office:value="540" calcext:value-type="float">
            <text:p>540</text:p>
          </table:table-cell>
          <table:table-cell table:formula="of:=[.E541]-[.$B$7]*[.F541]*[.E541]/[.$B$1]" office:value-type="float" office:value="1971616.55327676" calcext:value-type="float">
            <text:p>1971616,55327676</text:p>
          </table:table-cell>
          <table:table-cell table:formula="of:=[.F541]-[.$B$5]*[.F541]+[.$B$7]*[.F541]*[.E541]/[.$B$1]" office:value-type="float" office:value="0.000000790346861376478" calcext:value-type="float">
            <text:p>7,90346861376478E-07</text:p>
          </table:table-cell>
          <table:table-cell table:formula="of:=[.G541]+[.$B$5]*[.F541]" office:value-type="float" office:value="8028383.44672245" calcext:value-type="float">
            <text:p>8028383,446722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42]+1" office:value-type="float" office:value="541" calcext:value-type="float">
            <text:p>541</text:p>
          </table:table-cell>
          <table:table-cell table:formula="of:=[.E542]-[.$B$7]*[.F542]*[.E542]/[.$B$1]" office:value-type="float" office:value="1971616.55327673" calcext:value-type="float">
            <text:p>1971616,55327673</text:p>
          </table:table-cell>
          <table:table-cell table:formula="of:=[.F542]-[.$B$5]*[.F542]+[.$B$7]*[.F542]*[.E542]/[.$B$1]" office:value-type="float" office:value="0.000000742477394333234" calcext:value-type="float">
            <text:p>7,42477394333234E-07</text:p>
          </table:table-cell>
          <table:table-cell table:formula="of:=[.G542]+[.$B$5]*[.F542]" office:value-type="float" office:value="8028383.44672253" calcext:value-type="float">
            <text:p>8028383,446722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43]+1" office:value-type="float" office:value="542" calcext:value-type="float">
            <text:p>542</text:p>
          </table:table-cell>
          <table:table-cell table:formula="of:=[.E543]-[.$B$7]*[.F543]*[.E543]/[.$B$1]" office:value-type="float" office:value="1971616.5532767" calcext:value-type="float">
            <text:p>1971616,5532767</text:p>
          </table:table-cell>
          <table:table-cell table:formula="of:=[.F543]-[.$B$5]*[.F543]+[.$B$7]*[.F543]*[.E543]/[.$B$1]" office:value-type="float" office:value="0.000000697507269321934" calcext:value-type="float">
            <text:p>6,97507269321934E-07</text:p>
          </table:table-cell>
          <table:table-cell table:formula="of:=[.G543]+[.$B$5]*[.F543]" office:value-type="float" office:value="8028383.44672261" calcext:value-type="float">
            <text:p>8028383,4467226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44]+1" office:value-type="float" office:value="543" calcext:value-type="float">
            <text:p>543</text:p>
          </table:table-cell>
          <table:table-cell table:formula="of:=[.E544]-[.$B$7]*[.F544]*[.E544]/[.$B$1]" office:value-type="float" office:value="1971616.55327667" calcext:value-type="float">
            <text:p>1971616,55327667</text:p>
          </table:table-cell>
          <table:table-cell table:formula="of:=[.F544]-[.$B$5]*[.F544]+[.$B$7]*[.F544]*[.E544]/[.$B$1]" office:value-type="float" office:value="0.00000065526087995426" calcext:value-type="float">
            <text:p>6,5526087995426E-07</text:p>
          </table:table-cell>
          <table:table-cell table:formula="of:=[.G544]+[.$B$5]*[.F544]" office:value-type="float" office:value="8028383.44672268" calcext:value-type="float">
            <text:p>8028383,446722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45]+1" office:value-type="float" office:value="544" calcext:value-type="float">
            <text:p>544</text:p>
          </table:table-cell>
          <table:table-cell table:formula="of:=[.E545]-[.$B$7]*[.F545]*[.E545]/[.$B$1]" office:value-type="float" office:value="1971616.55327665" calcext:value-type="float">
            <text:p>1971616,55327665</text:p>
          </table:table-cell>
          <table:table-cell table:formula="of:=[.F545]-[.$B$5]*[.F545]+[.$B$7]*[.F545]*[.E545]/[.$B$1]" office:value-type="float" office:value="0.000000615573255911483" calcext:value-type="float">
            <text:p>6,15573255911483E-07</text:p>
          </table:table-cell>
          <table:table-cell table:formula="of:=[.G545]+[.$B$5]*[.F545]" office:value-type="float" office:value="8028383.44672274" calcext:value-type="float">
            <text:p>8028383,446722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46]+1" office:value-type="float" office:value="545" calcext:value-type="float">
            <text:p>545</text:p>
          </table:table-cell>
          <table:table-cell table:formula="of:=[.E546]-[.$B$7]*[.F546]*[.E546]/[.$B$1]" office:value-type="float" office:value="1971616.55327662" calcext:value-type="float">
            <text:p>1971616,55327662</text:p>
          </table:table-cell>
          <table:table-cell table:formula="of:=[.F546]-[.$B$5]*[.F546]+[.$B$7]*[.F546]*[.E546]/[.$B$1]" office:value-type="float" office:value="0.000000578289418742524" calcext:value-type="float">
            <text:p>5,78289418742524E-07</text:p>
          </table:table-cell>
          <table:table-cell table:formula="of:=[.G546]+[.$B$5]*[.F546]" office:value-type="float" office:value="8028383.4467228" calcext:value-type="float">
            <text:p>8028383,446722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47]+1" office:value-type="float" office:value="546" calcext:value-type="float">
            <text:p>546</text:p>
          </table:table-cell>
          <table:table-cell table:formula="of:=[.E547]-[.$B$7]*[.F547]*[.E547]/[.$B$1]" office:value-type="float" office:value="1971616.5532766" calcext:value-type="float">
            <text:p>1971616,5532766</text:p>
          </table:table-cell>
          <table:table-cell table:formula="of:=[.F547]-[.$B$5]*[.F547]+[.$B$7]*[.F547]*[.E547]/[.$B$1]" office:value-type="float" office:value="0.000000543263776679821" calcext:value-type="float">
            <text:p>5,43263776679821E-07</text:p>
          </table:table-cell>
          <table:table-cell table:formula="of:=[.G547]+[.$B$5]*[.F547]" office:value-type="float" office:value="8028383.44672286" calcext:value-type="float">
            <text:p>8028383,446722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48]+1" office:value-type="float" office:value="547" calcext:value-type="float">
            <text:p>547</text:p>
          </table:table-cell>
          <table:table-cell table:formula="of:=[.E548]-[.$B$7]*[.F548]*[.E548]/[.$B$1]" office:value-type="float" office:value="1971616.55327658" calcext:value-type="float">
            <text:p>1971616,55327658</text:p>
          </table:table-cell>
          <table:table-cell table:formula="of:=[.F548]-[.$B$5]*[.F548]+[.$B$7]*[.F548]*[.E548]/[.$B$1]" office:value-type="float" office:value="0.000000510359556109789" calcext:value-type="float">
            <text:p>5,10359556109789E-07</text:p>
          </table:table-cell>
          <table:table-cell table:formula="of:=[.G548]+[.$B$5]*[.F548]" office:value-type="float" office:value="8028383.44672291" calcext:value-type="float">
            <text:p>8028383,4467229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49]+1" office:value-type="float" office:value="548" calcext:value-type="float">
            <text:p>548</text:p>
          </table:table-cell>
          <table:table-cell table:formula="of:=[.E549]-[.$B$7]*[.F549]*[.E549]/[.$B$1]" office:value-type="float" office:value="1971616.55327656" calcext:value-type="float">
            <text:p>1971616,55327656</text:p>
          </table:table-cell>
          <table:table-cell table:formula="of:=[.F549]-[.$B$5]*[.F549]+[.$B$7]*[.F549]*[.E549]/[.$B$1]" office:value-type="float" office:value="0.000000479448267477789" calcext:value-type="float">
            <text:p>4,79448267477789E-07</text:p>
          </table:table-cell>
          <table:table-cell table:formula="of:=[.G549]+[.$B$5]*[.F549]" office:value-type="float" office:value="8028383.44672297" calcext:value-type="float">
            <text:p>8028383,446722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50]+1" office:value-type="float" office:value="549" calcext:value-type="float">
            <text:p>549</text:p>
          </table:table-cell>
          <table:table-cell table:formula="of:=[.E550]-[.$B$7]*[.F550]*[.E550]/[.$B$1]" office:value-type="float" office:value="1971616.55327654" calcext:value-type="float">
            <text:p>1971616,55327654</text:p>
          </table:table-cell>
          <table:table-cell table:formula="of:=[.F550]-[.$B$5]*[.F550]+[.$B$7]*[.F550]*[.E550]/[.$B$1]" office:value-type="float" office:value="0.00000045040920354199" calcext:value-type="float">
            <text:p>4,5040920354199E-07</text:p>
          </table:table-cell>
          <table:table-cell table:formula="of:=[.G550]+[.$B$5]*[.F550]" office:value-type="float" office:value="8028383.44672301" calcext:value-type="float">
            <text:p>8028383,446723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51]+1" office:value-type="float" office:value="550" calcext:value-type="float">
            <text:p>550</text:p>
          </table:table-cell>
          <table:table-cell table:formula="of:=[.E551]-[.$B$7]*[.F551]*[.E551]/[.$B$1]" office:value-type="float" office:value="1971616.55327652" calcext:value-type="float">
            <text:p>1971616,55327652</text:p>
          </table:table-cell>
          <table:table-cell table:formula="of:=[.F551]-[.$B$5]*[.F551]+[.$B$7]*[.F551]*[.E551]/[.$B$1]" office:value-type="float" office:value="0.000000423128968016821" calcext:value-type="float">
            <text:p>4,23128968016821E-07</text:p>
          </table:table-cell>
          <table:table-cell table:formula="of:=[.G551]+[.$B$5]*[.F551]" office:value-type="float" office:value="8028383.44672306" calcext:value-type="float">
            <text:p>8028383,446723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52]+1" office:value-type="float" office:value="551" calcext:value-type="float">
            <text:p>551</text:p>
          </table:table-cell>
          <table:table-cell table:formula="of:=[.E552]-[.$B$7]*[.F552]*[.E552]/[.$B$1]" office:value-type="float" office:value="1971616.5532765" calcext:value-type="float">
            <text:p>1971616,5532765</text:p>
          </table:table-cell>
          <table:table-cell table:formula="of:=[.F552]-[.$B$5]*[.F552]+[.$B$7]*[.F552]*[.E552]/[.$B$1]" office:value-type="float" office:value="0.000000397501032765394" calcext:value-type="float">
            <text:p>3,97501032765394E-07</text:p>
          </table:table-cell>
          <table:table-cell table:formula="of:=[.G552]+[.$B$5]*[.F552]" office:value-type="float" office:value="8028383.4467231" calcext:value-type="float">
            <text:p>8028383,446723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53]+1" office:value-type="float" office:value="552" calcext:value-type="float">
            <text:p>552</text:p>
          </table:table-cell>
          <table:table-cell table:formula="of:=[.E553]-[.$B$7]*[.F553]*[.E553]/[.$B$1]" office:value-type="float" office:value="1971616.55327649" calcext:value-type="float">
            <text:p>1971616,55327649</text:p>
          </table:table-cell>
          <table:table-cell table:formula="of:=[.F553]-[.$B$5]*[.F553]+[.$B$7]*[.F553]*[.E553]/[.$B$1]" office:value-type="float" office:value="0.00000037342532181175" calcext:value-type="float">
            <text:p>3,7342532181175E-07</text:p>
          </table:table-cell>
          <table:table-cell table:formula="of:=[.G553]+[.$B$5]*[.F553]" office:value-type="float" office:value="8028383.44672314" calcext:value-type="float">
            <text:p>8028383,446723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54]+1" office:value-type="float" office:value="553" calcext:value-type="float">
            <text:p>553</text:p>
          </table:table-cell>
          <table:table-cell table:formula="of:=[.E554]-[.$B$7]*[.F554]*[.E554]/[.$B$1]" office:value-type="float" office:value="1971616.55327647" calcext:value-type="float">
            <text:p>1971616,55327647</text:p>
          </table:table-cell>
          <table:table-cell table:formula="of:=[.F554]-[.$B$5]*[.F554]+[.$B$7]*[.F554]*[.E554]/[.$B$1]" office:value-type="float" office:value="0.000000350807820548508" calcext:value-type="float">
            <text:p>3,50807820548508E-07</text:p>
          </table:table-cell>
          <table:table-cell table:formula="of:=[.G554]+[.$B$5]*[.F554]" office:value-type="float" office:value="8028383.44672318" calcext:value-type="float">
            <text:p>8028383,446723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55]+1" office:value-type="float" office:value="554" calcext:value-type="float">
            <text:p>554</text:p>
          </table:table-cell>
          <table:table-cell table:formula="of:=[.E555]-[.$B$7]*[.F555]*[.E555]/[.$B$1]" office:value-type="float" office:value="1971616.55327646" calcext:value-type="float">
            <text:p>1971616,55327646</text:p>
          </table:table-cell>
          <table:table-cell table:formula="of:=[.F555]-[.$B$5]*[.F555]+[.$B$7]*[.F555]*[.E555]/[.$B$1]" office:value-type="float" office:value="0.000000329560208613902" calcext:value-type="float">
            <text:p>3,29560208613902E-07</text:p>
          </table:table-cell>
          <table:table-cell table:formula="of:=[.G555]+[.$B$5]*[.F555]" office:value-type="float" office:value="8028383.44672321" calcext:value-type="float">
            <text:p>8028383,446723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56]+1" office:value-type="float" office:value="555" calcext:value-type="float">
            <text:p>555</text:p>
          </table:table-cell>
          <table:table-cell table:formula="of:=[.E556]-[.$B$7]*[.F556]*[.E556]/[.$B$1]" office:value-type="float" office:value="1971616.55327645" calcext:value-type="float">
            <text:p>1971616,55327645</text:p>
          </table:table-cell>
          <table:table-cell table:formula="of:=[.F556]-[.$B$5]*[.F556]+[.$B$7]*[.F556]*[.E556]/[.$B$1]" office:value-type="float" office:value="0.0000003095995150046" calcext:value-type="float">
            <text:p>3,095995150046E-07</text:p>
          </table:table-cell>
          <table:table-cell table:formula="of:=[.G556]+[.$B$5]*[.F556]" office:value-type="float" office:value="8028383.44672325" calcext:value-type="float">
            <text:p>8028383,446723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57]+1" office:value-type="float" office:value="556" calcext:value-type="float">
            <text:p>556</text:p>
          </table:table-cell>
          <table:table-cell table:formula="of:=[.E557]-[.$B$7]*[.F557]*[.E557]/[.$B$1]" office:value-type="float" office:value="1971616.55327643" calcext:value-type="float">
            <text:p>1971616,55327643</text:p>
          </table:table-cell>
          <table:table-cell table:formula="of:=[.F557]-[.$B$5]*[.F557]+[.$B$7]*[.F557]*[.E557]/[.$B$1]" office:value-type="float" office:value="0.000000290847794077529" calcext:value-type="float">
            <text:p>2,90847794077529E-07</text:p>
          </table:table-cell>
          <table:table-cell table:formula="of:=[.G557]+[.$B$5]*[.F557]" office:value-type="float" office:value="8028383.44672328" calcext:value-type="float">
            <text:p>8028383,4467232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58]+1" office:value-type="float" office:value="557" calcext:value-type="float">
            <text:p>557</text:p>
          </table:table-cell>
          <table:table-cell table:formula="of:=[.E558]-[.$B$7]*[.F558]*[.E558]/[.$B$1]" office:value-type="float" office:value="1971616.55327642" calcext:value-type="float">
            <text:p>1971616,55327642</text:p>
          </table:table-cell>
          <table:table-cell table:formula="of:=[.F558]-[.$B$5]*[.F558]+[.$B$7]*[.F558]*[.E558]/[.$B$1]" office:value-type="float" office:value="0.00000027323182117552" calcext:value-type="float">
            <text:p>2,7323182117552E-07</text:p>
          </table:table-cell>
          <table:table-cell table:formula="of:=[.G558]+[.$B$5]*[.F558]" office:value-type="float" office:value="8028383.44672331" calcext:value-type="float">
            <text:p>8028383,4467233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59]+1" office:value-type="float" office:value="558" calcext:value-type="float">
            <text:p>558</text:p>
          </table:table-cell>
          <table:table-cell table:formula="of:=[.E559]-[.$B$7]*[.F559]*[.E559]/[.$B$1]" office:value-type="float" office:value="1971616.55327641" calcext:value-type="float">
            <text:p>1971616,55327641</text:p>
          </table:table-cell>
          <table:table-cell table:formula="of:=[.F559]-[.$B$5]*[.F559]+[.$B$7]*[.F559]*[.E559]/[.$B$1]" office:value-type="float" office:value="0.000000256682806688198" calcext:value-type="float">
            <text:p>2,56682806688198E-07</text:p>
          </table:table-cell>
          <table:table-cell table:formula="of:=[.G559]+[.$B$5]*[.F559]" office:value-type="float" office:value="8028383.44672333" calcext:value-type="float">
            <text:p>8028383,446723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60]+1" office:value-type="float" office:value="559" calcext:value-type="float">
            <text:p>559</text:p>
          </table:table-cell>
          <table:table-cell table:formula="of:=[.E560]-[.$B$7]*[.F560]*[.E560]/[.$B$1]" office:value-type="float" office:value="1971616.5532764" calcext:value-type="float">
            <text:p>1971616,5532764</text:p>
          </table:table-cell>
          <table:table-cell table:formula="of:=[.F560]-[.$B$5]*[.F560]+[.$B$7]*[.F560]*[.E560]/[.$B$1]" office:value-type="float" office:value="0.000000241136127431537" calcext:value-type="float">
            <text:p>2,41136127431537E-07</text:p>
          </table:table-cell>
          <table:table-cell table:formula="of:=[.G560]+[.$B$5]*[.F560]" office:value-type="float" office:value="8028383.44672336" calcext:value-type="float">
            <text:p>8028383,446723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61]+1" office:value-type="float" office:value="560" calcext:value-type="float">
            <text:p>560</text:p>
          </table:table-cell>
          <table:table-cell table:formula="of:=[.E561]-[.$B$7]*[.F561]*[.E561]/[.$B$1]" office:value-type="float" office:value="1971616.55327639" calcext:value-type="float">
            <text:p>1971616,55327639</text:p>
          </table:table-cell>
          <table:table-cell table:formula="of:=[.F561]-[.$B$5]*[.F561]+[.$B$7]*[.F561]*[.E561]/[.$B$1]" office:value-type="float" office:value="0.000000226531074297123" calcext:value-type="float">
            <text:p>2,26531074297123E-07</text:p>
          </table:table-cell>
          <table:table-cell table:formula="of:=[.G561]+[.$B$5]*[.F561]" office:value-type="float" office:value="8028383.44672338" calcext:value-type="float">
            <text:p>8028383,4467233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62]+1" office:value-type="float" office:value="561" calcext:value-type="float">
            <text:p>561</text:p>
          </table:table-cell>
          <table:table-cell table:formula="of:=[.E562]-[.$B$7]*[.F562]*[.E562]/[.$B$1]" office:value-type="float" office:value="1971616.55327638" calcext:value-type="float">
            <text:p>1971616,55327638</text:p>
          </table:table-cell>
          <table:table-cell table:formula="of:=[.F562]-[.$B$5]*[.F562]+[.$B$7]*[.F562]*[.E562]/[.$B$1]" office:value-type="float" office:value="0.000000212810615185724" calcext:value-type="float">
            <text:p>2,12810615185724E-07</text:p>
          </table:table-cell>
          <table:table-cell table:formula="of:=[.G562]+[.$B$5]*[.F562]" office:value-type="float" office:value="8028383.44672341" calcext:value-type="float">
            <text:p>8028383,446723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63]+1" office:value-type="float" office:value="562" calcext:value-type="float">
            <text:p>562</text:p>
          </table:table-cell>
          <table:table-cell table:formula="of:=[.E563]-[.$B$7]*[.F563]*[.E563]/[.$B$1]" office:value-type="float" office:value="1971616.55327638" calcext:value-type="float">
            <text:p>1971616,55327638</text:p>
          </table:table-cell>
          <table:table-cell table:formula="of:=[.F563]-[.$B$5]*[.F563]+[.$B$7]*[.F563]*[.E563]/[.$B$1]" office:value-type="float" office:value="0.000000199921172299414" calcext:value-type="float">
            <text:p>1,99921172299414E-07</text:p>
          </table:table-cell>
          <table:table-cell table:formula="of:=[.G563]+[.$B$5]*[.F563]" office:value-type="float" office:value="8028383.44672343" calcext:value-type="float">
            <text:p>8028383,446723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64]+1" office:value-type="float" office:value="563" calcext:value-type="float">
            <text:p>563</text:p>
          </table:table-cell>
          <table:table-cell table:formula="of:=[.E564]-[.$B$7]*[.F564]*[.E564]/[.$B$1]" office:value-type="float" office:value="1971616.55327637" calcext:value-type="float">
            <text:p>1971616,55327637</text:p>
          </table:table-cell>
          <table:table-cell table:formula="of:=[.F564]-[.$B$5]*[.F564]+[.$B$7]*[.F564]*[.E564]/[.$B$1]" office:value-type="float" office:value="0.000000187812412922591" calcext:value-type="float">
            <text:p>1,87812412922591E-07</text:p>
          </table:table-cell>
          <table:table-cell table:formula="of:=[.G564]+[.$B$5]*[.F564]" office:value-type="float" office:value="8028383.44672345" calcext:value-type="float">
            <text:p>8028383,446723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65]+1" office:value-type="float" office:value="564" calcext:value-type="float">
            <text:p>564</text:p>
          </table:table-cell>
          <table:table-cell table:formula="of:=[.E565]-[.$B$7]*[.F565]*[.E565]/[.$B$1]" office:value-type="float" office:value="1971616.55327636" calcext:value-type="float">
            <text:p>1971616,55327636</text:p>
          </table:table-cell>
          <table:table-cell table:formula="of:=[.F565]-[.$B$5]*[.F565]+[.$B$7]*[.F565]*[.E565]/[.$B$1]" office:value-type="float" office:value="0.000000176437052874911" calcext:value-type="float">
            <text:p>1,76437052874911E-07</text:p>
          </table:table-cell>
          <table:table-cell table:formula="of:=[.G565]+[.$B$5]*[.F565]" office:value-type="float" office:value="8028383.44672346" calcext:value-type="float">
            <text:p>8028383,446723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66]+1" office:value-type="float" office:value="565" calcext:value-type="float">
            <text:p>565</text:p>
          </table:table-cell>
          <table:table-cell table:formula="of:=[.E566]-[.$B$7]*[.F566]*[.E566]/[.$B$1]" office:value-type="float" office:value="1971616.55327635" calcext:value-type="float">
            <text:p>1971616,55327635</text:p>
          </table:table-cell>
          <table:table-cell table:formula="of:=[.F566]-[.$B$5]*[.F566]+[.$B$7]*[.F566]*[.E566]/[.$B$1]" office:value-type="float" office:value="0.00000016575067186861" calcext:value-type="float">
            <text:p>1,6575067186861E-07</text:p>
          </table:table-cell>
          <table:table-cell table:formula="of:=[.G566]+[.$B$5]*[.F566]" office:value-type="float" office:value="8028383.44672348" calcext:value-type="float">
            <text:p>8028383,4467234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67]+1" office:value-type="float" office:value="566" calcext:value-type="float">
            <text:p>566</text:p>
          </table:table-cell>
          <table:table-cell table:formula="of:=[.E567]-[.$B$7]*[.F567]*[.E567]/[.$B$1]" office:value-type="float" office:value="1971616.55327635" calcext:value-type="float">
            <text:p>1971616,55327635</text:p>
          </table:table-cell>
          <table:table-cell table:formula="of:=[.F567]-[.$B$5]*[.F567]+[.$B$7]*[.F567]*[.E567]/[.$B$1]" office:value-type="float" office:value="0.000000155711540049205" calcext:value-type="float">
            <text:p>1,55711540049205E-07</text:p>
          </table:table-cell>
          <table:table-cell table:formula="of:=[.G567]+[.$B$5]*[.F567]" office:value-type="float" office:value="8028383.4467235" calcext:value-type="float">
            <text:p>8028383,44672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68]+1" office:value-type="float" office:value="567" calcext:value-type="float">
            <text:p>567</text:p>
          </table:table-cell>
          <table:table-cell table:formula="of:=[.E568]-[.$B$7]*[.F568]*[.E568]/[.$B$1]" office:value-type="float" office:value="1971616.55327634" calcext:value-type="float">
            <text:p>1971616,55327634</text:p>
          </table:table-cell>
          <table:table-cell table:formula="of:=[.F568]-[.$B$5]*[.F568]+[.$B$7]*[.F568]*[.E568]/[.$B$1]" office:value-type="float" office:value="0.000000146280455042228" calcext:value-type="float">
            <text:p>1,46280455042228E-07</text:p>
          </table:table-cell>
          <table:table-cell table:formula="of:=[.G568]+[.$B$5]*[.F568]" office:value-type="float" office:value="8028383.44672352" calcext:value-type="float">
            <text:p>8028383,446723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69]+1" office:value-type="float" office:value="568" calcext:value-type="float">
            <text:p>568</text:p>
          </table:table-cell>
          <table:table-cell table:formula="of:=[.E569]-[.$B$7]*[.F569]*[.E569]/[.$B$1]" office:value-type="float" office:value="1971616.55327633" calcext:value-type="float">
            <text:p>1971616,55327633</text:p>
          </table:table-cell>
          <table:table-cell table:formula="of:=[.F569]-[.$B$5]*[.F569]+[.$B$7]*[.F569]*[.E569]/[.$B$1]" office:value-type="float" office:value="0.000000137420588869646" calcext:value-type="float">
            <text:p>1,37420588869646E-07</text:p>
          </table:table-cell>
          <table:table-cell table:formula="of:=[.G569]+[.$B$5]*[.F569]" office:value-type="float" office:value="8028383.44672353" calcext:value-type="float">
            <text:p>8028383,446723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70]+1" office:value-type="float" office:value="569" calcext:value-type="float">
            <text:p>569</text:p>
          </table:table-cell>
          <table:table-cell table:formula="of:=[.E570]-[.$B$7]*[.F570]*[.E570]/[.$B$1]" office:value-type="float" office:value="1971616.55327633" calcext:value-type="float">
            <text:p>1971616,55327633</text:p>
          </table:table-cell>
          <table:table-cell table:formula="of:=[.F570]-[.$B$5]*[.F570]+[.$B$7]*[.F570]*[.E570]/[.$B$1]" office:value-type="float" office:value="0.000000129097344138209" calcext:value-type="float">
            <text:p>1,29097344138209E-07</text:p>
          </table:table-cell>
          <table:table-cell table:formula="of:=[.G570]+[.$B$5]*[.F570]" office:value-type="float" office:value="8028383.44672354" calcext:value-type="float">
            <text:p>8028383,4467235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71]+1" office:value-type="float" office:value="570" calcext:value-type="float">
            <text:p>570</text:p>
          </table:table-cell>
          <table:table-cell table:formula="of:=[.E571]-[.$B$7]*[.F571]*[.E571]/[.$B$1]" office:value-type="float" office:value="1971616.55327632" calcext:value-type="float">
            <text:p>1971616,55327632</text:p>
          </table:table-cell>
          <table:table-cell table:formula="of:=[.F571]-[.$B$5]*[.F571]+[.$B$7]*[.F571]*[.E571]/[.$B$1]" office:value-type="float" office:value="0.000000121278218938126" calcext:value-type="float">
            <text:p>1,21278218938126E-07</text:p>
          </table:table-cell>
          <table:table-cell table:formula="of:=[.G571]+[.$B$5]*[.F571]" office:value-type="float" office:value="8028383.44672356" calcext:value-type="float">
            <text:p>8028383,4467235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72]+1" office:value-type="float" office:value="571" calcext:value-type="float">
            <text:p>571</text:p>
          </table:table-cell>
          <table:table-cell table:formula="of:=[.E572]-[.$B$7]*[.F572]*[.E572]/[.$B$1]" office:value-type="float" office:value="1971616.55327632" calcext:value-type="float">
            <text:p>1971616,55327632</text:p>
          </table:table-cell>
          <table:table-cell table:formula="of:=[.F572]-[.$B$5]*[.F572]+[.$B$7]*[.F572]*[.E572]/[.$B$1]" office:value-type="float" office:value="0.000000113932679924519" calcext:value-type="float">
            <text:p>1,13932679924519E-07</text:p>
          </table:table-cell>
          <table:table-cell table:formula="of:=[.G572]+[.$B$5]*[.F572]" office:value-type="float" office:value="8028383.44672357" calcext:value-type="float">
            <text:p>8028383,446723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73]+1" office:value-type="float" office:value="572" calcext:value-type="float">
            <text:p>572</text:p>
          </table:table-cell>
          <table:table-cell table:formula="of:=[.E573]-[.$B$7]*[.F573]*[.E573]/[.$B$1]" office:value-type="float" office:value="1971616.55327631" calcext:value-type="float">
            <text:p>1971616,55327631</text:p>
          </table:table-cell>
          <table:table-cell table:formula="of:=[.F573]-[.$B$5]*[.F573]+[.$B$7]*[.F573]*[.E573]/[.$B$1]" office:value-type="float" office:value="0.000000107032043086034" calcext:value-type="float">
            <text:p>1,07032043086034E-07</text:p>
          </table:table-cell>
          <table:table-cell table:formula="of:=[.G573]+[.$B$5]*[.F573]" office:value-type="float" office:value="8028383.44672358" calcext:value-type="float">
            <text:p>8028383,4467235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74]+1" office:value-type="float" office:value="573" calcext:value-type="float">
            <text:p>573</text:p>
          </table:table-cell>
          <table:table-cell table:formula="of:=[.E574]-[.$B$7]*[.F574]*[.E574]/[.$B$1]" office:value-type="float" office:value="1971616.55327631" calcext:value-type="float">
            <text:p>1971616,55327631</text:p>
          </table:table-cell>
          <table:table-cell table:formula="of:=[.F574]-[.$B$5]*[.F574]+[.$B$7]*[.F574]*[.E574]/[.$B$1]" office:value-type="float" office:value="0.000000100549361735018" calcext:value-type="float">
            <text:p>1,00549361735018E-07</text:p>
          </table:table-cell>
          <table:table-cell table:formula="of:=[.G574]+[.$B$5]*[.F574]" office:value-type="float" office:value="8028383.44672359" calcext:value-type="float">
            <text:p>8028383,446723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75]+1" office:value-type="float" office:value="574" calcext:value-type="float">
            <text:p>574</text:p>
          </table:table-cell>
          <table:table-cell table:formula="of:=[.E575]-[.$B$7]*[.F575]*[.E575]/[.$B$1]" office:value-type="float" office:value="1971616.55327631" calcext:value-type="float">
            <text:p>1971616,55327631</text:p>
          </table:table-cell>
          <table:table-cell table:formula="of:=[.F575]-[.$B$5]*[.F575]+[.$B$7]*[.F575]*[.E575]/[.$B$1]" office:value-type="float" office:value="0.0000000944593212818792" calcext:value-type="float">
            <text:p>9,44593212818792E-08</text:p>
          </table:table-cell>
          <table:table-cell table:formula="of:=[.G575]+[.$B$5]*[.F575]" office:value-type="float" office:value="8028383.4467236" calcext:value-type="float">
            <text:p>8028383,44672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76]+1" office:value-type="float" office:value="575" calcext:value-type="float">
            <text:p>575</text:p>
          </table:table-cell>
          <table:table-cell table:formula="of:=[.E576]-[.$B$7]*[.F576]*[.E576]/[.$B$1]" office:value-type="float" office:value="1971616.5532763" calcext:value-type="float">
            <text:p>1971616,5532763</text:p>
          </table:table-cell>
          <table:table-cell table:formula="of:=[.F576]-[.$B$5]*[.F576]+[.$B$7]*[.F576]*[.E576]/[.$B$1]" office:value-type="float" office:value="0.0000000887381403827032" calcext:value-type="float">
            <text:p>8,87381403827032E-08</text:p>
          </table:table-cell>
          <table:table-cell table:formula="of:=[.G576]+[.$B$5]*[.F576]" office:value-type="float" office:value="8028383.44672361" calcext:value-type="float">
            <text:p>8028383,4467236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77]+1" office:value-type="float" office:value="576" calcext:value-type="float">
            <text:p>576</text:p>
          </table:table-cell>
          <table:table-cell table:formula="of:=[.E577]-[.$B$7]*[.F577]*[.E577]/[.$B$1]" office:value-type="float" office:value="1971616.5532763" calcext:value-type="float">
            <text:p>1971616,5532763</text:p>
          </table:table-cell>
          <table:table-cell table:formula="of:=[.F577]-[.$B$5]*[.F577]+[.$B$7]*[.F577]*[.E577]/[.$B$1]" office:value-type="float" office:value="0.0000000833634780741428" calcext:value-type="float">
            <text:p>8,33634780741428E-08</text:p>
          </table:table-cell>
          <table:table-cell table:formula="of:=[.G577]+[.$B$5]*[.F577]" office:value-type="float" office:value="8028383.44672362" calcext:value-type="float">
            <text:p>8028383,4467236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78]+1" office:value-type="float" office:value="577" calcext:value-type="float">
            <text:p>577</text:p>
          </table:table-cell>
          <table:table-cell table:formula="of:=[.E578]-[.$B$7]*[.F578]*[.E578]/[.$B$1]" office:value-type="float" office:value="1971616.5532763" calcext:value-type="float">
            <text:p>1971616,5532763</text:p>
          </table:table-cell>
          <table:table-cell table:formula="of:=[.F578]-[.$B$5]*[.F578]+[.$B$7]*[.F578]*[.E578]/[.$B$1]" office:value-type="float" office:value="0.0000000783143465329218" calcext:value-type="float">
            <text:p>7,83143465329218E-08</text:p>
          </table:table-cell>
          <table:table-cell table:formula="of:=[.G578]+[.$B$5]*[.F578]" office:value-type="float" office:value="8028383.44672363" calcext:value-type="float">
            <text:p>8028383,446723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79]+1" office:value-type="float" office:value="578" calcext:value-type="float">
            <text:p>578</text:p>
          </table:table-cell>
          <table:table-cell table:formula="of:=[.E579]-[.$B$7]*[.F579]*[.E579]/[.$B$1]" office:value-type="float" office:value="1971616.55327629" calcext:value-type="float">
            <text:p>1971616,55327629</text:p>
          </table:table-cell>
          <table:table-cell table:formula="of:=[.F579]-[.$B$5]*[.F579]+[.$B$7]*[.F579]*[.E579]/[.$B$1]" office:value-type="float" office:value="0.0000000735710291192961" calcext:value-type="float">
            <text:p>7,35710291192961E-08</text:p>
          </table:table-cell>
          <table:table-cell table:formula="of:=[.G579]+[.$B$5]*[.F579]" office:value-type="float" office:value="8028383.44672363" calcext:value-type="float">
            <text:p>8028383,446723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80]+1" office:value-type="float" office:value="579" calcext:value-type="float">
            <text:p>579</text:p>
          </table:table-cell>
          <table:table-cell table:formula="of:=[.E580]-[.$B$7]*[.F580]*[.E580]/[.$B$1]" office:value-type="float" office:value="1971616.55327629" calcext:value-type="float">
            <text:p>1971616,55327629</text:p>
          </table:table-cell>
          <table:table-cell table:formula="of:=[.F580]-[.$B$5]*[.F580]+[.$B$7]*[.F580]*[.E580]/[.$B$1]" office:value-type="float" office:value="0.00000006911500338443" calcext:value-type="float">
            <text:p>6,911500338443E-08</text:p>
          </table:table-cell>
          <table:table-cell table:formula="of:=[.G580]+[.$B$5]*[.F580]" office:value-type="float" office:value="8028383.44672364" calcext:value-type="float">
            <text:p>8028383,446723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81]+1" office:value-type="float" office:value="580" calcext:value-type="float">
            <text:p>580</text:p>
          </table:table-cell>
          <table:table-cell table:formula="of:=[.E581]-[.$B$7]*[.F581]*[.E581]/[.$B$1]" office:value-type="float" office:value="1971616.55327629" calcext:value-type="float">
            <text:p>1971616,55327629</text:p>
          </table:table-cell>
          <table:table-cell table:formula="of:=[.F581]-[.$B$5]*[.F581]+[.$B$7]*[.F581]*[.E581]/[.$B$1]" office:value-type="float" office:value="0.0000000649288687410368" calcext:value-type="float">
            <text:p>6,49288687410368E-08</text:p>
          </table:table-cell>
          <table:table-cell table:formula="of:=[.G581]+[.$B$5]*[.F581]" office:value-type="float" office:value="8028383.44672365" calcext:value-type="float">
            <text:p>8028383,4467236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82]+1" office:value-type="float" office:value="581" calcext:value-type="float">
            <text:p>581</text:p>
          </table:table-cell>
          <table:table-cell table:formula="of:=[.E582]-[.$B$7]*[.F582]*[.E582]/[.$B$1]" office:value-type="float" office:value="1971616.55327628" calcext:value-type="float">
            <text:p>1971616,55327628</text:p>
          </table:table-cell>
          <table:table-cell table:formula="of:=[.F582]-[.$B$5]*[.F582]+[.$B$7]*[.F582]*[.E582]/[.$B$1]" office:value-type="float" office:value="0.0000000609962785148398" calcext:value-type="float">
            <text:p>6,09962785148398E-08</text:p>
          </table:table-cell>
          <table:table-cell table:formula="of:=[.G582]+[.$B$5]*[.F582]" office:value-type="float" office:value="8028383.44672366" calcext:value-type="float">
            <text:p>8028383,446723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83]+1" office:value-type="float" office:value="582" calcext:value-type="float">
            <text:p>582</text:p>
          </table:table-cell>
          <table:table-cell table:formula="of:=[.E583]-[.$B$7]*[.F583]*[.E583]/[.$B$1]" office:value-type="float" office:value="1971616.55327628" calcext:value-type="float">
            <text:p>1971616,55327628</text:p>
          </table:table-cell>
          <table:table-cell table:formula="of:=[.F583]-[.$B$5]*[.F583]+[.$B$7]*[.F583]*[.E583]/[.$B$1]" office:value-type="float" office:value="0.000000057301876111518" calcext:value-type="float">
            <text:p>5,7301876111518E-08</text:p>
          </table:table-cell>
          <table:table-cell table:formula="of:=[.G583]+[.$B$5]*[.F583]" office:value-type="float" office:value="8028383.44672366" calcext:value-type="float">
            <text:p>8028383,446723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84]+1" office:value-type="float" office:value="583" calcext:value-type="float">
            <text:p>583</text:p>
          </table:table-cell>
          <table:table-cell table:formula="of:=[.E584]-[.$B$7]*[.F584]*[.E584]/[.$B$1]" office:value-type="float" office:value="1971616.55327628" calcext:value-type="float">
            <text:p>1971616,55327628</text:p>
          </table:table-cell>
          <table:table-cell table:formula="of:=[.F584]-[.$B$5]*[.F584]+[.$B$7]*[.F584]*[.E584]/[.$B$1]" office:value-type="float" office:value="0.0000000538312350498713" calcext:value-type="float">
            <text:p>5,38312350498713E-08</text:p>
          </table:table-cell>
          <table:table-cell table:formula="of:=[.G584]+[.$B$5]*[.F584]" office:value-type="float" office:value="8028383.44672367" calcext:value-type="float">
            <text:p>8028383,4467236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85]+1" office:value-type="float" office:value="584" calcext:value-type="float">
            <text:p>584</text:p>
          </table:table-cell>
          <table:table-cell table:formula="of:=[.E585]-[.$B$7]*[.F585]*[.E585]/[.$B$1]" office:value-type="float" office:value="1971616.55327628" calcext:value-type="float">
            <text:p>1971616,55327628</text:p>
          </table:table-cell>
          <table:table-cell table:formula="of:=[.F585]-[.$B$5]*[.F585]+[.$B$7]*[.F585]*[.E585]/[.$B$1]" office:value-type="float" office:value="0.0000000505708026270368" calcext:value-type="float">
            <text:p>5,05708026270368E-08</text:p>
          </table:table-cell>
          <table:table-cell table:formula="of:=[.G585]+[.$B$5]*[.F585]" office:value-type="float" office:value="8028383.44672367" calcext:value-type="float">
            <text:p>8028383,4467236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86]+1" office:value-type="float" office:value="585" calcext:value-type="float">
            <text:p>585</text:p>
          </table:table-cell>
          <table:table-cell table:formula="of:=[.E586]-[.$B$7]*[.F586]*[.E586]/[.$B$1]" office:value-type="float" office:value="1971616.55327628" calcext:value-type="float">
            <text:p>1971616,55327628</text:p>
          </table:table-cell>
          <table:table-cell table:formula="of:=[.F586]-[.$B$5]*[.F586]+[.$B$7]*[.F586]*[.E586]/[.$B$1]" office:value-type="float" office:value="0.0000000475078469957718" calcext:value-type="float">
            <text:p>4,75078469957718E-08</text:p>
          </table:table-cell>
          <table:table-cell table:formula="of:=[.G586]+[.$B$5]*[.F586]" office:value-type="float" office:value="8028383.44672368" calcext:value-type="float">
            <text:p>8028383,446723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87]+1" office:value-type="float" office:value="586" calcext:value-type="float">
            <text:p>586</text:p>
          </table:table-cell>
          <table:table-cell table:formula="of:=[.E587]-[.$B$7]*[.F587]*[.E587]/[.$B$1]" office:value-type="float" office:value="1971616.55327627" calcext:value-type="float">
            <text:p>1971616,55327627</text:p>
          </table:table-cell>
          <table:table-cell table:formula="of:=[.F587]-[.$B$5]*[.F587]+[.$B$7]*[.F587]*[.E587]/[.$B$1]" office:value-type="float" office:value="0.0000000446304074471422" calcext:value-type="float">
            <text:p>4,46304074471422E-08</text:p>
          </table:table-cell>
          <table:table-cell table:formula="of:=[.G587]+[.$B$5]*[.F587]" office:value-type="float" office:value="8028383.44672368" calcext:value-type="float">
            <text:p>8028383,446723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88]+1" office:value-type="float" office:value="587" calcext:value-type="float">
            <text:p>587</text:p>
          </table:table-cell>
          <table:table-cell table:formula="of:=[.E588]-[.$B$7]*[.F588]*[.E588]/[.$B$1]" office:value-type="float" office:value="1971616.55327627" calcext:value-type="float">
            <text:p>1971616,55327627</text:p>
          </table:table-cell>
          <table:table-cell table:formula="of:=[.F588]-[.$B$5]*[.F588]+[.$B$7]*[.F588]*[.E588]/[.$B$1]" office:value-type="float" office:value="0.000000041927247704473" calcext:value-type="float">
            <text:p>4,1927247704473E-08</text:p>
          </table:table-cell>
          <table:table-cell table:formula="of:=[.G588]+[.$B$5]*[.F588]" office:value-type="float" office:value="8028383.44672369" calcext:value-type="float">
            <text:p>8028383,446723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89]+1" office:value-type="float" office:value="588" calcext:value-type="float">
            <text:p>588</text:p>
          </table:table-cell>
          <table:table-cell table:formula="of:=[.E589]-[.$B$7]*[.F589]*[.E589]/[.$B$1]" office:value-type="float" office:value="1971616.55327627" calcext:value-type="float">
            <text:p>1971616,55327627</text:p>
          </table:table-cell>
          <table:table-cell table:formula="of:=[.F589]-[.$B$5]*[.F589]+[.$B$7]*[.F589]*[.E589]/[.$B$1]" office:value-type="float" office:value="0.0000000393878120461748" calcext:value-type="float">
            <text:p>3,93878120461748E-08</text:p>
          </table:table-cell>
          <table:table-cell table:formula="of:=[.G589]+[.$B$5]*[.F589]" office:value-type="float" office:value="8028383.44672369" calcext:value-type="float">
            <text:p>8028383,446723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90]+1" office:value-type="float" office:value="589" calcext:value-type="float">
            <text:p>589</text:p>
          </table:table-cell>
          <table:table-cell table:formula="of:=[.E590]-[.$B$7]*[.F590]*[.E590]/[.$B$1]" office:value-type="float" office:value="1971616.55327627" calcext:value-type="float">
            <text:p>1971616,55327627</text:p>
          </table:table-cell>
          <table:table-cell table:formula="of:=[.F590]-[.$B$5]*[.F590]+[.$B$7]*[.F590]*[.E590]/[.$B$1]" office:value-type="float" office:value="0.0000000370021840861087" calcext:value-type="float">
            <text:p>3,70021840861087E-08</text:p>
          </table:table-cell>
          <table:table-cell table:formula="of:=[.G590]+[.$B$5]*[.F590]" office:value-type="float" office:value="8028383.44672369" calcext:value-type="float">
            <text:p>8028383,446723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91]+1" office:value-type="float" office:value="590" calcext:value-type="float">
            <text:p>590</text:p>
          </table:table-cell>
          <table:table-cell table:formula="of:=[.E591]-[.$B$7]*[.F591]*[.E591]/[.$B$1]" office:value-type="float" office:value="1971616.55327627" calcext:value-type="float">
            <text:p>1971616,55327627</text:p>
          </table:table-cell>
          <table:table-cell table:formula="of:=[.F591]-[.$B$5]*[.F591]+[.$B$7]*[.F591]*[.E591]/[.$B$1]" office:value-type="float" office:value="0.0000000347610480505288" calcext:value-type="float">
            <text:p>3,47610480505288E-08</text:p>
          </table:table-cell>
          <table:table-cell table:formula="of:=[.G591]+[.$B$5]*[.F591]" office:value-type="float" office:value="8028383.4467237" calcext:value-type="float">
            <text:p>8028383,446723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92]+1" office:value-type="float" office:value="591" calcext:value-type="float">
            <text:p>591</text:p>
          </table:table-cell>
          <table:table-cell table:formula="of:=[.E592]-[.$B$7]*[.F592]*[.E592]/[.$B$1]" office:value-type="float" office:value="1971616.55327627" calcext:value-type="float">
            <text:p>1971616,55327627</text:p>
          </table:table-cell>
          <table:table-cell table:formula="of:=[.F592]-[.$B$5]*[.F592]+[.$B$7]*[.F592]*[.E592]/[.$B$1]" office:value-type="float" office:value="0.000000032655652400389" calcext:value-type="float">
            <text:p>3,2655652400389E-08</text:p>
          </table:table-cell>
          <table:table-cell table:formula="of:=[.G592]+[.$B$5]*[.F592]" office:value-type="float" office:value="8028383.4467237" calcext:value-type="float">
            <text:p>8028383,446723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93]+1" office:value-type="float" office:value="592" calcext:value-type="float">
            <text:p>592</text:p>
          </table:table-cell>
          <table:table-cell table:formula="of:=[.E593]-[.$B$7]*[.F593]*[.E593]/[.$B$1]" office:value-type="float" office:value="1971616.55327626" calcext:value-type="float">
            <text:p>1971616,55327626</text:p>
          </table:table-cell>
          <table:table-cell table:formula="of:=[.F593]-[.$B$5]*[.F593]+[.$B$7]*[.F593]*[.E593]/[.$B$1]" office:value-type="float" office:value="0.000000030677775656963" calcext:value-type="float">
            <text:p>3,0677775656963E-08</text:p>
          </table:table-cell>
          <table:table-cell table:formula="of:=[.G593]+[.$B$5]*[.F593]" office:value-type="float" office:value="8028383.44672371" calcext:value-type="float">
            <text:p>8028383,446723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94]+1" office:value-type="float" office:value="593" calcext:value-type="float">
            <text:p>593</text:p>
          </table:table-cell>
          <table:table-cell table:formula="of:=[.E594]-[.$B$7]*[.F594]*[.E594]/[.$B$1]" office:value-type="float" office:value="1971616.55327626" calcext:value-type="float">
            <text:p>1971616,55327626</text:p>
          </table:table-cell>
          <table:table-cell table:formula="of:=[.F594]-[.$B$5]*[.F594]+[.$B$7]*[.F594]*[.E594]/[.$B$1]" office:value-type="float" office:value="0.000000028819694297326" calcext:value-type="float">
            <text:p>2,8819694297326E-08</text:p>
          </table:table-cell>
          <table:table-cell table:formula="of:=[.G594]+[.$B$5]*[.F594]" office:value-type="float" office:value="8028383.44672371" calcext:value-type="float">
            <text:p>8028383,446723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95]+1" office:value-type="float" office:value="594" calcext:value-type="float">
            <text:p>594</text:p>
          </table:table-cell>
          <table:table-cell table:formula="of:=[.E595]-[.$B$7]*[.F595]*[.E595]/[.$B$1]" office:value-type="float" office:value="1971616.55327626" calcext:value-type="float">
            <text:p>1971616,55327626</text:p>
          </table:table-cell>
          <table:table-cell table:formula="of:=[.F595]-[.$B$5]*[.F595]+[.$B$7]*[.F595]*[.E595]/[.$B$1]" office:value-type="float" office:value="0.0000000270741525943327" calcext:value-type="float">
            <text:p>2,70741525943327E-08</text:p>
          </table:table-cell>
          <table:table-cell table:formula="of:=[.G595]+[.$B$5]*[.F595]" office:value-type="float" office:value="8028383.44672371" calcext:value-type="float">
            <text:p>8028383,446723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96]+1" office:value-type="float" office:value="595" calcext:value-type="float">
            <text:p>595</text:p>
          </table:table-cell>
          <table:table-cell table:formula="of:=[.E596]-[.$B$7]*[.F596]*[.E596]/[.$B$1]" office:value-type="float" office:value="1971616.55327626" calcext:value-type="float">
            <text:p>1971616,55327626</text:p>
          </table:table-cell>
          <table:table-cell table:formula="of:=[.F596]-[.$B$5]*[.F596]+[.$B$7]*[.F596]*[.E596]/[.$B$1]" office:value-type="float" office:value="0.0000000254343342833178" calcext:value-type="float">
            <text:p>2,54343342833178E-08</text:p>
          </table:table-cell>
          <table:table-cell table:formula="of:=[.G596]+[.$B$5]*[.F596]" office:value-type="float" office:value="8028383.44672371" calcext:value-type="float">
            <text:p>8028383,446723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97]+1" office:value-type="float" office:value="596" calcext:value-type="float">
            <text:p>596</text:p>
          </table:table-cell>
          <table:table-cell table:formula="of:=[.E597]-[.$B$7]*[.F597]*[.E597]/[.$B$1]" office:value-type="float" office:value="1971616.55327626" calcext:value-type="float">
            <text:p>1971616,55327626</text:p>
          </table:table-cell>
          <table:table-cell table:formula="of:=[.F597]-[.$B$5]*[.F597]+[.$B$7]*[.F597]*[.E597]/[.$B$1]" office:value-type="float" office:value="0.000000023893835944877" calcext:value-type="float">
            <text:p>2,3893835944877E-08</text:p>
          </table:table-cell>
          <table:table-cell table:formula="of:=[.G597]+[.$B$5]*[.F597]" office:value-type="float" office:value="8028383.44672372" calcext:value-type="float">
            <text:p>8028383,446723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98]+1" office:value-type="float" office:value="597" calcext:value-type="float">
            <text:p>597</text:p>
          </table:table-cell>
          <table:table-cell table:formula="of:=[.E598]-[.$B$7]*[.F598]*[.E598]/[.$B$1]" office:value-type="float" office:value="1971616.55327626" calcext:value-type="float">
            <text:p>1971616,55327626</text:p>
          </table:table-cell>
          <table:table-cell table:formula="of:=[.F598]-[.$B$5]*[.F598]+[.$B$7]*[.F598]*[.E598]/[.$B$1]" office:value-type="float" office:value="0.000000022446641999793" calcext:value-type="float">
            <text:p>2,2446641999793E-08</text:p>
          </table:table-cell>
          <table:table-cell table:formula="of:=[.G598]+[.$B$5]*[.F598]" office:value-type="float" office:value="8028383.44672372" calcext:value-type="float">
            <text:p>8028383,446723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99]+1" office:value-type="float" office:value="598" calcext:value-type="float">
            <text:p>598</text:p>
          </table:table-cell>
          <table:table-cell table:formula="of:=[.E599]-[.$B$7]*[.F599]*[.E599]/[.$B$1]" office:value-type="float" office:value="1971616.55327626" calcext:value-type="float">
            <text:p>1971616,55327626</text:p>
          </table:table-cell>
          <table:table-cell table:formula="of:=[.F599]-[.$B$5]*[.F599]+[.$B$7]*[.F599]*[.E599]/[.$B$1]" office:value-type="float" office:value="0.0000000210871012184589" calcext:value-type="float">
            <text:p>2,10871012184589E-08</text:p>
          </table:table-cell>
          <table:table-cell table:formula="of:=[.G599]+[.$B$5]*[.F599]" office:value-type="float" office:value="8028383.44672372" calcext:value-type="float">
            <text:p>8028383,446723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00]+1" office:value-type="float" office:value="599" calcext:value-type="float">
            <text:p>599</text:p>
          </table:table-cell>
          <table:table-cell table:formula="of:=[.E600]-[.$B$7]*[.F600]*[.E600]/[.$B$1]" office:value-type="float" office:value="1971616.55327626" calcext:value-type="float">
            <text:p>1971616,55327626</text:p>
          </table:table-cell>
          <table:table-cell table:formula="of:=[.F600]-[.$B$5]*[.F600]+[.$B$7]*[.F600]*[.E600]/[.$B$1]" office:value-type="float" office:value="0.0000000198099046530715" calcext:value-type="float">
            <text:p>1,98099046530715E-08</text:p>
          </table:table-cell>
          <table:table-cell table:formula="of:=[.G600]+[.$B$5]*[.F600]" office:value-type="float" office:value="8028383.44672372" calcext:value-type="float">
            <text:p>8028383,446723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01]+1" office:value-type="float" office:value="600" calcext:value-type="float">
            <text:p>600</text:p>
          </table:table-cell>
          <table:table-cell table:formula="of:=[.E601]-[.$B$7]*[.F601]*[.E601]/[.$B$1]" office:value-type="float" office:value="1971616.55327626" calcext:value-type="float">
            <text:p>1971616,55327626</text:p>
          </table:table-cell>
          <table:table-cell table:formula="of:=[.F601]-[.$B$5]*[.F601]+[.$B$7]*[.F601]*[.E601]/[.$B$1]" office:value-type="float" office:value="0.0000000186100649064208" calcext:value-type="float">
            <text:p>1,86100649064208E-08</text:p>
          </table:table-cell>
          <table:table-cell table:formula="of:=[.G601]+[.$B$5]*[.F601]" office:value-type="float" office:value="8028383.44672373" calcext:value-type="float">
            <text:p>8028383,446723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02]+1" office:value-type="float" office:value="601" calcext:value-type="float">
            <text:p>601</text:p>
          </table:table-cell>
          <table:table-cell table:formula="of:=[.E602]-[.$B$7]*[.F602]*[.E602]/[.$B$1]" office:value-type="float" office:value="1971616.55327626" calcext:value-type="float">
            <text:p>1971616,55327626</text:p>
          </table:table-cell>
          <table:table-cell table:formula="of:=[.F602]-[.$B$5]*[.F602]+[.$B$7]*[.F602]*[.E602]/[.$B$1]" office:value-type="float" office:value="0.0000000174828966563196" calcext:value-type="float">
            <text:p>1,74828966563196E-08</text:p>
          </table:table-cell>
          <table:table-cell table:formula="of:=[.G602]+[.$B$5]*[.F602]" office:value-type="float" office:value="8028383.44672373" calcext:value-type="float">
            <text:p>8028383,446723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03]+1" office:value-type="float" office:value="602" calcext:value-type="float">
            <text:p>602</text:p>
          </table:table-cell>
          <table:table-cell table:formula="of:=[.E603]-[.$B$7]*[.F603]*[.E603]/[.$B$1]" office:value-type="float" office:value="1971616.55327626" calcext:value-type="float">
            <text:p>1971616,55327626</text:p>
          </table:table-cell>
          <table:table-cell table:formula="of:=[.F603]-[.$B$5]*[.F603]+[.$B$7]*[.F603]*[.E603]/[.$B$1]" office:value-type="float" office:value="0.000000016423998359624" calcext:value-type="float">
            <text:p>1,6423998359624E-08</text:p>
          </table:table-cell>
          <table:table-cell table:formula="of:=[.G603]+[.$B$5]*[.F603]" office:value-type="float" office:value="8028383.44672373" calcext:value-type="float">
            <text:p>8028383,446723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04]+1" office:value-type="float" office:value="603" calcext:value-type="float">
            <text:p>603</text:p>
          </table:table-cell>
          <table:table-cell table:formula="of:=[.E604]-[.$B$7]*[.F604]*[.E604]/[.$B$1]" office:value-type="float" office:value="1971616.55327625" calcext:value-type="float">
            <text:p>1971616,55327625</text:p>
          </table:table-cell>
          <table:table-cell table:formula="of:=[.F604]-[.$B$5]*[.F604]+[.$B$7]*[.F604]*[.E604]/[.$B$1]" office:value-type="float" office:value="0.0000000154292350643979" calcext:value-type="float">
            <text:p>1,54292350643979E-08</text:p>
          </table:table-cell>
          <table:table-cell table:formula="of:=[.G604]+[.$B$5]*[.F604]" office:value-type="float" office:value="8028383.44672373" calcext:value-type="float">
            <text:p>8028383,446723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05]+1" office:value-type="float" office:value="604" calcext:value-type="float">
            <text:p>604</text:p>
          </table:table-cell>
          <table:table-cell table:formula="of:=[.E605]-[.$B$7]*[.F605]*[.E605]/[.$B$1]" office:value-type="float" office:value="1971616.55327625" calcext:value-type="float">
            <text:p>1971616,55327625</text:p>
          </table:table-cell>
          <table:table-cell table:formula="of:=[.F605]-[.$B$5]*[.F605]+[.$B$7]*[.F605]*[.E605]/[.$B$1]" office:value-type="float" office:value="0.0000000144947222631053" calcext:value-type="float">
            <text:p>1,44947222631053E-08</text:p>
          </table:table-cell>
          <table:table-cell table:formula="of:=[.G605]+[.$B$5]*[.F605]" office:value-type="float" office:value="8028383.44672373" calcext:value-type="float">
            <text:p>8028383,446723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06]+1" office:value-type="float" office:value="605" calcext:value-type="float">
            <text:p>605</text:p>
          </table:table-cell>
          <table:table-cell table:formula="of:=[.E606]-[.$B$7]*[.F606]*[.E606]/[.$B$1]" office:value-type="float" office:value="1971616.55327625" calcext:value-type="float">
            <text:p>1971616,55327625</text:p>
          </table:table-cell>
          <table:table-cell table:formula="of:=[.F606]-[.$B$5]*[.F606]+[.$B$7]*[.F606]*[.E606]/[.$B$1]" office:value-type="float" office:value="0.0000000136168107237764" calcext:value-type="float">
            <text:p>1,36168107237764E-08</text:p>
          </table:table-cell>
          <table:table-cell table:formula="of:=[.G606]+[.$B$5]*[.F606]" office:value-type="float" office:value="8028383.44672374" calcext:value-type="float">
            <text:p>8028383,446723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07]+1" office:value-type="float" office:value="606" calcext:value-type="float">
            <text:p>606</text:p>
          </table:table-cell>
          <table:table-cell table:formula="of:=[.E607]-[.$B$7]*[.F607]*[.E607]/[.$B$1]" office:value-type="float" office:value="1971616.55327625" calcext:value-type="float">
            <text:p>1971616,55327625</text:p>
          </table:table-cell>
          <table:table-cell table:formula="of:=[.F607]-[.$B$5]*[.F607]+[.$B$7]*[.F607]*[.E607]/[.$B$1]" office:value-type="float" office:value="0.0000000127920722399153" calcext:value-type="float">
            <text:p>1,27920722399153E-08</text:p>
          </table:table-cell>
          <table:table-cell table:formula="of:=[.G607]+[.$B$5]*[.F607]" office:value-type="float" office:value="8028383.44672374" calcext:value-type="float">
            <text:p>8028383,446723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08]+1" office:value-type="float" office:value="607" calcext:value-type="float">
            <text:p>607</text:p>
          </table:table-cell>
          <table:table-cell table:formula="of:=[.E608]-[.$B$7]*[.F608]*[.E608]/[.$B$1]" office:value-type="float" office:value="1971616.55327625" calcext:value-type="float">
            <text:p>1971616,55327625</text:p>
          </table:table-cell>
          <table:table-cell table:formula="of:=[.F608]-[.$B$5]*[.F608]+[.$B$7]*[.F608]*[.E608]/[.$B$1]" office:value-type="float" office:value="0.0000000120172862435022" calcext:value-type="float">
            <text:p>1,20172862435022E-08</text:p>
          </table:table-cell>
          <table:table-cell table:formula="of:=[.G608]+[.$B$5]*[.F608]" office:value-type="float" office:value="8028383.44672374" calcext:value-type="float">
            <text:p>8028383,446723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09]+1" office:value-type="float" office:value="608" calcext:value-type="float">
            <text:p>608</text:p>
          </table:table-cell>
          <table:table-cell table:formula="of:=[.E609]-[.$B$7]*[.F609]*[.E609]/[.$B$1]" office:value-type="float" office:value="1971616.55327625" calcext:value-type="float">
            <text:p>1971616,55327625</text:p>
          </table:table-cell>
          <table:table-cell table:formula="of:=[.F609]-[.$B$5]*[.F609]+[.$B$7]*[.F609]*[.E609]/[.$B$1]" office:value-type="float" office:value="0.0000000112894272288149" calcext:value-type="float">
            <text:p>1,12894272288149E-08</text:p>
          </table:table-cell>
          <table:table-cell table:formula="of:=[.G609]+[.$B$5]*[.F609]" office:value-type="float" office:value="8028383.44672374" calcext:value-type="float">
            <text:p>8028383,446723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10]+1" office:value-type="float" office:value="609" calcext:value-type="float">
            <text:p>609</text:p>
          </table:table-cell>
          <table:table-cell table:formula="of:=[.E610]-[.$B$7]*[.F610]*[.E610]/[.$B$1]" office:value-type="float" office:value="1971616.55327625" calcext:value-type="float">
            <text:p>1971616,55327625</text:p>
          </table:table-cell>
          <table:table-cell table:formula="of:=[.F610]-[.$B$5]*[.F610]+[.$B$7]*[.F610]*[.E610]/[.$B$1]" office:value-type="float" office:value="0.0000000106056529379602" calcext:value-type="float">
            <text:p>1,06056529379602E-08</text:p>
          </table:table-cell>
          <table:table-cell table:formula="of:=[.G610]+[.$B$5]*[.F610]" office:value-type="float" office:value="8028383.44672374" calcext:value-type="float">
            <text:p>8028383,446723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11]+1" office:value-type="float" office:value="610" calcext:value-type="float">
            <text:p>610</text:p>
          </table:table-cell>
          <table:table-cell table:formula="of:=[.E611]-[.$B$7]*[.F611]*[.E611]/[.$B$1]" office:value-type="float" office:value="1971616.55327625" calcext:value-type="float">
            <text:p>1971616,55327625</text:p>
          </table:table-cell>
          <table:table-cell table:formula="of:=[.F611]-[.$B$5]*[.F611]+[.$B$7]*[.F611]*[.E611]/[.$B$1]" office:value-type="float" office:value="0.0000000099632932619799" calcext:value-type="float">
            <text:p>9,9632932619799E-09</text:p>
          </table:table-cell>
          <table:table-cell table:formula="of:=[.G611]+[.$B$5]*[.F611]" office:value-type="float" office:value="8028383.44672374" calcext:value-type="float">
            <text:p>8028383,446723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12]+1" office:value-type="float" office:value="611" calcext:value-type="float">
            <text:p>611</text:p>
          </table:table-cell>
          <table:table-cell table:formula="of:=[.E612]-[.$B$7]*[.F612]*[.E612]/[.$B$1]" office:value-type="float" office:value="1971616.55327625" calcext:value-type="float">
            <text:p>1971616,55327625</text:p>
          </table:table-cell>
          <table:table-cell table:formula="of:=[.F612]-[.$B$5]*[.F612]+[.$B$7]*[.F612]*[.E612]/[.$B$1]" office:value-type="float" office:value="0.00000000935983981419122" calcext:value-type="float">
            <text:p>9,35983981419122E-09</text:p>
          </table:table-cell>
          <table:table-cell table:formula="of:=[.G612]+[.$B$5]*[.F612]" office:value-type="float" office:value="8028383.44672374" calcext:value-type="float">
            <text:p>8028383,446723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13]+1" office:value-type="float" office:value="612" calcext:value-type="float">
            <text:p>612</text:p>
          </table:table-cell>
          <table:table-cell table:formula="of:=[.E613]-[.$B$7]*[.F613]*[.E613]/[.$B$1]" office:value-type="float" office:value="1971616.55327625" calcext:value-type="float">
            <text:p>1971616,55327625</text:p>
          </table:table-cell>
          <table:table-cell table:formula="of:=[.F613]-[.$B$5]*[.F613]+[.$B$7]*[.F613]*[.E613]/[.$B$1]" office:value-type="float" office:value="0.00000000879293613504556" calcext:value-type="float">
            <text:p>8,79293613504556E-09</text:p>
          </table:table-cell>
          <table:table-cell table:formula="of:=[.G613]+[.$B$5]*[.F613]" office:value-type="float" office:value="8028383.44672374" calcext:value-type="float">
            <text:p>8028383,446723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14]+1" office:value-type="float" office:value="613" calcext:value-type="float">
            <text:p>613</text:p>
          </table:table-cell>
          <table:table-cell table:formula="of:=[.E614]-[.$B$7]*[.F614]*[.E614]/[.$B$1]" office:value-type="float" office:value="1971616.55327625" calcext:value-type="float">
            <text:p>1971616,55327625</text:p>
          </table:table-cell>
          <table:table-cell table:formula="of:=[.F614]-[.$B$5]*[.F614]+[.$B$7]*[.F614]*[.E614]/[.$B$1]" office:value-type="float" office:value="0.00000000826036849025614" calcext:value-type="float">
            <text:p>8,26036849025614E-09</text:p>
          </table:table-cell>
          <table:table-cell table:formula="of:=[.G614]+[.$B$5]*[.F614]" office:value-type="float" office:value="8028383.44672374" calcext:value-type="float">
            <text:p>8028383,446723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15]+1" office:value-type="float" office:value="614" calcext:value-type="float">
            <text:p>614</text:p>
          </table:table-cell>
          <table:table-cell table:formula="of:=[.E615]-[.$B$7]*[.F615]*[.E615]/[.$B$1]" office:value-type="float" office:value="1971616.55327625" calcext:value-type="float">
            <text:p>1971616,55327625</text:p>
          </table:table-cell>
          <table:table-cell table:formula="of:=[.F615]-[.$B$5]*[.F615]+[.$B$7]*[.F615]*[.E615]/[.$B$1]" office:value-type="float" office:value="0.00000000776005722626154" calcext:value-type="float">
            <text:p>7,76005722626154E-09</text:p>
          </table:table-cell>
          <table:table-cell table:formula="of:=[.G615]+[.$B$5]*[.F615]" office:value-type="float" office:value="8028383.44672374" calcext:value-type="float">
            <text:p>8028383,446723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16]+1" office:value-type="float" office:value="615" calcext:value-type="float">
            <text:p>615</text:p>
          </table:table-cell>
          <table:table-cell table:formula="of:=[.E616]-[.$B$7]*[.F616]*[.E616]/[.$B$1]" office:value-type="float" office:value="1971616.55327625" calcext:value-type="float">
            <text:p>1971616,55327625</text:p>
          </table:table-cell>
          <table:table-cell table:formula="of:=[.F616]-[.$B$5]*[.F616]+[.$B$7]*[.F616]*[.E616]/[.$B$1]" office:value-type="float" office:value="0.00000000729004864926875" calcext:value-type="float">
            <text:p>7,29004864926875E-09</text:p>
          </table:table-cell>
          <table:table-cell table:formula="of:=[.G616]+[.$B$5]*[.F616]" office:value-type="float" office:value="8028383.44672374" calcext:value-type="float">
            <text:p>8028383,446723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17]+1" office:value-type="float" office:value="616" calcext:value-type="float">
            <text:p>616</text:p>
          </table:table-cell>
          <table:table-cell table:formula="of:=[.E617]-[.$B$7]*[.F617]*[.E617]/[.$B$1]" office:value-type="float" office:value="1971616.55327625" calcext:value-type="float">
            <text:p>1971616,55327625</text:p>
          </table:table-cell>
          <table:table-cell table:formula="of:=[.F617]-[.$B$5]*[.F617]+[.$B$7]*[.F617]*[.E617]/[.$B$1]" office:value-type="float" office:value="0.00000000684850739616362" calcext:value-type="float">
            <text:p>6,84850739616362E-09</text:p>
          </table:table-cell>
          <table:table-cell table:formula="of:=[.G617]+[.$B$5]*[.F617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18]+1" office:value-type="float" office:value="617" calcext:value-type="float">
            <text:p>617</text:p>
          </table:table-cell>
          <table:table-cell table:formula="of:=[.E618]-[.$B$7]*[.F618]*[.E618]/[.$B$1]" office:value-type="float" office:value="1971616.55327625" calcext:value-type="float">
            <text:p>1971616,55327625</text:p>
          </table:table-cell>
          <table:table-cell table:formula="of:=[.F618]-[.$B$5]*[.F618]+[.$B$7]*[.F618]*[.E618]/[.$B$1]" office:value-type="float" office:value="0.00000000643370926749748" calcext:value-type="float">
            <text:p>6,43370926749748E-09</text:p>
          </table:table-cell>
          <table:table-cell table:formula="of:=[.G618]+[.$B$5]*[.F618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19]+1" office:value-type="float" office:value="618" calcext:value-type="float">
            <text:p>618</text:p>
          </table:table-cell>
          <table:table-cell table:formula="of:=[.E619]-[.$B$7]*[.F619]*[.E619]/[.$B$1]" office:value-type="float" office:value="1971616.55327625" calcext:value-type="float">
            <text:p>1971616,55327625</text:p>
          </table:table-cell>
          <table:table-cell table:formula="of:=[.F619]-[.$B$5]*[.F619]+[.$B$7]*[.F619]*[.E619]/[.$B$1]" office:value-type="float" office:value="0.00000000604403449456303" calcext:value-type="float">
            <text:p>6,04403449456303E-09</text:p>
          </table:table-cell>
          <table:table-cell table:formula="of:=[.G619]+[.$B$5]*[.F619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20]+1" office:value-type="float" office:value="619" calcext:value-type="float">
            <text:p>619</text:p>
          </table:table-cell>
          <table:table-cell table:formula="of:=[.E620]-[.$B$7]*[.F620]*[.E620]/[.$B$1]" office:value-type="float" office:value="1971616.55327625" calcext:value-type="float">
            <text:p>1971616,55327625</text:p>
          </table:table-cell>
          <table:table-cell table:formula="of:=[.F620]-[.$B$5]*[.F620]+[.$B$7]*[.F620]*[.E620]/[.$B$1]" office:value-type="float" office:value="0.00000000567796141426779" calcext:value-type="float">
            <text:p>5,67796141426779E-09</text:p>
          </table:table-cell>
          <table:table-cell table:formula="of:=[.G620]+[.$B$5]*[.F620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21]+1" office:value-type="float" office:value="620" calcext:value-type="float">
            <text:p>620</text:p>
          </table:table-cell>
          <table:table-cell table:formula="of:=[.E621]-[.$B$7]*[.F621]*[.E621]/[.$B$1]" office:value-type="float" office:value="1971616.55327625" calcext:value-type="float">
            <text:p>1971616,55327625</text:p>
          </table:table-cell>
          <table:table-cell table:formula="of:=[.F621]-[.$B$5]*[.F621]+[.$B$7]*[.F621]*[.E621]/[.$B$1]" office:value-type="float" office:value="0.0000000053340605271057" calcext:value-type="float">
            <text:p>5,3340605271057E-09</text:p>
          </table:table-cell>
          <table:table-cell table:formula="of:=[.G621]+[.$B$5]*[.F621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22]+1" office:value-type="float" office:value="621" calcext:value-type="float">
            <text:p>621</text:p>
          </table:table-cell>
          <table:table-cell table:formula="of:=[.E622]-[.$B$7]*[.F622]*[.E622]/[.$B$1]" office:value-type="float" office:value="1971616.55327625" calcext:value-type="float">
            <text:p>1971616,55327625</text:p>
          </table:table-cell>
          <table:table-cell table:formula="of:=[.F622]-[.$B$5]*[.F622]+[.$B$7]*[.F622]*[.E622]/[.$B$1]" office:value-type="float" office:value="0.00000000501098891502351" calcext:value-type="float">
            <text:p>5,01098891502351E-09</text:p>
          </table:table-cell>
          <table:table-cell table:formula="of:=[.G622]+[.$B$5]*[.F622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23]+1" office:value-type="float" office:value="622" calcext:value-type="float">
            <text:p>622</text:p>
          </table:table-cell>
          <table:table-cell table:formula="of:=[.E623]-[.$B$7]*[.F623]*[.E623]/[.$B$1]" office:value-type="float" office:value="1971616.55327625" calcext:value-type="float">
            <text:p>1971616,55327625</text:p>
          </table:table-cell>
          <table:table-cell table:formula="of:=[.F623]-[.$B$5]*[.F623]+[.$B$7]*[.F623]*[.E623]/[.$B$1]" office:value-type="float" office:value="0.00000000470748499738404" calcext:value-type="float">
            <text:p>4,70748499738404E-09</text:p>
          </table:table-cell>
          <table:table-cell table:formula="of:=[.G623]+[.$B$5]*[.F623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24]+1" office:value-type="float" office:value="623" calcext:value-type="float">
            <text:p>623</text:p>
          </table:table-cell>
          <table:table-cell table:formula="of:=[.E624]-[.$B$7]*[.F624]*[.E624]/[.$B$1]" office:value-type="float" office:value="1971616.55327625" calcext:value-type="float">
            <text:p>1971616,55327625</text:p>
          </table:table-cell>
          <table:table-cell table:formula="of:=[.F624]-[.$B$5]*[.F624]+[.$B$7]*[.F624]*[.E624]/[.$B$1]" office:value-type="float" office:value="0.00000000442236360454847" calcext:value-type="float">
            <text:p>4,42236360454847E-09</text:p>
          </table:table-cell>
          <table:table-cell table:formula="of:=[.G624]+[.$B$5]*[.F624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25]+1" office:value-type="float" office:value="624" calcext:value-type="float">
            <text:p>624</text:p>
          </table:table-cell>
          <table:table-cell table:formula="of:=[.E625]-[.$B$7]*[.F625]*[.E625]/[.$B$1]" office:value-type="float" office:value="1971616.55327625" calcext:value-type="float">
            <text:p>1971616,55327625</text:p>
          </table:table-cell>
          <table:table-cell table:formula="of:=[.F625]-[.$B$5]*[.F625]+[.$B$7]*[.F625]*[.E625]/[.$B$1]" office:value-type="float" office:value="0.00000000415451134984031" calcext:value-type="float">
            <text:p>4,15451134984031E-09</text:p>
          </table:table-cell>
          <table:table-cell table:formula="of:=[.G625]+[.$B$5]*[.F625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26]+1" office:value-type="float" office:value="625" calcext:value-type="float">
            <text:p>625</text:p>
          </table:table-cell>
          <table:table-cell table:formula="of:=[.E626]-[.$B$7]*[.F626]*[.E626]/[.$B$1]" office:value-type="float" office:value="1971616.55327625" calcext:value-type="float">
            <text:p>1971616,55327625</text:p>
          </table:table-cell>
          <table:table-cell table:formula="of:=[.F626]-[.$B$5]*[.F626]+[.$B$7]*[.F626]*[.E626]/[.$B$1]" office:value-type="float" office:value="0.00000000390288228181866" calcext:value-type="float">
            <text:p>3,90288228181866E-09</text:p>
          </table:table-cell>
          <table:table-cell table:formula="of:=[.G626]+[.$B$5]*[.F626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27]+1" office:value-type="float" office:value="626" calcext:value-type="float">
            <text:p>626</text:p>
          </table:table-cell>
          <table:table-cell table:formula="of:=[.E627]-[.$B$7]*[.F627]*[.E627]/[.$B$1]" office:value-type="float" office:value="1971616.55327625" calcext:value-type="float">
            <text:p>1971616,55327625</text:p>
          </table:table-cell>
          <table:table-cell table:formula="of:=[.F627]-[.$B$5]*[.F627]+[.$B$7]*[.F627]*[.E627]/[.$B$1]" office:value-type="float" office:value="0.00000000366649379988324" calcext:value-type="float">
            <text:p>3,66649379988324E-09</text:p>
          </table:table-cell>
          <table:table-cell table:formula="of:=[.G627]+[.$B$5]*[.F627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28]+1" office:value-type="float" office:value="627" calcext:value-type="float">
            <text:p>627</text:p>
          </table:table-cell>
          <table:table-cell table:formula="of:=[.E628]-[.$B$7]*[.F628]*[.E628]/[.$B$1]" office:value-type="float" office:value="1971616.55327625" calcext:value-type="float">
            <text:p>1971616,55327625</text:p>
          </table:table-cell>
          <table:table-cell table:formula="of:=[.F628]-[.$B$5]*[.F628]+[.$B$7]*[.F628]*[.E628]/[.$B$1]" office:value-type="float" office:value="0.00000000344442281726161" calcext:value-type="float">
            <text:p>3,44442281726161E-09</text:p>
          </table:table-cell>
          <table:table-cell table:formula="of:=[.G628]+[.$B$5]*[.F628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29]+1" office:value-type="float" office:value="628" calcext:value-type="float">
            <text:p>628</text:p>
          </table:table-cell>
          <table:table-cell table:formula="of:=[.E629]-[.$B$7]*[.F629]*[.E629]/[.$B$1]" office:value-type="float" office:value="1971616.55327625" calcext:value-type="float">
            <text:p>1971616,55327625</text:p>
          </table:table-cell>
          <table:table-cell table:formula="of:=[.F629]-[.$B$5]*[.F629]+[.$B$7]*[.F629]*[.E629]/[.$B$1]" office:value-type="float" office:value="0.00000000323580215639536" calcext:value-type="float">
            <text:p>3,23580215639536E-09</text:p>
          </table:table-cell>
          <table:table-cell table:formula="of:=[.G629]+[.$B$5]*[.F629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30]+1" office:value-type="float" office:value="629" calcext:value-type="float">
            <text:p>629</text:p>
          </table:table-cell>
          <table:table-cell table:formula="of:=[.E630]-[.$B$7]*[.F630]*[.E630]/[.$B$1]" office:value-type="float" office:value="1971616.55327625" calcext:value-type="float">
            <text:p>1971616,55327625</text:p>
          </table:table-cell>
          <table:table-cell table:formula="of:=[.F630]-[.$B$5]*[.F630]+[.$B$7]*[.F630]*[.E630]/[.$B$1]" office:value-type="float" office:value="0.00000000303981716264934" calcext:value-type="float">
            <text:p>3,03981716264934E-09</text:p>
          </table:table-cell>
          <table:table-cell table:formula="of:=[.G630]+[.$B$5]*[.F630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31]+1" office:value-type="float" office:value="630" calcext:value-type="float">
            <text:p>630</text:p>
          </table:table-cell>
          <table:table-cell table:formula="of:=[.E631]-[.$B$7]*[.F631]*[.E631]/[.$B$1]" office:value-type="float" office:value="1971616.55327625" calcext:value-type="float">
            <text:p>1971616,55327625</text:p>
          </table:table-cell>
          <table:table-cell table:formula="of:=[.F631]-[.$B$5]*[.F631]+[.$B$7]*[.F631]*[.E631]/[.$B$1]" office:value-type="float" office:value="0.00000000285570252312066" calcext:value-type="float">
            <text:p>2,85570252312066E-09</text:p>
          </table:table-cell>
          <table:table-cell table:formula="of:=[.G631]+[.$B$5]*[.F631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32]+1" office:value-type="float" office:value="631" calcext:value-type="float">
            <text:p>631</text:p>
          </table:table-cell>
          <table:table-cell table:formula="of:=[.E632]-[.$B$7]*[.F632]*[.E632]/[.$B$1]" office:value-type="float" office:value="1971616.55327625" calcext:value-type="float">
            <text:p>1971616,55327625</text:p>
          </table:table-cell>
          <table:table-cell table:formula="of:=[.F632]-[.$B$5]*[.F632]+[.$B$7]*[.F632]*[.E632]/[.$B$1]" office:value-type="float" office:value="0.00000000268273927812494" calcext:value-type="float">
            <text:p>2,68273927812494E-09</text:p>
          </table:table-cell>
          <table:table-cell table:formula="of:=[.G632]+[.$B$5]*[.F632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33]+1" office:value-type="float" office:value="632" calcext:value-type="float">
            <text:p>632</text:p>
          </table:table-cell>
          <table:table-cell table:formula="of:=[.E633]-[.$B$7]*[.F633]*[.E633]/[.$B$1]" office:value-type="float" office:value="1971616.55327625" calcext:value-type="float">
            <text:p>1971616,55327625</text:p>
          </table:table-cell>
          <table:table-cell table:formula="of:=[.F633]-[.$B$5]*[.F633]+[.$B$7]*[.F633]*[.E633]/[.$B$1]" office:value-type="float" office:value="0.00000000252025201368996" calcext:value-type="float">
            <text:p>2,52025201368996E-09</text:p>
          </table:table-cell>
          <table:table-cell table:formula="of:=[.G633]+[.$B$5]*[.F633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34]+1" office:value-type="float" office:value="633" calcext:value-type="float">
            <text:p>633</text:p>
          </table:table-cell>
          <table:table-cell table:formula="of:=[.E634]-[.$B$7]*[.F634]*[.E634]/[.$B$1]" office:value-type="float" office:value="1971616.55327625" calcext:value-type="float">
            <text:p>1971616,55327625</text:p>
          </table:table-cell>
          <table:table-cell table:formula="of:=[.F634]-[.$B$5]*[.F634]+[.$B$7]*[.F634]*[.E634]/[.$B$1]" office:value-type="float" office:value="0.00000000236760622409334" calcext:value-type="float">
            <text:p>2,36760622409334E-09</text:p>
          </table:table-cell>
          <table:table-cell table:formula="of:=[.G634]+[.$B$5]*[.F634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35]+1" office:value-type="float" office:value="634" calcext:value-type="float">
            <text:p>634</text:p>
          </table:table-cell>
          <table:table-cell table:formula="of:=[.E635]-[.$B$7]*[.F635]*[.E635]/[.$B$1]" office:value-type="float" office:value="1971616.55327625" calcext:value-type="float">
            <text:p>1971616,55327625</text:p>
          </table:table-cell>
          <table:table-cell table:formula="of:=[.F635]-[.$B$5]*[.F635]+[.$B$7]*[.F635]*[.E635]/[.$B$1]" office:value-type="float" office:value="0.00000000222420583414525" calcext:value-type="float">
            <text:p>2,22420583414525E-09</text:p>
          </table:table-cell>
          <table:table-cell table:formula="of:=[.G635]+[.$B$5]*[.F635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36]+1" office:value-type="float" office:value="635" calcext:value-type="float">
            <text:p>635</text:p>
          </table:table-cell>
          <table:table-cell table:formula="of:=[.E636]-[.$B$7]*[.F636]*[.E636]/[.$B$1]" office:value-type="float" office:value="1971616.55327625" calcext:value-type="float">
            <text:p>1971616,55327625</text:p>
          </table:table-cell>
          <table:table-cell table:formula="of:=[.F636]-[.$B$5]*[.F636]+[.$B$7]*[.F636]*[.E636]/[.$B$1]" office:value-type="float" office:value="0.00000000208949087154062" calcext:value-type="float">
            <text:p>2,08949087154062E-09</text:p>
          </table:table-cell>
          <table:table-cell table:formula="of:=[.G636]+[.$B$5]*[.F636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37]+1" office:value-type="float" office:value="636" calcext:value-type="float">
            <text:p>636</text:p>
          </table:table-cell>
          <table:table-cell table:formula="of:=[.E637]-[.$B$7]*[.F637]*[.E637]/[.$B$1]" office:value-type="float" office:value="1971616.55327625" calcext:value-type="float">
            <text:p>1971616,55327625</text:p>
          </table:table-cell>
          <table:table-cell table:formula="of:=[.F637]-[.$B$5]*[.F637]+[.$B$7]*[.F637]*[.E637]/[.$B$1]" office:value-type="float" office:value="0.00000000196293528019154" calcext:value-type="float">
            <text:p>1,96293528019154E-09</text:p>
          </table:table-cell>
          <table:table-cell table:formula="of:=[.G637]+[.$B$5]*[.F637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38]+1" office:value-type="float" office:value="637" calcext:value-type="float">
            <text:p>637</text:p>
          </table:table-cell>
          <table:table-cell table:formula="of:=[.E638]-[.$B$7]*[.F638]*[.E638]/[.$B$1]" office:value-type="float" office:value="1971616.55327625" calcext:value-type="float">
            <text:p>1971616,55327625</text:p>
          </table:table-cell>
          <table:table-cell table:formula="of:=[.F638]-[.$B$5]*[.F638]+[.$B$7]*[.F638]*[.E638]/[.$B$1]" office:value-type="float" office:value="0.00000000184404486600109" calcext:value-type="float">
            <text:p>1,84404486600109E-09</text:p>
          </table:table-cell>
          <table:table-cell table:formula="of:=[.G638]+[.$B$5]*[.F638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39]+1" office:value-type="float" office:value="638" calcext:value-type="float">
            <text:p>638</text:p>
          </table:table-cell>
          <table:table-cell table:formula="of:=[.E639]-[.$B$7]*[.F639]*[.E639]/[.$B$1]" office:value-type="float" office:value="1971616.55327625" calcext:value-type="float">
            <text:p>1971616,55327625</text:p>
          </table:table-cell>
          <table:table-cell table:formula="of:=[.F639]-[.$B$5]*[.F639]+[.$B$7]*[.F639]*[.E639]/[.$B$1]" office:value-type="float" office:value="0.00000000173235536705682" calcext:value-type="float">
            <text:p>1,73235536705682E-09</text:p>
          </table:table-cell>
          <table:table-cell table:formula="of:=[.G639]+[.$B$5]*[.F639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40]+1" office:value-type="float" office:value="639" calcext:value-type="float">
            <text:p>639</text:p>
          </table:table-cell>
          <table:table-cell table:formula="of:=[.E640]-[.$B$7]*[.F640]*[.E640]/[.$B$1]" office:value-type="float" office:value="1971616.55327625" calcext:value-type="float">
            <text:p>1971616,55327625</text:p>
          </table:table-cell>
          <table:table-cell table:formula="of:=[.F640]-[.$B$5]*[.F640]+[.$B$7]*[.F640]*[.E640]/[.$B$1]" office:value-type="float" office:value="0.00000000162743064070806" calcext:value-type="float">
            <text:p>1,62743064070806E-09</text:p>
          </table:table-cell>
          <table:table-cell table:formula="of:=[.G640]+[.$B$5]*[.F640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41]+1" office:value-type="float" office:value="640" calcext:value-type="float">
            <text:p>640</text:p>
          </table:table-cell>
          <table:table-cell table:formula="of:=[.E641]-[.$B$7]*[.F641]*[.E641]/[.$B$1]" office:value-type="float" office:value="1971616.55327625" calcext:value-type="float">
            <text:p>1971616,55327625</text:p>
          </table:table-cell>
          <table:table-cell table:formula="of:=[.F641]-[.$B$5]*[.F641]+[.$B$7]*[.F641]*[.E641]/[.$B$1]" office:value-type="float" office:value="0.00000000152886096044784" calcext:value-type="float">
            <text:p>1,52886096044784E-09</text:p>
          </table:table-cell>
          <table:table-cell table:formula="of:=[.G641]+[.$B$5]*[.F641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42]+1" office:value-type="float" office:value="641" calcext:value-type="float">
            <text:p>641</text:p>
          </table:table-cell>
          <table:table-cell table:formula="of:=[.E642]-[.$B$7]*[.F642]*[.E642]/[.$B$1]" office:value-type="float" office:value="1971616.55327625" calcext:value-type="float">
            <text:p>1971616,55327625</text:p>
          </table:table-cell>
          <table:table-cell table:formula="of:=[.F642]-[.$B$5]*[.F642]+[.$B$7]*[.F642]*[.E642]/[.$B$1]" office:value-type="float" office:value="0.00000000143626141594859" calcext:value-type="float">
            <text:p>1,43626141594859E-09</text:p>
          </table:table-cell>
          <table:table-cell table:formula="of:=[.G642]+[.$B$5]*[.F642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43]+1" office:value-type="float" office:value="642" calcext:value-type="float">
            <text:p>642</text:p>
          </table:table-cell>
          <table:table-cell table:formula="of:=[.E643]-[.$B$7]*[.F643]*[.E643]/[.$B$1]" office:value-type="float" office:value="1971616.55327625" calcext:value-type="float">
            <text:p>1971616,55327625</text:p>
          </table:table-cell>
          <table:table-cell table:formula="of:=[.F643]-[.$B$5]*[.F643]+[.$B$7]*[.F643]*[.E643]/[.$B$1]" office:value-type="float" office:value="0.00000000134927041000405" calcext:value-type="float">
            <text:p>1,34927041000405E-09</text:p>
          </table:table-cell>
          <table:table-cell table:formula="of:=[.G643]+[.$B$5]*[.F643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44]+1" office:value-type="float" office:value="643" calcext:value-type="float">
            <text:p>643</text:p>
          </table:table-cell>
          <table:table-cell table:formula="of:=[.E644]-[.$B$7]*[.F644]*[.E644]/[.$B$1]" office:value-type="float" office:value="1971616.55327625" calcext:value-type="float">
            <text:p>1971616,55327625</text:p>
          </table:table-cell>
          <table:table-cell table:formula="of:=[.F644]-[.$B$5]*[.F644]+[.$B$7]*[.F644]*[.E644]/[.$B$1]" office:value-type="float" office:value="0.00000000126754824650784" calcext:value-type="float">
            <text:p>1,26754824650784E-09</text:p>
          </table:table-cell>
          <table:table-cell table:formula="of:=[.G644]+[.$B$5]*[.F644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45]+1" office:value-type="float" office:value="644" calcext:value-type="float">
            <text:p>644</text:p>
          </table:table-cell>
          <table:table-cell table:formula="of:=[.E645]-[.$B$7]*[.F645]*[.E645]/[.$B$1]" office:value-type="float" office:value="1971616.55327625" calcext:value-type="float">
            <text:p>1971616,55327625</text:p>
          </table:table-cell>
          <table:table-cell table:formula="of:=[.F645]-[.$B$5]*[.F645]+[.$B$7]*[.F645]*[.E645]/[.$B$1]" office:value-type="float" office:value="0.00000000119077580395488" calcext:value-type="float">
            <text:p>1,19077580395488E-09</text:p>
          </table:table-cell>
          <table:table-cell table:formula="of:=[.G645]+[.$B$5]*[.F645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46]+1" office:value-type="float" office:value="645" calcext:value-type="float">
            <text:p>645</text:p>
          </table:table-cell>
          <table:table-cell table:formula="of:=[.E646]-[.$B$7]*[.F646]*[.E646]/[.$B$1]" office:value-type="float" office:value="1971616.55327625" calcext:value-type="float">
            <text:p>1971616,55327625</text:p>
          </table:table-cell>
          <table:table-cell table:formula="of:=[.F646]-[.$B$5]*[.F646]+[.$B$7]*[.F646]*[.E646]/[.$B$1]" office:value-type="float" office:value="0.00000000111865328928576" calcext:value-type="float">
            <text:p>1,11865328928576E-09</text:p>
          </table:table-cell>
          <table:table-cell table:formula="of:=[.G646]+[.$B$5]*[.F646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47]+1" office:value-type="float" office:value="646" calcext:value-type="float">
            <text:p>646</text:p>
          </table:table-cell>
          <table:table-cell table:formula="of:=[.E647]-[.$B$7]*[.F647]*[.E647]/[.$B$1]" office:value-type="float" office:value="1971616.55327625" calcext:value-type="float">
            <text:p>1971616,55327625</text:p>
          </table:table-cell>
          <table:table-cell table:formula="of:=[.F647]-[.$B$5]*[.F647]+[.$B$7]*[.F647]*[.E647]/[.$B$1]" office:value-type="float" office:value="0.00000000105089906720784" calcext:value-type="float">
            <text:p>1,05089906720784E-09</text:p>
          </table:table-cell>
          <table:table-cell table:formula="of:=[.G647]+[.$B$5]*[.F647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48]+1" office:value-type="float" office:value="647" calcext:value-type="float">
            <text:p>647</text:p>
          </table:table-cell>
          <table:table-cell table:formula="of:=[.E648]-[.$B$7]*[.F648]*[.E648]/[.$B$1]" office:value-type="float" office:value="1971616.55327625" calcext:value-type="float">
            <text:p>1971616,55327625</text:p>
          </table:table-cell>
          <table:table-cell table:formula="of:=[.F648]-[.$B$5]*[.F648]+[.$B$7]*[.F648]*[.E648]/[.$B$1]" office:value-type="float" office:value="0.000000000987248560421645" calcext:value-type="float">
            <text:p>9,87248560421645E-10</text:p>
          </table:table-cell>
          <table:table-cell table:formula="of:=[.G648]+[.$B$5]*[.F648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49]+1" office:value-type="float" office:value="648" calcext:value-type="float">
            <text:p>648</text:p>
          </table:table-cell>
          <table:table-cell table:formula="of:=[.E649]-[.$B$7]*[.F649]*[.E649]/[.$B$1]" office:value-type="float" office:value="1971616.55327625" calcext:value-type="float">
            <text:p>1971616,55327625</text:p>
          </table:table-cell>
          <table:table-cell table:formula="of:=[.F649]-[.$B$5]*[.F649]+[.$B$7]*[.F649]*[.E649]/[.$B$1]" office:value-type="float" office:value="0.00000000092745321645799" calcext:value-type="float">
            <text:p>9,2745321645799E-10</text:p>
          </table:table-cell>
          <table:table-cell table:formula="of:=[.G649]+[.$B$5]*[.F649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50]+1" office:value-type="float" office:value="649" calcext:value-type="float">
            <text:p>649</text:p>
          </table:table-cell>
          <table:table-cell table:formula="of:=[.E650]-[.$B$7]*[.F650]*[.E650]/[.$B$1]" office:value-type="float" office:value="1971616.55327625" calcext:value-type="float">
            <text:p>1971616,55327625</text:p>
          </table:table-cell>
          <table:table-cell table:formula="of:=[.F650]-[.$B$5]*[.F650]+[.$B$7]*[.F650]*[.E650]/[.$B$1]" office:value-type="float" office:value="0.000000000871279537091348" calcext:value-type="float">
            <text:p>8,71279537091348E-10</text:p>
          </table:table-cell>
          <table:table-cell table:formula="of:=[.G650]+[.$B$5]*[.F650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51]+1" office:value-type="float" office:value="650" calcext:value-type="float">
            <text:p>650</text:p>
          </table:table-cell>
          <table:table-cell table:formula="of:=[.E651]-[.$B$7]*[.F651]*[.E651]/[.$B$1]" office:value-type="float" office:value="1971616.55327625" calcext:value-type="float">
            <text:p>1971616,55327625</text:p>
          </table:table-cell>
          <table:table-cell table:formula="of:=[.F651]-[.$B$5]*[.F651]+[.$B$7]*[.F651]*[.E651]/[.$B$1]" office:value-type="float" office:value="0.000000000818508166539417" calcext:value-type="float">
            <text:p>8,18508166539417E-10</text:p>
          </table:table-cell>
          <table:table-cell table:formula="of:=[.G651]+[.$B$5]*[.F651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52]+1" office:value-type="float" office:value="651" calcext:value-type="float">
            <text:p>651</text:p>
          </table:table-cell>
          <table:table-cell table:formula="of:=[.E652]-[.$B$7]*[.F652]*[.E652]/[.$B$1]" office:value-type="float" office:value="1971616.55327625" calcext:value-type="float">
            <text:p>1971616,55327625</text:p>
          </table:table-cell>
          <table:table-cell table:formula="of:=[.F652]-[.$B$5]*[.F652]+[.$B$7]*[.F652]*[.E652]/[.$B$1]" office:value-type="float" office:value="0.000000000768933034888293" calcext:value-type="float">
            <text:p>7,68933034888293E-10</text:p>
          </table:table-cell>
          <table:table-cell table:formula="of:=[.G652]+[.$B$5]*[.F652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53]+1" office:value-type="float" office:value="652" calcext:value-type="float">
            <text:p>652</text:p>
          </table:table-cell>
          <table:table-cell table:formula="of:=[.E653]-[.$B$7]*[.F653]*[.E653]/[.$B$1]" office:value-type="float" office:value="1971616.55327625" calcext:value-type="float">
            <text:p>1971616,55327625</text:p>
          </table:table-cell>
          <table:table-cell table:formula="of:=[.F653]-[.$B$5]*[.F653]+[.$B$7]*[.F653]*[.E653]/[.$B$1]" office:value-type="float" office:value="0.000000000722360553398398" calcext:value-type="float">
            <text:p>7,22360553398398E-10</text:p>
          </table:table-cell>
          <table:table-cell table:formula="of:=[.G653]+[.$B$5]*[.F653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54]+1" office:value-type="float" office:value="653" calcext:value-type="float">
            <text:p>653</text:p>
          </table:table-cell>
          <table:table-cell table:formula="of:=[.E654]-[.$B$7]*[.F654]*[.E654]/[.$B$1]" office:value-type="float" office:value="1971616.55327625" calcext:value-type="float">
            <text:p>1971616,55327625</text:p>
          </table:table-cell>
          <table:table-cell table:formula="of:=[.F654]-[.$B$5]*[.F654]+[.$B$7]*[.F654]*[.E654]/[.$B$1]" office:value-type="float" office:value="0.00000000067860885854884" calcext:value-type="float">
            <text:p>6,7860885854884E-10</text:p>
          </table:table-cell>
          <table:table-cell table:formula="of:=[.G654]+[.$B$5]*[.F654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55]+1" office:value-type="float" office:value="654" calcext:value-type="float">
            <text:p>654</text:p>
          </table:table-cell>
          <table:table-cell table:formula="of:=[.E655]-[.$B$7]*[.F655]*[.E655]/[.$B$1]" office:value-type="float" office:value="1971616.55327625" calcext:value-type="float">
            <text:p>1971616,55327625</text:p>
          </table:table-cell>
          <table:table-cell table:formula="of:=[.F655]-[.$B$5]*[.F655]+[.$B$7]*[.F655]*[.E655]/[.$B$1]" office:value-type="float" office:value="0.000000000637507101868252" calcext:value-type="float">
            <text:p>6,37507101868252E-10</text:p>
          </table:table-cell>
          <table:table-cell table:formula="of:=[.G655]+[.$B$5]*[.F655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56]+1" office:value-type="float" office:value="655" calcext:value-type="float">
            <text:p>655</text:p>
          </table:table-cell>
          <table:table-cell table:formula="of:=[.E656]-[.$B$7]*[.F656]*[.E656]/[.$B$1]" office:value-type="float" office:value="1971616.55327625" calcext:value-type="float">
            <text:p>1971616,55327625</text:p>
          </table:table-cell>
          <table:table-cell table:formula="of:=[.F656]-[.$B$5]*[.F656]+[.$B$7]*[.F656]*[.E656]/[.$B$1]" office:value-type="float" office:value="0.000000000598894782778919" calcext:value-type="float">
            <text:p>5,98894782778919E-10</text:p>
          </table:table-cell>
          <table:table-cell table:formula="of:=[.G656]+[.$B$5]*[.F656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57]+1" office:value-type="float" office:value="656" calcext:value-type="float">
            <text:p>656</text:p>
          </table:table-cell>
          <table:table-cell table:formula="of:=[.E657]-[.$B$7]*[.F657]*[.E657]/[.$B$1]" office:value-type="float" office:value="1971616.55327625" calcext:value-type="float">
            <text:p>1971616,55327625</text:p>
          </table:table-cell>
          <table:table-cell table:formula="of:=[.F657]-[.$B$5]*[.F657]+[.$B$7]*[.F657]*[.E657]/[.$B$1]" office:value-type="float" office:value="0.000000000562621121848981" calcext:value-type="float">
            <text:p>5,62621121848981E-10</text:p>
          </table:table-cell>
          <table:table-cell table:formula="of:=[.G657]+[.$B$5]*[.F657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58]+1" office:value-type="float" office:value="657" calcext:value-type="float">
            <text:p>657</text:p>
          </table:table-cell>
          <table:table-cell table:formula="of:=[.E658]-[.$B$7]*[.F658]*[.E658]/[.$B$1]" office:value-type="float" office:value="1971616.55327625" calcext:value-type="float">
            <text:p>1971616,55327625</text:p>
          </table:table-cell>
          <table:table-cell table:formula="of:=[.F658]-[.$B$5]*[.F658]+[.$B$7]*[.F658]*[.E658]/[.$B$1]" office:value-type="float" office:value="0.000000000528544472005289" calcext:value-type="float">
            <text:p>5,28544472005289E-10</text:p>
          </table:table-cell>
          <table:table-cell table:formula="of:=[.G658]+[.$B$5]*[.F658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59]+1" office:value-type="float" office:value="658" calcext:value-type="float">
            <text:p>658</text:p>
          </table:table-cell>
          <table:table-cell table:formula="of:=[.E659]-[.$B$7]*[.F659]*[.E659]/[.$B$1]" office:value-type="float" office:value="1971616.55327625" calcext:value-type="float">
            <text:p>1971616,55327625</text:p>
          </table:table-cell>
          <table:table-cell table:formula="of:=[.F659]-[.$B$5]*[.F659]+[.$B$7]*[.F659]*[.E659]/[.$B$1]" office:value-type="float" office:value="0.000000000496531765407725" calcext:value-type="float">
            <text:p>4,96531765407725E-10</text:p>
          </table:table-cell>
          <table:table-cell table:formula="of:=[.G659]+[.$B$5]*[.F659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60]+1" office:value-type="float" office:value="659" calcext:value-type="float">
            <text:p>659</text:p>
          </table:table-cell>
          <table:table-cell table:formula="of:=[.E660]-[.$B$7]*[.F660]*[.E660]/[.$B$1]" office:value-type="float" office:value="1971616.55327625" calcext:value-type="float">
            <text:p>1971616,55327625</text:p>
          </table:table-cell>
          <table:table-cell table:formula="of:=[.F660]-[.$B$5]*[.F660]+[.$B$7]*[.F660]*[.E660]/[.$B$1]" office:value-type="float" office:value="0.00000000046645799382506" calcext:value-type="float">
            <text:p>4,6645799382506E-10</text:p>
          </table:table-cell>
          <table:table-cell table:formula="of:=[.G660]+[.$B$5]*[.F660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61]+1" office:value-type="float" office:value="660" calcext:value-type="float">
            <text:p>660</text:p>
          </table:table-cell>
          <table:table-cell table:formula="of:=[.E661]-[.$B$7]*[.F661]*[.E661]/[.$B$1]" office:value-type="float" office:value="1971616.55327625" calcext:value-type="float">
            <text:p>1971616,55327625</text:p>
          </table:table-cell>
          <table:table-cell table:formula="of:=[.F661]-[.$B$5]*[.F661]+[.$B$7]*[.F661]*[.E661]/[.$B$1]" office:value-type="float" office:value="0.000000000438205720483224" calcext:value-type="float">
            <text:p>4,38205720483224E-10</text:p>
          </table:table-cell>
          <table:table-cell table:formula="of:=[.G661]+[.$B$5]*[.F661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62]+1" office:value-type="float" office:value="661" calcext:value-type="float">
            <text:p>661</text:p>
          </table:table-cell>
          <table:table-cell table:formula="of:=[.E662]-[.$B$7]*[.F662]*[.E662]/[.$B$1]" office:value-type="float" office:value="1971616.55327625" calcext:value-type="float">
            <text:p>1971616,55327625</text:p>
          </table:table-cell>
          <table:table-cell table:formula="of:=[.F662]-[.$B$5]*[.F662]+[.$B$7]*[.F662]*[.E662]/[.$B$1]" office:value-type="float" office:value="0.000000000411664621479803" calcext:value-type="float">
            <text:p>4,11664621479803E-10</text:p>
          </table:table-cell>
          <table:table-cell table:formula="of:=[.G662]+[.$B$5]*[.F662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63]+1" office:value-type="float" office:value="662" calcext:value-type="float">
            <text:p>662</text:p>
          </table:table-cell>
          <table:table-cell table:formula="of:=[.E663]-[.$B$7]*[.F663]*[.E663]/[.$B$1]" office:value-type="float" office:value="1971616.55327625" calcext:value-type="float">
            <text:p>1971616,55327625</text:p>
          </table:table-cell>
          <table:table-cell table:formula="of:=[.F663]-[.$B$5]*[.F663]+[.$B$7]*[.F663]*[.E663]/[.$B$1]" office:value-type="float" office:value="0.000000000386731054973978" calcext:value-type="float">
            <text:p>3,86731054973978E-10</text:p>
          </table:table-cell>
          <table:table-cell table:formula="of:=[.G663]+[.$B$5]*[.F663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64]+1" office:value-type="float" office:value="663" calcext:value-type="float">
            <text:p>663</text:p>
          </table:table-cell>
          <table:table-cell table:formula="of:=[.E664]-[.$B$7]*[.F664]*[.E664]/[.$B$1]" office:value-type="float" office:value="1971616.55327625" calcext:value-type="float">
            <text:p>1971616,55327625</text:p>
          </table:table-cell>
          <table:table-cell table:formula="of:=[.F664]-[.$B$5]*[.F664]+[.$B$7]*[.F664]*[.E664]/[.$B$1]" office:value-type="float" office:value="0.000000000363307656469634" calcext:value-type="float">
            <text:p>3,63307656469634E-10</text:p>
          </table:table-cell>
          <table:table-cell table:formula="of:=[.G664]+[.$B$5]*[.F664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65]+1" office:value-type="float" office:value="664" calcext:value-type="float">
            <text:p>664</text:p>
          </table:table-cell>
          <table:table-cell table:formula="of:=[.E665]-[.$B$7]*[.F665]*[.E665]/[.$B$1]" office:value-type="float" office:value="1971616.55327625" calcext:value-type="float">
            <text:p>1971616,55327625</text:p>
          </table:table-cell>
          <table:table-cell table:formula="of:=[.F665]-[.$B$5]*[.F665]+[.$B$7]*[.F665]*[.E665]/[.$B$1]" office:value-type="float" office:value="0.000000000341302958611221" calcext:value-type="float">
            <text:p>3,41302958611221E-10</text:p>
          </table:table-cell>
          <table:table-cell table:formula="of:=[.G665]+[.$B$5]*[.F665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66]+1" office:value-type="float" office:value="665" calcext:value-type="float">
            <text:p>665</text:p>
          </table:table-cell>
          <table:table-cell table:formula="of:=[.E666]-[.$B$7]*[.F666]*[.E666]/[.$B$1]" office:value-type="float" office:value="1971616.55327625" calcext:value-type="float">
            <text:p>1971616,55327625</text:p>
          </table:table-cell>
          <table:table-cell table:formula="of:=[.F666]-[.$B$5]*[.F666]+[.$B$7]*[.F666]*[.E666]/[.$B$1]" office:value-type="float" office:value="0.0000000003206310340077" calcext:value-type="float">
            <text:p>3,206310340077E-10</text:p>
          </table:table-cell>
          <table:table-cell table:formula="of:=[.G666]+[.$B$5]*[.F666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67]+1" office:value-type="float" office:value="666" calcext:value-type="float">
            <text:p>666</text:p>
          </table:table-cell>
          <table:table-cell table:formula="of:=[.E667]-[.$B$7]*[.F667]*[.E667]/[.$B$1]" office:value-type="float" office:value="1971616.55327625" calcext:value-type="float">
            <text:p>1971616,55327625</text:p>
          </table:table-cell>
          <table:table-cell table:formula="of:=[.F667]-[.$B$5]*[.F667]+[.$B$7]*[.F667]*[.E667]/[.$B$1]" office:value-type="float" office:value="0.000000000301211159689803" calcext:value-type="float">
            <text:p>3,01211159689803E-10</text:p>
          </table:table-cell>
          <table:table-cell table:formula="of:=[.G667]+[.$B$5]*[.F667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68]+1" office:value-type="float" office:value="667" calcext:value-type="float">
            <text:p>667</text:p>
          </table:table-cell>
          <table:table-cell table:formula="of:=[.E668]-[.$B$7]*[.F668]*[.E668]/[.$B$1]" office:value-type="float" office:value="1971616.55327625" calcext:value-type="float">
            <text:p>1971616,55327625</text:p>
          </table:table-cell>
          <table:table-cell table:formula="of:=[.F668]-[.$B$5]*[.F668]+[.$B$7]*[.F668]*[.E668]/[.$B$1]" office:value-type="float" office:value="0.000000000282967501890342" calcext:value-type="float">
            <text:p>2,82967501890342E-10</text:p>
          </table:table-cell>
          <table:table-cell table:formula="of:=[.G668]+[.$B$5]*[.F668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69]+1" office:value-type="float" office:value="668" calcext:value-type="float">
            <text:p>668</text:p>
          </table:table-cell>
          <table:table-cell table:formula="of:=[.E669]-[.$B$7]*[.F669]*[.E669]/[.$B$1]" office:value-type="float" office:value="1971616.55327625" calcext:value-type="float">
            <text:p>1971616,55327625</text:p>
          </table:table-cell>
          <table:table-cell table:formula="of:=[.F669]-[.$B$5]*[.F669]+[.$B$7]*[.F669]*[.E669]/[.$B$1]" office:value-type="float" office:value="0.000000000265828819916632" calcext:value-type="float">
            <text:p>2,65828819916632E-10</text:p>
          </table:table-cell>
          <table:table-cell table:formula="of:=[.G669]+[.$B$5]*[.F669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70]+1" office:value-type="float" office:value="669" calcext:value-type="float">
            <text:p>669</text:p>
          </table:table-cell>
          <table:table-cell table:formula="of:=[.E670]-[.$B$7]*[.F670]*[.E670]/[.$B$1]" office:value-type="float" office:value="1971616.55327625" calcext:value-type="float">
            <text:p>1971616,55327625</text:p>
          </table:table-cell>
          <table:table-cell table:formula="of:=[.F670]-[.$B$5]*[.F670]+[.$B$7]*[.F670]*[.E670]/[.$B$1]" office:value-type="float" office:value="0.00000000024972818795868" calcext:value-type="float">
            <text:p>2,4972818795868E-10</text:p>
          </table:table-cell>
          <table:table-cell table:formula="of:=[.G670]+[.$B$5]*[.F670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71]+1" office:value-type="float" office:value="670" calcext:value-type="float">
            <text:p>670</text:p>
          </table:table-cell>
          <table:table-cell table:formula="of:=[.E671]-[.$B$7]*[.F671]*[.E671]/[.$B$1]" office:value-type="float" office:value="1971616.55327625" calcext:value-type="float">
            <text:p>1971616,55327625</text:p>
          </table:table-cell>
          <table:table-cell table:formula="of:=[.F671]-[.$B$5]*[.F671]+[.$B$7]*[.F671]*[.E671]/[.$B$1]" office:value-type="float" office:value="0.000000000234602733746792" calcext:value-type="float">
            <text:p>2,34602733746792E-10</text:p>
          </table:table-cell>
          <table:table-cell table:formula="of:=[.G671]+[.$B$5]*[.F671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72]+1" office:value-type="float" office:value="671" calcext:value-type="float">
            <text:p>671</text:p>
          </table:table-cell>
          <table:table-cell table:formula="of:=[.E672]-[.$B$7]*[.F672]*[.E672]/[.$B$1]" office:value-type="float" office:value="1971616.55327625" calcext:value-type="float">
            <text:p>1971616,55327625</text:p>
          </table:table-cell>
          <table:table-cell table:formula="of:=[.F672]-[.$B$5]*[.F672]+[.$B$7]*[.F672]*[.E672]/[.$B$1]" office:value-type="float" office:value="0.000000000220393393038093" calcext:value-type="float">
            <text:p>2,20393393038093E-10</text:p>
          </table:table-cell>
          <table:table-cell table:formula="of:=[.G672]+[.$B$5]*[.F672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73]+1" office:value-type="float" office:value="672" calcext:value-type="float">
            <text:p>672</text:p>
          </table:table-cell>
          <table:table-cell table:formula="of:=[.E673]-[.$B$7]*[.F673]*[.E673]/[.$B$1]" office:value-type="float" office:value="1971616.55327625" calcext:value-type="float">
            <text:p>1971616,55327625</text:p>
          </table:table-cell>
          <table:table-cell table:formula="of:=[.F673]-[.$B$5]*[.F673]+[.$B$7]*[.F673]*[.E673]/[.$B$1]" office:value-type="float" office:value="0.000000000207044678973217" calcext:value-type="float">
            <text:p>2,07044678973217E-10</text:p>
          </table:table-cell>
          <table:table-cell table:formula="of:=[.G673]+[.$B$5]*[.F673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74]+1" office:value-type="float" office:value="673" calcext:value-type="float">
            <text:p>673</text:p>
          </table:table-cell>
          <table:table-cell table:formula="of:=[.E674]-[.$B$7]*[.F674]*[.E674]/[.$B$1]" office:value-type="float" office:value="1971616.55327625" calcext:value-type="float">
            <text:p>1971616,55327625</text:p>
          </table:table-cell>
          <table:table-cell table:formula="of:=[.F674]-[.$B$5]*[.F674]+[.$B$7]*[.F674]*[.E674]/[.$B$1]" office:value-type="float" office:value="0.000000000194504465402522" calcext:value-type="float">
            <text:p>1,94504465402522E-10</text:p>
          </table:table-cell>
          <table:table-cell table:formula="of:=[.G674]+[.$B$5]*[.F674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75]+1" office:value-type="float" office:value="674" calcext:value-type="float">
            <text:p>674</text:p>
          </table:table-cell>
          <table:table-cell table:formula="of:=[.E675]-[.$B$7]*[.F675]*[.E675]/[.$B$1]" office:value-type="float" office:value="1971616.55327625" calcext:value-type="float">
            <text:p>1971616,55327625</text:p>
          </table:table-cell>
          <table:table-cell table:formula="of:=[.F675]-[.$B$5]*[.F675]+[.$B$7]*[.F675]*[.E675]/[.$B$1]" office:value-type="float" office:value="0.000000000182723783335745" calcext:value-type="float">
            <text:p>1,82723783335745E-10</text:p>
          </table:table-cell>
          <table:table-cell table:formula="of:=[.G675]+[.$B$5]*[.F675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76]+1" office:value-type="float" office:value="675" calcext:value-type="float">
            <text:p>675</text:p>
          </table:table-cell>
          <table:table-cell table:formula="of:=[.E676]-[.$B$7]*[.F676]*[.E676]/[.$B$1]" office:value-type="float" office:value="1971616.55327625" calcext:value-type="float">
            <text:p>1971616,55327625</text:p>
          </table:table-cell>
          <table:table-cell table:formula="of:=[.F676]-[.$B$5]*[.F676]+[.$B$7]*[.F676]*[.E676]/[.$B$1]" office:value-type="float" office:value="0.000000000171656629720211" calcext:value-type="float">
            <text:p>1,71656629720211E-10</text:p>
          </table:table-cell>
          <table:table-cell table:formula="of:=[.G676]+[.$B$5]*[.F676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77]+1" office:value-type="float" office:value="676" calcext:value-type="float">
            <text:p>676</text:p>
          </table:table-cell>
          <table:table-cell table:formula="of:=[.E677]-[.$B$7]*[.F677]*[.E677]/[.$B$1]" office:value-type="float" office:value="1971616.55327625" calcext:value-type="float">
            <text:p>1971616,55327625</text:p>
          </table:table-cell>
          <table:table-cell table:formula="of:=[.F677]-[.$B$5]*[.F677]+[.$B$7]*[.F677]*[.E677]/[.$B$1]" office:value-type="float" office:value="0.000000000161259787800909" calcext:value-type="float">
            <text:p>1,61259787800909E-10</text:p>
          </table:table-cell>
          <table:table-cell table:formula="of:=[.G677]+[.$B$5]*[.F677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78]+1" office:value-type="float" office:value="677" calcext:value-type="float">
            <text:p>677</text:p>
          </table:table-cell>
          <table:table-cell table:formula="of:=[.E678]-[.$B$7]*[.F678]*[.E678]/[.$B$1]" office:value-type="float" office:value="1971616.55327625" calcext:value-type="float">
            <text:p>1971616,55327625</text:p>
          </table:table-cell>
          <table:table-cell table:formula="of:=[.F678]-[.$B$5]*[.F678]+[.$B$7]*[.F678]*[.E678]/[.$B$1]" office:value-type="float" office:value="0.00000000015149265836094" calcext:value-type="float">
            <text:p>1,5149265836094E-10</text:p>
          </table:table-cell>
          <table:table-cell table:formula="of:=[.G678]+[.$B$5]*[.F678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79]+1" office:value-type="float" office:value="678" calcext:value-type="float">
            <text:p>678</text:p>
          </table:table-cell>
          <table:table-cell table:formula="of:=[.E679]-[.$B$7]*[.F679]*[.E679]/[.$B$1]" office:value-type="float" office:value="1971616.55327625" calcext:value-type="float">
            <text:p>1971616,55327625</text:p>
          </table:table-cell>
          <table:table-cell table:formula="of:=[.F679]-[.$B$5]*[.F679]+[.$B$7]*[.F679]*[.E679]/[.$B$1]" office:value-type="float" office:value="0.000000000142317101183331" calcext:value-type="float">
            <text:p>1,42317101183331E-10</text:p>
          </table:table-cell>
          <table:table-cell table:formula="of:=[.G679]+[.$B$5]*[.F679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80]+1" office:value-type="float" office:value="679" calcext:value-type="float">
            <text:p>679</text:p>
          </table:table-cell>
          <table:table-cell table:formula="of:=[.E680]-[.$B$7]*[.F680]*[.E680]/[.$B$1]" office:value-type="float" office:value="1971616.55327625" calcext:value-type="float">
            <text:p>1971616,55327625</text:p>
          </table:table-cell>
          <table:table-cell table:formula="of:=[.F680]-[.$B$5]*[.F680]+[.$B$7]*[.F680]*[.E680]/[.$B$1]" office:value-type="float" office:value="0.000000000133697286115145" calcext:value-type="float">
            <text:p>1,33697286115145E-10</text:p>
          </table:table-cell>
          <table:table-cell table:formula="of:=[.G680]+[.$B$5]*[.F680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81]+1" office:value-type="float" office:value="680" calcext:value-type="float">
            <text:p>680</text:p>
          </table:table-cell>
          <table:table-cell table:formula="of:=[.E681]-[.$B$7]*[.F681]*[.E681]/[.$B$1]" office:value-type="float" office:value="1971616.55327625" calcext:value-type="float">
            <text:p>1971616,55327625</text:p>
          </table:table-cell>
          <table:table-cell table:formula="of:=[.F681]-[.$B$5]*[.F681]+[.$B$7]*[.F681]*[.E681]/[.$B$1]" office:value-type="float" office:value="0.000000000125599553152285" calcext:value-type="float">
            <text:p>1,25599553152285E-10</text:p>
          </table:table-cell>
          <table:table-cell table:formula="of:=[.G681]+[.$B$5]*[.F681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82]+1" office:value-type="float" office:value="681" calcext:value-type="float">
            <text:p>681</text:p>
          </table:table-cell>
          <table:table-cell table:formula="of:=[.E682]-[.$B$7]*[.F682]*[.E682]/[.$B$1]" office:value-type="float" office:value="1971616.55327625" calcext:value-type="float">
            <text:p>1971616,55327625</text:p>
          </table:table-cell>
          <table:table-cell table:formula="of:=[.F682]-[.$B$5]*[.F682]+[.$B$7]*[.F682]*[.E682]/[.$B$1]" office:value-type="float" office:value="0.00000000011799228099864" calcext:value-type="float">
            <text:p>1,1799228099864E-10</text:p>
          </table:table-cell>
          <table:table-cell table:formula="of:=[.G682]+[.$B$5]*[.F682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83]+1" office:value-type="float" office:value="682" calcext:value-type="float">
            <text:p>682</text:p>
          </table:table-cell>
          <table:table-cell table:formula="of:=[.E683]-[.$B$7]*[.F683]*[.E683]/[.$B$1]" office:value-type="float" office:value="1971616.55327625" calcext:value-type="float">
            <text:p>1971616,55327625</text:p>
          </table:table-cell>
          <table:table-cell table:formula="of:=[.F683]-[.$B$5]*[.F683]+[.$B$7]*[.F683]*[.E683]/[.$B$1]" office:value-type="float" office:value="0.00000000011084576358629" calcext:value-type="float">
            <text:p>1,1084576358629E-10</text:p>
          </table:table-cell>
          <table:table-cell table:formula="of:=[.G683]+[.$B$5]*[.F683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84]+1" office:value-type="float" office:value="683" calcext:value-type="float">
            <text:p>683</text:p>
          </table:table-cell>
          <table:table-cell table:formula="of:=[.E684]-[.$B$7]*[.F684]*[.E684]/[.$B$1]" office:value-type="float" office:value="1971616.55327625" calcext:value-type="float">
            <text:p>1971616,55327625</text:p>
          </table:table-cell>
          <table:table-cell table:formula="of:=[.F684]-[.$B$5]*[.F684]+[.$B$7]*[.F684]*[.E684]/[.$B$1]" office:value-type="float" office:value="0.000000000104132094074607" calcext:value-type="float">
            <text:p>1,04132094074607E-10</text:p>
          </table:table-cell>
          <table:table-cell table:formula="of:=[.G684]+[.$B$5]*[.F684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85]+1" office:value-type="float" office:value="684" calcext:value-type="float">
            <text:p>684</text:p>
          </table:table-cell>
          <table:table-cell table:formula="of:=[.E685]-[.$B$7]*[.F685]*[.E685]/[.$B$1]" office:value-type="float" office:value="1971616.55327625" calcext:value-type="float">
            <text:p>1971616,55327625</text:p>
          </table:table-cell>
          <table:table-cell table:formula="of:=[.F685]-[.$B$5]*[.F685]+[.$B$7]*[.F685]*[.E685]/[.$B$1]" office:value-type="float" office:value="0.0000000000978250558752425" calcext:value-type="float">
            <text:p>9,78250558752425E-11</text:p>
          </table:table-cell>
          <table:table-cell table:formula="of:=[.G685]+[.$B$5]*[.F685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86]+1" office:value-type="float" office:value="685" calcext:value-type="float">
            <text:p>685</text:p>
          </table:table-cell>
          <table:table-cell table:formula="of:=[.E686]-[.$B$7]*[.F686]*[.E686]/[.$B$1]" office:value-type="float" office:value="1971616.55327625" calcext:value-type="float">
            <text:p>1971616,55327625</text:p>
          </table:table-cell>
          <table:table-cell table:formula="of:=[.F686]-[.$B$5]*[.F686]+[.$B$7]*[.F686]*[.E686]/[.$B$1]" office:value-type="float" office:value="0.0000000000919000202774942" calcext:value-type="float">
            <text:p>9,19000202774942E-11</text:p>
          </table:table-cell>
          <table:table-cell table:formula="of:=[.G686]+[.$B$5]*[.F686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87]+1" office:value-type="float" office:value="686" calcext:value-type="float">
            <text:p>686</text:p>
          </table:table-cell>
          <table:table-cell table:formula="of:=[.E687]-[.$B$7]*[.F687]*[.E687]/[.$B$1]" office:value-type="float" office:value="1971616.55327625" calcext:value-type="float">
            <text:p>1971616,55327625</text:p>
          </table:table-cell>
          <table:table-cell table:formula="of:=[.F687]-[.$B$5]*[.F687]+[.$B$7]*[.F687]*[.E687]/[.$B$1]" office:value-type="float" office:value="0.0000000000863338502742554" calcext:value-type="float">
            <text:p>8,63338502742554E-11</text:p>
          </table:table-cell>
          <table:table-cell table:formula="of:=[.G687]+[.$B$5]*[.F687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88]+1" office:value-type="float" office:value="687" calcext:value-type="float">
            <text:p>687</text:p>
          </table:table-cell>
          <table:table-cell table:formula="of:=[.E688]-[.$B$7]*[.F688]*[.E688]/[.$B$1]" office:value-type="float" office:value="1971616.55327625" calcext:value-type="float">
            <text:p>1971616,55327625</text:p>
          </table:table-cell>
          <table:table-cell table:formula="of:=[.F688]-[.$B$5]*[.F688]+[.$B$7]*[.F688]*[.E688]/[.$B$1]" office:value-type="float" office:value="0.0000000000811048102130058" calcext:value-type="float">
            <text:p>8,11048102130058E-11</text:p>
          </table:table-cell>
          <table:table-cell table:formula="of:=[.G688]+[.$B$5]*[.F688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89]+1" office:value-type="float" office:value="688" calcext:value-type="float">
            <text:p>688</text:p>
          </table:table-cell>
          <table:table-cell table:formula="of:=[.E689]-[.$B$7]*[.F689]*[.E689]/[.$B$1]" office:value-type="float" office:value="1971616.55327625" calcext:value-type="float">
            <text:p>1971616,55327625</text:p>
          </table:table-cell>
          <table:table-cell table:formula="of:=[.F689]-[.$B$5]*[.F689]+[.$B$7]*[.F689]*[.E689]/[.$B$1]" office:value-type="float" office:value="0.000000000076192480919031" calcext:value-type="float">
            <text:p>7,6192480919031E-11</text:p>
          </table:table-cell>
          <table:table-cell table:formula="of:=[.G689]+[.$B$5]*[.F689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90]+1" office:value-type="float" office:value="689" calcext:value-type="float">
            <text:p>689</text:p>
          </table:table-cell>
          <table:table-cell table:formula="of:=[.E690]-[.$B$7]*[.F690]*[.E690]/[.$B$1]" office:value-type="float" office:value="1971616.55327625" calcext:value-type="float">
            <text:p>1971616,55327625</text:p>
          </table:table-cell>
          <table:table-cell table:formula="of:=[.F690]-[.$B$5]*[.F690]+[.$B$7]*[.F690]*[.E690]/[.$B$1]" office:value-type="float" office:value="0.0000000000715776799594308" calcext:value-type="float">
            <text:p>7,15776799594308E-11</text:p>
          </table:table-cell>
          <table:table-cell table:formula="of:=[.G690]+[.$B$5]*[.F690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91]+1" office:value-type="float" office:value="690" calcext:value-type="float">
            <text:p>690</text:p>
          </table:table-cell>
          <table:table-cell table:formula="of:=[.E691]-[.$B$7]*[.F691]*[.E691]/[.$B$1]" office:value-type="float" office:value="1971616.55327625" calcext:value-type="float">
            <text:p>1971616,55327625</text:p>
          </table:table-cell>
          <table:table-cell table:formula="of:=[.F691]-[.$B$5]*[.F691]+[.$B$7]*[.F691]*[.E691]/[.$B$1]" office:value-type="float" office:value="0.0000000000672423867365502" calcext:value-type="float">
            <text:p>6,72423867365502E-11</text:p>
          </table:table-cell>
          <table:table-cell table:formula="of:=[.G691]+[.$B$5]*[.F691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92]+1" office:value-type="float" office:value="691" calcext:value-type="float">
            <text:p>691</text:p>
          </table:table-cell>
          <table:table-cell table:formula="of:=[.E692]-[.$B$7]*[.F692]*[.E692]/[.$B$1]" office:value-type="float" office:value="1971616.55327625" calcext:value-type="float">
            <text:p>1971616,55327625</text:p>
          </table:table-cell>
          <table:table-cell table:formula="of:=[.F692]-[.$B$5]*[.F692]+[.$B$7]*[.F692]*[.E692]/[.$B$1]" office:value-type="float" office:value="0.0000000000631696721183269" calcext:value-type="float">
            <text:p>6,31696721183269E-11</text:p>
          </table:table-cell>
          <table:table-cell table:formula="of:=[.G692]+[.$B$5]*[.F692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93]+1" office:value-type="float" office:value="692" calcext:value-type="float">
            <text:p>692</text:p>
          </table:table-cell>
          <table:table-cell table:formula="of:=[.E693]-[.$B$7]*[.F693]*[.E693]/[.$B$1]" office:value-type="float" office:value="1971616.55327625" calcext:value-type="float">
            <text:p>1971616,55327625</text:p>
          </table:table-cell>
          <table:table-cell table:formula="of:=[.F693]-[.$B$5]*[.F693]+[.$B$7]*[.F693]*[.E693]/[.$B$1]" office:value-type="float" office:value="0.0000000000593436323307647" calcext:value-type="float">
            <text:p>5,93436323307647E-11</text:p>
          </table:table-cell>
          <table:table-cell table:formula="of:=[.G693]+[.$B$5]*[.F693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94]+1" office:value-type="float" office:value="693" calcext:value-type="float">
            <text:p>693</text:p>
          </table:table-cell>
          <table:table-cell table:formula="of:=[.E694]-[.$B$7]*[.F694]*[.E694]/[.$B$1]" office:value-type="float" office:value="1971616.55327625" calcext:value-type="float">
            <text:p>1971616,55327625</text:p>
          </table:table-cell>
          <table:table-cell table:formula="of:=[.F694]-[.$B$5]*[.F694]+[.$B$7]*[.F694]*[.E694]/[.$B$1]" office:value-type="float" office:value="0.0000000000557493268543858" calcext:value-type="float">
            <text:p>5,57493268543858E-11</text:p>
          </table:table-cell>
          <table:table-cell table:formula="of:=[.G694]+[.$B$5]*[.F694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95]+1" office:value-type="float" office:value="694" calcext:value-type="float">
            <text:p>694</text:p>
          </table:table-cell>
          <table:table-cell table:formula="of:=[.E695]-[.$B$7]*[.F695]*[.E695]/[.$B$1]" office:value-type="float" office:value="1971616.55327625" calcext:value-type="float">
            <text:p>1971616,55327625</text:p>
          </table:table-cell>
          <table:table-cell table:formula="of:=[.F695]-[.$B$5]*[.F695]+[.$B$7]*[.F695]*[.E695]/[.$B$1]" office:value-type="float" office:value="0.0000000000523727200821495" calcext:value-type="float">
            <text:p>5,23727200821495E-11</text:p>
          </table:table-cell>
          <table:table-cell table:formula="of:=[.G695]+[.$B$5]*[.F695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96]+1" office:value-type="float" office:value="695" calcext:value-type="float">
            <text:p>695</text:p>
          </table:table-cell>
          <table:table-cell table:formula="of:=[.E696]-[.$B$7]*[.F696]*[.E696]/[.$B$1]" office:value-type="float" office:value="1971616.55327625" calcext:value-type="float">
            <text:p>1971616,55327625</text:p>
          </table:table-cell>
          <table:table-cell table:formula="of:=[.F696]-[.$B$5]*[.F696]+[.$B$7]*[.F696]*[.E696]/[.$B$1]" office:value-type="float" office:value="0.0000000000492006265110159" calcext:value-type="float">
            <text:p>4,92006265110159E-11</text:p>
          </table:table-cell>
          <table:table-cell table:formula="of:=[.G696]+[.$B$5]*[.F696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97]+1" office:value-type="float" office:value="696" calcext:value-type="float">
            <text:p>696</text:p>
          </table:table-cell>
          <table:table-cell table:formula="of:=[.E697]-[.$B$7]*[.F697]*[.E697]/[.$B$1]" office:value-type="float" office:value="1971616.55327625" calcext:value-type="float">
            <text:p>1971616,55327625</text:p>
          </table:table-cell>
          <table:table-cell table:formula="of:=[.F697]-[.$B$5]*[.F697]+[.$B$7]*[.F697]*[.E697]/[.$B$1]" office:value-type="float" office:value="0.0000000000462206592531279" calcext:value-type="float">
            <text:p>4,62206592531279E-11</text:p>
          </table:table-cell>
          <table:table-cell table:formula="of:=[.G697]+[.$B$5]*[.F697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98]+1" office:value-type="float" office:value="697" calcext:value-type="float">
            <text:p>697</text:p>
          </table:table-cell>
          <table:table-cell table:formula="of:=[.E698]-[.$B$7]*[.F698]*[.E698]/[.$B$1]" office:value-type="float" office:value="1971616.55327625" calcext:value-type="float">
            <text:p>1971616,55327625</text:p>
          </table:table-cell>
          <table:table-cell table:formula="of:=[.F698]-[.$B$5]*[.F698]+[.$B$7]*[.F698]*[.E698]/[.$B$1]" office:value-type="float" office:value="0.0000000000434211816655513" calcext:value-type="float">
            <text:p>4,34211816655513E-11</text:p>
          </table:table-cell>
          <table:table-cell table:formula="of:=[.G698]+[.$B$5]*[.F698]" office:value-type="float" office:value="8028383.44672375" calcext:value-type="float">
            <text:p>8028383,44672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99]+1" office:value-type="float" office:value="698" calcext:value-type="float">
            <text:p>698</text:p>
          </table:table-cell>
          <table:table-cell table:formula="of:=[.E699]-[.$B$7]*[.F699]*[.E699]/[.$B$1]" office:value-type="float" office:value="1971616.55327625" calcext:value-type="float">
            <text:p>1971616,55327625</text:p>
          </table:table-cell>
          <table:table-cell table:formula="of:=[.F699]-[.$B$5]*[.F699]+[.$B$7]*[.F699]*[.E699]/[.$B$1]" office:value-type="float" office:value="0.0000000000407912619096885" calcext:value-type="float">
            <text:p>4,07912619096885E-11</text:p>
          </table:table-cell>
          <table:table-cell table:formula="of:=[.G699]+[.$B$5]*[.F699]" office:value-type="float" office:value="8028383.44672375" calcext:value-type="float">
            <text:p>8028383,446723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22:58:21.070331416</meta:creation-date>
    <dc:date>2022-04-21T23:31:06.951567256</dc:date>
    <meta:editing-duration>PT1M23S</meta:editing-duration>
    <meta:editing-cycles>1</meta:editing-cycles>
    <meta:document-statistic meta:table-count="1" meta:cell-count="281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53cm" svg:height="12.247cm" xlink:href=".." xlink:type="simple" chart:class="chart:line" chart:style-name="ch1">
        <chart:legend chart:legend-position="end" svg:x="20.271cm" svg:y="5.326cm" style:legend-expansion="high" chart:style-name="ch2"/>
        <chart:plot-area chart:style-name="ch3" table:cell-range-address="Sheet1.E1:Sheet1.G700" chart:data-source-has-labels="row" svg:x="1.448cm" svg:y="0.244cm" svg:width="18.386cm" svg:height="10.778cm">
          <chartooo:coordinate-region svg:x="2.995cm" svg:y="0.365cm" svg:width="16.537cm" svg:height="9.654cm"/>
          <chart:axis chart:dimension="x" chart:name="primary-x" chart:style-name="ch4">
            <chart:title svg:x="10.306cm" svg:y="11.266cm" chart:style-name="ch5">
              <text:p>den</text:p>
            </chart:title>
          </chart:axis>
          <chart:axis chart:dimension="y" chart:name="primary-y" chart:style-name="ch4">
            <chart:title svg:x="0.451cm" svg:y="6.114cm" chart:style-name="ch6">
              <text:p>S, I, R</text:p>
            </chart:title>
            <chart:grid chart:style-name="ch7" chart:class="major"/>
          </chart:axis>
          <chart:series chart:style-name="ch8" chart:values-cell-range-address="Sheet1.E2:Sheet1.E700" chart:label-cell-address="Sheet1.E1:Sheet1.E1" chart:class="chart:line">
            <chart:data-point chart:repeated="699"/>
          </chart:series>
          <chart:series chart:style-name="ch9" chart:values-cell-range-address="Sheet1.F2:Sheet1.F700" chart:label-cell-address="Sheet1.F1:Sheet1.F1" chart:class="chart:line">
            <chart:data-point chart:repeated="699"/>
          </chart:series>
          <chart:series chart:style-name="ch10" chart:values-cell-range-address="Sheet1.G2:Sheet1.G700" chart:label-cell-address="Sheet1.G1:Sheet1.G1" chart:class="chart:line">
            <chart:data-point chart:repeated="6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Sheet1.E1:Sheet1.E1</svg:desc>
                </draw:g>
              </table:table-cell>
              <table:table-cell office:value-type="string">
                <text:p>I</text:p>
                <draw:g>
                  <svg:desc>Sheet1.F1:Sheet1.F1</svg:desc>
                </draw:g>
              </table:table-cell>
              <table:table-cell office:value-type="string">
                <text:p>R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90000">
                <text:p>9990000</text:p>
                <draw:g>
                  <svg:desc>Sheet1.E2:Sheet1.E700</svg:desc>
                </draw:g>
              </table:table-cell>
              <table:table-cell office:value-type="float" office:value="10000">
                <text:p>10000</text:p>
                <draw:g>
                  <svg:desc>Sheet1.F2:Sheet1.F700</svg:desc>
                </draw:g>
              </table:table-cell>
              <table:table-cell office:value-type="float" office:value="0">
                <text:p>0</text:p>
                <draw:g>
                  <svg:desc>Sheet1.G2:Sheet1.G7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88002">
                <text:p>9988002</text:p>
              </table:table-cell>
              <table:table-cell office:value-type="float" office:value="10998">
                <text:p>109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85805.03908008">
                <text:p>9985805.03908008</text:p>
              </table:table-cell>
              <table:table-cell office:value-type="float" office:value="12095.16091992">
                <text:p>12095.16091992</text:p>
              </table:table-cell>
              <table:table-cell office:value-type="float" office:value="2099.8">
                <text:p>209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83389.44070283">
                <text:p>9983389.44070283</text:p>
              </table:table-cell>
              <table:table-cell office:value-type="float" office:value="13301.2432051804">
                <text:p>13301.2432051804</text:p>
              </table:table-cell>
              <table:table-cell office:value-type="float" office:value="3309.316091992">
                <text:p>3309.316091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80733.61088357">
                <text:p>9980733.61088357</text:p>
              </table:table-cell>
              <table:table-cell office:value-type="float" office:value="14626.9487039188">
                <text:p>14626.9487039188</text:p>
              </table:table-cell>
              <table:table-cell office:value-type="float" office:value="4639.44041251004">
                <text:p>4639.44041251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77813.85731249">
                <text:p>9977813.85731249</text:p>
              </table:table-cell>
              <table:table-cell office:value-type="float" office:value="16084.0074046043">
                <text:p>16084.0074046043</text:p>
              </table:table-cell>
              <table:table-cell office:value-type="float" office:value="6102.13528290192">
                <text:p>6102.13528290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74604.19267324">
                <text:p>9974604.19267324</text:p>
              </table:table-cell>
              <table:table-cell office:value-type="float" office:value="17685.2713033994">
                <text:p>17685.2713033994</text:p>
              </table:table-cell>
              <table:table-cell office:value-type="float" office:value="7710.53602336235">
                <text:p>7710.53602336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71076.12104741">
                <text:p>9971076.12104741</text:p>
              </table:table-cell>
              <table:table-cell office:value-type="float" office:value="19444.8157988885">
                <text:p>19444.8157988885</text:p>
              </table:table-cell>
              <table:table-cell office:value-type="float" office:value="9479.0631537023">
                <text:p>9479.0631537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67198.4062776">
                <text:p>9967198.4062776</text:p>
              </table:table-cell>
              <table:table-cell office:value-type="float" office:value="21378.0489888089">
                <text:p>21378.0489888089</text:p>
              </table:table-cell>
              <table:table-cell office:value-type="float" office:value="11423.5447335912">
                <text:p>11423.5447335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62936.82116139">
                <text:p>9962936.82116139</text:p>
              </table:table-cell>
              <table:table-cell office:value-type="float" office:value="23501.8292061397">
                <text:p>23501.8292061397</text:p>
              </table:table-cell>
              <table:table-cell office:value-type="float" office:value="13561.349632472">
                <text:p>13561.349632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58253.87637014">
                <text:p>9958253.87637014</text:p>
              </table:table-cell>
              <table:table-cell office:value-type="float" office:value="25834.5910767756">
                <text:p>25834.5910767756</text:p>
              </table:table-cell>
              <table:table-cell office:value-type="float" office:value="15911.532553086">
                <text:p>15911.532553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53108.52803545">
                <text:p>9953108.52803545</text:p>
              </table:table-cell>
              <table:table-cell office:value-type="float" office:value="28396.4803037928">
                <text:p>28396.4803037928</text:p>
              </table:table-cell>
              <table:table-cell office:value-type="float" office:value="18494.9916607636">
                <text:p>18494.9916607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47455.86302989">
                <text:p>9947455.86302989</text:p>
              </table:table-cell>
              <table:table-cell office:value-type="float" office:value="31209.4972789709">
                <text:p>31209.4972789709</text:p>
              </table:table-cell>
              <table:table-cell office:value-type="float" office:value="21334.6396911429">
                <text:p>21334.639691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41246.76109609">
                <text:p>9941246.76109609</text:p>
              </table:table-cell>
              <table:table-cell office:value-type="float" office:value="34297.6494848721">
                <text:p>34297.6494848721</text:p>
              </table:table-cell>
              <table:table-cell office:value-type="float" office:value="24455.5894190399">
                <text:p>24455.5894190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34427.533159">
                <text:p>9934427.533159</text:p>
              </table:table-cell>
              <table:table-cell office:value-type="float" office:value="37687.1124734788">
                <text:p>37687.1124734788</text:p>
              </table:table-cell>
              <table:table-cell office:value-type="float" office:value="27885.3543675272">
                <text:p>27885.3543675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26939.53540296">
                <text:p>9926939.53540296</text:p>
              </table:table-cell>
              <table:table-cell office:value-type="float" office:value="41406.3989821667">
                <text:p>41406.3989821667</text:p>
              </table:table-cell>
              <table:table-cell office:value-type="float" office:value="31654.065614875">
                <text:p>31654.065614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18718.75902147">
                <text:p>9918718.75902147</text:p>
              </table:table-cell>
              <table:table-cell office:value-type="float" office:value="45486.5354654448">
                <text:p>45486.5354654448</text:p>
              </table:table-cell>
              <table:table-cell office:value-type="float" office:value="35794.7055130917">
                <text:p>35794.7055130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09695.39596939">
                <text:p>9909695.39596939</text:p>
              </table:table-cell>
              <table:table-cell office:value-type="float" office:value="49961.2449709804">
                <text:p>49961.2449709804</text:p>
              </table:table-cell>
              <table:table-cell office:value-type="float" office:value="40343.3590596362">
                <text:p>40343.3590596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99793.38158407">
                <text:p>9899793.38158407</text:p>
              </table:table-cell>
              <table:table-cell office:value-type="float" office:value="54867.1348591988">
                <text:p>54867.1348591988</text:p>
              </table:table-cell>
              <table:table-cell office:value-type="float" office:value="45339.4835567342">
                <text:p>45339.4835567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88929.91561316">
                <text:p>9888929.91561316</text:p>
              </table:table-cell>
              <table:table-cell office:value-type="float" office:value="60243.8873441905">
                <text:p>60243.8873441905</text:p>
              </table:table-cell>
              <table:table-cell office:value-type="float" office:value="50826.1970426541">
                <text:p>50826.1970426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77014.96401734">
                <text:p>9877014.96401734</text:p>
              </table:table-cell>
              <table:table-cell office:value-type="float" office:value="66134.4502055873">
                <text:p>66134.4502055873</text:p>
              </table:table-cell>
              <table:table-cell office:value-type="float" office:value="56850.5857770731">
                <text:p>56850.5857770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63950.74493099">
                <text:p>9863950.74493099</text:p>
              </table:table-cell>
              <table:table-cell office:value-type="float" office:value="72585.2242713814">
                <text:p>72585.2242713814</text:p>
              </table:table-cell>
              <table:table-cell office:value-type="float" office:value="63464.0307976319">
                <text:p>63464.03079763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49631.20339054">
                <text:p>9849631.20339054</text:p>
              </table:table-cell>
              <table:table-cell office:value-type="float" office:value="79646.2433846968">
                <text:p>79646.2433846968</text:p>
              </table:table-cell>
              <table:table-cell office:value-type="float" office:value="70722.55322477">
                <text:p>70722.553224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33941.48090904">
                <text:p>9833941.48090904</text:p>
              </table:table-cell>
              <table:table-cell office:value-type="float" office:value="87371.3415277221">
                <text:p>87371.3415277221</text:p>
              </table:table-cell>
              <table:table-cell office:value-type="float" office:value="78687.1775632397">
                <text:p>78687.17756323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16757.3877152">
                <text:p>9816757.3877152</text:p>
              </table:table-cell>
              <table:table-cell office:value-type="float" office:value="95818.3005687926">
                <text:p>95818.3005687926</text:p>
              </table:table-cell>
              <table:table-cell office:value-type="float" office:value="87424.3117160119">
                <text:p>87424.31171601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97944.88751546">
                <text:p>9797944.88751546</text:p>
              </table:table-cell>
              <table:table-cell office:value-type="float" office:value="105048.970711654">
                <text:p>105048.970711654</text:p>
              </table:table-cell>
              <table:table-cell office:value-type="float" office:value="97006.1417728912">
                <text:p>97006.1417728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77359.607005">
                <text:p>9777359.607005</text:p>
              </table:table-cell>
              <table:table-cell office:value-type="float" office:value="115129.354150948">
                <text:p>115129.354150948</text:p>
              </table:table-cell>
              <table:table-cell office:value-type="float" office:value="107511.038844057">
                <text:p>107511.038844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54846.38506788">
                <text:p>9754846.38506788</text:p>
              </table:table-cell>
              <table:table-cell office:value-type="float" office:value="126129.640672975">
                <text:p>126129.640672975</text:p>
              </table:table-cell>
              <table:table-cell office:value-type="float" office:value="119023.974259151">
                <text:p>119023.974259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30238.8796805">
                <text:p>9730238.8796805</text:p>
              </table:table-cell>
              <table:table-cell office:value-type="float" office:value="138124.181993051">
                <text:p>138124.181993051</text:p>
              </table:table-cell>
              <table:table-cell office:value-type="float" office:value="131636.938326449">
                <text:p>131636.938326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03359.25396345">
                <text:p>9703359.25396345</text:p>
              </table:table-cell>
              <table:table-cell office:value-type="float" office:value="151191.389510803">
                <text:p>151191.389510803</text:p>
              </table:table-cell>
              <table:table-cell office:value-type="float" office:value="145449.356525754">
                <text:p>145449.356525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74017.96659286">
                <text:p>9674017.96659286</text:p>
              </table:table-cell>
              <table:table-cell office:value-type="float" office:value="165413.537930307">
                <text:p>165413.537930307</text:p>
              </table:table-cell>
              <table:table-cell office:value-type="float" office:value="160568.495476834">
                <text:p>160568.4954768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42013.69583575">
                <text:p>9642013.69583575</text:p>
              </table:table-cell>
              <table:table-cell office:value-type="float" office:value="180876.454894386">
                <text:p>180876.454894386</text:p>
              </table:table-cell>
              <table:table-cell office:value-type="float" office:value="177109.849269865">
                <text:p>177109.8492698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07133.43072884">
                <text:p>9607133.43072884</text:p>
              </table:table-cell>
              <table:table-cell office:value-type="float" office:value="197669.074511865">
                <text:p>197669.074511865</text:p>
              </table:table-cell>
              <table:table-cell office:value-type="float" office:value="195197.494759304">
                <text:p>195197.494759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69152.76724955">
                <text:p>9569152.76724955</text:p>
              </table:table-cell>
              <table:table-cell office:value-type="float" office:value="215882.830539962">
                <text:p>215882.830539962</text:p>
              </table:table-cell>
              <table:table-cell office:value-type="float" office:value="214964.40221049">
                <text:p>214964.402210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27836.45154429">
                <text:p>9527836.45154429</text:p>
              </table:table-cell>
              <table:table-cell office:value-type="float" office:value="235610.863191229">
                <text:p>235610.863191229</text:p>
              </table:table-cell>
              <table:table-cell office:value-type="float" office:value="236552.685264486">
                <text:p>236552.6852644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82939.21613042">
                <text:p>9482939.21613042</text:p>
              </table:table-cell>
              <table:table-cell office:value-type="float" office:value="256947.01228597">
                <text:p>256947.01228597</text:p>
              </table:table-cell>
              <table:table-cell office:value-type="float" office:value="260113.771583609">
                <text:p>260113.7715836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34206.95814494">
                <text:p>9434206.95814494</text:p>
              </table:table-cell>
              <table:table-cell office:value-type="float" office:value="279984.569042856">
                <text:p>279984.569042856</text:p>
              </table:table-cell>
              <table:table-cell office:value-type="float" office:value="285808.472812206">
                <text:p>285808.472812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381378.31075619">
                <text:p>9381378.31075619</text:p>
              </table:table-cell>
              <table:table-cell office:value-type="float" office:value="304814.759527317">
                <text:p>304814.759527317</text:p>
              </table:table-cell>
              <table:table-cell office:value-type="float" office:value="313806.929716492">
                <text:p>313806.9297164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24186.65927963">
                <text:p>9324186.65927963</text:p>
              </table:table-cell>
              <table:table-cell office:value-type="float" office:value="331524.935051144">
                <text:p>331524.935051144</text:p>
              </table:table-cell>
              <table:table-cell office:value-type="float" office:value="344288.405669223">
                <text:p>344288.405669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62362.65174719">
                <text:p>9262362.65174719</text:p>
              </table:table-cell>
              <table:table-cell office:value-type="float" office:value="360196.449078478">
                <text:p>360196.449078478</text:p>
              </table:table-cell>
              <table:table-cell office:value-type="float" office:value="377440.899174338">
                <text:p>377440.8991743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95637.24900246">
                <text:p>9195637.24900246</text:p>
              </table:table-cell>
              <table:table-cell office:value-type="float" office:value="390902.20691536">
                <text:p>390902.20691536</text:p>
              </table:table-cell>
              <table:table-cell office:value-type="float" office:value="413460.544082186">
                <text:p>413460.544082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23745.35110989">
                <text:p>9123745.35110989</text:p>
              </table:table-cell>
              <table:table-cell office:value-type="float" office:value="423703.884116387">
                <text:p>423703.884116387</text:p>
              </table:table-cell>
              <table:table-cell office:value-type="float" office:value="452550.764773722">
                <text:p>452550.764773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46430.02425081">
                <text:p>9046430.02425081</text:p>
              </table:table-cell>
              <table:table-cell office:value-type="float" office:value="458648.82256383">
                <text:p>458648.82256383</text:p>
              </table:table-cell>
              <table:table-cell office:value-type="float" office:value="494921.15318536">
                <text:p>494921.153185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63447.33467024">
                <text:p>8963447.33467024</text:p>
              </table:table-cell>
              <table:table-cell office:value-type="float" office:value="495766.629888021">
                <text:p>495766.629888021</text:p>
              </table:table-cell>
              <table:table-cell office:value-type="float" office:value="540786.035441743">
                <text:p>540786.0354417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74571.77312447">
                <text:p>8874571.77312447</text:p>
              </table:table-cell>
              <table:table-cell office:value-type="float" office:value="535065.528444983">
                <text:p>535065.528444983</text:p>
              </table:table-cell>
              <table:table-cell office:value-type="float" office:value="590362.698430545">
                <text:p>590362.698430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779602.22441428">
                <text:p>8779602.22441428</text:p>
              </table:table-cell>
              <table:table-cell office:value-type="float" office:value="576528.524310681">
                <text:p>576528.524310681</text:p>
              </table:table-cell>
              <table:table-cell office:value-type="float" office:value="643869.251275044">
                <text:p>643869.251275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78368.40212475">
                <text:p>8678368.40212475</text:p>
              </table:table-cell>
              <table:table-cell office:value-type="float" office:value="620109.494169139">
                <text:p>620109.494169139</text:p>
              </table:table-cell>
              <table:table-cell office:value-type="float" office:value="701522.103706112">
                <text:p>701522.1037061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70737.62932365">
                <text:p>8570737.62932365</text:p>
              </table:table-cell>
              <table:table-cell office:value-type="float" office:value="665729.317553326">
                <text:p>665729.317553326</text:p>
              </table:table-cell>
              <table:table-cell office:value-type="float" office:value="763533.053123026">
                <text:p>763533.053123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56621.80306569">
                <text:p>8456621.80306569</text:p>
              </table:table-cell>
              <table:table-cell office:value-type="float" office:value="713272.212055958">
                <text:p>713272.212055958</text:p>
              </table:table-cell>
              <table:table-cell office:value-type="float" office:value="830105.984878358">
                <text:p>830105.9848783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35984.33626582">
                <text:p>8335984.33626582</text:p>
              </table:table-cell>
              <table:table-cell office:value-type="float" office:value="762582.457650228">
                <text:p>762582.457650228</text:p>
              </table:table-cell>
              <table:table-cell office:value-type="float" office:value="901433.206083954">
                <text:p>901433.2060839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08846.82782415">
                <text:p>8208846.82782415</text:p>
              </table:table-cell>
              <table:table-cell office:value-type="float" office:value="813461.720326873">
                <text:p>813461.720326873</text:p>
              </table:table-cell>
              <table:table-cell office:value-type="float" office:value="977691.451848977">
                <text:p>977691.451848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75295.17457492">
                <text:p>8075295.17457492</text:p>
              </table:table-cell>
              <table:table-cell office:value-type="float" office:value="865667.201543418">
                <text:p>865667.201543418</text:p>
              </table:table-cell>
              <table:table-cell office:value-type="float" office:value="1059037.62388166">
                <text:p>1059037.62388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35484.81106669">
                <text:p>7935484.81106669</text:p>
              </table:table-cell>
              <table:table-cell office:value-type="float" office:value="918910.844897303">
                <text:p>918910.844897303</text:p>
              </table:table-cell>
              <table:table-cell office:value-type="float" office:value="1145604.34403601">
                <text:p>1145604.34403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89644.75001855">
                <text:p>7789644.75001855</text:p>
              </table:table-cell>
              <table:table-cell office:value-type="float" office:value="972859.821455713">
                <text:p>972859.821455713</text:p>
              </table:table-cell>
              <table:table-cell office:value-type="float" office:value="1237495.42852574">
                <text:p>1237495.428525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38080.10200442">
                <text:p>7638080.10200442</text:p>
              </table:table-cell>
              <table:table-cell office:value-type="float" office:value="1027138.48732427">
                <text:p>1027138.48732427</text:p>
              </table:table-cell>
              <table:table-cell office:value-type="float" office:value="1334781.41067131">
                <text:p>1334781.41067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81172.78116373">
                <text:p>7481172.78116373</text:p>
              </table:table-cell>
              <table:table-cell office:value-type="float" office:value="1081331.95943253">
                <text:p>1081331.95943253</text:p>
              </table:table-cell>
              <table:table-cell office:value-type="float" office:value="1437495.25940374">
                <text:p>1437495.25940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19380.15671755">
                <text:p>7319380.15671755</text:p>
              </table:table-cell>
              <table:table-cell office:value-type="float" office:value="1134991.38793546">
                <text:p>1134991.38793546</text:p>
              </table:table-cell>
              <table:table-cell office:value-type="float" office:value="1545628.45534699">
                <text:p>1545628.455346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153231.48785955">
                <text:p>7153231.48785955</text:p>
              </table:table-cell>
              <table:table-cell office:value-type="float" office:value="1187640.91799992">
                <text:p>1187640.91799992</text:p>
              </table:table-cell>
              <table:table-cell office:value-type="float" office:value="1659127.59414053">
                <text:p>1659127.594140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83322.0796414">
                <text:p>6983322.0796414</text:p>
              </table:table-cell>
              <table:table-cell office:value-type="float" office:value="1238786.23441808">
                <text:p>1238786.23441808</text:p>
              </table:table-cell>
              <table:table-cell office:value-type="float" office:value="1777891.68594053">
                <text:p>1777891.685940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10305.21438605">
                <text:p>6810305.21438605</text:p>
              </table:table-cell>
              <table:table-cell office:value-type="float" office:value="1287924.47623162">
                <text:p>1287924.47623162</text:p>
              </table:table-cell>
              <table:table-cell office:value-type="float" office:value="1901770.30938233">
                <text:p>1901770.309382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34882.03886173">
                <text:p>6634882.03886173</text:p>
              </table:table-cell>
              <table:table-cell office:value-type="float" office:value="1334555.20413277">
                <text:p>1334555.20413277</text:p>
              </table:table-cell>
              <table:table-cell office:value-type="float" office:value="2030562.7570055">
                <text:p>2030562.7570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57789.71178634">
                <text:p>6457789.71178634</text:p>
              </table:table-cell>
              <table:table-cell office:value-type="float" office:value="1378192.01079489">
                <text:p>1378192.01079489</text:p>
              </table:table-cell>
              <table:table-cell office:value-type="float" office:value="2164018.27741877">
                <text:p>2164018.277418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79788.22802279">
                <text:p>6279788.22802279</text:p>
              </table:table-cell>
              <table:table-cell office:value-type="float" office:value="1418374.29347895">
                <text:p>1418374.29347895</text:p>
              </table:table-cell>
              <table:table-cell office:value-type="float" office:value="2301837.47849826">
                <text:p>2301837.478498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01646.4242004">
                <text:p>6101646.4242004</text:p>
              </table:table-cell>
              <table:table-cell office:value-type="float" office:value="1454678.66795344">
                <text:p>1454678.66795344</text:p>
              </table:table-cell>
              <table:table-cell office:value-type="float" office:value="2443674.90784616">
                <text:p>2443674.907846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24127.72634683">
                <text:p>5924127.72634683</text:p>
              </table:table-cell>
              <table:table-cell office:value-type="float" office:value="1486729.49901167">
                <text:p>1486729.49901167</text:p>
              </table:table-cell>
              <table:table-cell office:value-type="float" office:value="2589142.7746415">
                <text:p>2589142.77464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47976.21741337">
                <text:p>5747976.21741337</text:p>
              </table:table-cell>
              <table:table-cell office:value-type="float" office:value="1514208.05804396">
                <text:p>1514208.05804396</text:p>
              </table:table-cell>
              <table:table-cell office:value-type="float" office:value="2737815.72454267">
                <text:p>2737815.724542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73903.57929633">
                <text:p>5573903.57929633</text:p>
              </table:table-cell>
              <table:table-cell office:value-type="float" office:value="1536859.89035661">
                <text:p>1536859.89035661</text:p>
              </table:table-cell>
              <table:table-cell office:value-type="float" office:value="2889236.53034706">
                <text:p>2889236.530347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02577.40242161">
                <text:p>5402577.40242161</text:p>
              </table:table-cell>
              <table:table-cell office:value-type="float" office:value="1554500.07819566">
                <text:p>1554500.07819566</text:p>
              </table:table-cell>
              <table:table-cell office:value-type="float" office:value="3042922.51938273">
                <text:p>3042922.51938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34611.26253116">
                <text:p>5234611.26253116</text:p>
              </table:table-cell>
              <table:table-cell office:value-type="float" office:value="1567016.21026655">
                <text:p>1567016.21026655</text:p>
              </table:table-cell>
              <table:table-cell office:value-type="float" office:value="3198372.52720229">
                <text:p>3198372.527202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70556.84847456">
                <text:p>5070556.84847456</text:p>
              </table:table-cell>
              <table:table-cell office:value-type="float" office:value="1574369.0032965">
                <text:p>1574369.0032965</text:p>
              </table:table-cell>
              <table:table-cell office:value-type="float" office:value="3355074.14822895">
                <text:p>3355074.148228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10898.29784074">
                <text:p>4910898.29784074</text:p>
              </table:table-cell>
              <table:table-cell office:value-type="float" office:value="1576590.65360067">
                <text:p>1576590.65360067</text:p>
              </table:table-cell>
              <table:table-cell office:value-type="float" office:value="3512511.0485586">
                <text:p>3512511.04855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56048.77069755">
                <text:p>4756048.77069755</text:p>
              </table:table-cell>
              <table:table-cell office:value-type="float" office:value="1573781.11538378">
                <text:p>1573781.11538378</text:p>
              </table:table-cell>
              <table:table-cell office:value-type="float" office:value="3670170.11391866">
                <text:p>3670170.113918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06349.17591419">
                <text:p>4606349.17591419</text:p>
              </table:table-cell>
              <table:table-cell office:value-type="float" office:value="1566102.59862877">
                <text:p>1566102.59862877</text:p>
              </table:table-cell>
              <table:table-cell office:value-type="float" office:value="3827548.22545704">
                <text:p>3827548.225457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62068.86762238">
                <text:p>4462068.86762238</text:p>
              </table:table-cell>
              <table:table-cell office:value-type="float" office:value="1553772.6470577">
                <text:p>1553772.6470577</text:p>
              </table:table-cell>
              <table:table-cell office:value-type="float" office:value="3984158.48531992">
                <text:p>3984158.485319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23408.05650639">
                <text:p>4323408.05650639</text:p>
              </table:table-cell>
              <table:table-cell office:value-type="float" office:value="1537056.19346792">
                <text:p>1537056.19346792</text:p>
              </table:table-cell>
              <table:table-cell office:value-type="float" office:value="4139535.75002569">
                <text:p>4139535.750025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90501.63390354">
                <text:p>4190501.63390354</text:p>
              </table:table-cell>
              <table:table-cell office:value-type="float" office:value="1516256.99672397">
                <text:p>1516256.99672397</text:p>
              </table:table-cell>
              <table:table-cell office:value-type="float" office:value="4293241.36937248">
                <text:p>4293241.369372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63424.08545975">
                <text:p>4063424.08545975</text:p>
              </table:table-cell>
              <table:table-cell office:value-type="float" office:value="1491708.84549537">
                <text:p>1491708.84549537</text:p>
              </table:table-cell>
              <table:table-cell office:value-type="float" office:value="4444867.06904488">
                <text:p>4444867.069044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42195.17243417">
                <text:p>3942195.17243417</text:p>
              </table:table-cell>
              <table:table-cell office:value-type="float" office:value="1463766.87397142">
                <text:p>1463766.87397142</text:p>
              </table:table-cell>
              <table:table-cell office:value-type="float" office:value="4594037.95359441">
                <text:p>4594037.95359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26786.07835139">
                <text:p>3826786.07835139</text:p>
              </table:table-cell>
              <table:table-cell office:value-type="float" office:value="1432799.28065706">
                <text:p>1432799.28065706</text:p>
              </table:table-cell>
              <table:table-cell office:value-type="float" office:value="4740414.64099156">
                <text:p>4740414.64099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17125.75154558">
                <text:p>3717125.75154558</text:p>
              </table:table-cell>
              <table:table-cell office:value-type="float" office:value="1399179.67939716">
                <text:p>1399179.67939716</text:p>
              </table:table-cell>
              <table:table-cell office:value-type="float" office:value="4883694.56905726">
                <text:p>4883694.56905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13107.21519905">
                <text:p>3613107.21519905</text:p>
              </table:table-cell>
              <table:table-cell office:value-type="float" office:value="1363280.24780397">
                <text:p>1363280.24780397</text:p>
              </table:table-cell>
              <table:table-cell office:value-type="float" office:value="5023612.53699698">
                <text:p>5023612.536996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14593.66120547">
                <text:p>3514593.66120547</text:p>
              </table:table-cell>
              <table:table-cell office:value-type="float" office:value="1325465.77701715">
                <text:p>1325465.77701715</text:p>
              </table:table-cell>
              <table:table-cell office:value-type="float" office:value="5159940.56177738">
                <text:p>5159940.56177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21424.18884449">
                <text:p>3421424.18884449</text:p>
              </table:table-cell>
              <table:table-cell office:value-type="float" office:value="1286088.67167642">
                <text:p>1286088.67167642</text:p>
              </table:table-cell>
              <table:table-cell office:value-type="float" office:value="5292487.13947909">
                <text:p>5292487.139479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33419.09103904">
                <text:p>3333419.09103904</text:p>
              </table:table-cell>
              <table:table-cell office:value-type="float" office:value="1245484.90231423">
                <text:p>1245484.90231423</text:p>
              </table:table-cell>
              <table:table-cell office:value-type="float" office:value="5421096.00664673">
                <text:p>5421096.006646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50384.62801953">
                <text:p>3250384.62801953</text:p>
              </table:table-cell>
              <table:table-cell office:value-type="float" office:value="1203970.87510231">
                <text:p>1203970.87510231</text:p>
              </table:table-cell>
              <table:table-cell office:value-type="float" office:value="5545644.49687816">
                <text:p>5545644.496878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72117.25951922">
                <text:p>3172117.25951922</text:p>
              </table:table-cell>
              <table:table-cell office:value-type="float" office:value="1161841.1560924">
                <text:p>1161841.1560924</text:p>
              </table:table-cell>
              <table:table-cell office:value-type="float" office:value="5666041.58438839">
                <text:p>5666041.584388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98407.33183801">
                <text:p>3098407.33183801</text:p>
              </table:table-cell>
              <table:table-cell office:value-type="float" office:value="1119366.96816437">
                <text:p>1119366.96816437</text:p>
              </table:table-cell>
              <table:table-cell office:value-type="float" office:value="5782225.69999763">
                <text:p>5782225.699997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29042.23541445">
                <text:p>3029042.23541445</text:p>
              </table:table-cell>
              <table:table-cell office:value-type="float" office:value="1076795.36777148">
                <text:p>1076795.36777148</text:p>
              </table:table-cell>
              <table:table-cell office:value-type="float" office:value="5894162.39681406">
                <text:p>5894162.39681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63809.06245688">
                <text:p>2963809.06245688</text:p>
              </table:table-cell>
              <table:table-cell office:value-type="float" office:value="1034349.0039519">
                <text:p>1034349.0039519</text:p>
              </table:table-cell>
              <table:table-cell office:value-type="float" office:value="6001841.93359121">
                <text:p>6001841.933591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02496.80342377">
                <text:p>2902496.80342377</text:p>
              </table:table-cell>
              <table:table-cell office:value-type="float" office:value="992226.362589832">
                <text:p>992226.362589832</text:p>
              </table:table-cell>
              <table:table-cell office:value-type="float" office:value="6105276.8339864">
                <text:p>6105276.8339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44898.12650997">
                <text:p>2844898.12650997</text:p>
              </table:table-cell>
              <table:table-cell office:value-type="float" office:value="950602.403244645">
                <text:p>950602.403244645</text:p>
              </table:table-cell>
              <table:table-cell office:value-type="float" office:value="6204499.47024539">
                <text:p>6204499.470245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90810.78658904">
                <text:p>2790810.78658904</text:p>
              </table:table-cell>
              <table:table-cell office:value-type="float" office:value="909629.502841112">
                <text:p>909629.502841112</text:p>
              </table:table-cell>
              <table:table-cell office:value-type="float" office:value="6299559.71056985">
                <text:p>6299559.710569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40038.71002247">
                <text:p>2740038.71002247</text:p>
              </table:table-cell>
              <table:table-cell office:value-type="float" office:value="869438.629123572">
                <text:p>869438.629123572</text:p>
              </table:table-cell>
              <table:table-cell office:value-type="float" office:value="6390522.66085396">
                <text:p>6390522.66085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92392.80002672">
                <text:p>2692392.80002672</text:p>
              </table:table-cell>
              <table:table-cell office:value-type="float" office:value="830140.676206964">
                <text:p>830140.676206964</text:p>
              </table:table-cell>
              <table:table-cell office:value-type="float" office:value="6477466.52376632">
                <text:p>6477466.523766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47691.50443414">
                <text:p>2647691.50443414</text:p>
              </table:table-cell>
              <table:table-cell office:value-type="float" office:value="791827.904178847">
                <text:p>791827.904178847</text:p>
              </table:table-cell>
              <table:table-cell office:value-type="float" office:value="6560480.59138702">
                <text:p>6560480.591387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05761.18413677">
                <text:p>2605761.18413677</text:p>
              </table:table-cell>
              <table:table-cell office:value-type="float" office:value="754575.434058326">
                <text:p>754575.434058326</text:p>
              </table:table-cell>
              <table:table-cell office:value-type="float" office:value="6639663.3818049">
                <text:p>6639663.38180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66436.31660533">
                <text:p>2566436.31660533</text:p>
              </table:table-cell>
              <table:table-cell office:value-type="float" office:value="718442.758183941">
                <text:p>718442.758183941</text:p>
              </table:table-cell>
              <table:table-cell office:value-type="float" office:value="6715120.92521073">
                <text:p>6715120.92521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9559.56488522">
                <text:p>2529559.56488522</text:p>
              </table:table-cell>
              <table:table-cell office:value-type="float" office:value="683475.234085654">
                <text:p>683475.234085654</text:p>
              </table:table-cell>
              <table:table-cell office:value-type="float" office:value="6786965.20102913">
                <text:p>6786965.201029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94981.73857035">
                <text:p>2494981.73857035</text:p>
              </table:table-cell>
              <table:table-cell office:value-type="float" office:value="649705.536991959">
                <text:p>649705.536991959</text:p>
              </table:table-cell>
              <table:table-cell office:value-type="float" office:value="6855312.72443769">
                <text:p>6855312.724437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62561.66956549">
                <text:p>2462561.66956549</text:p>
              </table:table-cell>
              <table:table-cell office:value-type="float" office:value="617155.052297623">
                <text:p>617155.052297623</text:p>
              </table:table-cell>
              <table:table-cell office:value-type="float" office:value="6920283.27813689">
                <text:p>6920283.278136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32166.02204615">
                <text:p>2432166.02204615</text:p>
              </table:table-cell>
              <table:table-cell office:value-type="float" office:value="585835.194587197">
                <text:p>585835.194587197</text:p>
              </table:table-cell>
              <table:table-cell office:value-type="float" office:value="6981998.78336665">
                <text:p>6981998.783366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03669.05295028">
                <text:p>2403669.05295028</text:p>
              </table:table-cell>
              <table:table-cell office:value-type="float" office:value="555748.644224353">
                <text:p>555748.644224353</text:p>
              </table:table-cell>
              <table:table-cell office:value-type="float" office:value="7040582.30282537">
                <text:p>7040582.302825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76952.33660345">
                <text:p>2376952.33660345</text:p>
              </table:table-cell>
              <table:table-cell office:value-type="float" office:value="526890.49614874">
                <text:p>526890.49614874</text:p>
              </table:table-cell>
              <table:table-cell office:value-type="float" office:value="7096157.16724781">
                <text:p>7096157.167247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51904.46468436">
                <text:p>2351904.46468436</text:p>
              </table:table-cell>
              <table:table-cell office:value-type="float" office:value="499249.318452964">
                <text:p>499249.318452964</text:p>
              </table:table-cell>
              <table:table-cell office:value-type="float" office:value="7148846.21686268">
                <text:p>7148846.216862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28420.73066315">
                <text:p>2328420.73066315</text:p>
              </table:table-cell>
              <table:table-cell office:value-type="float" office:value="472808.120628871">
                <text:p>472808.120628871</text:p>
              </table:table-cell>
              <table:table-cell office:value-type="float" office:value="7198771.14870797">
                <text:p>7198771.148707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06402.80606919">
                <text:p>2306402.80606919</text:p>
              </table:table-cell>
              <table:table-cell office:value-type="float" office:value="447545.233159947">
                <text:p>447545.233159947</text:p>
              </table:table-cell>
              <table:table-cell office:value-type="float" office:value="7246051.96077086">
                <text:p>7246051.960770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85758.41443713">
                <text:p>2285758.41443713</text:p>
              </table:table-cell>
              <table:table-cell office:value-type="float" office:value="423435.101476012">
                <text:p>423435.101476012</text:p>
              </table:table-cell>
              <table:table-cell office:value-type="float" office:value="7290806.48408686">
                <text:p>7290806.484086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66401.00751379">
                <text:p>2266401.00751379</text:p>
              </table:table-cell>
              <table:table-cell office:value-type="float" office:value="400448.998251747">
                <text:p>400448.998251747</text:p>
              </table:table-cell>
              <table:table-cell office:value-type="float" office:value="7333149.99423446">
                <text:p>7333149.994234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48249.44725188">
                <text:p>2248249.44725188</text:p>
              </table:table-cell>
              <table:table-cell office:value-type="float" office:value="378555.658688486">
                <text:p>378555.658688486</text:p>
              </table:table-cell>
              <table:table-cell office:value-type="float" office:value="7373194.89405963">
                <text:p>7373194.894059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31227.69624387">
                <text:p>2231227.69624387</text:p>
              </table:table-cell>
              <table:table-cell office:value-type="float" office:value="357721.843827646">
                <text:p>357721.843827646</text:p>
              </table:table-cell>
              <table:table-cell office:value-type="float" office:value="7411050.45992848">
                <text:p>7411050.45992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5264.51853388">
                <text:p>2215264.51853388</text:p>
              </table:table-cell>
              <table:table-cell office:value-type="float" office:value="337912.837154875">
                <text:p>337912.837154875</text:p>
              </table:table-cell>
              <table:table-cell office:value-type="float" office:value="7446822.64431125">
                <text:p>7446822.64431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00293.19216375">
                <text:p>2200293.19216375</text:p>
              </table:table-cell>
              <table:table-cell office:value-type="float" office:value="319092.879809514">
                <text:p>319092.879809514</text:p>
              </table:table-cell>
              <table:table-cell office:value-type="float" office:value="7480613.92802673">
                <text:p>7480613.928026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86251.2343415">
                <text:p>2186251.2343415</text:p>
              </table:table-cell>
              <table:table-cell office:value-type="float" office:value="301225.549650818">
                <text:p>301225.549650818</text:p>
              </table:table-cell>
              <table:table-cell office:value-type="float" office:value="7512523.21600769">
                <text:p>7512523.216007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73080.13974671">
                <text:p>2173080.13974671</text:p>
              </table:table-cell>
              <table:table-cell office:value-type="float" office:value="284274.089280522">
                <text:p>284274.089280522</text:p>
              </table:table-cell>
              <table:table-cell office:value-type="float" office:value="7542645.77097277">
                <text:p>7542645.77097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60725.13219351">
                <text:p>2160725.13219351</text:p>
              </table:table-cell>
              <table:table-cell office:value-type="float" office:value="268201.687905672">
                <text:p>268201.687905672</text:p>
              </table:table-cell>
              <table:table-cell office:value-type="float" office:value="7571073.17990082">
                <text:p>7571073.179900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49134.92964242">
                <text:p>2149134.92964242</text:p>
              </table:table-cell>
              <table:table-cell office:value-type="float" office:value="252971.721666195">
                <text:p>252971.721666195</text:p>
              </table:table-cell>
              <table:table-cell office:value-type="float" office:value="7597893.34869139">
                <text:p>7597893.348691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38261.52237753">
                <text:p>2138261.52237753</text:p>
              </table:table-cell>
              <table:table-cell office:value-type="float" office:value="238547.956764467">
                <text:p>238547.956764467</text:p>
              </table:table-cell>
              <table:table-cell office:value-type="float" office:value="7623190.52085801">
                <text:p>7623190.520858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28059.9640337">
                <text:p>2128059.9640337</text:p>
              </table:table-cell>
              <table:table-cell office:value-type="float" office:value="224894.719431845">
                <text:p>224894.719431845</text:p>
              </table:table-cell>
              <table:table-cell office:value-type="float" office:value="7647045.31653445">
                <text:p>7647045.316534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18488.17506279">
                <text:p>2118488.17506279</text:p>
              </table:table-cell>
              <table:table-cell office:value-type="float" office:value="211977.036459571">
                <text:p>211977.036459571</text:p>
              </table:table-cell>
              <table:table-cell office:value-type="float" office:value="7669534.78847764">
                <text:p>7669534.788477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09506.7581603">
                <text:p>2109506.7581603</text:p>
              </table:table-cell>
              <table:table-cell office:value-type="float" office:value="199760.749716103">
                <text:p>199760.749716103</text:p>
              </table:table-cell>
              <table:table-cell office:value-type="float" office:value="7690732.49212359">
                <text:p>7690732.492123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01078.82512948">
                <text:p>2101078.82512948</text:p>
              </table:table-cell>
              <table:table-cell office:value-type="float" office:value="188212.607775318">
                <text:p>188212.607775318</text:p>
              </table:table-cell>
              <table:table-cell office:value-type="float" office:value="7710708.5670952">
                <text:p>7710708.56709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93169.8346331">
                <text:p>2093169.8346331</text:p>
              </table:table-cell>
              <table:table-cell office:value-type="float" office:value="177300.337494169">
                <text:p>177300.337494169</text:p>
              </table:table-cell>
              <table:table-cell office:value-type="float" office:value="7729529.82787274">
                <text:p>7729529.82787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85747.44027083">
                <text:p>2085747.44027083</text:p>
              </table:table-cell>
              <table:table-cell office:value-type="float" office:value="166992.698107013">
                <text:p>166992.698107013</text:p>
              </table:table-cell>
              <table:table-cell office:value-type="float" office:value="7747259.86162215">
                <text:p>7747259.861622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78781.34841842">
                <text:p>2078781.34841842</text:p>
              </table:table-cell>
              <table:table-cell office:value-type="float" office:value="157259.520148724">
                <text:p>157259.520148724</text:p>
              </table:table-cell>
              <table:table-cell office:value-type="float" office:value="7763959.13143285">
                <text:p>7763959.131432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72243.18527149">
                <text:p>2072243.18527149</text:p>
              </table:table-cell>
              <table:table-cell office:value-type="float" office:value="148071.73128078">
                <text:p>148071.73128078</text:p>
              </table:table-cell>
              <table:table-cell office:value-type="float" office:value="7779685.08344773">
                <text:p>7779685.083447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66106.37254993">
                <text:p>2066106.37254993</text:p>
              </table:table-cell>
              <table:table-cell office:value-type="float" office:value="139401.370874261">
                <text:p>139401.370874261</text:p>
              </table:table-cell>
              <table:table-cell office:value-type="float" office:value="7794492.25657581">
                <text:p>7794492.256575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0346.01133582">
                <text:p>2060346.01133582</text:p>
              </table:table-cell>
              <table:table-cell office:value-type="float" office:value="131221.595000945">
                <text:p>131221.595000945</text:p>
              </table:table-cell>
              <table:table-cell office:value-type="float" office:value="7808432.39366323">
                <text:p>7808432.393663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54938.7735386">
                <text:p>2054938.7735386</text:p>
              </table:table-cell>
              <table:table-cell office:value-type="float" office:value="123506.673298077">
                <text:p>123506.673298077</text:p>
              </table:table-cell>
              <table:table-cell office:value-type="float" office:value="7821554.55316333">
                <text:p>7821554.55316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49862.80050358">
                <text:p>2049862.80050358</text:p>
              </table:table-cell>
              <table:table-cell office:value-type="float" office:value="116231.979003289">
                <text:p>116231.979003289</text:p>
              </table:table-cell>
              <table:table-cell office:value-type="float" office:value="7833905.22049313">
                <text:p>7833905.220493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45097.60830382">
                <text:p>2045097.60830382</text:p>
              </table:table-cell>
              <table:table-cell office:value-type="float" office:value="109373.973302715">
                <text:p>109373.973302715</text:p>
              </table:table-cell>
              <table:table-cell office:value-type="float" office:value="7845528.41839346">
                <text:p>7845528.418393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40623.99927958">
                <text:p>2040623.99927958</text:p>
              </table:table-cell>
              <table:table-cell office:value-type="float" office:value="102910.184996685">
                <text:p>102910.184996685</text:p>
              </table:table-cell>
              <table:table-cell office:value-type="float" office:value="7856465.81572373">
                <text:p>7856465.815723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36423.97941409">
                <text:p>2036423.97941409</text:p>
              </table:table-cell>
              <table:table-cell office:value-type="float" office:value="96819.1863625072">
                <text:p>96819.1863625072</text:p>
              </table:table-cell>
              <table:table-cell office:value-type="float" office:value="7866756.8342234">
                <text:p>7866756.83422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32480.68115857">
                <text:p>2032480.68115857</text:p>
              </table:table-cell>
              <table:table-cell office:value-type="float" office:value="91080.5659817759">
                <text:p>91080.5659817759</text:p>
              </table:table-cell>
              <table:table-cell office:value-type="float" office:value="7876438.75285965">
                <text:p>7876438.752859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28778.29134283">
                <text:p>2028778.29134283</text:p>
              </table:table-cell>
              <table:table-cell office:value-type="float" office:value="85674.8991993373">
                <text:p>85674.8991993373</text:p>
              </table:table-cell>
              <table:table-cell office:value-type="float" office:value="7885546.80945783">
                <text:p>7885546.809457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25301.98383066">
                <text:p>2025301.98383066</text:p>
              </table:table-cell>
              <table:table-cell office:value-type="float" office:value="80583.7167915756">
                <text:p>80583.7167915756</text:p>
              </table:table-cell>
              <table:table-cell office:value-type="float" office:value="7894114.29937776">
                <text:p>7894114.299377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22037.85660101">
                <text:p>2022037.85660101</text:p>
              </table:table-cell>
              <table:table-cell office:value-type="float" office:value="75789.4723420665">
                <text:p>75789.4723420665</text:p>
              </table:table-cell>
              <table:table-cell office:value-type="float" office:value="7902172.67105692">
                <text:p>7902172.6710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18972.87295686">
                <text:p>2018972.87295686</text:p>
              </table:table-cell>
              <table:table-cell office:value-type="float" office:value="71275.5087520094">
                <text:p>71275.5087520094</text:p>
              </table:table-cell>
              <table:table-cell office:value-type="float" office:value="7909751.61829113">
                <text:p>7909751.618291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16094.80658333">
                <text:p>2016094.80658333</text:p>
              </table:table-cell>
              <table:table-cell office:value-type="float" office:value="67026.0242503386">
                <text:p>67026.0242503386</text:p>
              </table:table-cell>
              <table:table-cell office:value-type="float" office:value="7916879.16916633">
                <text:p>7916879.169166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13392.19019539">
                <text:p>2013392.19019539</text:p>
              </table:table-cell>
              <table:table-cell office:value-type="float" office:value="63026.0382132454">
                <text:p>63026.0382132454</text:p>
              </table:table-cell>
              <table:table-cell office:value-type="float" office:value="7923581.77159136">
                <text:p>7923581.771591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10854.26753304">
                <text:p>2010854.26753304</text:p>
              </table:table-cell>
              <table:table-cell office:value-type="float" office:value="59261.357054271">
                <text:p>59261.357054271</text:p>
              </table:table-cell>
              <table:table-cell office:value-type="float" office:value="7929884.37541269">
                <text:p>7929884.375412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8470.94847839">
                <text:p>2008470.94847839</text:p>
              </table:table-cell>
              <table:table-cell office:value-type="float" office:value="55718.5404034915">
                <text:p>55718.5404034915</text:p>
              </table:table-cell>
              <table:table-cell office:value-type="float" office:value="7935810.51111811">
                <text:p>7935810.511118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6232.76708455">
                <text:p>2006232.76708455</text:p>
              </table:table-cell>
              <table:table-cell office:value-type="float" office:value="52384.867756983">
                <text:p>52384.867756983</text:p>
              </table:table-cell>
              <table:table-cell office:value-type="float" office:value="7941382.36515846">
                <text:p>7941382.365158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4130.84232068">
                <text:p>2004130.84232068</text:p>
              </table:table-cell>
              <table:table-cell office:value-type="float" office:value="49248.3057451537">
                <text:p>49248.3057451537</text:p>
              </table:table-cell>
              <table:table-cell office:value-type="float" office:value="7946620.85193416">
                <text:p>7946620.851934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02156.84135117">
                <text:p>2002156.84135117</text:p>
              </table:table-cell>
              <table:table-cell office:value-type="float" office:value="46297.4761401564">
                <text:p>46297.4761401564</text:p>
              </table:table-cell>
              <table:table-cell office:value-type="float" office:value="7951545.68250868">
                <text:p>7951545.68250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0302.94517934">
                <text:p>2000302.94517934</text:p>
              </table:table-cell>
              <table:table-cell office:value-type="float" office:value="43521.6246979668">
                <text:p>43521.6246979668</text:p>
              </table:table-cell>
              <table:table-cell office:value-type="float" office:value="7956175.43012269">
                <text:p>7956175.430122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98561.81649809">
                <text:p>1998561.81649809</text:p>
              </table:table-cell>
              <table:table-cell office:value-type="float" office:value="40910.5909094168">
                <text:p>40910.5909094168</text:p>
              </table:table-cell>
              <table:table-cell office:value-type="float" office:value="7960527.59259249">
                <text:p>7960527.59259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96926.56960046">
                <text:p>1996926.56960046</text:p>
              </table:table-cell>
              <table:table-cell office:value-type="float" office:value="38454.7787161138">
                <text:p>38454.7787161138</text:p>
              </table:table-cell>
              <table:table-cell office:value-type="float" office:value="7964618.65168343">
                <text:p>7964618.651683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95390.74221353">
                <text:p>1995390.74221353</text:p>
              </table:table-cell>
              <table:table-cell office:value-type="float" office:value="36145.1282314287">
                <text:p>36145.1282314287</text:p>
              </table:table-cell>
              <table:table-cell office:value-type="float" office:value="7968464.12955504">
                <text:p>7968464.129555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93948.26912855">
                <text:p>1993948.26912855</text:p>
              </table:table-cell>
              <table:table-cell office:value-type="float" office:value="33973.0884932681">
                <text:p>33973.0884932681</text:p>
              </table:table-cell>
              <table:table-cell office:value-type="float" office:value="7972078.64237819">
                <text:p>7972078.642378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2593.45750858">
                <text:p>1992593.45750858</text:p>
              </table:table-cell>
              <table:table-cell office:value-type="float" office:value="31930.5912639034">
                <text:p>31930.5912639034</text:p>
              </table:table-cell>
              <table:table-cell office:value-type="float" office:value="7975475.95122751">
                <text:p>7975475.951227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1320.96376365">
                <text:p>1991320.96376365</text:p>
              </table:table-cell>
              <table:table-cell office:value-type="float" office:value="30010.0258824497">
                <text:p>30010.0258824497</text:p>
              </table:table-cell>
              <table:table-cell office:value-type="float" office:value="7978669.0103539">
                <text:p>7978669.01035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90125.77189039">
                <text:p>1990125.77189039</text:p>
              </table:table-cell>
              <table:table-cell office:value-type="float" office:value="28204.215167461">
                <text:p>28204.215167461</text:p>
              </table:table-cell>
              <table:table-cell office:value-type="float" office:value="7981670.01294215">
                <text:p>7981670.012942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89003.17318078">
                <text:p>1989003.17318078</text:p>
              </table:table-cell>
              <table:table-cell office:value-type="float" office:value="26506.392360329">
                <text:p>26506.392360329</text:p>
              </table:table-cell>
              <table:table-cell office:value-type="float" office:value="7984490.4344589">
                <text:p>7984490.43445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87948.74721049">
                <text:p>1987948.74721049</text:p>
              </table:table-cell>
              <table:table-cell office:value-type="float" office:value="24910.1790945815">
                <text:p>24910.1790945815</text:p>
              </table:table-cell>
              <table:table-cell office:value-type="float" office:value="7987141.07369493">
                <text:p>7987141.073694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86958.34402401">
                <text:p>1986958.34402401</text:p>
              </table:table-cell>
              <table:table-cell office:value-type="float" office:value="23409.5643716006">
                <text:p>23409.5643716006</text:p>
              </table:table-cell>
              <table:table-cell office:value-type="float" office:value="7989632.09160439">
                <text:p>7989632.091604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86028.06743885">
                <text:p>1986028.06743885</text:p>
              </table:table-cell>
              <table:table-cell office:value-type="float" office:value="21998.8845196029">
                <text:p>21998.8845196029</text:p>
              </table:table-cell>
              <table:table-cell office:value-type="float" office:value="7991973.04804155">
                <text:p>7991973.048041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85154.25939669">
                <text:p>1985154.25939669</text:p>
              </table:table-cell>
              <table:table-cell office:value-type="float" office:value="20672.8041098082">
                <text:p>20672.8041098082</text:p>
              </table:table-cell>
              <table:table-cell office:value-type="float" office:value="7994172.93649351">
                <text:p>7994172.93649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84333.48529404">
                <text:p>1984333.48529404</text:p>
              </table:table-cell>
              <table:table-cell office:value-type="float" office:value="19426.2978014725">
                <text:p>19426.2978014725</text:p>
              </table:table-cell>
              <table:table-cell office:value-type="float" office:value="7996240.21690449">
                <text:p>7996240.216904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83562.52022959">
                <text:p>1983562.52022959</text:p>
              </table:table-cell>
              <table:table-cell office:value-type="float" office:value="18254.6330857804">
                <text:p>18254.6330857804</text:p>
              </table:table-cell>
              <table:table-cell office:value-type="float" office:value="7998182.84668463">
                <text:p>7998182.846684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82838.3361094">
                <text:p>1982838.3361094</text:p>
              </table:table-cell>
              <table:table-cell office:value-type="float" office:value="17153.3538973923">
                <text:p>17153.3538973923</text:p>
              </table:table-cell>
              <table:table-cell office:value-type="float" office:value="8000008.30999321">
                <text:p>8000008.309993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82158.08955538">
                <text:p>1982158.08955538</text:p>
              </table:table-cell>
              <table:table-cell office:value-type="float" office:value="16118.2650616651">
                <text:p>16118.2650616651</text:p>
              </table:table-cell>
              <table:table-cell office:value-type="float" office:value="8001723.64538295">
                <text:p>8001723.645382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81519.11056575">
                <text:p>1981519.11056575</text:p>
              </table:table-cell>
              <table:table-cell office:value-type="float" office:value="15145.4175451301">
                <text:p>15145.4175451301</text:p>
              </table:table-cell>
              <table:table-cell office:value-type="float" office:value="8003335.47188912">
                <text:p>8003335.471889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80918.89187969">
                <text:p>1980918.89187969</text:p>
              </table:table-cell>
              <table:table-cell office:value-type="float" office:value="14231.0944766806">
                <text:p>14231.0944766806</text:p>
              </table:table-cell>
              <table:table-cell office:value-type="float" office:value="8004850.01364363">
                <text:p>8004850.013643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80355.07900167">
                <text:p>1980355.07900167</text:p>
              </table:table-cell>
              <table:table-cell office:value-type="float" office:value="13371.7979070321">
                <text:p>13371.7979070321</text:p>
              </table:table-cell>
              <table:table-cell office:value-type="float" office:value="8006273.1230913">
                <text:p>8006273.12309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79825.46084366">
                <text:p>1979825.46084366</text:p>
              </table:table-cell>
              <table:table-cell office:value-type="float" office:value="12564.2362743404">
                <text:p>12564.2362743404</text:p>
              </table:table-cell>
              <table:table-cell office:value-type="float" office:value="8007610.302882">
                <text:p>8007610.3028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79327.96094622">
                <text:p>1979327.96094622</text:p>
              </table:table-cell>
              <table:table-cell office:value-type="float" office:value="11805.3125443463">
                <text:p>11805.3125443463</text:p>
              </table:table-cell>
              <table:table-cell office:value-type="float" office:value="8008866.72650944">
                <text:p>8008866.726509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78860.62924208">
                <text:p>1978860.62924208</text:p>
              </table:table-cell>
              <table:table-cell office:value-type="float" office:value="11092.1129940463">
                <text:p>11092.1129940463</text:p>
              </table:table-cell>
              <table:table-cell office:value-type="float" office:value="8010047.25776387">
                <text:p>8010047.257763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78421.6343281">
                <text:p>1978421.6343281</text:p>
              </table:table-cell>
              <table:table-cell office:value-type="float" office:value="10421.8966086221">
                <text:p>10421.8966086221</text:p>
              </table:table-cell>
              <table:table-cell office:value-type="float" office:value="8011156.46906328">
                <text:p>8011156.469063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8009.25621368">
                <text:p>1978009.25621368</text:p>
              </table:table-cell>
              <table:table-cell office:value-type="float" office:value="9792.08506218451">
                <text:p>9792.08506218451</text:p>
              </table:table-cell>
              <table:table-cell office:value-type="float" office:value="8012198.65872414">
                <text:p>8012198.658724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77621.87951587">
                <text:p>1977621.87951587</text:p>
              </table:table-cell>
              <table:table-cell office:value-type="float" office:value="9200.25325377871">
                <text:p>9200.25325377871</text:p>
              </table:table-cell>
              <table:table-cell office:value-type="float" office:value="8013177.86723036">
                <text:p>8013177.867230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77257.98707323">
                <text:p>1977257.98707323</text:p>
              </table:table-cell>
              <table:table-cell office:value-type="float" office:value="8644.12037103604">
                <text:p>8644.12037103604</text:p>
              </table:table-cell>
              <table:table-cell office:value-type="float" office:value="8014097.89255573">
                <text:p>8014097.892555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76916.15395233">
                <text:p>1976916.15395233</text:p>
              </table:table-cell>
              <table:table-cell office:value-type="float" office:value="8121.5414548295">
                <text:p>8121.5414548295</text:p>
              </table:table-cell>
              <table:table-cell office:value-type="float" office:value="8014962.30459284">
                <text:p>8014962.304592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76595.04182239">
                <text:p>1976595.04182239</text:p>
              </table:table-cell>
              <table:table-cell office:value-type="float" office:value="7630.49943928747">
                <text:p>7630.49943928747</text:p>
              </table:table-cell>
              <table:table-cell office:value-type="float" office:value="8015774.45873832">
                <text:p>8015774.458738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76293.39367523">
                <text:p>1976293.39367523</text:p>
              </table:table-cell>
              <table:table-cell office:value-type="float" office:value="7169.09764252521">
                <text:p>7169.09764252521</text:p>
              </table:table-cell>
              <table:table-cell office:value-type="float" office:value="8016537.50868225">
                <text:p>8016537.508682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76010.02886904">
                <text:p>1976010.02886904</text:p>
              </table:table-cell>
              <table:table-cell office:value-type="float" office:value="6735.55268446339">
                <text:p>6735.55268446339</text:p>
              </table:table-cell>
              <table:table-cell office:value-type="float" office:value="8017254.4184465">
                <text:p>8017254.41844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75743.83847595">
                <text:p>1975743.83847595</text:p>
              </table:table-cell>
              <table:table-cell office:value-type="float" office:value="6328.18780910656">
                <text:p>6328.18780910656</text:p>
              </table:table-cell>
              <table:table-cell office:value-type="float" office:value="8017927.97371495">
                <text:p>8017927.973714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75493.7809145">
                <text:p>1975493.7809145</text:p>
              </table:table-cell>
              <table:table-cell office:value-type="float" office:value="5945.42658964712">
                <text:p>5945.42658964712</text:p>
              </table:table-cell>
              <table:table-cell office:value-type="float" office:value="8018560.79249586">
                <text:p>8018560.792495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75258.87784944">
                <text:p>1975258.87784944</text:p>
              </table:table-cell>
              <table:table-cell office:value-type="float" office:value="5585.78699573704">
                <text:p>5585.78699573704</text:p>
              </table:table-cell>
              <table:table-cell office:value-type="float" office:value="8019155.33515482">
                <text:p>8019155.33515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75038.21034238">
                <text:p>1975038.21034238</text:p>
              </table:table-cell>
              <table:table-cell office:value-type="float" office:value="5247.87580322545">
                <text:p>5247.87580322545</text:p>
              </table:table-cell>
              <table:table-cell office:value-type="float" office:value="8019713.9138544">
                <text:p>8019713.91385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74830.91523769">
                <text:p>1974830.91523769</text:p>
              </table:table-cell>
              <table:table-cell office:value-type="float" office:value="4930.38332759293">
                <text:p>4930.38332759293</text:p>
              </table:table-cell>
              <table:table-cell office:value-type="float" office:value="8020238.70143472">
                <text:p>8020238.701434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74636.1817693">
                <text:p>1974636.1817693</text:p>
              </table:table-cell>
              <table:table-cell office:value-type="float" office:value="4632.0784632197">
                <text:p>4632.0784632197</text:p>
              </table:table-cell>
              <table:table-cell office:value-type="float" office:value="8020731.73976748">
                <text:p>8020731.739767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4453.2483747">
                <text:p>1974453.2483747</text:p>
              </table:table-cell>
              <table:table-cell office:value-type="float" office:value="4351.80401150309">
                <text:p>4351.80401150309</text:p>
              </table:table-cell>
              <table:table-cell office:value-type="float" office:value="8021194.9476138">
                <text:p>8021194.94761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4281.39970336">
                <text:p>1974281.39970336</text:p>
              </table:table-cell>
              <table:table-cell office:value-type="float" office:value="4088.47228168882">
                <text:p>4088.47228168882</text:p>
              </table:table-cell>
              <table:table-cell office:value-type="float" office:value="8021630.12801495">
                <text:p>8021630.12801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4119.96380778">
                <text:p>1974119.96380778</text:p>
              </table:table-cell>
              <table:table-cell office:value-type="float" office:value="3841.06094909876">
                <text:p>3841.06094909876</text:p>
              </table:table-cell>
              <table:table-cell office:value-type="float" office:value="8022038.97524312">
                <text:p>8022038.97524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73968.30950575">
                <text:p>1973968.30950575</text:p>
              </table:table-cell>
              <table:table-cell office:value-type="float" office:value="3608.60915622525">
                <text:p>3608.60915622525</text:p>
              </table:table-cell>
              <table:table-cell office:value-type="float" office:value="8022423.08133803">
                <text:p>8022423.081338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73825.84390343">
                <text:p>1973825.84390343</text:p>
              </table:table-cell>
              <table:table-cell office:value-type="float" office:value="3390.21384291835">
                <text:p>3390.21384291835</text:p>
              </table:table-cell>
              <table:table-cell office:value-type="float" office:value="8022783.94225365">
                <text:p>8022783.942253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73692.01006944">
                <text:p>1973692.01006944</text:p>
              </table:table-cell>
              <table:table-cell office:value-type="float" office:value="3185.02629261674">
                <text:p>3185.02629261674</text:p>
              </table:table-cell>
              <table:table-cell office:value-type="float" office:value="8023122.96363794">
                <text:p>8023122.963637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73566.28485053">
                <text:p>1973566.28485053</text:p>
              </table:table-cell>
              <table:table-cell office:value-type="float" office:value="2992.24888226704">
                <text:p>2992.24888226704</text:p>
              </table:table-cell>
              <table:table-cell office:value-type="float" office:value="8023441.46626721">
                <text:p>8023441.466267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73448.17682033">
                <text:p>1973448.17682033</text:p>
              </table:table-cell>
              <table:table-cell office:value-type="float" office:value="2811.13202423881">
                <text:p>2811.13202423881</text:p>
              </table:table-cell>
              <table:table-cell office:value-type="float" office:value="8023740.69115543">
                <text:p>8023740.691155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73337.22435297">
                <text:p>1973337.22435297</text:p>
              </table:table-cell>
              <table:table-cell office:value-type="float" office:value="2640.97128917564">
                <text:p>2640.97128917564</text:p>
              </table:table-cell>
              <table:table-cell office:value-type="float" office:value="8024021.80435786">
                <text:p>8024021.804357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73232.9938139">
                <text:p>1973232.9938139</text:p>
              </table:table-cell>
              <table:table-cell office:value-type="float" office:value="2481.10469932563">
                <text:p>2481.10469932563</text:p>
              </table:table-cell>
              <table:table-cell office:value-type="float" office:value="8024285.90148677">
                <text:p>8024285.901486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73135.07786082">
                <text:p>1973135.07786082</text:p>
              </table:table-cell>
              <table:table-cell office:value-type="float" office:value="2330.91018246939">
                <text:p>2330.91018246939</text:p>
              </table:table-cell>
              <table:table-cell office:value-type="float" office:value="8024534.01195671">
                <text:p>8024534.011956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3043.09384794">
                <text:p>1973043.09384794</text:p>
              </table:table-cell>
              <table:table-cell office:value-type="float" office:value="2189.80317710992">
                <text:p>2189.80317710992</text:p>
              </table:table-cell>
              <table:table-cell office:value-type="float" office:value="8024767.10297495">
                <text:p>8024767.102974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72956.68232723">
                <text:p>1972956.68232723</text:p>
              </table:table-cell>
              <table:table-cell office:value-type="float" office:value="2057.23438010858">
                <text:p>2057.23438010858</text:p>
              </table:table-cell>
              <table:table-cell office:value-type="float" office:value="8024986.08329266">
                <text:p>8024986.083292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2875.50564088">
                <text:p>1972875.50564088</text:p>
              </table:table-cell>
              <table:table-cell office:value-type="float" office:value="1932.6876284447">
                <text:p>1932.6876284447</text:p>
              </table:table-cell>
              <table:table-cell office:value-type="float" office:value="8025191.80673067">
                <text:p>8025191.806730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2799.24659924">
                <text:p>1972799.24659924</text:p>
              </table:table-cell>
              <table:table-cell office:value-type="float" office:value="1815.6779072445">
                <text:p>1815.6779072445</text:p>
              </table:table-cell>
              <table:table-cell office:value-type="float" office:value="8025385.07549352">
                <text:p>8025385.075493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2727.60723909">
                <text:p>1972727.60723909</text:p>
              </table:table-cell>
              <table:table-cell office:value-type="float" office:value="1705.74947666963">
                <text:p>1705.74947666963</text:p>
              </table:table-cell>
              <table:table-cell office:value-type="float" office:value="8025566.64328424">
                <text:p>8025566.643284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2660.30765741">
                <text:p>1972660.30765741</text:p>
              </table:table-cell>
              <table:table-cell office:value-type="float" office:value="1602.47411067586">
                <text:p>1602.47411067586</text:p>
              </table:table-cell>
              <table:table-cell office:value-type="float" office:value="8025737.21823191">
                <text:p>8025737.218231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2597.08491597">
                <text:p>1972597.08491597</text:p>
              </table:table-cell>
              <table:table-cell office:value-type="float" office:value="1505.44944105185">
                <text:p>1505.44944105185</text:p>
              </table:table-cell>
              <table:table-cell office:value-type="float" office:value="8025897.46564298">
                <text:p>8025897.465642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72537.69201239">
                <text:p>1972537.69201239</text:p>
              </table:table-cell>
              <table:table-cell office:value-type="float" office:value="1414.29740052481">
                <text:p>1414.29740052481</text:p>
              </table:table-cell>
              <table:table-cell office:value-type="float" office:value="8026048.01058708">
                <text:p>8026048.010587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72481.89691379">
                <text:p>1972481.89691379</text:p>
              </table:table-cell>
              <table:table-cell office:value-type="float" office:value="1328.66275907734">
                <text:p>1328.66275907734</text:p>
              </table:table-cell>
              <table:table-cell office:value-type="float" office:value="8026189.44032714">
                <text:p>8026189.440327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72429.481649">
                <text:p>1972429.481649</text:p>
              </table:table-cell>
              <table:table-cell office:value-type="float" office:value="1248.21174795728">
                <text:p>1248.21174795728</text:p>
              </table:table-cell>
              <table:table-cell office:value-type="float" office:value="8026322.30660304">
                <text:p>8026322.306603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72380.24145598">
                <text:p>1972380.24145598</text:p>
              </table:table-cell>
              <table:table-cell office:value-type="float" office:value="1172.63076618178">
                <text:p>1172.63076618178</text:p>
              </table:table-cell>
              <table:table-cell office:value-type="float" office:value="8026447.12777784">
                <text:p>8026447.127777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72333.9839809">
                <text:p>1972333.9839809</text:p>
              </table:table-cell>
              <table:table-cell office:value-type="float" office:value="1101.62516463841">
                <text:p>1101.62516463841</text:p>
              </table:table-cell>
              <table:table-cell office:value-type="float" office:value="8026564.39085446">
                <text:p>8026564.390854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72290.52852591">
                <text:p>1972290.52852591</text:p>
              </table:table-cell>
              <table:table-cell office:value-type="float" office:value="1034.91810317106">
                <text:p>1034.91810317106</text:p>
              </table:table-cell>
              <table:table-cell office:value-type="float" office:value="8026674.55337092">
                <text:p>8026674.553370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2249.70534245">
                <text:p>1972249.70534245</text:p>
              </table:table-cell>
              <table:table-cell office:value-type="float" office:value="972.249476307644">
                <text:p>972.249476307644</text:p>
              </table:table-cell>
              <table:table-cell office:value-type="float" office:value="8026778.04518124">
                <text:p>8026778.045181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2211.35496759">
                <text:p>1972211.35496759</text:p>
              </table:table-cell>
              <table:table-cell office:value-type="float" office:value="913.374903540222">
                <text:p>913.374903540222</text:p>
              </table:table-cell>
              <table:table-cell office:value-type="float" office:value="8026875.27012887">
                <text:p>8026875.270128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72175.32760047">
                <text:p>1972175.32760047</text:p>
              </table:table-cell>
              <table:table-cell office:value-type="float" office:value="858.064780308288">
                <text:p>858.064780308288</text:p>
              </table:table-cell>
              <table:table-cell office:value-type="float" office:value="8026966.60761922">
                <text:p>8026966.607619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72141.48251668">
                <text:p>1972141.48251668</text:p>
              </table:table-cell>
              <table:table-cell office:value-type="float" office:value="806.103386061598">
                <text:p>806.103386061598</text:p>
              </table:table-cell>
              <table:table-cell office:value-type="float" office:value="8027052.41409725">
                <text:p>8027052.414097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72109.68751815">
                <text:p>1972109.68751815</text:p>
              </table:table-cell>
              <table:table-cell office:value-type="float" office:value="757.288045992423">
                <text:p>757.288045992423</text:p>
              </table:table-cell>
              <table:table-cell office:value-type="float" office:value="8027133.02443586">
                <text:p>8027133.024435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72079.81841631">
                <text:p>1972079.81841631</text:p>
              </table:table-cell>
              <table:table-cell office:value-type="float" office:value="711.428343228048">
                <text:p>711.428343228048</text:p>
              </table:table-cell>
              <table:table-cell office:value-type="float" office:value="8027208.75324046">
                <text:p>8027208.753240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72051.75854675">
                <text:p>1972051.75854675</text:p>
              </table:table-cell>
              <table:table-cell office:value-type="float" office:value="668.34537846383">
                <text:p>668.34537846383</text:p>
              </table:table-cell>
              <table:table-cell office:value-type="float" office:value="8027279.89607478">
                <text:p>8027279.896074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72025.39831318">
                <text:p>1972025.39831318</text:p>
              </table:table-cell>
              <table:table-cell office:value-type="float" office:value="627.871074195771">
                <text:p>627.871074195771</text:p>
              </table:table-cell>
              <table:table-cell office:value-type="float" office:value="8027346.73061263">
                <text:p>8027346.730612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72000.63475907">
                <text:p>1972000.63475907</text:p>
              </table:table-cell>
              <table:table-cell office:value-type="float" office:value="589.847520879799">
                <text:p>589.847520879799</text:p>
              </table:table-cell>
              <table:table-cell office:value-type="float" office:value="8027409.51772005">
                <text:p>8027409.517720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71977.37116536">
                <text:p>1971977.37116536</text:p>
              </table:table-cell>
              <table:table-cell office:value-type="float" office:value="554.12636250354">
                <text:p>554.12636250354</text:p>
              </table:table-cell>
              <table:table-cell office:value-type="float" office:value="8027468.50247213">
                <text:p>8027468.502472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71955.51667241">
                <text:p>1971955.51667241</text:p>
              </table:table-cell>
              <table:table-cell office:value-type="float" office:value="520.568219205649">
                <text:p>520.568219205649</text:p>
              </table:table-cell>
              <table:table-cell office:value-type="float" office:value="8027523.91510838">
                <text:p>8027523.915108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71934.98592497">
                <text:p>1971934.98592497</text:p>
              </table:table-cell>
              <table:table-cell office:value-type="float" office:value="489.042144718422">
                <text:p>489.042144718422</text:p>
              </table:table-cell>
              <table:table-cell office:value-type="float" office:value="8027575.97193031">
                <text:p>8027575.971930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71915.69873868">
                <text:p>1971915.69873868</text:p>
              </table:table-cell>
              <table:table-cell office:value-type="float" office:value="459.425116541821">
                <text:p>459.425116541821</text:p>
              </table:table-cell>
              <table:table-cell office:value-type="float" office:value="8027624.87614478">
                <text:p>8027624.876144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71897.57978668">
                <text:p>1971897.57978668</text:p>
              </table:table-cell>
              <table:table-cell office:value-type="float" office:value="431.601556881712">
                <text:p>431.601556881712</text:p>
              </table:table-cell>
              <table:table-cell office:value-type="float" office:value="8027670.81865643">
                <text:p>8027670.818656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71880.55830538">
                <text:p>1971880.55830538</text:p>
              </table:table-cell>
              <table:table-cell office:value-type="float" office:value="405.462882502485">
                <text:p>405.462882502485</text:p>
              </table:table-cell>
              <table:table-cell office:value-type="float" office:value="8027713.97881212">
                <text:p>8027713.978812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71864.56781787">
                <text:p>1971864.56781787</text:p>
              </table:table-cell>
              <table:table-cell office:value-type="float" office:value="380.907081754658">
                <text:p>380.907081754658</text:p>
              </table:table-cell>
              <table:table-cell office:value-type="float" office:value="8027754.52510037">
                <text:p>8027754.525100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71849.54587431">
                <text:p>1971849.54587431</text:p>
              </table:table-cell>
              <table:table-cell office:value-type="float" office:value="357.838317142051">
                <text:p>357.838317142051</text:p>
              </table:table-cell>
              <table:table-cell office:value-type="float" office:value="8027792.61580855">
                <text:p>8027792.615808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71835.43380785">
                <text:p>1971835.43380785</text:p>
              </table:table-cell>
              <table:table-cell office:value-type="float" office:value="336.166551890905">
                <text:p>336.166551890905</text:p>
              </table:table-cell>
              <table:table-cell office:value-type="float" office:value="8027828.39964026">
                <text:p>8027828.399640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71822.17650547">
                <text:p>1971822.17650547</text:p>
              </table:table-cell>
              <table:table-cell office:value-type="float" office:value="315.807199075405">
                <text:p>315.807199075405</text:p>
              </table:table-cell>
              <table:table-cell office:value-type="float" office:value="8027862.01629545">
                <text:p>8027862.016295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71809.7221927">
                <text:p>1971809.7221927</text:p>
              </table:table-cell>
              <table:table-cell office:value-type="float" office:value="296.680791940604">
                <text:p>296.680791940604</text:p>
              </table:table-cell>
              <table:table-cell office:value-type="float" office:value="8027893.59701536">
                <text:p>8027893.597015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71798.0222313">
                <text:p>1971798.0222313</text:p>
              </table:table-cell>
              <table:table-cell office:value-type="float" office:value="278.712674145269">
                <text:p>278.712674145269</text:p>
              </table:table-cell>
              <table:table-cell office:value-type="float" office:value="8027923.26509455">
                <text:p>8027923.265094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71787.03092931">
                <text:p>1971787.03092931</text:p>
              </table:table-cell>
              <table:table-cell office:value-type="float" office:value="261.832708723751">
                <text:p>261.832708723751</text:p>
              </table:table-cell>
              <table:table-cell office:value-type="float" office:value="8027951.13636197">
                <text:p>8027951.136361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71776.70536252">
                <text:p>1971776.70536252</text:p>
              </table:table-cell>
              <table:table-cell office:value-type="float" office:value="245.975004638068">
                <text:p>245.975004638068</text:p>
              </table:table-cell>
              <table:table-cell office:value-type="float" office:value="8027977.31963284">
                <text:p>8027977.319632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71767.00520684">
                <text:p>1971767.00520684</text:p>
              </table:table-cell>
              <table:table-cell office:value-type="float" office:value="231.077659859197">
                <text:p>231.077659859197</text:p>
              </table:table-cell>
              <table:table-cell office:value-type="float" office:value="8028001.9171333">
                <text:p>8028001.9171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71757.89258073">
                <text:p>1971757.89258073</text:p>
              </table:table-cell>
              <table:table-cell office:value-type="float" office:value="217.082519980292">
                <text:p>217.082519980292</text:p>
              </table:table-cell>
              <table:table-cell office:value-type="float" office:value="8028025.02489929">
                <text:p>8028025.024899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71749.33189729">
                <text:p>1971749.33189729</text:p>
              </table:table-cell>
              <table:table-cell office:value-type="float" office:value="203.934951424512">
                <text:p>203.934951424512</text:p>
              </table:table-cell>
              <table:table-cell office:value-type="float" office:value="8028046.73315129">
                <text:p>8028046.733151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71741.2897252">
                <text:p>1971741.2897252</text:p>
              </table:table-cell>
              <table:table-cell office:value-type="float" office:value="191.583628366497">
                <text:p>191.583628366497</text:p>
              </table:table-cell>
              <table:table-cell office:value-type="float" office:value="8028067.12664643">
                <text:p>8028067.126646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71733.73465819">
                <text:p>1971733.73465819</text:p>
              </table:table-cell>
              <table:table-cell office:value-type="float" office:value="179.980332539559">
                <text:p>179.980332539559</text:p>
              </table:table-cell>
              <table:table-cell office:value-type="float" office:value="8028086.28500926">
                <text:p>8028086.285009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71726.63719233">
                <text:p>1971726.63719233</text:p>
              </table:table-cell>
              <table:table-cell office:value-type="float" office:value="169.079765150468">
                <text:p>169.079765150468</text:p>
              </table:table-cell>
              <table:table-cell office:value-type="float" office:value="8028104.28304252">
                <text:p>8028104.283042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71719.96961079">
                <text:p>1971719.96961079</text:p>
              </table:table-cell>
              <table:table-cell office:value-type="float" office:value="158.839370170569">
                <text:p>158.839370170569</text:p>
              </table:table-cell>
              <table:table-cell office:value-type="float" office:value="8028121.19101903">
                <text:p>8028121.19101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71713.70587563">
                <text:p>1971713.70587563</text:p>
              </table:table-cell>
              <table:table-cell office:value-type="float" office:value="149.219168316027">
                <text:p>149.219168316027</text:p>
              </table:table-cell>
              <table:table-cell office:value-type="float" office:value="8028137.07495605">
                <text:p>8028137.074956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71707.82152604">
                <text:p>1971707.82152604</text:p>
              </table:table-cell>
              <table:table-cell office:value-type="float" office:value="140.181601071385">
                <text:p>140.181601071385</text:p>
              </table:table-cell>
              <table:table-cell office:value-type="float" office:value="8028151.99687288">
                <text:p>8028151.996872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71702.29358286">
                <text:p>1971702.29358286</text:p>
              </table:table-cell>
              <table:table-cell office:value-type="float" office:value="131.691384149577">
                <text:p>131.691384149577</text:p>
              </table:table-cell>
              <table:table-cell office:value-type="float" office:value="8028166.01503299">
                <text:p>8028166.015032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71697.10045878">
                <text:p>1971697.10045878</text:p>
              </table:table-cell>
              <table:table-cell office:value-type="float" office:value="123.715369818076">
                <text:p>123.715369818076</text:p>
              </table:table-cell>
              <table:table-cell office:value-type="float" office:value="8028179.18417141">
                <text:p>8028179.184171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71692.22187406">
                <text:p>1971692.22187406</text:p>
              </table:table-cell>
              <table:table-cell office:value-type="float" office:value="116.222417555318">
                <text:p>116.222417555318</text:p>
              </table:table-cell>
              <table:table-cell office:value-type="float" office:value="8028191.55570839">
                <text:p>8028191.555708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71687.63877732">
                <text:p>1971687.63877732</text:p>
              </table:table-cell>
              <table:table-cell office:value-type="float" office:value="109.18327253381">
                <text:p>109.18327253381</text:p>
              </table:table-cell>
              <table:table-cell office:value-type="float" office:value="8028203.17795014">
                <text:p>8028203.17795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71683.33327115">
                <text:p>1971683.33327115</text:p>
              </table:table-cell>
              <table:table-cell office:value-type="float" office:value="102.570451456753">
                <text:p>102.570451456753</text:p>
              </table:table-cell>
              <table:table-cell office:value-type="float" office:value="8028214.0962774">
                <text:p>8028214.09627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71679.28854215">
                <text:p>1971679.28854215</text:p>
              </table:table-cell>
              <table:table-cell office:value-type="float" office:value="96.3581353035449">
                <text:p>96.3581353035449</text:p>
              </table:table-cell>
              <table:table-cell office:value-type="float" office:value="8028224.35332254">
                <text:p>8028224.353322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71675.48879536">
                <text:p>1971675.48879536</text:p>
              </table:table-cell>
              <table:table-cell office:value-type="float" office:value="90.5220685664012">
                <text:p>90.5220685664012</text:p>
              </table:table-cell>
              <table:table-cell office:value-type="float" office:value="8028233.98913607">
                <text:p>8028233.989136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71671.91919249">
                <text:p>1971671.91919249</text:p>
              </table:table-cell>
              <table:table-cell office:value-type="float" office:value="85.0394645855097">
                <text:p>85.0394645855097</text:p>
              </table:table-cell>
              <table:table-cell office:value-type="float" office:value="8028243.04134293">
                <text:p>8028243.041342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71668.565794">
                <text:p>1971668.565794</text:p>
              </table:table-cell>
              <table:table-cell office:value-type="float" office:value="79.8889166138869">
                <text:p>79.8889166138869</text:p>
              </table:table-cell>
              <table:table-cell office:value-type="float" office:value="8028251.54528939">
                <text:p>8028251.545289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71665.41550469">
                <text:p>1971665.41550469</text:p>
              </table:table-cell>
              <table:table-cell office:value-type="float" office:value="75.050314265357">
                <text:p>75.050314265357</text:p>
              </table:table-cell>
              <table:table-cell office:value-type="float" office:value="8028259.53418105">
                <text:p>8028259.534181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71662.4560225">
                <text:p>1971662.4560225</text:p>
              </table:table-cell>
              <table:table-cell office:value-type="float" office:value="70.5047650200166">
                <text:p>70.5047650200166</text:p>
              </table:table-cell>
              <table:table-cell office:value-type="float" office:value="8028267.03921247">
                <text:p>8028267.039212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71659.67579054">
                <text:p>1971659.67579054</text:p>
              </table:table-cell>
              <table:table-cell office:value-type="float" office:value="66.234520481228">
                <text:p>66.234520481228</text:p>
              </table:table-cell>
              <table:table-cell office:value-type="float" office:value="8028274.08968898">
                <text:p>8028274.089688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71657.06395188">
                <text:p>1971657.06395188</text:p>
              </table:table-cell>
              <table:table-cell office:value-type="float" office:value="62.2229070966684">
                <text:p>62.2229070966684</text:p>
              </table:table-cell>
              <table:table-cell office:value-type="float" office:value="8028280.71314103">
                <text:p>8028280.713141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71654.61030719">
                <text:p>1971654.61030719</text:p>
              </table:table-cell>
              <table:table-cell office:value-type="float" office:value="58.4542610733369">
                <text:p>58.4542610733369</text:p>
              </table:table-cell>
              <table:table-cell office:value-type="float" office:value="8028286.93543174">
                <text:p>8028286.935431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71652.30527492">
                <text:p>1971652.30527492</text:p>
              </table:table-cell>
              <table:table-cell office:value-type="float" office:value="54.9138672327501">
                <text:p>54.9138672327501</text:p>
              </table:table-cell>
              <table:table-cell office:value-type="float" office:value="8028292.78085784">
                <text:p>8028292.780857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71650.13985387">
                <text:p>1971650.13985387</text:p>
              </table:table-cell>
              <table:table-cell office:value-type="float" office:value="51.5879015678954">
                <text:p>51.5879015678954</text:p>
              </table:table-cell>
              <table:table-cell office:value-type="float" office:value="8028298.27224457">
                <text:p>8028298.272244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71648.105588">
                <text:p>1971648.105588</text:p>
              </table:table-cell>
              <table:table-cell office:value-type="float" office:value="48.463377277928">
                <text:p>48.463377277928</text:p>
              </table:table-cell>
              <table:table-cell office:value-type="float" office:value="8028303.43103472">
                <text:p>8028303.431034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71646.19453348">
                <text:p>1971646.19453348</text:p>
              </table:table-cell>
              <table:table-cell office:value-type="float" office:value="45.5280940701437">
                <text:p>45.5280940701437</text:p>
              </table:table-cell>
              <table:table-cell office:value-type="float" office:value="8028308.27737245">
                <text:p>8028308.277372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71644.39922761">
                <text:p>1971644.39922761</text:p>
              </table:table-cell>
              <table:table-cell office:value-type="float" office:value="42.7705905314845">
                <text:p>42.7705905314845</text:p>
              </table:table-cell>
              <table:table-cell office:value-type="float" office:value="8028312.83018186">
                <text:p>8028312.830181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71642.71265971">
                <text:p>1971642.71265971</text:p>
              </table:table-cell>
              <table:table-cell office:value-type="float" office:value="40.1800993837973">
                <text:p>40.1800993837973</text:p>
              </table:table-cell>
              <table:table-cell office:value-type="float" office:value="8028317.10724091">
                <text:p>8028317.107240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71641.1282437">
                <text:p>1971641.1282437</text:p>
              </table:table-cell>
              <table:table-cell office:value-type="float" office:value="37.7465054482977">
                <text:p>37.7465054482977</text:p>
              </table:table-cell>
              <table:table-cell office:value-type="float" office:value="8028321.12525085">
                <text:p>8028321.125250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71639.63979245">
                <text:p>1971639.63979245</text:p>
              </table:table-cell>
              <table:table-cell office:value-type="float" office:value="35.4603061552547">
                <text:p>35.4603061552547</text:p>
              </table:table-cell>
              <table:table-cell office:value-type="float" office:value="8028324.89990139">
                <text:p>8028324.899901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71638.24149355">
                <text:p>1971638.24149355</text:p>
              </table:table-cell>
              <table:table-cell office:value-type="float" office:value="33.3125744448267">
                <text:p>33.3125744448267</text:p>
              </table:table-cell>
              <table:table-cell office:value-type="float" office:value="8028328.44593201">
                <text:p>8028328.445932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71636.92788663">
                <text:p>1971636.92788663</text:p>
              </table:table-cell>
              <table:table-cell office:value-type="float" office:value="31.2949239143045">
                <text:p>31.2949239143045</text:p>
              </table:table-cell>
              <table:table-cell office:value-type="float" office:value="8028331.77718946">
                <text:p>8028331.777189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71635.69384208">
                <text:p>1971635.69384208</text:p>
              </table:table-cell>
              <table:table-cell office:value-type="float" office:value="29.3994760757709">
                <text:p>29.3994760757709</text:p>
              </table:table-cell>
              <table:table-cell office:value-type="float" office:value="8028334.90668185">
                <text:p>8028334.906681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71634.53454095">
                <text:p>1971634.53454095</text:p>
              </table:table-cell>
              <table:table-cell office:value-type="float" office:value="27.6188295964188">
                <text:p>27.6188295964188</text:p>
              </table:table-cell>
              <table:table-cell office:value-type="float" office:value="8028337.84662946">
                <text:p>8028337.846629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71633.44545619">
                <text:p>1971633.44545619</text:p>
              </table:table-cell>
              <table:table-cell office:value-type="float" office:value="25.9460314014949">
                <text:p>25.9460314014949</text:p>
              </table:table-cell>
              <table:table-cell office:value-type="float" office:value="8028340.60851241">
                <text:p>8028340.608512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71632.42233492">
                <text:p>1971632.42233492</text:p>
              </table:table-cell>
              <table:table-cell office:value-type="float" office:value="24.3745495271063">
                <text:p>24.3745495271063</text:p>
              </table:table-cell>
              <table:table-cell office:value-type="float" office:value="8028343.20311555">
                <text:p>8028343.203115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71631.46118188">
                <text:p>1971631.46118188</text:p>
              </table:table-cell>
              <table:table-cell office:value-type="float" office:value="22.8982476169447">
                <text:p>22.8982476169447</text:p>
              </table:table-cell>
              <table:table-cell office:value-type="float" office:value="8028345.64057051">
                <text:p>8028345.640570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1630.55824377">
                <text:p>1971630.55824377</text:p>
              </table:table-cell>
              <table:table-cell office:value-type="float" office:value="21.5113609634002">
                <text:p>21.5113609634002</text:p>
              </table:table-cell>
              <table:table-cell office:value-type="float" office:value="8028347.93039527">
                <text:p>8028347.930395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71629.70999464">
                <text:p>1971629.70999464</text:p>
              </table:table-cell>
              <table:table-cell office:value-type="float" office:value="20.2084739995572">
                <text:p>20.2084739995572</text:p>
              </table:table-cell>
              <table:table-cell office:value-type="float" office:value="8028350.08153137">
                <text:p>8028350.081531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71628.91312208">
                <text:p>1971628.91312208</text:p>
              </table:table-cell>
              <table:table-cell office:value-type="float" office:value="18.9844991542251">
                <text:p>18.9844991542251</text:p>
              </table:table-cell>
              <table:table-cell office:value-type="float" office:value="8028352.10237877">
                <text:p>8028352.102378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71628.16451433">
                <text:p>1971628.16451433</text:p>
              </table:table-cell>
              <table:table-cell office:value-type="float" office:value="17.8346569874749">
                <text:p>17.8346569874749</text:p>
              </table:table-cell>
              <table:table-cell office:value-type="float" office:value="8028354.00082868">
                <text:p>8028354.000828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71627.46124809">
                <text:p>1971627.46124809</text:p>
              </table:table-cell>
              <table:table-cell office:value-type="float" office:value="16.7544575291465">
                <text:p>16.7544575291465</text:p>
              </table:table-cell>
              <table:table-cell office:value-type="float" office:value="8028355.78429438">
                <text:p>8028355.784294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71626.80057712">
                <text:p>1971626.80057712</text:p>
              </table:table-cell>
              <table:table-cell office:value-type="float" office:value="15.7396827474875">
                <text:p>15.7396827474875</text:p>
              </table:table-cell>
              <table:table-cell office:value-type="float" office:value="8028357.45974013">
                <text:p>8028357.459740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71626.17992152">
                <text:p>1971626.17992152</text:p>
              </table:table-cell>
              <table:table-cell office:value-type="float" office:value="14.7863700794893">
                <text:p>14.7863700794893</text:p>
              </table:table-cell>
              <table:table-cell office:value-type="float" office:value="8028359.03370841">
                <text:p>8028359.033708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71625.59685763">
                <text:p>1971625.59685763</text:p>
              </table:table-cell>
              <table:table-cell office:value-type="float" office:value="13.890796958635">
                <text:p>13.890796958635</text:p>
              </table:table-cell>
              <table:table-cell office:value-type="float" office:value="8028360.51234542">
                <text:p>8028360.512345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71625.04910861">
                <text:p>1971625.04910861</text:p>
              </table:table-cell>
              <table:table-cell office:value-type="float" office:value="13.0494662796594">
                <text:p>13.0494662796594</text:p>
              </table:table-cell>
              <table:table-cell office:value-type="float" office:value="8028361.90142511">
                <text:p>8028361.901425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71624.53453552">
                <text:p>1971624.53453552</text:p>
              </table:table-cell>
              <table:table-cell office:value-type="float" office:value="12.2590927435829">
                <text:p>12.2590927435829</text:p>
              </table:table-cell>
              <table:table-cell office:value-type="float" office:value="8028363.20637174">
                <text:p>8028363.206371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71624.05112896">
                <text:p>1971624.05112896</text:p>
              </table:table-cell>
              <table:table-cell office:value-type="float" office:value="11.5165900297125">
                <text:p>11.5165900297125</text:p>
              </table:table-cell>
              <table:table-cell office:value-type="float" office:value="8028364.43228101">
                <text:p>8028364.432281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71623.59700124">
                <text:p>1971623.59700124</text:p>
              </table:table-cell>
              <table:table-cell office:value-type="float" office:value="10.8190587445328">
                <text:p>10.8190587445328</text:p>
              </table:table-cell>
              <table:table-cell office:value-type="float" office:value="8028365.58394002">
                <text:p>8028365.583940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71623.17037901">
                <text:p>1971623.17037901</text:p>
              </table:table-cell>
              <table:table-cell office:value-type="float" office:value="10.1637751004407">
                <text:p>10.1637751004407</text:p>
              </table:table-cell>
              <table:table-cell office:value-type="float" office:value="8028366.66584589">
                <text:p>8028366.665845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71622.76959632">
                <text:p>1971622.76959632</text:p>
              </table:table-cell>
              <table:table-cell office:value-type="float" office:value="9.54818028012768">
                <text:p>9.54818028012768</text:p>
              </table:table-cell>
              <table:table-cell office:value-type="float" office:value="8028367.6822234">
                <text:p>8028367.68222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71622.39308813">
                <text:p>1971622.39308813</text:p>
              </table:table-cell>
              <table:table-cell office:value-type="float" office:value="8.96987044508511">
                <text:p>8.96987044508511</text:p>
              </table:table-cell>
              <table:table-cell office:value-type="float" office:value="8028368.63704143">
                <text:p>8028368.637041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71622.03938418">
                <text:p>1971622.03938418</text:p>
              </table:table-cell>
              <table:table-cell office:value-type="float" office:value="8.42658734922919">
                <text:p>8.42658734922919</text:p>
              </table:table-cell>
              <table:table-cell office:value-type="float" office:value="8028369.53402847">
                <text:p>8028369.534028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71621.70710327">
                <text:p>1971621.70710327</text:p>
              </table:table-cell>
              <table:table-cell office:value-type="float" office:value="7.91620952099699">
                <text:p>7.91620952099699</text:p>
              </table:table-cell>
              <table:table-cell office:value-type="float" office:value="8028370.37668721">
                <text:p>8028370.376687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71621.39494786">
                <text:p>1971621.39494786</text:p>
              </table:table-cell>
              <table:table-cell office:value-type="float" office:value="7.4367439794888">
                <text:p>7.4367439794888</text:p>
              </table:table-cell>
              <table:table-cell office:value-type="float" office:value="8028371.16830816">
                <text:p>8028371.168308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71621.10169899">
                <text:p>1971621.10169899</text:p>
              </table:table-cell>
              <table:table-cell office:value-type="float" office:value="6.98631845231411">
                <text:p>6.98631845231411</text:p>
              </table:table-cell>
              <table:table-cell office:value-type="float" office:value="8028371.91198256">
                <text:p>8028371.911982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71620.82621153">
                <text:p>1971620.82621153</text:p>
              </table:table-cell>
              <table:table-cell office:value-type="float" office:value="6.56317406475813">
                <text:p>6.56317406475813</text:p>
              </table:table-cell>
              <table:table-cell office:value-type="float" office:value="8028372.6106144">
                <text:p>8028372.61061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71620.56740972">
                <text:p>1971620.56740972</text:p>
              </table:table-cell>
              <table:table-cell office:value-type="float" office:value="6.16565847172489">
                <text:p>6.16565847172489</text:p>
              </table:table-cell>
              <table:table-cell office:value-type="float" office:value="8028373.26693181">
                <text:p>8028373.266931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71620.32428294">
                <text:p>1971620.32428294</text:p>
              </table:table-cell>
              <table:table-cell office:value-type="float" office:value="5.79221940564194">
                <text:p>5.79221940564194</text:p>
              </table:table-cell>
              <table:table-cell office:value-type="float" office:value="8028373.88349766">
                <text:p>8028373.883497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71620.09588179">
                <text:p>1971620.09588179</text:p>
              </table:table-cell>
              <table:table-cell office:value-type="float" office:value="5.44139861513514">
                <text:p>5.44139861513514</text:p>
              </table:table-cell>
              <table:table-cell office:value-type="float" office:value="8028374.4627196">
                <text:p>8028374.46271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71619.88131437">
                <text:p>1971619.88131437</text:p>
              </table:table-cell>
              <table:table-cell office:value-type="float" office:value="5.1118261708077">
                <text:p>5.1118261708077</text:p>
              </table:table-cell>
              <table:table-cell office:value-type="float" office:value="8028375.00685946">
                <text:p>8028375.006859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71619.67974281">
                <text:p>1971619.67974281</text:p>
              </table:table-cell>
              <table:table-cell office:value-type="float" office:value="4.80221511589068">
                <text:p>4.80221511589068</text:p>
              </table:table-cell>
              <table:table-cell office:value-type="float" office:value="8028375.51804208">
                <text:p>8028375.518042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71619.49037997">
                <text:p>1971619.49037997</text:p>
              </table:table-cell>
              <table:table-cell office:value-type="float" office:value="4.51135644087858">
                <text:p>4.51135644087858</text:p>
              </table:table-cell>
              <table:table-cell office:value-type="float" office:value="8028375.99826359">
                <text:p>8028375.998263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71619.31248641">
                <text:p>1971619.31248641</text:p>
              </table:table-cell>
              <table:table-cell office:value-type="float" office:value="4.23811436252847">
                <text:p>4.23811436252847</text:p>
              </table:table-cell>
              <table:table-cell office:value-type="float" office:value="8028376.44939923">
                <text:p>8028376.449399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71619.14536745">
                <text:p>1971619.14536745</text:p>
              </table:table-cell>
              <table:table-cell office:value-type="float" office:value="3.98142188878937">
                <text:p>3.98142188878937</text:p>
              </table:table-cell>
              <table:table-cell office:value-type="float" office:value="8028376.87321067">
                <text:p>8028376.873210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71618.98837049">
                <text:p>1971618.98837049</text:p>
              </table:table-cell>
              <table:table-cell office:value-type="float" office:value="3.74027665234487">
                <text:p>3.74027665234487</text:p>
              </table:table-cell>
              <table:table-cell office:value-type="float" office:value="8028377.27135286">
                <text:p>8028377.271352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71618.84088248">
                <text:p>1971618.84088248</text:p>
              </table:table-cell>
              <table:table-cell office:value-type="float" office:value="3.51373699650083">
                <text:p>3.51373699650083</text:p>
              </table:table-cell>
              <table:table-cell office:value-type="float" office:value="8028377.64538052">
                <text:p>8028377.645380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71618.70232748">
                <text:p>1971618.70232748</text:p>
              </table:table-cell>
              <table:table-cell office:value-type="float" office:value="3.30091829813488">
                <text:p>3.30091829813488</text:p>
              </table:table-cell>
              <table:table-cell office:value-type="float" office:value="8028377.99675422">
                <text:p>8028377.996754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71618.57216444">
                <text:p>1971618.57216444</text:p>
              </table:table-cell>
              <table:table-cell office:value-type="float" office:value="3.10098951335055">
                <text:p>3.10098951335055</text:p>
              </table:table-cell>
              <table:table-cell office:value-type="float" office:value="8028378.32684605">
                <text:p>8028378.326846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71618.44988507">
                <text:p>1971618.44988507</text:p>
              </table:table-cell>
              <table:table-cell office:value-type="float" office:value="2.91316993234767">
                <text:p>2.91316993234767</text:p>
              </table:table-cell>
              <table:table-cell office:value-type="float" office:value="8028378.636945">
                <text:p>8028378.6369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71618.33501187">
                <text:p>1971618.33501187</text:p>
              </table:table-cell>
              <table:table-cell office:value-type="float" office:value="2.73672613083825">
                <text:p>2.73672613083825</text:p>
              </table:table-cell>
              <table:table-cell office:value-type="float" office:value="8028378.928262">
                <text:p>8028378.9282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71618.22709629">
                <text:p>1971618.22709629</text:p>
              </table:table-cell>
              <table:table-cell office:value-type="float" office:value="2.57096910610376">
                <text:p>2.57096910610376</text:p>
              </table:table-cell>
              <table:table-cell office:value-type="float" office:value="8028379.20193461">
                <text:p>8028379.201934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71618.1257169">
                <text:p>1971618.1257169</text:p>
              </table:table-cell>
              <table:table-cell office:value-type="float" office:value="2.4152515865113">
                <text:p>2.4152515865113</text:p>
              </table:table-cell>
              <table:table-cell office:value-type="float" office:value="8028379.45903152">
                <text:p>8028379.459031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71618.03047782">
                <text:p>1971618.03047782</text:p>
              </table:table-cell>
              <table:table-cell office:value-type="float" office:value="2.26896550398281">
                <text:p>2.26896550398281</text:p>
              </table:table-cell>
              <table:table-cell office:value-type="float" office:value="8028379.70055668">
                <text:p>8028379.700556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71617.94100715">
                <text:p>1971617.94100715</text:p>
              </table:table-cell>
              <table:table-cell office:value-type="float" office:value="2.13153961954822">
                <text:p>2.13153961954822</text:p>
              </table:table-cell>
              <table:table-cell office:value-type="float" office:value="8028379.92745323">
                <text:p>8028379.927453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71617.85695552">
                <text:p>1971617.85695552</text:p>
              </table:table-cell>
              <table:table-cell office:value-type="float" office:value="2.00243729271078">
                <text:p>2.00243729271078</text:p>
              </table:table-cell>
              <table:table-cell office:value-type="float" office:value="8028380.14060719">
                <text:p>8028380.140607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71617.7779947">
                <text:p>1971617.7779947</text:p>
              </table:table-cell>
              <table:table-cell office:value-type="float" office:value="1.88115438591454">
                <text:p>1.88115438591454</text:p>
              </table:table-cell>
              <table:table-cell office:value-type="float" office:value="8028380.34085092">
                <text:p>8028380.340850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71617.70381635">
                <text:p>1971617.70381635</text:p>
              </table:table-cell>
              <table:table-cell office:value-type="float" office:value="1.76721729593153">
                <text:p>1.76721729593153</text:p>
              </table:table-cell>
              <table:table-cell office:value-type="float" office:value="8028380.52896636">
                <text:p>8028380.528966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71617.63413081">
                <text:p>1971617.63413081</text:p>
              </table:table-cell>
              <table:table-cell office:value-type="float" office:value="1.66018110448135">
                <text:p>1.66018110448135</text:p>
              </table:table-cell>
              <table:table-cell office:value-type="float" office:value="8028380.70568809">
                <text:p>8028380.705688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71617.56866596">
                <text:p>1971617.56866596</text:p>
              </table:table-cell>
              <table:table-cell office:value-type="float" office:value="1.55962784086214">
                <text:p>1.55962784086214</text:p>
              </table:table-cell>
              <table:table-cell office:value-type="float" office:value="8028380.8717062">
                <text:p>8028380.87170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71617.50716617">
                <text:p>1971617.50716617</text:p>
              </table:table-cell>
              <table:table-cell office:value-type="float" office:value="1.46516484980842">
                <text:p>1.46516484980842</text:p>
              </table:table-cell>
              <table:table-cell office:value-type="float" office:value="8028381.02766898">
                <text:p>8028381.027668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71617.44939128">
                <text:p>1971617.44939128</text:p>
              </table:table-cell>
              <table:table-cell office:value-type="float" office:value="1.37642325820291">
                <text:p>1.37642325820291</text:p>
              </table:table-cell>
              <table:table-cell office:value-type="float" office:value="8028381.17418547">
                <text:p>8028381.174185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71617.39511567">
                <text:p>1971617.39511567</text:p>
              </table:table-cell>
              <table:table-cell office:value-type="float" office:value="1.29305653465504">
                <text:p>1.29305653465504</text:p>
              </table:table-cell>
              <table:table-cell office:value-type="float" office:value="8028381.31182779">
                <text:p>8028381.311827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71617.34412742">
                <text:p>1971617.34412742</text:p>
              </table:table-cell>
              <table:table-cell office:value-type="float" office:value="1.21473913632141">
                <text:p>1.21473913632141</text:p>
              </table:table-cell>
              <table:table-cell office:value-type="float" office:value="8028381.44113345">
                <text:p>8028381.441133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71617.2962274">
                <text:p>1971617.2962274</text:p>
              </table:table-cell>
              <table:table-cell office:value-type="float" office:value="1.1411652376845">
                <text:p>1.1411652376845</text:p>
              </table:table-cell>
              <table:table-cell office:value-type="float" office:value="8028381.56260736">
                <text:p>8028381.562607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71617.25122858">
                <text:p>1971617.25122858</text:p>
              </table:table-cell>
              <table:table-cell office:value-type="float" office:value="1.0720475363255">
                <text:p>1.0720475363255</text:p>
              </table:table-cell>
              <table:table-cell office:value-type="float" office:value="8028381.67672388">
                <text:p>8028381.676723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71617.20895523">
                <text:p>1971617.20895523</text:p>
              </table:table-cell>
              <table:table-cell office:value-type="float" office:value="1.00711613102808">
                <text:p>1.00711613102808</text:p>
              </table:table-cell>
              <table:table-cell office:value-type="float" office:value="8028381.78392864">
                <text:p>8028381.783928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71617.16924228">
                <text:p>1971617.16924228</text:p>
              </table:table-cell>
              <table:table-cell office:value-type="float" office:value="0.946117467832295">
                <text:p>0.946117467832295</text:p>
              </table:table-cell>
              <table:table-cell office:value-type="float" office:value="8028381.88464025">
                <text:p>8028381.884640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71617.13193465">
                <text:p>1971617.13193465</text:p>
              </table:table-cell>
              <table:table-cell office:value-type="float" office:value="0.888813349923029">
                <text:p>0.888813349923029</text:p>
              </table:table-cell>
              <table:table-cell office:value-type="float" office:value="8028381.979252">
                <text:p>8028381.9792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71617.09688666">
                <text:p>1971617.09688666</text:p>
              </table:table-cell>
              <table:table-cell office:value-type="float" office:value="0.834980007486736">
                <text:p>0.834980007486736</text:p>
              </table:table-cell>
              <table:table-cell office:value-type="float" office:value="8028382.06813333">
                <text:p>8028382.0681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71617.06396144">
                <text:p>1971617.06396144</text:p>
              </table:table-cell>
              <table:table-cell office:value-type="float" office:value="0.78440722390445">
                <text:p>0.78440722390445</text:p>
              </table:table-cell>
              <table:table-cell office:value-type="float" office:value="8028382.15163133">
                <text:p>8028382.151631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71617.03303043">
                <text:p>1971617.03303043</text:p>
              </table:table-cell>
              <table:table-cell office:value-type="float" office:value="0.736897514868898">
                <text:p>0.736897514868898</text:p>
              </table:table-cell>
              <table:table-cell office:value-type="float" office:value="8028382.23007206">
                <text:p>8028382.230072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71617.00397284">
                <text:p>1971617.00397284</text:p>
              </table:table-cell>
              <table:table-cell office:value-type="float" office:value="0.692265357220274">
                <text:p>0.692265357220274</text:p>
              </table:table-cell>
              <table:table-cell office:value-type="float" office:value="8028382.30376181">
                <text:p>8028382.303761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1616.97667519">
                <text:p>1971616.97667519</text:p>
              </table:table-cell>
              <table:table-cell office:value-type="float" office:value="0.650336464489383">
                <text:p>0.650336464489383</text:p>
              </table:table-cell>
              <table:table-cell office:value-type="float" office:value="8028382.37298834">
                <text:p>8028382.372988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71616.95103091">
                <text:p>1971616.95103091</text:p>
              </table:table-cell>
              <table:table-cell office:value-type="float" office:value="0.610947106319209">
                <text:p>0.610947106319209</text:p>
              </table:table-cell>
              <table:table-cell office:value-type="float" office:value="8028382.43802199">
                <text:p>8028382.438021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71616.92693983">
                <text:p>1971616.92693983</text:p>
              </table:table-cell>
              <table:table-cell office:value-type="float" office:value="0.573943469107333">
                <text:p>0.573943469107333</text:p>
              </table:table-cell>
              <table:table-cell office:value-type="float" office:value="8028382.4991167">
                <text:p>8028382.49911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71616.9043079">
                <text:p>1971616.9043079</text:p>
              </table:table-cell>
              <table:table-cell office:value-type="float" office:value="0.539181055372571">
                <text:p>0.539181055372571</text:p>
              </table:table-cell>
              <table:table-cell office:value-type="float" office:value="8028382.55651105">
                <text:p>8028382.556511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71616.88304673">
                <text:p>1971616.88304673</text:p>
              </table:table-cell>
              <table:table-cell office:value-type="float" office:value="0.506524119500417">
                <text:p>0.506524119500417</text:p>
              </table:table-cell>
              <table:table-cell office:value-type="float" office:value="8028382.61042915">
                <text:p>8028382.610429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71616.8630733">
                <text:p>1971616.8630733</text:p>
              </table:table-cell>
              <table:table-cell office:value-type="float" office:value="0.475845137663923">
                <text:p>0.475845137663923</text:p>
              </table:table-cell>
              <table:table-cell office:value-type="float" office:value="8028382.66108157">
                <text:p>8028382.661081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71616.84430961">
                <text:p>1971616.84430961</text:p>
              </table:table-cell>
              <table:table-cell office:value-type="float" office:value="0.447024309850123">
                <text:p>0.447024309850123</text:p>
              </table:table-cell>
              <table:table-cell office:value-type="float" office:value="8028382.70866608">
                <text:p>8028382.708666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71616.8266824">
                <text:p>1971616.8266824</text:p>
              </table:table-cell>
              <table:table-cell office:value-type="float" office:value="0.419949092047438">
                <text:p>0.419949092047438</text:p>
              </table:table-cell>
              <table:table-cell office:value-type="float" office:value="8028382.75336851">
                <text:p>8028382.753368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71616.81012283">
                <text:p>1971616.81012283</text:p>
              </table:table-cell>
              <table:table-cell office:value-type="float" office:value="0.394513756767309">
                <text:p>0.394513756767309</text:p>
              </table:table-cell>
              <table:table-cell office:value-type="float" office:value="8028382.79536342">
                <text:p>8028382.795363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71616.79456623">
                <text:p>1971616.79456623</text:p>
              </table:table-cell>
              <table:table-cell office:value-type="float" office:value="0.370618980183921">
                <text:p>0.370618980183921</text:p>
              </table:table-cell>
              <table:table-cell office:value-type="float" office:value="8028382.83481479">
                <text:p>8028382.834814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71616.77995186">
                <text:p>1971616.77995186</text:p>
              </table:table-cell>
              <table:table-cell office:value-type="float" office:value="0.348171454279841">
                <text:p>0.348171454279841</text:p>
              </table:table-cell>
              <table:table-cell office:value-type="float" office:value="8028382.87187669">
                <text:p>8028382.871876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71616.76622264">
                <text:p>1971616.76622264</text:p>
              </table:table-cell>
              <table:table-cell office:value-type="float" office:value="0.327083522483025">
                <text:p>0.327083522483025</text:p>
              </table:table-cell>
              <table:table-cell office:value-type="float" office:value="8028382.90669384">
                <text:p>8028382.906693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71616.75332497">
                <text:p>1971616.75332497</text:p>
              </table:table-cell>
              <table:table-cell office:value-type="float" office:value="0.307272837372376">
                <text:p>0.307272837372376</text:p>
              </table:table-cell>
              <table:table-cell office:value-type="float" office:value="8028382.93940219">
                <text:p>8028382.939402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71616.74120849">
                <text:p>1971616.74120849</text:p>
              </table:table-cell>
              <table:table-cell office:value-type="float" office:value="0.28866203911524">
                <text:p>0.28866203911524</text:p>
              </table:table-cell>
              <table:table-cell office:value-type="float" office:value="8028382.97012947">
                <text:p>8028382.970129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71616.72982587">
                <text:p>1971616.72982587</text:p>
              </table:table-cell>
              <table:table-cell office:value-type="float" office:value="0.271178453381136">
                <text:p>0.271178453381136</text:p>
              </table:table-cell>
              <table:table-cell office:value-type="float" office:value="8028382.99899568">
                <text:p>8028382.998995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71616.71913267">
                <text:p>1971616.71913267</text:p>
              </table:table-cell>
              <table:table-cell office:value-type="float" office:value="0.254753807552113">
                <text:p>0.254753807552113</text:p>
              </table:table-cell>
              <table:table-cell office:value-type="float" office:value="8028383.02611352">
                <text:p>8028383.026113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71616.70908713">
                <text:p>1971616.70908713</text:p>
              </table:table-cell>
              <table:table-cell office:value-type="float" office:value="0.239323964121551">
                <text:p>0.239323964121551</text:p>
              </table:table-cell>
              <table:table-cell office:value-type="float" office:value="8028383.0515889">
                <text:p>8028383.05158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71616.69965003">
                <text:p>1971616.69965003</text:p>
              </table:table-cell>
              <table:table-cell office:value-type="float" office:value="0.224828670240336">
                <text:p>0.224828670240336</text:p>
              </table:table-cell>
              <table:table-cell office:value-type="float" office:value="8028383.0755213">
                <text:p>8028383.07552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71616.69078451">
                <text:p>1971616.69078451</text:p>
              </table:table-cell>
              <table:table-cell office:value-type="float" office:value="0.211211322432422">
                <text:p>0.211211322432422</text:p>
              </table:table-cell>
              <table:table-cell office:value-type="float" office:value="8028383.09800417">
                <text:p>8028383.098004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71616.68245596">
                <text:p>1971616.68245596</text:p>
              </table:table-cell>
              <table:table-cell office:value-type="float" office:value="0.198418745560988">
                <text:p>0.198418745560988</text:p>
              </table:table-cell>
              <table:table-cell office:value-type="float" office:value="8028383.1191253">
                <text:p>8028383.11912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71616.67463184">
                <text:p>1971616.67463184</text:p>
              </table:table-cell>
              <table:table-cell office:value-type="float" office:value="0.18640098518209">
                <text:p>0.18640098518209</text:p>
              </table:table-cell>
              <table:table-cell office:value-type="float" office:value="8028383.13896718">
                <text:p>8028383.138967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71616.66728162">
                <text:p>1971616.66728162</text:p>
              </table:table-cell>
              <table:table-cell office:value-type="float" office:value="0.175111112474937">
                <text:p>0.175111112474937</text:p>
              </table:table-cell>
              <table:table-cell office:value-type="float" office:value="8028383.15760727">
                <text:p>8028383.157607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71616.66037658">
                <text:p>1971616.66037658</text:p>
              </table:table-cell>
              <table:table-cell office:value-type="float" office:value="0.16450504098708">
                <text:p>0.16450504098708</text:p>
              </table:table-cell>
              <table:table-cell office:value-type="float" office:value="8028383.17511839">
                <text:p>8028383.175118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71616.65388976">
                <text:p>1971616.65388976</text:p>
              </table:table-cell>
              <table:table-cell office:value-type="float" office:value="0.154541354478893">
                <text:p>0.154541354478893</text:p>
              </table:table-cell>
              <table:table-cell office:value-type="float" office:value="8028383.19156889">
                <text:p>8028383.191568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71616.64779583">
                <text:p>1971616.64779583</text:p>
              </table:table-cell>
              <table:table-cell office:value-type="float" office:value="0.145181145195109">
                <text:p>0.145181145195109</text:p>
              </table:table-cell>
              <table:table-cell office:value-type="float" office:value="8028383.20702302">
                <text:p>8028383.207023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71616.642071">
                <text:p>1971616.642071</text:p>
              </table:table-cell>
              <table:table-cell office:value-type="float" office:value="0.136387861931853">
                <text:p>0.136387861931853</text:p>
              </table:table-cell>
              <table:table-cell office:value-type="float" office:value="8028383.22154114">
                <text:p>8028383.221541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71616.63669291">
                <text:p>1971616.63669291</text:p>
              </table:table-cell>
              <table:table-cell office:value-type="float" office:value="0.128127167305894">
                <text:p>0.128127167305894</text:p>
              </table:table-cell>
              <table:table-cell office:value-type="float" office:value="8028383.23517993">
                <text:p>8028383.235179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71616.63164056">
                <text:p>1971616.63164056</text:p>
              </table:table-cell>
              <table:table-cell office:value-type="float" office:value="0.120366803668757">
                <text:p>0.120366803668757</text:p>
              </table:table-cell>
              <table:table-cell office:value-type="float" office:value="8028383.24799264">
                <text:p>8028383.247992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71616.62689421">
                <text:p>1971616.62689421</text:p>
              </table:table-cell>
              <table:table-cell office:value-type="float" office:value="0.113076467142096">
                <text:p>0.113076467142096</text:p>
              </table:table-cell>
              <table:table-cell office:value-type="float" office:value="8028383.26002932">
                <text:p>8028383.260029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71616.62243534">
                <text:p>1971616.62243534</text:p>
              </table:table-cell>
              <table:table-cell office:value-type="float" office:value="0.106227689282443">
                <text:p>0.106227689282443</text:p>
              </table:table-cell>
              <table:table-cell office:value-type="float" office:value="8028383.27133697">
                <text:p>8028383.271336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71616.61824654">
                <text:p>1971616.61824654</text:p>
              </table:table-cell>
              <table:table-cell office:value-type="float" office:value="0.0997937259132419">
                <text:p>0.0997937259132419</text:p>
              </table:table-cell>
              <table:table-cell office:value-type="float" office:value="8028383.28195974">
                <text:p>8028383.281959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71616.61431144">
                <text:p>1971616.61431144</text:p>
              </table:table-cell>
              <table:table-cell office:value-type="float" office:value="0.0937494526900635">
                <text:p>0.0937494526900635</text:p>
              </table:table-cell>
              <table:table-cell office:value-type="float" office:value="8028383.29193911">
                <text:p>8028383.291939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71616.61061468">
                <text:p>1971616.61061468</text:p>
              </table:table-cell>
              <table:table-cell office:value-type="float" office:value="0.0880712669911838">
                <text:p>0.0880712669911838</text:p>
              </table:table-cell>
              <table:table-cell office:value-type="float" office:value="8028383.30131406">
                <text:p>8028383.301314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71616.60714182">
                <text:p>1971616.60714182</text:p>
              </table:table-cell>
              <table:table-cell office:value-type="float" office:value="0.0827369957504194">
                <text:p>0.0827369957504194</text:p>
              </table:table-cell>
              <table:table-cell office:value-type="float" office:value="8028383.31012118">
                <text:p>8028383.310121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71616.60387931">
                <text:p>1971616.60387931</text:p>
              </table:table-cell>
              <table:table-cell office:value-type="float" office:value="0.0777258088723084">
                <text:p>0.0777258088723084</text:p>
              </table:table-cell>
              <table:table-cell office:value-type="float" office:value="8028383.31839488">
                <text:p>8028383.318394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71616.6008144">
                <text:p>1971616.6008144</text:p>
              </table:table-cell>
              <table:table-cell office:value-type="float" office:value="0.0730181378915295">
                <text:p>0.0730181378915295</text:p>
              </table:table-cell>
              <table:table-cell office:value-type="float" office:value="8028383.32616746">
                <text:p>8028383.326167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71616.59793513">
                <text:p>1971616.59793513</text:p>
              </table:table-cell>
              <table:table-cell office:value-type="float" office:value="0.0685955995589264">
                <text:p>0.0685955995589264</text:p>
              </table:table-cell>
              <table:table-cell office:value-type="float" office:value="8028383.33346928">
                <text:p>8028383.333469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71616.59523024">
                <text:p>1971616.59523024</text:p>
              </table:table-cell>
              <table:table-cell office:value-type="float" office:value="0.0644409240557476">
                <text:p>0.0644409240557476</text:p>
              </table:table-cell>
              <table:table-cell office:value-type="float" office:value="8028383.34032884">
                <text:p>8028383.340328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71616.59268919">
                <text:p>1971616.59268919</text:p>
              </table:table-cell>
              <table:table-cell office:value-type="float" office:value="0.0605378875557785">
                <text:p>0.0605378875557785</text:p>
              </table:table-cell>
              <table:table-cell office:value-type="float" office:value="8028383.34677293">
                <text:p>8028383.346772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71616.59030204">
                <text:p>1971616.59030204</text:p>
              </table:table-cell>
              <table:table-cell office:value-type="float" office:value="0.0568712488720272">
                <text:p>0.0568712488720272</text:p>
              </table:table-cell>
              <table:table-cell office:value-type="float" office:value="8028383.35282672">
                <text:p>8028383.352826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71616.58805947">
                <text:p>1971616.58805947</text:p>
              </table:table-cell>
              <table:table-cell office:value-type="float" office:value="0.0534266899405701">
                <text:p>0.0534266899405701</text:p>
              </table:table-cell>
              <table:table-cell office:value-type="float" office:value="8028383.35851384">
                <text:p>8028383.358513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71616.58595273">
                <text:p>1971616.58595273</text:p>
              </table:table-cell>
              <table:table-cell office:value-type="float" office:value="0.0501907599091519">
                <text:p>0.0501907599091519</text:p>
              </table:table-cell>
              <table:table-cell office:value-type="float" office:value="8028383.36385651">
                <text:p>8028383.363856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71616.58397359">
                <text:p>1971616.58397359</text:p>
              </table:table-cell>
              <table:table-cell office:value-type="float" office:value="0.0471508226122058">
                <text:p>0.0471508226122058</text:p>
              </table:table-cell>
              <table:table-cell office:value-type="float" office:value="8028383.36887559">
                <text:p>8028383.368875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71616.58211433">
                <text:p>1971616.58211433</text:p>
              </table:table-cell>
              <table:table-cell office:value-type="float" office:value="0.0442950072271897">
                <text:p>0.0442950072271897</text:p>
              </table:table-cell>
              <table:table-cell office:value-type="float" office:value="8028383.37359067">
                <text:p>8028383.373590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71616.58036767">
                <text:p>1971616.58036767</text:p>
              </table:table-cell>
              <table:table-cell office:value-type="float" office:value="0.0416121619195507">
                <text:p>0.0416121619195507</text:p>
              </table:table-cell>
              <table:table-cell office:value-type="float" office:value="8028383.37802017">
                <text:p>8028383.378020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71616.57872681">
                <text:p>1971616.57872681</text:p>
              </table:table-cell>
              <table:table-cell office:value-type="float" office:value="0.0390918102953062">
                <text:p>0.0390918102953062</text:p>
              </table:table-cell>
              <table:table-cell office:value-type="float" office:value="8028383.38218139">
                <text:p>8028383.382181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71616.57718532">
                <text:p>1971616.57718532</text:p>
              </table:table-cell>
              <table:table-cell office:value-type="float" office:value="0.036724110491189">
                <text:p>0.036724110491189</text:p>
              </table:table-cell>
              <table:table-cell office:value-type="float" office:value="8028383.38609057">
                <text:p>8028383.386090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71616.57573721">
                <text:p>1971616.57573721</text:p>
              </table:table-cell>
              <table:table-cell office:value-type="float" office:value="0.0344998167426064">
                <text:p>0.0344998167426064</text:p>
              </table:table-cell>
              <table:table-cell office:value-type="float" office:value="8028383.38976298">
                <text:p>8028383.389762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71616.5743768">
                <text:p>1971616.5743768</text:p>
              </table:table-cell>
              <table:table-cell office:value-type="float" office:value="0.0324102432793381">
                <text:p>0.0324102432793381</text:p>
              </table:table-cell>
              <table:table-cell office:value-type="float" office:value="8028383.39321296">
                <text:p>8028383.393212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71616.57309879">
                <text:p>1971616.57309879</text:p>
              </table:table-cell>
              <table:table-cell office:value-type="float" office:value="0.0304472304079868">
                <text:p>0.0304472304079868</text:p>
              </table:table-cell>
              <table:table-cell office:value-type="float" office:value="8028383.39645398">
                <text:p>8028383.396453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71616.57189818">
                <text:p>1971616.57189818</text:p>
              </table:table-cell>
              <table:table-cell office:value-type="float" office:value="0.028603112648735">
                <text:p>0.028603112648735</text:p>
              </table:table-cell>
              <table:table-cell office:value-type="float" office:value="8028383.39949871">
                <text:p>8028383.399498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71616.5707703">
                <text:p>1971616.5707703</text:p>
              </table:table-cell>
              <table:table-cell office:value-type="float" office:value="0.0268706888019839">
                <text:p>0.0268706888019839</text:p>
              </table:table-cell>
              <table:table-cell office:value-type="float" office:value="8028383.40235902">
                <text:p>8028383.402359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71616.56971072">
                <text:p>1971616.56971072</text:p>
              </table:table-cell>
              <table:table-cell office:value-type="float" office:value="0.0252431938279855">
                <text:p>0.0252431938279855</text:p>
              </table:table-cell>
              <table:table-cell office:value-type="float" office:value="8028383.40504609">
                <text:p>8028383.405046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71616.56871532">
                <text:p>1971616.56871532</text:p>
              </table:table-cell>
              <table:table-cell office:value-type="float" office:value="0.0237142724296605">
                <text:p>0.0237142724296605</text:p>
              </table:table-cell>
              <table:table-cell office:value-type="float" office:value="8028383.40757041">
                <text:p>8028383.407570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71616.56778021">
                <text:p>1971616.56778021</text:p>
              </table:table-cell>
              <table:table-cell office:value-type="float" office:value="0.0222779542354414">
                <text:p>0.0222779542354414</text:p>
              </table:table-cell>
              <table:table-cell office:value-type="float" office:value="8028383.40994183">
                <text:p>8028383.409941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71616.56690174">
                <text:p>1971616.56690174</text:p>
              </table:table-cell>
              <table:table-cell office:value-type="float" office:value="0.0209286304852342">
                <text:p>0.0209286304852342</text:p>
              </table:table-cell>
              <table:table-cell office:value-type="float" office:value="8028383.41216963">
                <text:p>8028383.41216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71616.56607648">
                <text:p>1971616.56607648</text:p>
              </table:table-cell>
              <table:table-cell office:value-type="float" office:value="0.0196610321284558">
                <text:p>0.0196610321284558</text:p>
              </table:table-cell>
              <table:table-cell office:value-type="float" office:value="8028383.41426249">
                <text:p>8028383.414262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71616.5653012">
                <text:p>1971616.5653012</text:p>
              </table:table-cell>
              <table:table-cell office:value-type="float" office:value="0.0184702092486227">
                <text:p>0.0184702092486227</text:p>
              </table:table-cell>
              <table:table-cell office:value-type="float" office:value="8028383.41622859">
                <text:p>8028383.416228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71616.56457287">
                <text:p>1971616.56457287</text:p>
              </table:table-cell>
              <table:table-cell office:value-type="float" office:value="0.0173515117341437">
                <text:p>0.0173515117341437</text:p>
              </table:table-cell>
              <table:table-cell office:value-type="float" office:value="8028383.41807562">
                <text:p>8028383.418075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71616.56388866">
                <text:p>1971616.56388866</text:p>
              </table:table-cell>
              <table:table-cell office:value-type="float" office:value="0.0163005711198377">
                <text:p>0.0163005711198377</text:p>
              </table:table-cell>
              <table:table-cell office:value-type="float" office:value="8028383.41981077">
                <text:p>8028383.419810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71616.56324589">
                <text:p>1971616.56324589</text:p>
              </table:table-cell>
              <table:table-cell office:value-type="float" office:value="0.0153132835282683">
                <text:p>0.0153132835282683</text:p>
              </table:table-cell>
              <table:table-cell office:value-type="float" office:value="8028383.42144082">
                <text:p>8028383.421440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71616.56264206">
                <text:p>1971616.56264206</text:p>
              </table:table-cell>
              <table:table-cell office:value-type="float" office:value="0.0143857936442818">
                <text:p>0.0143857936442818</text:p>
              </table:table-cell>
              <table:table-cell office:value-type="float" office:value="8028383.42297215">
                <text:p>8028383.422972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71616.56207479">
                <text:p>1971616.56207479</text:p>
              </table:table-cell>
              <table:table-cell office:value-type="float" office:value="0.0135144796601699">
                <text:p>0.0135144796601699</text:p>
              </table:table-cell>
              <table:table-cell office:value-type="float" office:value="8028383.42441073">
                <text:p>8028383.424410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71616.56154188">
                <text:p>1971616.56154188</text:p>
              </table:table-cell>
              <table:table-cell office:value-type="float" office:value="0.0126959391326692">
                <text:p>0.0126959391326692</text:p>
              </table:table-cell>
              <table:table-cell office:value-type="float" office:value="8028383.42576218">
                <text:p>8028383.425762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71616.56104125">
                <text:p>1971616.56104125</text:p>
              </table:table-cell>
              <table:table-cell office:value-type="float" office:value="0.0119269756965683">
                <text:p>0.0119269756965683</text:p>
              </table:table-cell>
              <table:table-cell office:value-type="float" office:value="8028383.42703177">
                <text:p>8028383.427031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71616.56057094">
                <text:p>1971616.56057094</text:p>
              </table:table-cell>
              <table:table-cell office:value-type="float" office:value="0.0112045865830412">
                <text:p>0.0112045865830412</text:p>
              </table:table-cell>
              <table:table-cell office:value-type="float" office:value="8028383.42822447">
                <text:p>8028383.428224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71616.56012912">
                <text:p>1971616.56012912</text:p>
              </table:table-cell>
              <table:table-cell office:value-type="float" office:value="0.0105259508939666">
                <text:p>0.0105259508939666</text:p>
              </table:table-cell>
              <table:table-cell office:value-type="float" office:value="8028383.42934493">
                <text:p>8028383.429344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71616.55971406">
                <text:p>1971616.55971406</text:p>
              </table:table-cell>
              <table:table-cell office:value-type="float" office:value="0.00988841858644297">
                <text:p>0.00988841858644297</text:p>
              </table:table-cell>
              <table:table-cell office:value-type="float" office:value="8028383.43039752">
                <text:p>8028383.430397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71616.55932413">
                <text:p>1971616.55932413</text:p>
              </table:table-cell>
              <table:table-cell office:value-type="float" office:value="0.00928950012448697">
                <text:p>0.00928950012448697</text:p>
              </table:table-cell>
              <table:table-cell office:value-type="float" office:value="8028383.43138637">
                <text:p>8028383.431386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71616.55895783">
                <text:p>1971616.55895783</text:p>
              </table:table-cell>
              <table:table-cell office:value-type="float" office:value="0.00872685675750392">
                <text:p>0.00872685675750392</text:p>
              </table:table-cell>
              <table:table-cell office:value-type="float" office:value="8028383.43231532">
                <text:p>8028383.432315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71616.55861371">
                <text:p>1971616.55861371</text:p>
              </table:table-cell>
              <table:table-cell office:value-type="float" office:value="0.00819829138756848">
                <text:p>0.00819829138756848</text:p>
              </table:table-cell>
              <table:table-cell office:value-type="float" office:value="8028383.433188">
                <text:p>8028383.4331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1616.55829043">
                <text:p>1971616.55829043</text:p>
              </table:table-cell>
              <table:table-cell office:value-type="float" office:value="0.00770173998985304">
                <text:p>0.00770173998985304</text:p>
              </table:table-cell>
              <table:table-cell office:value-type="float" office:value="8028383.43400783">
                <text:p>8028383.434007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1616.55798673">
                <text:p>1971616.55798673</text:p>
              </table:table-cell>
              <table:table-cell office:value-type="float" office:value="0.00723526355270057">
                <text:p>0.00723526355270057</text:p>
              </table:table-cell>
              <table:table-cell office:value-type="float" office:value="8028383.434778">
                <text:p>8028383.4347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1616.55770143">
                <text:p>1971616.55770143</text:p>
              </table:table-cell>
              <table:table-cell office:value-type="float" office:value="0.00679704050586856">
                <text:p>0.00679704050586856</text:p>
              </table:table-cell>
              <table:table-cell office:value-type="float" office:value="8028383.43550153">
                <text:p>8028383.435501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71616.55743341">
                <text:p>1971616.55743341</text:p>
              </table:table-cell>
              <table:table-cell office:value-type="float" office:value="0.00638535960737646">
                <text:p>0.00638535960737646</text:p>
              </table:table-cell>
              <table:table-cell office:value-type="float" office:value="8028383.43618124">
                <text:p>8028383.436181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71616.55718162">
                <text:p>1971616.55718162</text:p>
              </table:table-cell>
              <table:table-cell office:value-type="float" office:value="0.00599861326118021">
                <text:p>0.00599861326118021</text:p>
              </table:table-cell>
              <table:table-cell office:value-type="float" office:value="8028383.43681977">
                <text:p>8028383.436819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71616.55694508">
                <text:p>1971616.55694508</text:p>
              </table:table-cell>
              <table:table-cell office:value-type="float" office:value="0.00563529123957963">
                <text:p>0.00563529123957963</text:p>
              </table:table-cell>
              <table:table-cell office:value-type="float" office:value="8028383.43741963">
                <text:p>8028383.437419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71616.55672286">
                <text:p>1971616.55672286</text:p>
              </table:table-cell>
              <table:table-cell office:value-type="float" office:value="0.00529397478584493">
                <text:p>0.00529397478584493</text:p>
              </table:table-cell>
              <table:table-cell office:value-type="float" office:value="8028383.43798316">
                <text:p>8028383.437983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71616.55651411">
                <text:p>1971616.55651411</text:p>
              </table:table-cell>
              <table:table-cell office:value-type="float" office:value="0.00497333107403334">
                <text:p>0.00497333107403334</text:p>
              </table:table-cell>
              <table:table-cell office:value-type="float" office:value="8028383.43851256">
                <text:p>8028383.438512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71616.556318">
                <text:p>1971616.556318</text:p>
              </table:table-cell>
              <table:table-cell office:value-type="float" office:value="0.00467210800436181">
                <text:p>0.00467210800436181</text:p>
              </table:table-cell>
              <table:table-cell office:value-type="float" office:value="8028383.43900989">
                <text:p>8028383.439009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71616.55613377">
                <text:p>1971616.55613377</text:p>
              </table:table-cell>
              <table:table-cell office:value-type="float" office:value="0.00438912931381174">
                <text:p>0.00438912931381174</text:p>
              </table:table-cell>
              <table:table-cell office:value-type="float" office:value="8028383.4394771">
                <text:p>8028383.43947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71616.5559607">
                <text:p>1971616.5559607</text:p>
              </table:table-cell>
              <table:table-cell office:value-type="float" office:value="0.00412328998287303">
                <text:p>0.00412328998287303</text:p>
              </table:table-cell>
              <table:table-cell office:value-type="float" office:value="8028383.43991602">
                <text:p>8028383.439916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71616.5557981">
                <text:p>1971616.5557981</text:p>
              </table:table-cell>
              <table:table-cell office:value-type="float" office:value="0.00387355192049092">
                <text:p>0.00387355192049092</text:p>
              </table:table-cell>
              <table:table-cell office:value-type="float" office:value="8028383.44032834">
                <text:p>8028383.440328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71616.55564536">
                <text:p>1971616.55564536</text:p>
              </table:table-cell>
              <table:table-cell office:value-type="float" office:value="0.00363893991036549">
                <text:p>0.00363893991036549</text:p>
              </table:table-cell>
              <table:table-cell office:value-type="float" office:value="8028383.4407157">
                <text:p>8028383.44071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71616.55550187">
                <text:p>1971616.55550187</text:p>
              </table:table-cell>
              <table:table-cell office:value-type="float" office:value="0.00341853780277445">
                <text:p>0.00341853780277445</text:p>
              </table:table-cell>
              <table:table-cell office:value-type="float" office:value="8028383.44107959">
                <text:p>8028383.441079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71616.55536707">
                <text:p>1971616.55536707</text:p>
              </table:table-cell>
              <table:table-cell office:value-type="float" office:value="0.00321148493704819">
                <text:p>0.00321148493704819</text:p>
              </table:table-cell>
              <table:table-cell office:value-type="float" office:value="8028383.44142145">
                <text:p>8028383.441421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71616.55524043">
                <text:p>1971616.55524043</text:p>
              </table:table-cell>
              <table:table-cell office:value-type="float" office:value="0.00301697278072729">
                <text:p>0.00301697278072729</text:p>
              </table:table-cell>
              <table:table-cell office:value-type="float" office:value="8028383.4417426">
                <text:p>8028383.44174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71616.55512147">
                <text:p>1971616.55512147</text:p>
              </table:table-cell>
              <table:table-cell office:value-type="float" office:value="0.00283424177227839">
                <text:p>0.00283424177227839</text:p>
              </table:table-cell>
              <table:table-cell office:value-type="float" office:value="8028383.44204429">
                <text:p>8028383.442044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71616.5550097">
                <text:p>1971616.5550097</text:p>
              </table:table-cell>
              <table:table-cell office:value-type="float" office:value="0.00266257835503937">
                <text:p>0.00266257835503937</text:p>
              </table:table-cell>
              <table:table-cell office:value-type="float" office:value="8028383.44232772">
                <text:p>8028383.4423277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71616.55490471">
                <text:p>1971616.55490471</text:p>
              </table:table-cell>
              <table:table-cell office:value-type="float" office:value="0.00250131219081156">
                <text:p>0.00250131219081156</text:p>
              </table:table-cell>
              <table:table-cell office:value-type="float" office:value="8028383.44259398">
                <text:p>8028383.44259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71616.55480608">
                <text:p>1971616.55480608</text:p>
              </table:table-cell>
              <table:table-cell office:value-type="float" office:value="0.00234981354221818">
                <text:p>0.00234981354221818</text:p>
              </table:table-cell>
              <table:table-cell office:value-type="float" office:value="8028383.44284411">
                <text:p>8028383.442844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71616.55471342">
                <text:p>1971616.55471342</text:p>
              </table:table-cell>
              <table:table-cell office:value-type="float" office:value="0.00220749081360726">
                <text:p>0.00220749081360726</text:p>
              </table:table-cell>
              <table:table-cell office:value-type="float" office:value="8028383.44307909">
                <text:p>8028383.443079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71616.55462638">
                <text:p>1971616.55462638</text:p>
              </table:table-cell>
              <table:table-cell office:value-type="float" office:value="0.00207378824089625">
                <text:p>0.00207378824089625</text:p>
              </table:table-cell>
              <table:table-cell office:value-type="float" office:value="8028383.44329984">
                <text:p>8028383.443299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71616.5545446">
                <text:p>1971616.5545446</text:p>
              </table:table-cell>
              <table:table-cell office:value-type="float" office:value="0.00194818372133744">
                <text:p>0.00194818372133744</text:p>
              </table:table-cell>
              <table:table-cell office:value-type="float" office:value="8028383.44350722">
                <text:p>8028383.443507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71616.55446778">
                <text:p>1971616.55446778</text:p>
              </table:table-cell>
              <table:table-cell office:value-type="float" office:value="0.00183018677472936">
                <text:p>0.00183018677472936</text:p>
              </table:table-cell>
              <table:table-cell office:value-type="float" office:value="8028383.44370203">
                <text:p>8028383.443702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71616.55439561">
                <text:p>1971616.55439561</text:p>
              </table:table-cell>
              <table:table-cell office:value-type="float" office:value="0.00171933662811291">
                <text:p>0.00171933662811291</text:p>
              </table:table-cell>
              <table:table-cell office:value-type="float" office:value="8028383.44388505">
                <text:p>8028383.443885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71616.55432781">
                <text:p>1971616.55432781</text:p>
              </table:table-cell>
              <table:table-cell office:value-type="float" office:value="0.00161520041647294">
                <text:p>0.00161520041647294</text:p>
              </table:table-cell>
              <table:table-cell office:value-type="float" office:value="8028383.44405699">
                <text:p>8028383.444056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71616.55426412">
                <text:p>1971616.55426412</text:p>
              </table:table-cell>
              <table:table-cell office:value-type="float" office:value="0.00151737149241915">
                <text:p>0.00151737149241915</text:p>
              </table:table-cell>
              <table:table-cell office:value-type="float" office:value="8028383.44421851">
                <text:p>8028383.444218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71616.55420429">
                <text:p>1971616.55420429</text:p>
              </table:table-cell>
              <table:table-cell office:value-type="float" office:value="0.00142546783824568">
                <text:p>0.00142546783824568</text:p>
              </table:table-cell>
              <table:table-cell office:value-type="float" office:value="8028383.44437024">
                <text:p>8028383.444370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71616.55414808">
                <text:p>1971616.55414808</text:p>
              </table:table-cell>
              <table:table-cell office:value-type="float" office:value="0.00133913057416853">
                <text:p>0.00133913057416853</text:p>
              </table:table-cell>
              <table:table-cell office:value-type="float" office:value="8028383.44451279">
                <text:p>8028383.444512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71616.55409527">
                <text:p>1971616.55409527</text:p>
              </table:table-cell>
              <table:table-cell office:value-type="float" office:value="0.00125802255691561">
                <text:p>0.00125802255691561</text:p>
              </table:table-cell>
              <table:table-cell office:value-type="float" office:value="8028383.4446467">
                <text:p>8028383.44464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71616.55404567">
                <text:p>1971616.55404567</text:p>
              </table:table-cell>
              <table:table-cell office:value-type="float" office:value="0.00118182706319685">
                <text:p>0.00118182706319685</text:p>
              </table:table-cell>
              <table:table-cell office:value-type="float" office:value="8028383.44477251">
                <text:p>8028383.444772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71616.55399907">
                <text:p>1971616.55399907</text:p>
              </table:table-cell>
              <table:table-cell office:value-type="float" office:value="0.00111024655291353">
                <text:p>0.00111024655291353</text:p>
              </table:table-cell>
              <table:table-cell office:value-type="float" office:value="8028383.44489069">
                <text:p>8028383.444890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71616.55395529">
                <text:p>1971616.55395529</text:p>
              </table:table-cell>
              <table:table-cell office:value-type="float" office:value="0.00104300150727707">
                <text:p>0.00104300150727707</text:p>
              </table:table-cell>
              <table:table-cell office:value-type="float" office:value="8028383.44500171">
                <text:p>8028383.445001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71616.55391416">
                <text:p>1971616.55391416</text:p>
              </table:table-cell>
              <table:table-cell office:value-type="float" office:value="0.000979829337300316">
                <text:p>0.000979829337300316</text:p>
              </table:table-cell>
              <table:table-cell office:value-type="float" office:value="8028383.44510601">
                <text:p>8028383.445106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71616.55387552">
                <text:p>1971616.55387552</text:p>
              </table:table-cell>
              <table:table-cell office:value-type="float" office:value="0.000920483358398926">
                <text:p>0.000920483358398926</text:p>
              </table:table-cell>
              <table:table-cell office:value-type="float" office:value="8028383.445204">
                <text:p>8028383.4452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71616.55383922">
                <text:p>1971616.55383922</text:p>
              </table:table-cell>
              <table:table-cell office:value-type="float" office:value="0.000864731827098758">
                <text:p>0.000864731827098758</text:p>
              </table:table-cell>
              <table:table-cell office:value-type="float" office:value="8028383.44529604">
                <text:p>8028383.445296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71616.55380513">
                <text:p>1971616.55380513</text:p>
              </table:table-cell>
              <table:table-cell office:value-type="float" office:value="0.000812357036087673">
                <text:p>0.000812357036087673</text:p>
              </table:table-cell>
              <table:table-cell office:value-type="float" office:value="8028383.44538252">
                <text:p>8028383.445382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71616.55377309">
                <text:p>1971616.55377309</text:p>
              </table:table-cell>
              <table:table-cell office:value-type="float" office:value="0.000763154464077917">
                <text:p>0.000763154464077917</text:p>
              </table:table-cell>
              <table:table-cell office:value-type="float" office:value="8028383.44546375">
                <text:p>8028383.445463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71616.553743">
                <text:p>1971616.553743</text:p>
              </table:table-cell>
              <table:table-cell office:value-type="float" office:value="0.000716931977159362">
                <text:p>0.000716931977159362</text:p>
              </table:table-cell>
              <table:table-cell office:value-type="float" office:value="8028383.44554007">
                <text:p>8028383.445540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71616.55371473">
                <text:p>1971616.55371473</text:p>
              </table:table-cell>
              <table:table-cell office:value-type="float" office:value="0.000673509078524928">
                <text:p>0.000673509078524928</text:p>
              </table:table-cell>
              <table:table-cell office:value-type="float" office:value="8028383.44561176">
                <text:p>8028383.445611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71616.55368817">
                <text:p>1971616.55368817</text:p>
              </table:table-cell>
              <table:table-cell office:value-type="float" office:value="0.000632716203638373">
                <text:p>0.000632716203638373</text:p>
              </table:table-cell>
              <table:table-cell office:value-type="float" office:value="8028383.44567911">
                <text:p>8028383.445679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71616.55366322">
                <text:p>1971616.55366322</text:p>
              </table:table-cell>
              <table:table-cell office:value-type="float" office:value="0.000594394058092139">
                <text:p>0.000594394058092139</text:p>
              </table:table-cell>
              <table:table-cell office:value-type="float" office:value="8028383.44574238">
                <text:p>8028383.445742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71616.55363978">
                <text:p>1971616.55363978</text:p>
              </table:table-cell>
              <table:table-cell office:value-type="float" office:value="0.000558392995569595">
                <text:p>0.000558392995569595</text:p>
              </table:table-cell>
              <table:table-cell office:value-type="float" office:value="8028383.44580182">
                <text:p>8028383.445801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71616.55361777">
                <text:p>1971616.55361777</text:p>
              </table:table-cell>
              <table:table-cell office:value-type="float" office:value="0.000524572433482666">
                <text:p>0.000524572433482666</text:p>
              </table:table-cell>
              <table:table-cell office:value-type="float" office:value="8028383.44585766">
                <text:p>8028383.445857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71616.55359708">
                <text:p>1971616.55359708</text:p>
              </table:table-cell>
              <table:table-cell office:value-type="float" office:value="0.000492800304002919">
                <text:p>0.000492800304002919</text:p>
              </table:table-cell>
              <table:table-cell office:value-type="float" office:value="8028383.44591012">
                <text:p>8028383.445910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71616.55357765">
                <text:p>1971616.55357765</text:p>
              </table:table-cell>
              <table:table-cell office:value-type="float" office:value="0.000462952538342424">
                <text:p>0.000462952538342424</text:p>
              </table:table-cell>
              <table:table-cell office:value-type="float" office:value="8028383.4459594">
                <text:p>8028383.44595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71616.55355939">
                <text:p>1971616.55355939</text:p>
              </table:table-cell>
              <table:table-cell office:value-type="float" office:value="0.000434912582270516">
                <text:p>0.000434912582270516</text:p>
              </table:table-cell>
              <table:table-cell office:value-type="float" office:value="8028383.44600569">
                <text:p>8028383.446005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71616.55354224">
                <text:p>1971616.55354224</text:p>
              </table:table-cell>
              <table:table-cell office:value-type="float" office:value="0.00040857094097458">
                <text:p>0.00040857094097458</text:p>
              </table:table-cell>
              <table:table-cell office:value-type="float" office:value="8028383.44604919">
                <text:p>8028383.446049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71616.55352613">
                <text:p>1971616.55352613</text:p>
              </table:table-cell>
              <table:table-cell office:value-type="float" office:value="0.000383824751487558">
                <text:p>0.000383824751487558</text:p>
              </table:table-cell>
              <table:table-cell office:value-type="float" office:value="8028383.44609004">
                <text:p>8028383.446090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71616.553511">
                <text:p>1971616.553511</text:p>
              </table:table-cell>
              <table:table-cell office:value-type="float" office:value="0.000360577381012521">
                <text:p>0.000360577381012521</text:p>
              </table:table-cell>
              <table:table-cell office:value-type="float" office:value="8028383.44612843">
                <text:p>8028383.446128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71616.55349678">
                <text:p>1971616.55349678</text:p>
              </table:table-cell>
              <table:table-cell office:value-type="float" office:value="0.000338738049575788">
                <text:p>0.000338738049575788</text:p>
              </table:table-cell>
              <table:table-cell office:value-type="float" office:value="8028383.44616448">
                <text:p>8028383.446164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71616.55348342">
                <text:p>1971616.55348342</text:p>
              </table:table-cell>
              <table:table-cell office:value-type="float" office:value="0.000318221475535065">
                <text:p>0.000318221475535065</text:p>
              </table:table-cell>
              <table:table-cell office:value-type="float" office:value="8028383.44619836">
                <text:p>8028383.446198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71616.55347087">
                <text:p>1971616.55347087</text:p>
              </table:table-cell>
              <table:table-cell office:value-type="float" office:value="0.000298947542558336">
                <text:p>0.000298947542558336</text:p>
              </table:table-cell>
              <table:table-cell office:value-type="float" office:value="8028383.44623018">
                <text:p>8028383.446230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71616.55345908">
                <text:p>1971616.55345908</text:p>
              </table:table-cell>
              <table:table-cell office:value-type="float" office:value="0.000280840986773051">
                <text:p>0.000280840986773051</text:p>
              </table:table-cell>
              <table:table-cell office:value-type="float" office:value="8028383.44626007">
                <text:p>8028383.446260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71616.55344801">
                <text:p>1971616.55344801</text:p>
              </table:table-cell>
              <table:table-cell office:value-type="float" office:value="0.000263831102863977">
                <text:p>0.000263831102863977</text:p>
              </table:table-cell>
              <table:table-cell office:value-type="float" office:value="8028383.44628816">
                <text:p>8028383.446288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71616.55343761">
                <text:p>1971616.55343761</text:p>
              </table:table-cell>
              <table:table-cell office:value-type="float" office:value="0.000247851467972001">
                <text:p>0.000247851467972001</text:p>
              </table:table-cell>
              <table:table-cell office:value-type="float" office:value="8028383.44631454">
                <text:p>8028383.446314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71616.55342783">
                <text:p>1971616.55342783</text:p>
              </table:table-cell>
              <table:table-cell office:value-type="float" office:value="0.000232839682315749">
                <text:p>0.000232839682315749</text:p>
              </table:table-cell>
              <table:table-cell office:value-type="float" office:value="8028383.44633933">
                <text:p>8028383.446339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71616.55341865">
                <text:p>1971616.55341865</text:p>
              </table:table-cell>
              <table:table-cell office:value-type="float" office:value="0.000218737125523146">
                <text:p>0.000218737125523146</text:p>
              </table:table-cell>
              <table:table-cell office:value-type="float" office:value="8028383.44636261">
                <text:p>8028383.446362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71616.55341003">
                <text:p>1971616.55341003</text:p>
              </table:table-cell>
              <table:table-cell office:value-type="float" office:value="0.000205488727721404">
                <text:p>0.000205488727721404</text:p>
              </table:table-cell>
              <table:table-cell office:value-type="float" office:value="8028383.44638449">
                <text:p>8028383.446384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71616.55340192">
                <text:p>1971616.55340192</text:p>
              </table:table-cell>
              <table:table-cell office:value-type="float" office:value="0.000193042754491558">
                <text:p>0.000193042754491558</text:p>
              </table:table-cell>
              <table:table-cell office:value-type="float" office:value="8028383.44640503">
                <text:p>8028383.446405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71616.55339431">
                <text:p>1971616.55339431</text:p>
              </table:table-cell>
              <table:table-cell office:value-type="float" office:value="0.000181350604847799">
                <text:p>0.000181350604847799</text:p>
              </table:table-cell>
              <table:table-cell office:value-type="float" office:value="8028383.44642434">
                <text:p>8028383.446424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71616.55338716">
                <text:p>1971616.55338716</text:p>
              </table:table-cell>
              <table:table-cell office:value-type="float" office:value="0.000170366621452739">
                <text:p>0.000170366621452739</text:p>
              </table:table-cell>
              <table:table-cell office:value-type="float" office:value="8028383.44644247">
                <text:p>8028383.446442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71616.55338044">
                <text:p>1971616.55338044</text:p>
              </table:table-cell>
              <table:table-cell office:value-type="float" office:value="0.000160047912327482">
                <text:p>0.000160047912327482</text:p>
              </table:table-cell>
              <table:table-cell office:value-type="float" office:value="8028383.44645951">
                <text:p>8028383.446459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71616.55337413">
                <text:p>1971616.55337413</text:p>
              </table:table-cell>
              <table:table-cell office:value-type="float" office:value="0.000150354183360311">
                <text:p>0.000150354183360311</text:p>
              </table:table-cell>
              <table:table-cell office:value-type="float" office:value="8028383.44647551">
                <text:p>8028383.446475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71616.5533682">
                <text:p>1971616.5533682</text:p>
              </table:table-cell>
              <table:table-cell office:value-type="float" office:value="0.000141247580959925">
                <text:p>0.000141247580959925</text:p>
              </table:table-cell>
              <table:table-cell office:value-type="float" office:value="8028383.44649055">
                <text:p>8028383.446490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71616.55336263">
                <text:p>1971616.55336263</text:p>
              </table:table-cell>
              <table:table-cell office:value-type="float" office:value="0.000132692544238808">
                <text:p>0.000132692544238808</text:p>
              </table:table-cell>
              <table:table-cell office:value-type="float" office:value="8028383.44650467">
                <text:p>8028383.446504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71616.5533574">
                <text:p>1971616.5533574</text:p>
              </table:table-cell>
              <table:table-cell office:value-type="float" office:value="0.000124655666149508">
                <text:p>0.000124655666149508</text:p>
              </table:table-cell>
              <table:table-cell office:value-type="float" office:value="8028383.44651794">
                <text:p>8028383.446517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71616.55335249">
                <text:p>1971616.55335249</text:p>
              </table:table-cell>
              <table:table-cell office:value-type="float" office:value="0.000117105563031561">
                <text:p>0.000117105563031561</text:p>
              </table:table-cell>
              <table:table-cell office:value-type="float" office:value="8028383.44653041">
                <text:p>8028383.446530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71616.55334787">
                <text:p>1971616.55334787</text:p>
              </table:table-cell>
              <table:table-cell office:value-type="float" office:value="0.000110012752059658">
                <text:p>0.000110012752059658</text:p>
              </table:table-cell>
              <table:table-cell office:value-type="float" office:value="8028383.44654212">
                <text:p>8028383.446542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71616.55334353">
                <text:p>1971616.55334353</text:p>
              </table:table-cell>
              <table:table-cell office:value-type="float" office:value="0.000103349536114496">
                <text:p>0.000103349536114496</text:p>
              </table:table-cell>
              <table:table-cell office:value-type="float" office:value="8028383.44655312">
                <text:p>8028383.446553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71616.55333945">
                <text:p>1971616.55333945</text:p>
              </table:table-cell>
              <table:table-cell office:value-type="float" office:value="0.0000970898956267208">
                <text:p>0.0000970898956267208</text:p>
              </table:table-cell>
              <table:table-cell office:value-type="float" office:value="8028383.44656346">
                <text:p>8028383.446563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71616.55333563">
                <text:p>1971616.55333563</text:p>
              </table:table-cell>
              <table:table-cell office:value-type="float" office:value="0.0000912093869716416">
                <text:p>0.0000912093869716416</text:p>
              </table:table-cell>
              <table:table-cell office:value-type="float" office:value="8028383.44657317">
                <text:p>8028383.446573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71616.55333203">
                <text:p>1971616.55333203</text:p>
              </table:table-cell>
              <table:table-cell office:value-type="float" office:value="0.0000856850470179351">
                <text:p>0.0000856850470179351</text:p>
              </table:table-cell>
              <table:table-cell office:value-type="float" office:value="8028383.44658229">
                <text:p>8028383.446582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71616.55332865">
                <text:p>1971616.55332865</text:p>
              </table:table-cell>
              <table:table-cell office:value-type="float" office:value="0.0000804953034576135">
                <text:p>0.0000804953034576135</text:p>
              </table:table-cell>
              <table:table-cell office:value-type="float" office:value="8028383.44659086">
                <text:p>8028383.446590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71616.55332548">
                <text:p>1971616.55332548</text:p>
              </table:table-cell>
              <table:table-cell office:value-type="float" office:value="0.000075619890567097">
                <text:p>0.000075619890567097</text:p>
              </table:table-cell>
              <table:table-cell office:value-type="float" office:value="8028383.4465989">
                <text:p>8028383.44659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71616.55332249">
                <text:p>1971616.55332249</text:p>
              </table:table-cell>
              <table:table-cell office:value-type="float" office:value="0.0000710397700704423">
                <text:p>0.0000710397700704423</text:p>
              </table:table-cell>
              <table:table-cell office:value-type="float" office:value="8028383.44660647">
                <text:p>8028383.446606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71616.55331969">
                <text:p>1971616.55331969</text:p>
              </table:table-cell>
              <table:table-cell office:value-type="float" office:value="0.0000667370567957002">
                <text:p>0.0000667370567957002</text:p>
              </table:table-cell>
              <table:table-cell office:value-type="float" office:value="8028383.44661357">
                <text:p>8028383.446613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71616.55331706">
                <text:p>1971616.55331706</text:p>
              </table:table-cell>
              <table:table-cell office:value-type="float" office:value="0.000062694948834095">
                <text:p>0.000062694948834095</text:p>
              </table:table-cell>
              <table:table-cell office:value-type="float" office:value="8028383.44662024">
                <text:p>8028383.446620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71616.55331459">
                <text:p>1971616.55331459</text:p>
              </table:table-cell>
              <table:table-cell office:value-type="float" office:value="0.0000588976619292988">
                <text:p>0.0000588976619292988</text:p>
              </table:table-cell>
              <table:table-cell office:value-type="float" office:value="8028383.44662651">
                <text:p>8028383.446626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71616.55331227">
                <text:p>1971616.55331227</text:p>
              </table:table-cell>
              <table:table-cell office:value-type="float" office:value="0.0000553303678405956">
                <text:p>0.0000553303678405956</text:p>
              </table:table-cell>
              <table:table-cell office:value-type="float" office:value="8028383.4466324">
                <text:p>8028383.44663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71616.55331008">
                <text:p>1971616.55331008</text:p>
              </table:table-cell>
              <table:table-cell office:value-type="float" office:value="0.0000519791364392435">
                <text:p>0.0000519791364392435</text:p>
              </table:table-cell>
              <table:table-cell office:value-type="float" office:value="8028383.44663794">
                <text:p>8028383.446637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71616.55330804">
                <text:p>1971616.55330804</text:p>
              </table:table-cell>
              <table:table-cell office:value-type="float" office:value="0.0000488308813119267">
                <text:p>0.0000488308813119267</text:p>
              </table:table-cell>
              <table:table-cell office:value-type="float" office:value="8028383.44664314">
                <text:p>8028383.446643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71616.55330611">
                <text:p>1971616.55330611</text:p>
              </table:table-cell>
              <table:table-cell office:value-type="float" office:value="0.0000458733086588783">
                <text:p>0.0000458733086588783</text:p>
              </table:table-cell>
              <table:table-cell office:value-type="float" office:value="8028383.44664802">
                <text:p>8028383.446648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71616.5533043">
                <text:p>1971616.5533043</text:p>
              </table:table-cell>
              <table:table-cell office:value-type="float" office:value="0.0000430948692871258">
                <text:p>0.0000430948692871258</text:p>
              </table:table-cell>
              <table:table-cell office:value-type="float" office:value="8028383.4466526">
                <text:p>8028383.44665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71616.5533026">
                <text:p>1971616.5533026</text:p>
              </table:table-cell>
              <table:table-cell office:value-type="float" office:value="0.0000404847135113929">
                <text:p>0.0000404847135113929</text:p>
              </table:table-cell>
              <table:table-cell office:value-type="float" office:value="8028383.44665691">
                <text:p>8028383.446656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71616.553301">
                <text:p>1971616.553301</text:p>
              </table:table-cell>
              <table:table-cell office:value-type="float" office:value="0.0000380326487865491">
                <text:p>0.0000380326487865491</text:p>
              </table:table-cell>
              <table:table-cell office:value-type="float" office:value="8028383.44666096">
                <text:p>8028383.446660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71616.55329951">
                <text:p>1971616.55329951</text:p>
              </table:table-cell>
              <table:table-cell office:value-type="float" office:value="0.000035729099906163">
                <text:p>0.000035729099906163</text:p>
              </table:table-cell>
              <table:table-cell office:value-type="float" office:value="8028383.44666477">
                <text:p>8028383.446664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71616.5532981">
                <text:p>1971616.5532981</text:p>
              </table:table-cell>
              <table:table-cell office:value-type="float" office:value="0.0000335650716117364">
                <text:p>0.0000335650716117364</text:p>
              </table:table-cell>
              <table:table-cell office:value-type="float" office:value="8028383.44666834">
                <text:p>8028383.446668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71616.55329677">
                <text:p>1971616.55329677</text:p>
              </table:table-cell>
              <table:table-cell office:value-type="float" office:value="0.0000315321134666095">
                <text:p>0.0000315321134666095</text:p>
              </table:table-cell>
              <table:table-cell office:value-type="float" office:value="8028383.4466717">
                <text:p>8028383.44667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71616.55329553">
                <text:p>1971616.55329553</text:p>
              </table:table-cell>
              <table:table-cell office:value-type="float" office:value="0.0000296222868573725">
                <text:p>0.0000296222868573725</text:p>
              </table:table-cell>
              <table:table-cell office:value-type="float" office:value="8028383.44667485">
                <text:p>8028383.446674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71616.55329436">
                <text:p>1971616.55329436</text:p>
              </table:table-cell>
              <table:table-cell office:value-type="float" office:value="0.0000278281339939245">
                <text:p>0.0000278281339939245</text:p>
              </table:table-cell>
              <table:table-cell office:value-type="float" office:value="8028383.44667781">
                <text:p>8028383.446677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71616.55329326">
                <text:p>1971616.55329326</text:p>
              </table:table-cell>
              <table:table-cell office:value-type="float" office:value="0.0000261426487871264">
                <text:p>0.0000261426487871264</text:p>
              </table:table-cell>
              <table:table-cell office:value-type="float" office:value="8028383.44668059">
                <text:p>8028383.446680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71616.55329223">
                <text:p>1971616.55329223</text:p>
              </table:table-cell>
              <table:table-cell office:value-type="float" office:value="0.0000245592494903264">
                <text:p>0.0000245592494903264</text:p>
              </table:table-cell>
              <table:table-cell office:value-type="float" office:value="8028383.44668321">
                <text:p>8028383.446683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71616.55329126">
                <text:p>1971616.55329126</text:p>
              </table:table-cell>
              <table:table-cell office:value-type="float" office:value="0.0000230717529979249">
                <text:p>0.0000230717529979249</text:p>
              </table:table-cell>
              <table:table-cell office:value-type="float" office:value="8028383.44668566">
                <text:p>8028383.446685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71616.55329035">
                <text:p>1971616.55329035</text:p>
              </table:table-cell>
              <table:table-cell office:value-type="float" office:value="0.0000216743507006156">
                <text:p>0.0000216743507006156</text:p>
              </table:table-cell>
              <table:table-cell office:value-type="float" office:value="8028383.44668797">
                <text:p>8028383.446687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71616.5532895">
                <text:p>1971616.5532895</text:p>
              </table:table-cell>
              <table:table-cell office:value-type="float" office:value="0.0000203615858030171">
                <text:p>0.0000203615858030171</text:p>
              </table:table-cell>
              <table:table-cell office:value-type="float" office:value="8028383.44669014">
                <text:p>8028383.446690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71616.5532887">
                <text:p>1971616.5532887</text:p>
              </table:table-cell>
              <table:table-cell office:value-type="float" office:value="0.0000191283320151244">
                <text:p>0.0000191283320151244</text:p>
              </table:table-cell>
              <table:table-cell office:value-type="float" office:value="8028383.44669217">
                <text:p>8028383.446692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71616.55328794">
                <text:p>1971616.55328794</text:p>
              </table:table-cell>
              <table:table-cell office:value-type="float" office:value="0.0000179697735343684">
                <text:p>0.0000179697735343684</text:p>
              </table:table-cell>
              <table:table-cell office:value-type="float" office:value="8028383.44669409">
                <text:p>8028383.446694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71616.55328723">
                <text:p>1971616.55328723</text:p>
              </table:table-cell>
              <table:table-cell office:value-type="float" office:value="0.0000168813862401155">
                <text:p>0.0000168813862401155</text:p>
              </table:table-cell>
              <table:table-cell office:value-type="float" office:value="8028383.44669588">
                <text:p>8028383.446695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71616.55328657">
                <text:p>1971616.55328657</text:p>
              </table:table-cell>
              <table:table-cell office:value-type="float" office:value="0.0000158589200271729">
                <text:p>0.0000158589200271729</text:p>
              </table:table-cell>
              <table:table-cell office:value-type="float" office:value="8028383.44669757">
                <text:p>8028383.446697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71616.55328594">
                <text:p>1971616.55328594</text:p>
              </table:table-cell>
              <table:table-cell office:value-type="float" office:value="0.0000148983822093121">
                <text:p>0.0000148983822093121</text:p>
              </table:table-cell>
              <table:table-cell office:value-type="float" office:value="8028383.44669916">
                <text:p>8028383.446699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71616.55328536">
                <text:p>1971616.55328536</text:p>
              </table:table-cell>
              <table:table-cell office:value-type="float" office:value="0.0000139960219280021">
                <text:p>0.0000139960219280021</text:p>
              </table:table-cell>
              <table:table-cell office:value-type="float" office:value="8028383.44670065">
                <text:p>8028383.446700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71616.5532848">
                <text:p>1971616.5532848</text:p>
              </table:table-cell>
              <table:table-cell office:value-type="float" office:value="0.0000131483155054697">
                <text:p>0.0000131483155054697</text:p>
              </table:table-cell>
              <table:table-cell office:value-type="float" office:value="8028383.44670205">
                <text:p>8028383.446702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71616.55328429">
                <text:p>1971616.55328429</text:p>
              </table:table-cell>
              <table:table-cell office:value-type="float" office:value="0.0000123519526848907">
                <text:p>0.0000123519526848907</text:p>
              </table:table-cell>
              <table:table-cell office:value-type="float" office:value="8028383.44670336">
                <text:p>8028383.446703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71616.5532838">
                <text:p>1971616.5532838</text:p>
              </table:table-cell>
              <table:table-cell office:value-type="float" office:value="0.0000116038237039799">
                <text:p>0.0000116038237039799</text:p>
              </table:table-cell>
              <table:table-cell office:value-type="float" office:value="8028383.4467046">
                <text:p>8028383.44670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71616.55328334">
                <text:p>1971616.55328334</text:p>
              </table:table-cell>
              <table:table-cell office:value-type="float" office:value="0.000010901007151505">
                <text:p>0.000010901007151505</text:p>
              </table:table-cell>
              <table:table-cell office:value-type="float" office:value="8028383.44670576">
                <text:p>8028383.446705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71616.55328291">
                <text:p>1971616.55328291</text:p>
              </table:table-cell>
              <table:table-cell office:value-type="float" office:value="0.0000102407585593018">
                <text:p>0.0000102407585593018</text:p>
              </table:table-cell>
              <table:table-cell office:value-type="float" office:value="8028383.44670685">
                <text:p>8028383.446706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71616.55328251">
                <text:p>1971616.55328251</text:p>
              </table:table-cell>
              <table:table-cell office:value-type="float" office:value="0.00000962049968524551">
                <text:p>0.00000962049968524551</text:p>
              </table:table-cell>
              <table:table-cell office:value-type="float" office:value="8028383.44670787">
                <text:p>8028383.446707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71616.55328213">
                <text:p>1971616.55328213</text:p>
              </table:table-cell>
              <table:table-cell office:value-type="float" office:value="0.00000903780844532654">
                <text:p>0.00000903780844532654</text:p>
              </table:table-cell>
              <table:table-cell office:value-type="float" office:value="8028383.44670884">
                <text:p>8028383.446708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71616.55328177">
                <text:p>1971616.55328177</text:p>
              </table:table-cell>
              <table:table-cell office:value-type="float" office:value="0.00000849040945551786">
                <text:p>0.00000849040945551786</text:p>
              </table:table-cell>
              <table:table-cell office:value-type="float" office:value="8028383.44670974">
                <text:p>8028383.446709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71616.55328144">
                <text:p>1971616.55328144</text:p>
              </table:table-cell>
              <table:table-cell office:value-type="float" office:value="0.00000797616514649886">
                <text:p>0.00000797616514649886</text:p>
              </table:table-cell>
              <table:table-cell office:value-type="float" office:value="8028383.44671059">
                <text:p>8028383.446710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71616.55328112">
                <text:p>1971616.55328112</text:p>
              </table:table-cell>
              <table:table-cell office:value-type="float" office:value="0.00000749306741653984">
                <text:p>0.00000749306741653984</text:p>
              </table:table-cell>
              <table:table-cell office:value-type="float" office:value="8028383.44671138">
                <text:p>8028383.446711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71616.55328083">
                <text:p>1971616.55328083</text:p>
              </table:table-cell>
              <table:table-cell office:value-type="float" office:value="0.00000703922978995189">
                <text:p>0.00000703922978995189</text:p>
              </table:table-cell>
              <table:table-cell office:value-type="float" office:value="8028383.44671213">
                <text:p>8028383.446712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71616.55328055">
                <text:p>1971616.55328055</text:p>
              </table:table-cell>
              <table:table-cell office:value-type="float" office:value="0.00000661288005048103">
                <text:p>0.00000661288005048103</text:p>
              </table:table-cell>
              <table:table-cell office:value-type="float" office:value="8028383.44671284">
                <text:p>8028383.446712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71616.55328029">
                <text:p>1971616.55328029</text:p>
              </table:table-cell>
              <table:table-cell office:value-type="float" office:value="0.00000621235332088067">
                <text:p>0.00000621235332088067</text:p>
              </table:table-cell>
              <table:table-cell office:value-type="float" office:value="8028383.4467135">
                <text:p>8028383.44671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71616.55328004">
                <text:p>1971616.55328004</text:p>
              </table:table-cell>
              <table:table-cell office:value-type="float" office:value="0.00000583608556163809">
                <text:p>0.00000583608556163809</text:p>
              </table:table-cell>
              <table:table-cell office:value-type="float" office:value="8028383.44671412">
                <text:p>8028383.446714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71616.55327981">
                <text:p>1971616.55327981</text:p>
              </table:table-cell>
              <table:table-cell office:value-type="float" office:value="0.00000548260746346796">
                <text:p>0.00000548260746346796</text:p>
              </table:table-cell>
              <table:table-cell office:value-type="float" office:value="8028383.4467147">
                <text:p>8028383.44671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71616.5532796">
                <text:p>1971616.5532796</text:p>
              </table:table-cell>
              <table:table-cell office:value-type="float" office:value="0.00000515053870972334">
                <text:p>0.00000515053870972334</text:p>
              </table:table-cell>
              <table:table-cell office:value-type="float" office:value="8028383.44671525">
                <text:p>8028383.446715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71616.55327939">
                <text:p>1971616.55327939</text:p>
              </table:table-cell>
              <table:table-cell office:value-type="float" office:value="0.00000483858258631897">
                <text:p>0.00000483858258631897</text:p>
              </table:table-cell>
              <table:table-cell office:value-type="float" office:value="8028383.44671577">
                <text:p>8028383.446715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71616.5532792">
                <text:p>1971616.5532792</text:p>
              </table:table-cell>
              <table:table-cell office:value-type="float" office:value="0.00000454552091811899">
                <text:p>0.00000454552091811899</text:p>
              </table:table-cell>
              <table:table-cell office:value-type="float" office:value="8028383.44671625">
                <text:p>8028383.446716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71616.55327902">
                <text:p>1971616.55327902</text:p>
              </table:table-cell>
              <table:table-cell office:value-type="float" office:value="0.0000042702093120159">
                <text:p>0.0000042702093120159</text:p>
              </table:table-cell>
              <table:table-cell office:value-type="float" office:value="8028383.44671671">
                <text:p>8028383.446716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71616.55327886">
                <text:p>1971616.55327886</text:p>
              </table:table-cell>
              <table:table-cell office:value-type="float" office:value="0.00000401157268812504">
                <text:p>0.00000401157268812504</text:p>
              </table:table-cell>
              <table:table-cell office:value-type="float" office:value="8028383.44671713">
                <text:p>8028383.446717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71616.5532787">
                <text:p>1971616.5532787</text:p>
              </table:table-cell>
              <table:table-cell office:value-type="float" office:value="0.00000376860108164431">
                <text:p>0.00000376860108164431</text:p>
              </table:table-cell>
              <table:table-cell office:value-type="float" office:value="8028383.44671754">
                <text:p>8028383.446717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71616.55327855">
                <text:p>1971616.55327855</text:p>
              </table:table-cell>
              <table:table-cell office:value-type="float" office:value="0.00000354034569898536">
                <text:p>0.00000354034569898536</text:p>
              </table:table-cell>
              <table:table-cell office:value-type="float" office:value="8028383.44671791">
                <text:p>8028383.446717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71616.55327841">
                <text:p>1971616.55327841</text:p>
              </table:table-cell>
              <table:table-cell office:value-type="float" office:value="0.00000332591521277578">
                <text:p>0.00000332591521277578</text:p>
              </table:table-cell>
              <table:table-cell office:value-type="float" office:value="8028383.44671827">
                <text:p>8028383.446718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71616.55327828">
                <text:p>1971616.55327828</text:p>
              </table:table-cell>
              <table:table-cell office:value-type="float" office:value="0.00000312447228126439">
                <text:p>0.00000312447228126439</text:p>
              </table:table-cell>
              <table:table-cell office:value-type="float" office:value="8028383.4467186">
                <text:p>8028383.44671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71616.55327816">
                <text:p>1971616.55327816</text:p>
              </table:table-cell>
              <table:table-cell office:value-type="float" office:value="0.00000293523027853795">
                <text:p>0.00000293523027853795</text:p>
              </table:table-cell>
              <table:table-cell office:value-type="float" office:value="8028383.44671891">
                <text:p>8028383.446718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71616.55327804">
                <text:p>1971616.55327804</text:p>
              </table:table-cell>
              <table:table-cell office:value-type="float" office:value="0.00000275745022278113">
                <text:p>0.00000275745022278113</text:p>
              </table:table-cell>
              <table:table-cell office:value-type="float" office:value="8028383.44671921">
                <text:p>8028383.446719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71616.55327793">
                <text:p>1971616.55327793</text:p>
              </table:table-cell>
              <table:table-cell office:value-type="float" office:value="0.00000259043789058453">
                <text:p>0.00000259043789058453</text:p>
              </table:table-cell>
              <table:table-cell office:value-type="float" office:value="8028383.44671948">
                <text:p>8028383.446719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71616.55327783">
                <text:p>1971616.55327783</text:p>
              </table:table-cell>
              <table:table-cell office:value-type="float" office:value="0.00000243354110603237">
                <text:p>0.00000243354110603237</text:p>
              </table:table-cell>
              <table:table-cell office:value-type="float" office:value="8028383.44671974">
                <text:p>8028383.446719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71616.55327773">
                <text:p>1971616.55327773</text:p>
              </table:table-cell>
              <table:table-cell office:value-type="float" office:value="0.00000228614719398384">
                <text:p>0.00000228614719398384</text:p>
              </table:table-cell>
              <table:table-cell office:value-type="float" office:value="8028383.44671998">
                <text:p>8028383.446719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71616.55327764">
                <text:p>1971616.55327764</text:p>
              </table:table-cell>
              <table:table-cell office:value-type="float" office:value="0.00000214768058760322">
                <text:p>0.00000214768058760322</text:p>
              </table:table-cell>
              <table:table-cell office:value-type="float" office:value="8028383.44672021">
                <text:p>8028383.446720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71616.55327756">
                <text:p>1971616.55327756</text:p>
              </table:table-cell>
              <table:table-cell office:value-type="float" office:value="0.00000201760058079633">
                <text:p>0.00000201760058079633</text:p>
              </table:table-cell>
              <table:table-cell office:value-type="float" office:value="8028383.44672043">
                <text:p>8028383.4467204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71616.55327748">
                <text:p>1971616.55327748</text:p>
              </table:table-cell>
              <table:table-cell office:value-type="float" office:value="0.0000018953992167767">
                <text:p>0.0000018953992167767</text:p>
              </table:table-cell>
              <table:table-cell office:value-type="float" office:value="8028383.44672063">
                <text:p>8028383.446720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71616.5532774">
                <text:p>1971616.5532774</text:p>
              </table:table-cell>
              <table:table-cell office:value-type="float" office:value="0.00000178059930451636">
                <text:p>0.00000178059930451636</text:p>
              </table:table-cell>
              <table:table-cell office:value-type="float" office:value="8028383.44672082">
                <text:p>8028383.446720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71616.55327733">
                <text:p>1971616.55327733</text:p>
              </table:table-cell>
              <table:table-cell office:value-type="float" office:value="0.00000167275255533549">
                <text:p>0.00000167275255533549</text:p>
              </table:table-cell>
              <table:table-cell office:value-type="float" office:value="8028383.446721">
                <text:p>8028383.4467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71616.55327727">
                <text:p>1971616.55327727</text:p>
              </table:table-cell>
              <table:table-cell office:value-type="float" office:value="0.00000157143783235467">
                <text:p>0.00000157143783235467</text:p>
              </table:table-cell>
              <table:table-cell office:value-type="float" office:value="8028383.44672116">
                <text:p>8028383.446721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71616.55327721">
                <text:p>1971616.55327721</text:p>
              </table:table-cell>
              <table:table-cell office:value-type="float" office:value="0.00000147625950597354">
                <text:p>0.00000147625950597354</text:p>
              </table:table-cell>
              <table:table-cell office:value-type="float" office:value="8028383.44672132">
                <text:p>8028383.446721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71616.55327715">
                <text:p>1971616.55327715</text:p>
              </table:table-cell>
              <table:table-cell office:value-type="float" office:value="0.00000138684590895439">
                <text:p>0.00000138684590895439</text:p>
              </table:table-cell>
              <table:table-cell office:value-type="float" office:value="8028383.44672147">
                <text:p>8028383.4467214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71616.55327709">
                <text:p>1971616.55327709</text:p>
              </table:table-cell>
              <table:table-cell office:value-type="float" office:value="0.00000130284788507773">
                <text:p>0.00000130284788507773</text:p>
              </table:table-cell>
              <table:table-cell office:value-type="float" office:value="8028383.44672161">
                <text:p>8028383.446721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71616.55327704">
                <text:p>1971616.55327704</text:p>
              </table:table-cell>
              <table:table-cell office:value-type="float" office:value="0.00000122393742570239">
                <text:p>0.00000122393742570239</text:p>
              </table:table-cell>
              <table:table-cell office:value-type="float" office:value="8028383.44672174">
                <text:p>8028383.446721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71616.55327699">
                <text:p>1971616.55327699</text:p>
              </table:table-cell>
              <table:table-cell office:value-type="float" office:value="0.00000114980638890595">
                <text:p>0.00000114980638890595</text:p>
              </table:table-cell>
              <table:table-cell office:value-type="float" office:value="8028383.44672186">
                <text:p>8028383.446721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71616.55327695">
                <text:p>1971616.55327695</text:p>
              </table:table-cell>
              <table:table-cell office:value-type="float" office:value="0.00000108016529620397">
                <text:p>0.00000108016529620397</text:p>
              </table:table-cell>
              <table:table-cell office:value-type="float" office:value="8028383.44672198">
                <text:p>8028383.446721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71616.5532769">
                <text:p>1971616.5532769</text:p>
              </table:table-cell>
              <table:table-cell office:value-type="float" office:value="0.00000101474220214899">
                <text:p>0.00000101474220214899</text:p>
              </table:table-cell>
              <table:table-cell office:value-type="float" office:value="8028383.44672208">
                <text:p>8028383.446722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71616.55327686">
                <text:p>1971616.55327686</text:p>
              </table:table-cell>
              <table:table-cell office:value-type="float" office:value="0.000000953281632395404">
                <text:p>0.000000953281632395404</text:p>
              </table:table-cell>
              <table:table-cell office:value-type="float" office:value="8028383.44672218">
                <text:p>8028383.446722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71616.55327683">
                <text:p>1971616.55327683</text:p>
              </table:table-cell>
              <table:table-cell office:value-type="float" office:value="0.000000895543586083175">
                <text:p>0.000000895543586083175</text:p>
              </table:table-cell>
              <table:table-cell office:value-type="float" office:value="8028383.44672228">
                <text:p>8028383.446722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71616.55327679">
                <text:p>1971616.55327679</text:p>
              </table:table-cell>
              <table:table-cell office:value-type="float" office:value="0.000000841302598644907">
                <text:p>0.000000841302598644907</text:p>
              </table:table-cell>
              <table:table-cell office:value-type="float" office:value="8028383.44672237">
                <text:p>8028383.446722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71616.55327676">
                <text:p>1971616.55327676</text:p>
              </table:table-cell>
              <table:table-cell office:value-type="float" office:value="0.000000790346861376478">
                <text:p>0.000000790346861376478</text:p>
              </table:table-cell>
              <table:table-cell office:value-type="float" office:value="8028383.44672245">
                <text:p>8028383.446722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71616.55327673">
                <text:p>1971616.55327673</text:p>
              </table:table-cell>
              <table:table-cell office:value-type="float" office:value="0.000000742477394333234">
                <text:p>0.000000742477394333234</text:p>
              </table:table-cell>
              <table:table-cell office:value-type="float" office:value="8028383.44672253">
                <text:p>8028383.446722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71616.5532767">
                <text:p>1971616.5532767</text:p>
              </table:table-cell>
              <table:table-cell office:value-type="float" office:value="0.000000697507269321934">
                <text:p>0.000000697507269321934</text:p>
              </table:table-cell>
              <table:table-cell office:value-type="float" office:value="8028383.44672261">
                <text:p>8028383.446722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71616.55327667">
                <text:p>1971616.55327667</text:p>
              </table:table-cell>
              <table:table-cell office:value-type="float" office:value="0.00000065526087995426">
                <text:p>0.00000065526087995426</text:p>
              </table:table-cell>
              <table:table-cell office:value-type="float" office:value="8028383.44672268">
                <text:p>8028383.446722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71616.55327665">
                <text:p>1971616.55327665</text:p>
              </table:table-cell>
              <table:table-cell office:value-type="float" office:value="0.000000615573255911483">
                <text:p>0.000000615573255911483</text:p>
              </table:table-cell>
              <table:table-cell office:value-type="float" office:value="8028383.44672274">
                <text:p>8028383.446722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71616.55327662">
                <text:p>1971616.55327662</text:p>
              </table:table-cell>
              <table:table-cell office:value-type="float" office:value="0.000000578289418742524">
                <text:p>0.000000578289418742524</text:p>
              </table:table-cell>
              <table:table-cell office:value-type="float" office:value="8028383.4467228">
                <text:p>8028383.44672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71616.5532766">
                <text:p>1971616.5532766</text:p>
              </table:table-cell>
              <table:table-cell office:value-type="float" office:value="0.000000543263776679821">
                <text:p>0.000000543263776679821</text:p>
              </table:table-cell>
              <table:table-cell office:value-type="float" office:value="8028383.44672286">
                <text:p>8028383.446722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71616.55327658">
                <text:p>1971616.55327658</text:p>
              </table:table-cell>
              <table:table-cell office:value-type="float" office:value="0.000000510359556109789">
                <text:p>0.000000510359556109789</text:p>
              </table:table-cell>
              <table:table-cell office:value-type="float" office:value="8028383.44672291">
                <text:p>8028383.446722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71616.55327656">
                <text:p>1971616.55327656</text:p>
              </table:table-cell>
              <table:table-cell office:value-type="float" office:value="0.000000479448267477789">
                <text:p>0.000000479448267477789</text:p>
              </table:table-cell>
              <table:table-cell office:value-type="float" office:value="8028383.44672297">
                <text:p>8028383.446722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71616.55327654">
                <text:p>1971616.55327654</text:p>
              </table:table-cell>
              <table:table-cell office:value-type="float" office:value="0.00000045040920354199">
                <text:p>0.00000045040920354199</text:p>
              </table:table-cell>
              <table:table-cell office:value-type="float" office:value="8028383.44672301">
                <text:p>8028383.446723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71616.55327652">
                <text:p>1971616.55327652</text:p>
              </table:table-cell>
              <table:table-cell office:value-type="float" office:value="0.000000423128968016821">
                <text:p>0.000000423128968016821</text:p>
              </table:table-cell>
              <table:table-cell office:value-type="float" office:value="8028383.44672306">
                <text:p>8028383.446723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71616.5532765">
                <text:p>1971616.5532765</text:p>
              </table:table-cell>
              <table:table-cell office:value-type="float" office:value="0.000000397501032765394">
                <text:p>0.000000397501032765394</text:p>
              </table:table-cell>
              <table:table-cell office:value-type="float" office:value="8028383.4467231">
                <text:p>8028383.44672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71616.55327649">
                <text:p>1971616.55327649</text:p>
              </table:table-cell>
              <table:table-cell office:value-type="float" office:value="0.00000037342532181175">
                <text:p>0.00000037342532181175</text:p>
              </table:table-cell>
              <table:table-cell office:value-type="float" office:value="8028383.44672314">
                <text:p>8028383.446723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71616.55327647">
                <text:p>1971616.55327647</text:p>
              </table:table-cell>
              <table:table-cell office:value-type="float" office:value="0.000000350807820548508">
                <text:p>0.000000350807820548508</text:p>
              </table:table-cell>
              <table:table-cell office:value-type="float" office:value="8028383.44672318">
                <text:p>8028383.446723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71616.55327646">
                <text:p>1971616.55327646</text:p>
              </table:table-cell>
              <table:table-cell office:value-type="float" office:value="0.000000329560208613902">
                <text:p>0.000000329560208613902</text:p>
              </table:table-cell>
              <table:table-cell office:value-type="float" office:value="8028383.44672321">
                <text:p>8028383.446723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71616.55327645">
                <text:p>1971616.55327645</text:p>
              </table:table-cell>
              <table:table-cell office:value-type="float" office:value="0.0000003095995150046">
                <text:p>0.0000003095995150046</text:p>
              </table:table-cell>
              <table:table-cell office:value-type="float" office:value="8028383.44672325">
                <text:p>8028383.446723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71616.55327643">
                <text:p>1971616.55327643</text:p>
              </table:table-cell>
              <table:table-cell office:value-type="float" office:value="0.000000290847794077529">
                <text:p>0.000000290847794077529</text:p>
              </table:table-cell>
              <table:table-cell office:value-type="float" office:value="8028383.44672328">
                <text:p>8028383.446723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71616.55327642">
                <text:p>1971616.55327642</text:p>
              </table:table-cell>
              <table:table-cell office:value-type="float" office:value="0.00000027323182117552">
                <text:p>0.00000027323182117552</text:p>
              </table:table-cell>
              <table:table-cell office:value-type="float" office:value="8028383.44672331">
                <text:p>8028383.446723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71616.55327641">
                <text:p>1971616.55327641</text:p>
              </table:table-cell>
              <table:table-cell office:value-type="float" office:value="0.000000256682806688198">
                <text:p>0.000000256682806688198</text:p>
              </table:table-cell>
              <table:table-cell office:value-type="float" office:value="8028383.44672333">
                <text:p>8028383.446723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71616.5532764">
                <text:p>1971616.5532764</text:p>
              </table:table-cell>
              <table:table-cell office:value-type="float" office:value="0.000000241136127431537">
                <text:p>0.000000241136127431537</text:p>
              </table:table-cell>
              <table:table-cell office:value-type="float" office:value="8028383.44672336">
                <text:p>8028383.446723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71616.55327639">
                <text:p>1971616.55327639</text:p>
              </table:table-cell>
              <table:table-cell office:value-type="float" office:value="0.000000226531074297123">
                <text:p>0.000000226531074297123</text:p>
              </table:table-cell>
              <table:table-cell office:value-type="float" office:value="8028383.44672338">
                <text:p>8028383.446723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71616.55327638">
                <text:p>1971616.55327638</text:p>
              </table:table-cell>
              <table:table-cell office:value-type="float" office:value="0.000000212810615185724">
                <text:p>0.000000212810615185724</text:p>
              </table:table-cell>
              <table:table-cell office:value-type="float" office:value="8028383.44672341">
                <text:p>8028383.446723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71616.55327638">
                <text:p>1971616.55327638</text:p>
              </table:table-cell>
              <table:table-cell office:value-type="float" office:value="0.000000199921172299414">
                <text:p>0.000000199921172299414</text:p>
              </table:table-cell>
              <table:table-cell office:value-type="float" office:value="8028383.44672343">
                <text:p>8028383.446723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71616.55327637">
                <text:p>1971616.55327637</text:p>
              </table:table-cell>
              <table:table-cell office:value-type="float" office:value="0.000000187812412922591">
                <text:p>0.000000187812412922591</text:p>
              </table:table-cell>
              <table:table-cell office:value-type="float" office:value="8028383.44672345">
                <text:p>8028383.446723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71616.55327636">
                <text:p>1971616.55327636</text:p>
              </table:table-cell>
              <table:table-cell office:value-type="float" office:value="0.000000176437052874911">
                <text:p>0.000000176437052874911</text:p>
              </table:table-cell>
              <table:table-cell office:value-type="float" office:value="8028383.44672346">
                <text:p>8028383.446723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71616.55327635">
                <text:p>1971616.55327635</text:p>
              </table:table-cell>
              <table:table-cell office:value-type="float" office:value="0.00000016575067186861">
                <text:p>0.00000016575067186861</text:p>
              </table:table-cell>
              <table:table-cell office:value-type="float" office:value="8028383.44672348">
                <text:p>8028383.446723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71616.55327635">
                <text:p>1971616.55327635</text:p>
              </table:table-cell>
              <table:table-cell office:value-type="float" office:value="0.000000155711540049205">
                <text:p>0.000000155711540049205</text:p>
              </table:table-cell>
              <table:table-cell office:value-type="float" office:value="8028383.4467235">
                <text:p>8028383.446723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71616.55327634">
                <text:p>1971616.55327634</text:p>
              </table:table-cell>
              <table:table-cell office:value-type="float" office:value="0.000000146280455042228">
                <text:p>0.000000146280455042228</text:p>
              </table:table-cell>
              <table:table-cell office:value-type="float" office:value="8028383.44672352">
                <text:p>8028383.446723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71616.55327633">
                <text:p>1971616.55327633</text:p>
              </table:table-cell>
              <table:table-cell office:value-type="float" office:value="0.000000137420588869646">
                <text:p>0.000000137420588869646</text:p>
              </table:table-cell>
              <table:table-cell office:value-type="float" office:value="8028383.44672353">
                <text:p>8028383.446723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71616.55327633">
                <text:p>1971616.55327633</text:p>
              </table:table-cell>
              <table:table-cell office:value-type="float" office:value="0.000000129097344138209">
                <text:p>0.000000129097344138209</text:p>
              </table:table-cell>
              <table:table-cell office:value-type="float" office:value="8028383.44672354">
                <text:p>8028383.446723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71616.55327632">
                <text:p>1971616.55327632</text:p>
              </table:table-cell>
              <table:table-cell office:value-type="float" office:value="0.000000121278218938126">
                <text:p>0.000000121278218938126</text:p>
              </table:table-cell>
              <table:table-cell office:value-type="float" office:value="8028383.44672356">
                <text:p>8028383.446723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71616.55327632">
                <text:p>1971616.55327632</text:p>
              </table:table-cell>
              <table:table-cell office:value-type="float" office:value="0.000000113932679924519">
                <text:p>0.000000113932679924519</text:p>
              </table:table-cell>
              <table:table-cell office:value-type="float" office:value="8028383.44672357">
                <text:p>8028383.446723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71616.55327631">
                <text:p>1971616.55327631</text:p>
              </table:table-cell>
              <table:table-cell office:value-type="float" office:value="0.000000107032043086034">
                <text:p>0.000000107032043086034</text:p>
              </table:table-cell>
              <table:table-cell office:value-type="float" office:value="8028383.44672358">
                <text:p>8028383.446723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71616.55327631">
                <text:p>1971616.55327631</text:p>
              </table:table-cell>
              <table:table-cell office:value-type="float" office:value="0.000000100549361735018">
                <text:p>0.000000100549361735018</text:p>
              </table:table-cell>
              <table:table-cell office:value-type="float" office:value="8028383.44672359">
                <text:p>8028383.4467235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71616.55327631">
                <text:p>1971616.55327631</text:p>
              </table:table-cell>
              <table:table-cell office:value-type="float" office:value="0.0000000944593212818792">
                <text:p>0.0000000944593212818792</text:p>
              </table:table-cell>
              <table:table-cell office:value-type="float" office:value="8028383.4467236">
                <text:p>8028383.44672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71616.5532763">
                <text:p>1971616.5532763</text:p>
              </table:table-cell>
              <table:table-cell office:value-type="float" office:value="0.0000000887381403827032">
                <text:p>0.0000000887381403827032</text:p>
              </table:table-cell>
              <table:table-cell office:value-type="float" office:value="8028383.44672361">
                <text:p>8028383.446723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71616.5532763">
                <text:p>1971616.5532763</text:p>
              </table:table-cell>
              <table:table-cell office:value-type="float" office:value="0.0000000833634780741428">
                <text:p>0.0000000833634780741428</text:p>
              </table:table-cell>
              <table:table-cell office:value-type="float" office:value="8028383.44672362">
                <text:p>8028383.446723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71616.5532763">
                <text:p>1971616.5532763</text:p>
              </table:table-cell>
              <table:table-cell office:value-type="float" office:value="0.0000000783143465329218">
                <text:p>0.0000000783143465329218</text:p>
              </table:table-cell>
              <table:table-cell office:value-type="float" office:value="8028383.44672363">
                <text:p>8028383.446723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71616.55327629">
                <text:p>1971616.55327629</text:p>
              </table:table-cell>
              <table:table-cell office:value-type="float" office:value="0.0000000735710291192961">
                <text:p>0.0000000735710291192961</text:p>
              </table:table-cell>
              <table:table-cell office:value-type="float" office:value="8028383.44672363">
                <text:p>8028383.446723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71616.55327629">
                <text:p>1971616.55327629</text:p>
              </table:table-cell>
              <table:table-cell office:value-type="float" office:value="0.00000006911500338443">
                <text:p>0.00000006911500338443</text:p>
              </table:table-cell>
              <table:table-cell office:value-type="float" office:value="8028383.44672364">
                <text:p>8028383.446723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71616.55327629">
                <text:p>1971616.55327629</text:p>
              </table:table-cell>
              <table:table-cell office:value-type="float" office:value="0.0000000649288687410368">
                <text:p>0.0000000649288687410368</text:p>
              </table:table-cell>
              <table:table-cell office:value-type="float" office:value="8028383.44672365">
                <text:p>8028383.4467236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71616.55327628">
                <text:p>1971616.55327628</text:p>
              </table:table-cell>
              <table:table-cell office:value-type="float" office:value="0.0000000609962785148398">
                <text:p>0.0000000609962785148398</text:p>
              </table:table-cell>
              <table:table-cell office:value-type="float" office:value="8028383.44672366">
                <text:p>8028383.4467236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71616.55327628">
                <text:p>1971616.55327628</text:p>
              </table:table-cell>
              <table:table-cell office:value-type="float" office:value="0.000000057301876111518">
                <text:p>0.000000057301876111518</text:p>
              </table:table-cell>
              <table:table-cell office:value-type="float" office:value="8028383.44672366">
                <text:p>8028383.4467236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71616.55327628">
                <text:p>1971616.55327628</text:p>
              </table:table-cell>
              <table:table-cell office:value-type="float" office:value="0.0000000538312350498713">
                <text:p>0.0000000538312350498713</text:p>
              </table:table-cell>
              <table:table-cell office:value-type="float" office:value="8028383.44672367">
                <text:p>8028383.446723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71616.55327628">
                <text:p>1971616.55327628</text:p>
              </table:table-cell>
              <table:table-cell office:value-type="float" office:value="0.0000000505708026270368">
                <text:p>0.0000000505708026270368</text:p>
              </table:table-cell>
              <table:table-cell office:value-type="float" office:value="8028383.44672367">
                <text:p>8028383.446723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71616.55327628">
                <text:p>1971616.55327628</text:p>
              </table:table-cell>
              <table:table-cell office:value-type="float" office:value="0.0000000475078469957718">
                <text:p>0.0000000475078469957718</text:p>
              </table:table-cell>
              <table:table-cell office:value-type="float" office:value="8028383.44672368">
                <text:p>8028383.446723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71616.55327627">
                <text:p>1971616.55327627</text:p>
              </table:table-cell>
              <table:table-cell office:value-type="float" office:value="0.0000000446304074471422">
                <text:p>0.0000000446304074471422</text:p>
              </table:table-cell>
              <table:table-cell office:value-type="float" office:value="8028383.44672368">
                <text:p>8028383.4467236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71616.55327627">
                <text:p>1971616.55327627</text:p>
              </table:table-cell>
              <table:table-cell office:value-type="float" office:value="0.000000041927247704473">
                <text:p>0.000000041927247704473</text:p>
              </table:table-cell>
              <table:table-cell office:value-type="float" office:value="8028383.44672369">
                <text:p>8028383.446723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71616.55327627">
                <text:p>1971616.55327627</text:p>
              </table:table-cell>
              <table:table-cell office:value-type="float" office:value="0.0000000393878120461748">
                <text:p>0.0000000393878120461748</text:p>
              </table:table-cell>
              <table:table-cell office:value-type="float" office:value="8028383.44672369">
                <text:p>8028383.446723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71616.55327627">
                <text:p>1971616.55327627</text:p>
              </table:table-cell>
              <table:table-cell office:value-type="float" office:value="0.0000000370021840861087">
                <text:p>0.0000000370021840861087</text:p>
              </table:table-cell>
              <table:table-cell office:value-type="float" office:value="8028383.44672369">
                <text:p>8028383.446723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71616.55327627">
                <text:p>1971616.55327627</text:p>
              </table:table-cell>
              <table:table-cell office:value-type="float" office:value="0.0000000347610480505288">
                <text:p>0.0000000347610480505288</text:p>
              </table:table-cell>
              <table:table-cell office:value-type="float" office:value="8028383.4467237">
                <text:p>8028383.44672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71616.55327627">
                <text:p>1971616.55327627</text:p>
              </table:table-cell>
              <table:table-cell office:value-type="float" office:value="0.000000032655652400389">
                <text:p>0.000000032655652400389</text:p>
              </table:table-cell>
              <table:table-cell office:value-type="float" office:value="8028383.4467237">
                <text:p>8028383.44672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71616.55327626">
                <text:p>1971616.55327626</text:p>
              </table:table-cell>
              <table:table-cell office:value-type="float" office:value="0.000000030677775656963">
                <text:p>0.000000030677775656963</text:p>
              </table:table-cell>
              <table:table-cell office:value-type="float" office:value="8028383.44672371">
                <text:p>8028383.446723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71616.55327626">
                <text:p>1971616.55327626</text:p>
              </table:table-cell>
              <table:table-cell office:value-type="float" office:value="0.000000028819694297326">
                <text:p>0.000000028819694297326</text:p>
              </table:table-cell>
              <table:table-cell office:value-type="float" office:value="8028383.44672371">
                <text:p>8028383.446723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71616.55327626">
                <text:p>1971616.55327626</text:p>
              </table:table-cell>
              <table:table-cell office:value-type="float" office:value="0.0000000270741525943327">
                <text:p>0.0000000270741525943327</text:p>
              </table:table-cell>
              <table:table-cell office:value-type="float" office:value="8028383.44672371">
                <text:p>8028383.4467237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71616.55327626">
                <text:p>1971616.55327626</text:p>
              </table:table-cell>
              <table:table-cell office:value-type="float" office:value="0.0000000254343342833178">
                <text:p>0.0000000254343342833178</text:p>
              </table:table-cell>
              <table:table-cell office:value-type="float" office:value="8028383.44672371">
                <text:p>8028383.446723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71616.55327626">
                <text:p>1971616.55327626</text:p>
              </table:table-cell>
              <table:table-cell office:value-type="float" office:value="0.000000023893835944877">
                <text:p>0.000000023893835944877</text:p>
              </table:table-cell>
              <table:table-cell office:value-type="float" office:value="8028383.44672372">
                <text:p>8028383.446723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71616.55327626">
                <text:p>1971616.55327626</text:p>
              </table:table-cell>
              <table:table-cell office:value-type="float" office:value="0.000000022446641999793">
                <text:p>0.000000022446641999793</text:p>
              </table:table-cell>
              <table:table-cell office:value-type="float" office:value="8028383.44672372">
                <text:p>8028383.446723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71616.55327626">
                <text:p>1971616.55327626</text:p>
              </table:table-cell>
              <table:table-cell office:value-type="float" office:value="0.0000000210871012184589">
                <text:p>0.0000000210871012184589</text:p>
              </table:table-cell>
              <table:table-cell office:value-type="float" office:value="8028383.44672372">
                <text:p>8028383.446723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71616.55327626">
                <text:p>1971616.55327626</text:p>
              </table:table-cell>
              <table:table-cell office:value-type="float" office:value="0.0000000198099046530715">
                <text:p>0.0000000198099046530715</text:p>
              </table:table-cell>
              <table:table-cell office:value-type="float" office:value="8028383.44672372">
                <text:p>8028383.446723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71616.55327626">
                <text:p>1971616.55327626</text:p>
              </table:table-cell>
              <table:table-cell office:value-type="float" office:value="0.0000000186100649064208">
                <text:p>0.0000000186100649064208</text:p>
              </table:table-cell>
              <table:table-cell office:value-type="float" office:value="8028383.44672373">
                <text:p>8028383.4467237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71616.55327626">
                <text:p>1971616.55327626</text:p>
              </table:table-cell>
              <table:table-cell office:value-type="float" office:value="0.0000000174828966563196">
                <text:p>0.0000000174828966563196</text:p>
              </table:table-cell>
              <table:table-cell office:value-type="float" office:value="8028383.44672373">
                <text:p>8028383.446723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71616.55327626">
                <text:p>1971616.55327626</text:p>
              </table:table-cell>
              <table:table-cell office:value-type="float" office:value="0.000000016423998359624">
                <text:p>0.000000016423998359624</text:p>
              </table:table-cell>
              <table:table-cell office:value-type="float" office:value="8028383.44672373">
                <text:p>8028383.4467237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154292350643979">
                <text:p>0.0000000154292350643979</text:p>
              </table:table-cell>
              <table:table-cell office:value-type="float" office:value="8028383.44672373">
                <text:p>8028383.4467237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144947222631053">
                <text:p>0.0000000144947222631053</text:p>
              </table:table-cell>
              <table:table-cell office:value-type="float" office:value="8028383.44672373">
                <text:p>8028383.446723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136168107237764">
                <text:p>0.0000000136168107237764</text:p>
              </table:table-cell>
              <table:table-cell office:value-type="float" office:value="8028383.44672374">
                <text:p>8028383.446723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127920722399153">
                <text:p>0.0000000127920722399153</text:p>
              </table:table-cell>
              <table:table-cell office:value-type="float" office:value="8028383.44672374">
                <text:p>8028383.446723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120172862435022">
                <text:p>0.0000000120172862435022</text:p>
              </table:table-cell>
              <table:table-cell office:value-type="float" office:value="8028383.44672374">
                <text:p>8028383.4467237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112894272288149">
                <text:p>0.0000000112894272288149</text:p>
              </table:table-cell>
              <table:table-cell office:value-type="float" office:value="8028383.44672374">
                <text:p>8028383.446723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106056529379602">
                <text:p>0.0000000106056529379602</text:p>
              </table:table-cell>
              <table:table-cell office:value-type="float" office:value="8028383.44672374">
                <text:p>8028383.4467237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99632932619799">
                <text:p>0.0000000099632932619799</text:p>
              </table:table-cell>
              <table:table-cell office:value-type="float" office:value="8028383.44672374">
                <text:p>8028383.446723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935983981419122">
                <text:p>0.00000000935983981419122</text:p>
              </table:table-cell>
              <table:table-cell office:value-type="float" office:value="8028383.44672374">
                <text:p>8028383.446723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879293613504556">
                <text:p>0.00000000879293613504556</text:p>
              </table:table-cell>
              <table:table-cell office:value-type="float" office:value="8028383.44672374">
                <text:p>8028383.4467237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826036849025614">
                <text:p>0.00000000826036849025614</text:p>
              </table:table-cell>
              <table:table-cell office:value-type="float" office:value="8028383.44672374">
                <text:p>8028383.446723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776005722626154">
                <text:p>0.00000000776005722626154</text:p>
              </table:table-cell>
              <table:table-cell office:value-type="float" office:value="8028383.44672374">
                <text:p>8028383.4467237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729004864926875">
                <text:p>0.00000000729004864926875</text:p>
              </table:table-cell>
              <table:table-cell office:value-type="float" office:value="8028383.44672374">
                <text:p>8028383.446723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684850739616362">
                <text:p>0.00000000684850739616362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643370926749748">
                <text:p>0.00000000643370926749748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604403449456303">
                <text:p>0.00000000604403449456303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567796141426779">
                <text:p>0.00000000567796141426779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53340605271057">
                <text:p>0.0000000053340605271057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501098891502351">
                <text:p>0.00000000501098891502351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470748499738404">
                <text:p>0.0000000047074849973840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442236360454847">
                <text:p>0.00000000442236360454847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415451134984031">
                <text:p>0.00000000415451134984031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390288228181866">
                <text:p>0.00000000390288228181866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366649379988324">
                <text:p>0.0000000036664937998832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344442281726161">
                <text:p>0.00000000344442281726161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323580215639536">
                <text:p>0.00000000323580215639536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303981716264934">
                <text:p>0.0000000030398171626493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285570252312066">
                <text:p>0.00000000285570252312066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268273927812494">
                <text:p>0.0000000026827392781249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252025201368996">
                <text:p>0.00000000252025201368996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236760622409334">
                <text:p>0.0000000023676062240933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222420583414525">
                <text:p>0.00000000222420583414525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208949087154062">
                <text:p>0.00000000208949087154062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196293528019154">
                <text:p>0.0000000019629352801915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184404486600109">
                <text:p>0.00000000184404486600109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173235536705682">
                <text:p>0.00000000173235536705682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162743064070806">
                <text:p>0.00000000162743064070806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152886096044784">
                <text:p>0.0000000015288609604478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143626141594859">
                <text:p>0.00000000143626141594859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134927041000405">
                <text:p>0.00000000134927041000405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126754824650784">
                <text:p>0.0000000012675482465078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119077580395488">
                <text:p>0.00000000119077580395488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111865328928576">
                <text:p>0.00000000111865328928576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105089906720784">
                <text:p>0.0000000010508990672078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987248560421645">
                <text:p>0.000000000987248560421645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92745321645799">
                <text:p>0.00000000092745321645799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871279537091348">
                <text:p>0.000000000871279537091348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818508166539417">
                <text:p>0.000000000818508166539417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768933034888293">
                <text:p>0.000000000768933034888293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722360553398398">
                <text:p>0.000000000722360553398398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67860885854884">
                <text:p>0.0000000006786088585488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637507101868252">
                <text:p>0.000000000637507101868252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598894782778919">
                <text:p>0.000000000598894782778919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562621121848981">
                <text:p>0.000000000562621121848981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528544472005289">
                <text:p>0.000000000528544472005289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496531765407725">
                <text:p>0.000000000496531765407725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46645799382506">
                <text:p>0.00000000046645799382506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438205720483224">
                <text:p>0.00000000043820572048322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411664621479803">
                <text:p>0.000000000411664621479803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386731054973978">
                <text:p>0.000000000386731054973978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363307656469634">
                <text:p>0.00000000036330765646963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341302958611221">
                <text:p>0.000000000341302958611221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3206310340077">
                <text:p>0.0000000003206310340077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301211159689803">
                <text:p>0.000000000301211159689803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282967501890342">
                <text:p>0.000000000282967501890342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265828819916632">
                <text:p>0.000000000265828819916632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24972818795868">
                <text:p>0.00000000024972818795868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234602733746792">
                <text:p>0.000000000234602733746792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220393393038093">
                <text:p>0.000000000220393393038093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207044678973217">
                <text:p>0.000000000207044678973217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194504465402522">
                <text:p>0.000000000194504465402522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182723783335745">
                <text:p>0.000000000182723783335745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171656629720211">
                <text:p>0.000000000171656629720211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161259787800909">
                <text:p>0.000000000161259787800909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15149265836094">
                <text:p>0.0000000001514926583609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142317101183331">
                <text:p>0.000000000142317101183331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133697286115145">
                <text:p>0.000000000133697286115145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125599553152285">
                <text:p>0.000000000125599553152285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11799228099864">
                <text:p>0.0000000001179922809986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11084576358629">
                <text:p>0.00000000011084576358629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104132094074607">
                <text:p>0.000000000104132094074607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978250558752425">
                <text:p>0.0000000000978250558752425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919000202774942">
                <text:p>0.0000000000919000202774942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863338502742554">
                <text:p>0.0000000000863338502742554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811048102130058">
                <text:p>0.0000000000811048102130058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76192480919031">
                <text:p>0.000000000076192480919031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715776799594308">
                <text:p>0.0000000000715776799594308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672423867365502">
                <text:p>0.0000000000672423867365502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631696721183269">
                <text:p>0.0000000000631696721183269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593436323307647">
                <text:p>0.0000000000593436323307647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557493268543858">
                <text:p>0.0000000000557493268543858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523727200821495">
                <text:p>0.0000000000523727200821495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492006265110159">
                <text:p>0.0000000000492006265110159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462206592531279">
                <text:p>0.0000000000462206592531279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434211816655513">
                <text:p>0.0000000000434211816655513</text:p>
              </table:table-cell>
              <table:table-cell office:value-type="float" office:value="8028383.44672375">
                <text:p>8028383.446723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971616.55327625">
                <text:p>1971616.55327625</text:p>
              </table:table-cell>
              <table:table-cell office:value-type="float" office:value="0.0000000000407912619096885">
                <text:p>0.0000000000407912619096885</text:p>
              </table:table-cell>
              <table:table-cell office:value-type="float" office:value="8028383.44672375">
                <text:p>8028383.44672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